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text:style-name="WW_CharLFO8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12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12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12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12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12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12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12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12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14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14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14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14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14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14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14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14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15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15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15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15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15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15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15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15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17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17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17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17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17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17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17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17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0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0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0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0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0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0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0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0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1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1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1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1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1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1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1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1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2">
      <text:list-level-style-bullet text:level="1" text:style-name="WW_CharLFO22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2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2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2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2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2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2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2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2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6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6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6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6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6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6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6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6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7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7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7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7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7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7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7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7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8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8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8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8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8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8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8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8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9">
      <text:list-level-style-bullet text:level="1" text:style-name="WW_CharLFO29LVL1"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fo:margin-bottom="0.0833in"/>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fo:margin-bottom="0.0833in"/>
    </style:style>
    <style:style style:name="P5" style:parent-style-name="Standard" style:family="paragraph">
      <style:paragraph-properties fo:text-align="center" fo:margin-bottom="0.0833in"/>
    </style:style>
    <style:style style:name="P6" style:parent-style-name="Standard" style:family="paragraph">
      <style:paragraph-properties fo:text-align="center" fo:margin-bottom="0.0833in"/>
    </style:style>
    <style:style style:name="P7" style:parent-style-name="Standard" style:family="paragraph">
      <style:paragraph-properties fo:text-align="center"/>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T13" style:parent-style-name="DefaultParagraphFont" style:family="text">
      <style:text-properties fo:font-weight="bold" style:font-weight-asian="bold" style:font-weight-complex="bold"/>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T17" style:parent-style-name="DefaultParagraphFont" style:family="text">
      <style:text-properties fo:font-weight="bold" style:font-weight-asian="bold" style:font-weight-complex="bold"/>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fo:margin-bottom="0.0833in"/>
    </style:style>
    <style:style style:name="P21" style:parent-style-name="Standard" style:family="paragraph">
      <style:paragraph-properties fo:margin-bottom="0.0833in"/>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P25" style:parent-style-name="Standard" style:family="paragraph">
      <style:paragraph-properties fo:margin-bottom="0.0833in"/>
    </style:style>
    <style:style style:name="P26" style:parent-style-name="Standard" style:family="paragraph">
      <style:paragraph-properties fo:margin-bottom="0.0833in"/>
    </style:style>
    <style:style style:name="P27" style:parent-style-name="Standard" style:family="paragraph">
      <style:paragraph-properties fo:margin-bottom="0.0833in"/>
    </style:style>
    <style:style style:name="P28" style:parent-style-name="Standard" style:family="paragraph">
      <style:paragraph-properties fo:margin-bottom="0.0833in"/>
    </style:style>
    <style:style style:name="P29" style:parent-style-name="Textbody" style:family="paragraph">
      <style:paragraph-properties fo:margin-bottom="0.0833in" fo:line-height="100%"/>
    </style:style>
    <style:style style:name="P30" style:parent-style-name="Textbody" style:family="paragraph">
      <style:paragraph-properties fo:margin-bottom="0.0833in" fo:line-height="100%"/>
    </style:style>
    <style:style style:name="P31" style:parent-style-name="Textbody" style:family="paragraph">
      <style:paragraph-properties fo:margin-bottom="0.0833in" fo:line-height="100%"/>
    </style:style>
    <style:style style:name="P32" style:parent-style-name="Textbody" style:family="paragraph">
      <style:paragraph-properties fo:margin-bottom="0.0833in"/>
    </style:style>
    <style:style style:name="P33" style:parent-style-name="Textbody" style:family="paragraph">
      <style:paragraph-properties fo:margin-bottom="0.0833in"/>
    </style:style>
    <style:style style:name="P34" style:parent-style-name="Textbody" style:family="paragraph">
      <style:paragraph-properties fo:margin-bottom="0.0833in"/>
    </style:style>
    <style:style style:name="P35" style:parent-style-name="Textbody" style:family="paragraph">
      <style:paragraph-properties fo:margin-bottom="0.0833in"/>
    </style:style>
    <style:style style:name="P36" style:parent-style-name="Textbody" style:family="paragraph">
      <style:paragraph-properties fo:margin-bottom="0.0833in"/>
    </style:style>
    <style:style style:name="P37" style:parent-style-name="Heading1" style:family="paragraph">
      <style:paragraph-properties fo:border-top="none" fo:border-left="none" fo:border-bottom="0.0069in solid #000000" fo:border-right="none" fo:padding-top="0in" fo:padding-left="0in" fo:padding-bottom="0.0138in" fo:padding-right="0in" style:shadow="none" fo:margin-bottom="0.0833in"/>
    </style:style>
    <style:style style:name="P38" style:parent-style-name="Textbody" style:family="paragraph">
      <style:paragraph-properties fo:margin-bottom="0.0833in"/>
    </style:style>
    <style:style style:name="P39" style:parent-style-name="Textbody" style:family="paragraph">
      <style:paragraph-properties fo:margin-bottom="0.0833in"/>
      <style:text-properties fo:font-weight="bold" style:font-weight-asian="bold" style:font-weight-complex="bold"/>
    </style:style>
    <style:style style:name="P40" style:parent-style-name="Textbody" style:family="paragraph">
      <style:paragraph-properties fo:margin-bottom="0.0833in"/>
    </style:style>
    <style:style style:name="P41" style:parent-style-name="Textbody" style:family="paragraph">
      <style:paragraph-properties fo:margin-bottom="0.0833in" fo:margin-left="0.5in">
        <style:tab-stops/>
      </style:paragraph-properties>
      <style:text-properties fo:font-style="italic" style:font-style-asian="italic" style:font-style-complex="italic"/>
    </style:style>
    <style:style style:name="P42" style:parent-style-name="Textbody" style:family="paragraph">
      <style:paragraph-properties fo:margin-bottom="0.0833in"/>
    </style:style>
    <style:style style:name="P43" style:parent-style-name="Textbody" style:family="paragraph">
      <style:paragraph-properties fo:margin-bottom="0in" fo:margin-left="0.5in">
        <style:tab-stops/>
      </style:paragraph-properties>
    </style:style>
    <style:style style:name="P44" style:parent-style-name="Textbody" style:family="paragraph">
      <style:paragraph-properties fo:margin-bottom="0in" fo:margin-left="0.5in">
        <style:tab-stops/>
      </style:paragraph-properties>
      <style:text-properties fo:font-style="italic" style:font-style-asian="italic" style:font-style-complex="italic"/>
    </style:style>
    <style:style style:name="P45" style:parent-style-name="Textbody" style:family="paragraph">
      <style:paragraph-properties fo:margin-bottom="0in" fo:margin-left="0.5in">
        <style:tab-stops/>
      </style:paragraph-properties>
      <style:text-properties fo:font-style="italic" style:font-style-asian="italic" style:font-style-complex="italic"/>
    </style:style>
    <style:style style:name="P46" style:parent-style-name="Textbody" style:family="paragraph">
      <style:paragraph-properties fo:margin-bottom="0in" fo:margin-left="0.5in">
        <style:tab-stops/>
      </style:paragraph-properties>
      <style:text-properties fo:font-style="italic" style:font-style-asian="italic" style:font-style-complex="italic"/>
    </style:style>
    <style:style style:name="P47" style:parent-style-name="Textbody" style:family="paragraph">
      <style:paragraph-properties fo:margin-bottom="0in" fo:margin-left="0.5in">
        <style:tab-stops/>
      </style:paragraph-properties>
      <style:text-properties fo:font-style="italic" style:font-style-asian="italic" style:font-style-complex="italic"/>
    </style:style>
    <style:style style:name="P48" style:parent-style-name="Textbody" style:family="paragraph">
      <style:paragraph-properties fo:margin-bottom="0.0833in"/>
    </style:style>
    <style:style style:name="P49" style:parent-style-name="Textbody" style:family="paragraph">
      <style:paragraph-properties fo:margin-bottom="0in" fo:margin-left="0.5in">
        <style:tab-stops/>
      </style:paragraph-properties>
    </style:style>
    <style:style style:name="P50" style:parent-style-name="Textbody" style:family="paragraph">
      <style:paragraph-properties fo:margin-bottom="0in" fo:margin-left="0.5in">
        <style:tab-stops/>
      </style:paragraph-properties>
      <style:text-properties fo:font-style="italic" style:font-style-asian="italic" style:font-style-complex="italic"/>
    </style:style>
    <style:style style:name="P51" style:parent-style-name="Textbody" style:family="paragraph">
      <style:paragraph-properties fo:margin-bottom="0in" fo:margin-left="0.5in">
        <style:tab-stops/>
      </style:paragraph-properties>
      <style:text-properties fo:font-style="italic" style:font-style-asian="italic" style:font-style-complex="italic"/>
    </style:style>
    <style:style style:name="P52" style:parent-style-name="Textbody" style:family="paragraph">
      <style:paragraph-properties fo:margin-bottom="0in" fo:margin-left="0.5in">
        <style:tab-stops/>
      </style:paragraph-properties>
      <style:text-properties fo:font-style="italic" style:font-style-asian="italic" style:font-style-complex="italic"/>
    </style:style>
    <style:style style:name="P53" style:parent-style-name="Textbody" style:family="paragraph">
      <style:paragraph-properties fo:margin-bottom="0in" fo:margin-left="0.5in">
        <style:tab-stops/>
      </style:paragraph-properties>
      <style:text-properties fo:font-style="italic" style:font-style-asian="italic" style:font-style-complex="italic"/>
    </style:style>
    <style:style style:name="P54" style:parent-style-name="Textbody" style:family="paragraph">
      <style:paragraph-properties fo:margin-bottom="0.0833in"/>
    </style:style>
    <style:style style:name="P55" style:parent-style-name="Textbody" style:family="paragraph">
      <style:paragraph-properties fo:margin-bottom="0.0833in"/>
    </style:style>
    <style:style style:name="P56" style:parent-style-name="Textbody" style:family="paragraph">
      <style:paragraph-properties fo:margin-bottom="0in" fo:margin-left="0.5in">
        <style:tab-stops/>
      </style:paragraph-properties>
      <style:text-properties fo:font-style="italic" style:font-style-asian="italic" style:font-style-complex="italic"/>
    </style:style>
    <style:style style:name="P57" style:parent-style-name="Textbody" style:family="paragraph">
      <style:paragraph-properties fo:margin-bottom="0in" fo:margin-left="0.5in">
        <style:tab-stops/>
      </style:paragraph-properties>
      <style:text-properties fo:font-style="italic" style:font-style-asian="italic" style:font-style-complex="italic"/>
    </style:style>
    <style:style style:name="P58" style:parent-style-name="Textbody" style:family="paragraph">
      <style:paragraph-properties fo:margin-bottom="0in" fo:margin-left="0.5in">
        <style:tab-stops/>
      </style:paragraph-properties>
      <style:text-properties fo:font-style="italic" style:font-style-asian="italic" style:font-style-complex="italic"/>
    </style:style>
    <style:style style:name="P59" style:parent-style-name="Textbody" style:family="paragraph">
      <style:paragraph-properties fo:margin-bottom="0in" fo:margin-left="0.5in">
        <style:tab-stops/>
      </style:paragraph-properties>
      <style:text-properties fo:font-style="italic" style:font-style-asian="italic" style:font-style-complex="italic"/>
    </style:style>
    <style:style style:name="P60" style:parent-style-name="Textbody" style:family="paragraph">
      <style:paragraph-properties fo:margin-bottom="0in" fo:margin-left="0.5in">
        <style:tab-stops/>
      </style:paragraph-properties>
      <style:text-properties fo:font-style="italic" style:font-style-asian="italic" style:font-style-complex="italic"/>
    </style:style>
    <style:style style:name="P61" style:parent-style-name="Textbody" style:family="paragraph">
      <style:paragraph-properties fo:margin-bottom="0in" fo:margin-left="0.5in">
        <style:tab-stops/>
      </style:paragraph-properties>
      <style:text-properties fo:font-style="italic" style:font-style-asian="italic" style:font-style-complex="italic"/>
    </style:style>
    <style:style style:name="P62" style:parent-style-name="Textbody" style:family="paragraph">
      <style:paragraph-properties fo:margin-bottom="0.0833in"/>
    </style:style>
    <style:style style:name="P63" style:parent-style-name="Textbody" style:family="paragraph">
      <style:paragraph-properties fo:margin-bottom="0.0833in"/>
    </style:style>
    <style:style style:name="P64" style:parent-style-name="Textbody" style:family="paragraph">
      <style:paragraph-properties fo:margin-bottom="0.0833in"/>
    </style:style>
    <style:style style:name="P65" style:parent-style-name="Textbody" style:family="paragraph">
      <style:paragraph-properties fo:margin-bottom="0in" fo:margin-left="0.5in">
        <style:tab-stops/>
      </style:paragraph-properties>
      <style:text-properties fo:font-style="italic" style:font-style-asian="italic" style:font-style-complex="italic"/>
    </style:style>
    <style:style style:name="P66" style:parent-style-name="Textbody" style:family="paragraph">
      <style:paragraph-properties fo:margin-bottom="0in" fo:margin-left="0.5in">
        <style:tab-stops/>
      </style:paragraph-properties>
      <style:text-properties fo:font-style="italic" style:font-style-asian="italic" style:font-style-complex="italic"/>
    </style:style>
    <style:style style:name="P67" style:parent-style-name="Textbody" style:family="paragraph">
      <style:paragraph-properties fo:margin-bottom="0in" fo:margin-left="0.5in">
        <style:tab-stops/>
      </style:paragraph-properties>
      <style:text-properties fo:font-style="italic" style:font-style-asian="italic" style:font-style-complex="italic"/>
    </style:style>
    <style:style style:name="P68" style:parent-style-name="Textbody" style:family="paragraph">
      <style:paragraph-properties fo:margin-bottom="0in" fo:margin-left="0.5in">
        <style:tab-stops/>
      </style:paragraph-properties>
      <style:text-properties fo:font-style="italic" style:font-style-asian="italic" style:font-style-complex="italic"/>
    </style:style>
    <style:style style:name="P69" style:parent-style-name="Textbody" style:family="paragraph">
      <style:paragraph-properties fo:margin-bottom="0in" fo:margin-left="0.5in">
        <style:tab-stops/>
      </style:paragraph-properties>
      <style:text-properties fo:font-style="italic" style:font-style-asian="italic" style:font-style-complex="italic"/>
    </style:style>
    <style:style style:name="P70" style:parent-style-name="Textbody" style:family="paragraph">
      <style:paragraph-properties fo:margin-bottom="0in" fo:margin-left="0.5in">
        <style:tab-stops/>
      </style:paragraph-properties>
      <style:text-properties fo:font-style="italic" style:font-style-asian="italic" style:font-style-complex="italic"/>
    </style:style>
    <style:style style:name="P71" style:parent-style-name="Textbody" style:family="paragraph">
      <style:paragraph-properties fo:margin-bottom="0in" fo:margin-left="0.5in">
        <style:tab-stops/>
      </style:paragraph-properties>
      <style:text-properties fo:font-style="italic" style:font-style-asian="italic" style:font-style-complex="italic"/>
    </style:style>
    <style:style style:name="P72" style:parent-style-name="Textbody" style:family="paragraph">
      <style:paragraph-properties fo:margin-bottom="0.0833in"/>
      <style:text-properties fo:font-weight="bold" style:font-weight-asian="bold" style:font-weight-complex="bold"/>
    </style:style>
    <style:style style:name="P73" style:parent-style-name="Textbody" style:family="paragraph">
      <style:paragraph-properties fo:margin-bottom="0.0833in"/>
    </style:style>
    <style:style style:name="P74" style:parent-style-name="Textbody" style:family="paragraph">
      <style:paragraph-properties fo:margin-bottom="0.0833in"/>
    </style:style>
    <style:style style:name="P75" style:parent-style-name="Textbody" style:family="paragraph">
      <style:paragraph-properties fo:margin-bottom="0in" fo:margin-left="0.5in">
        <style:tab-stops/>
      </style:paragraph-properties>
      <style:text-properties fo:font-style="italic" style:font-style-asian="italic" style:font-style-complex="italic"/>
    </style:style>
    <style:style style:name="P76" style:parent-style-name="Textbody" style:family="paragraph">
      <style:paragraph-properties fo:margin-bottom="0in" fo:margin-left="0.5in">
        <style:tab-stops/>
      </style:paragraph-properties>
      <style:text-properties fo:font-style="italic" style:font-style-asian="italic" style:font-style-complex="italic"/>
    </style:style>
    <style:style style:name="P77" style:parent-style-name="Textbody" style:family="paragraph">
      <style:paragraph-properties fo:margin-bottom="0in" fo:margin-left="0.5in">
        <style:tab-stops/>
      </style:paragraph-properties>
      <style:text-properties fo:font-style="italic" style:font-style-asian="italic" style:font-style-complex="italic"/>
    </style:style>
    <style:style style:name="P78" style:parent-style-name="Textbody" style:family="paragraph">
      <style:paragraph-properties fo:margin-bottom="0.0833in"/>
    </style:style>
    <style:style style:name="P79" style:parent-style-name="Textbody" style:family="paragraph">
      <style:paragraph-properties fo:margin-bottom="0.0833in" fo:margin-left="0.5in">
        <style:tab-stops/>
      </style:paragraph-properties>
    </style:style>
    <style:style style:name="P80" style:parent-style-name="Textbody" style:family="paragraph">
      <style:paragraph-properties fo:margin-bottom="0in" fo:line-height="100%" fo:margin-left="0.5in">
        <style:tab-stops/>
      </style:paragraph-properties>
      <style:text-properties fo:font-size="9pt" style:font-size-asian="9pt" style:font-size-complex="9pt" fo:language="de" fo:country="AT"/>
    </style:style>
    <style:style style:name="P81" style:parent-style-name="Textbody" style:family="paragraph">
      <style:paragraph-properties fo:margin-bottom="0in" fo:line-height="100%" fo:margin-left="0.5in">
        <style:tab-stops/>
      </style:paragraph-properties>
      <style:text-properties fo:font-size="9pt" style:font-size-asian="9pt" style:font-size-complex="9pt" fo:language="de" fo:country="AT"/>
    </style:style>
    <style:style style:name="P82" style:parent-style-name="Textbody" style:family="paragraph">
      <style:paragraph-properties fo:margin-bottom="0in" fo:line-height="100%" fo:margin-left="0.5in">
        <style:tab-stops/>
      </style:paragraph-properties>
      <style:text-properties fo:font-size="9pt" style:font-size-asian="9pt" style:font-size-complex="9pt"/>
    </style:style>
    <style:style style:name="P83" style:parent-style-name="Textbody" style:family="paragraph">
      <style:paragraph-properties fo:margin-bottom="0in" fo:line-height="100%" fo:margin-left="0.5in">
        <style:tab-stops/>
      </style:paragraph-properties>
      <style:text-properties fo:font-size="9pt" style:font-size-asian="9pt" style:font-size-complex="9pt"/>
    </style:style>
    <style:style style:name="P84" style:parent-style-name="Textbody" style:family="paragraph">
      <style:paragraph-properties fo:margin-bottom="0in" fo:line-height="100%" fo:margin-left="0.5in">
        <style:tab-stops/>
      </style:paragraph-properties>
      <style:text-properties fo:font-size="9pt" style:font-size-asian="9pt" style:font-size-complex="9pt"/>
    </style:style>
    <style:style style:name="P85" style:parent-style-name="Textbody" style:family="paragraph">
      <style:paragraph-properties fo:margin-bottom="0in" fo:line-height="100%" fo:margin-left="0.5in">
        <style:tab-stops/>
      </style:paragraph-properties>
      <style:text-properties fo:font-size="9pt" style:font-size-asian="9pt" style:font-size-complex="9pt"/>
    </style:style>
    <style:style style:name="P86" style:parent-style-name="Textbody" style:family="paragraph">
      <style:paragraph-properties fo:margin-bottom="0in" fo:line-height="100%" fo:margin-left="0.5in">
        <style:tab-stops/>
      </style:paragraph-properties>
      <style:text-properties fo:font-size="9pt" style:font-size-asian="9pt" style:font-size-complex="9pt"/>
    </style:style>
    <style:style style:name="P87" style:parent-style-name="Textbody" style:family="paragraph">
      <style:paragraph-properties fo:margin-bottom="0in" fo:line-height="100%" fo:margin-left="0.5in">
        <style:tab-stops/>
      </style:paragraph-properties>
      <style:text-properties fo:font-size="9pt" style:font-size-asian="9pt" style:font-size-complex="9pt"/>
    </style:style>
    <style:style style:name="P88" style:parent-style-name="Textbody" style:family="paragraph">
      <style:paragraph-properties fo:margin-bottom="0in" fo:line-height="100%" fo:margin-left="0.5in">
        <style:tab-stops/>
      </style:paragraph-properties>
      <style:text-properties fo:font-size="9pt" style:font-size-asian="9pt" style:font-size-complex="9pt"/>
    </style:style>
    <style:style style:name="P89" style:parent-style-name="Textbody" style:family="paragraph">
      <style:paragraph-properties fo:margin-bottom="0in" fo:line-height="100%" fo:margin-left="0.5in">
        <style:tab-stops/>
      </style:paragraph-properties>
      <style:text-properties fo:font-size="9pt" style:font-size-asian="9pt" style:font-size-complex="9pt"/>
    </style:style>
    <style:style style:name="P90" style:parent-style-name="Textbody" style:family="paragraph">
      <style:paragraph-properties fo:margin-bottom="0in" fo:line-height="100%" fo:margin-left="0.5in">
        <style:tab-stops/>
      </style:paragraph-properties>
      <style:text-properties fo:font-size="9pt" style:font-size-asian="9pt" style:font-size-complex="9pt"/>
    </style:style>
    <style:style style:name="P91" style:parent-style-name="Textbody" style:family="paragraph">
      <style:paragraph-properties fo:margin-bottom="0in" fo:line-height="100%" fo:margin-left="0.5in">
        <style:tab-stops/>
      </style:paragraph-properties>
      <style:text-properties fo:font-size="9pt" style:font-size-asian="9pt" style:font-size-complex="9pt"/>
    </style:style>
    <style:style style:name="P92" style:parent-style-name="Textbody" style:family="paragraph">
      <style:paragraph-properties fo:margin-bottom="0in" fo:line-height="100%" fo:margin-left="0.5in">
        <style:tab-stops/>
      </style:paragraph-properties>
      <style:text-properties fo:font-size="9pt" style:font-size-asian="9pt" style:font-size-complex="9pt"/>
    </style:style>
    <style:style style:name="P93" style:parent-style-name="Textbody" style:family="paragraph">
      <style:paragraph-properties fo:margin-bottom="0in" fo:line-height="100%" fo:margin-left="0.5in">
        <style:tab-stops/>
      </style:paragraph-properties>
      <style:text-properties fo:font-size="9pt" style:font-size-asian="9pt" style:font-size-complex="9pt"/>
    </style:style>
    <style:style style:name="P94" style:parent-style-name="Textbody" style:family="paragraph">
      <style:paragraph-properties fo:margin-bottom="0in" fo:line-height="100%" fo:margin-left="0.5in">
        <style:tab-stops/>
      </style:paragraph-properties>
      <style:text-properties fo:font-size="9pt" style:font-size-asian="9pt" style:font-size-complex="9pt"/>
    </style:style>
    <style:style style:name="P95" style:parent-style-name="Textbody" style:family="paragraph">
      <style:paragraph-properties fo:margin-bottom="0in" fo:line-height="100%" fo:margin-left="0.5in">
        <style:tab-stops/>
      </style:paragraph-properties>
      <style:text-properties fo:font-size="9pt" style:font-size-asian="9pt" style:font-size-complex="9pt"/>
    </style:style>
    <style:style style:name="P96" style:parent-style-name="Textbody" style:family="paragraph">
      <style:paragraph-properties fo:margin-bottom="0in" fo:line-height="100%" fo:margin-left="0.5in">
        <style:tab-stops/>
      </style:paragraph-properties>
      <style:text-properties fo:font-size="9pt" style:font-size-asian="9pt" style:font-size-complex="9pt"/>
    </style:style>
    <style:style style:name="P97" style:parent-style-name="Textbody" style:family="paragraph">
      <style:paragraph-properties fo:margin-bottom="0in" fo:line-height="100%" fo:margin-left="0.5in">
        <style:tab-stops/>
      </style:paragraph-properties>
      <style:text-properties fo:font-size="9pt" style:font-size-asian="9pt" style:font-size-complex="9pt"/>
    </style:style>
    <style:style style:name="P98" style:parent-style-name="Textbody" style:family="paragraph">
      <style:paragraph-properties fo:margin-bottom="0in" fo:line-height="100%" fo:margin-left="0.5in">
        <style:tab-stops/>
      </style:paragraph-properties>
      <style:text-properties fo:font-size="9pt" style:font-size-asian="9pt" style:font-size-complex="9pt"/>
    </style:style>
    <style:style style:name="P99"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0"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1"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2"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3"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4"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5"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6"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7"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8" style:parent-style-name="Textbody" style:family="paragraph">
      <style:paragraph-properties fo:margin-bottom="0in" fo:line-height="100%" fo:margin-left="0.5in">
        <style:tab-stops/>
      </style:paragraph-properties>
      <style:text-properties fo:font-size="9pt" style:font-size-asian="9pt" style:font-size-complex="9pt"/>
    </style:style>
    <style:style style:name="P109"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0"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1"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2"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3"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4"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5"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6"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7"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8" style:parent-style-name="Textbody" style:family="paragraph">
      <style:paragraph-properties fo:margin-bottom="0in" fo:line-height="100%" fo:margin-left="0.5in">
        <style:tab-stops/>
      </style:paragraph-properties>
      <style:text-properties fo:font-size="9pt" style:font-size-asian="9pt" style:font-size-complex="9pt"/>
    </style:style>
    <style:style style:name="P119"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0"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1"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2"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3"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4"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5"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6"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7"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8" style:parent-style-name="Textbody" style:family="paragraph">
      <style:paragraph-properties fo:margin-bottom="0in" fo:line-height="100%" fo:margin-left="0.5in">
        <style:tab-stops/>
      </style:paragraph-properties>
      <style:text-properties fo:font-size="9pt" style:font-size-asian="9pt" style:font-size-complex="9pt"/>
    </style:style>
    <style:style style:name="P129"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0"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1"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2"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3"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4"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5"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6"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7"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8" style:parent-style-name="Textbody" style:family="paragraph">
      <style:paragraph-properties fo:margin-bottom="0in" fo:line-height="100%" fo:margin-left="0.5in">
        <style:tab-stops/>
      </style:paragraph-properties>
      <style:text-properties fo:font-size="9pt" style:font-size-asian="9pt" style:font-size-complex="9pt"/>
    </style:style>
    <style:style style:name="P139"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0"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1"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2"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3"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4"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5"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6"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7"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8" style:parent-style-name="Textbody" style:family="paragraph">
      <style:paragraph-properties fo:margin-bottom="0in" fo:line-height="100%" fo:margin-left="0.5in">
        <style:tab-stops/>
      </style:paragraph-properties>
      <style:text-properties fo:font-size="9pt" style:font-size-asian="9pt" style:font-size-complex="9pt"/>
    </style:style>
    <style:style style:name="P149" style:parent-style-name="Textbody" style:family="paragraph">
      <style:paragraph-properties fo:margin-bottom="0.0833in"/>
    </style:style>
    <style:style style:name="P150" style:parent-style-name="Textbody" style:family="paragraph">
      <style:paragraph-properties fo:margin-bottom="0.0833in"/>
    </style:style>
    <style:style style:name="P151" style:parent-style-name="Textbody" style:family="paragraph">
      <style:paragraph-properties fo:margin-bottom="0.0833in"/>
    </style:style>
    <style:style style:name="P152" style:parent-style-name="Textbody" style:family="paragraph">
      <style:paragraph-properties fo:margin-bottom="0.0833in" fo:text-indent="0.5in"/>
      <style:text-properties fo:font-style="italic" style:font-style-asian="italic" style:font-style-complex="italic"/>
    </style:style>
    <style:style style:name="P153" style:parent-style-name="Textbody" style:family="paragraph">
      <style:paragraph-properties fo:margin-bottom="0.0833in"/>
    </style:style>
    <style:style style:name="P154" style:parent-style-name="Textbody" style:family="paragraph">
      <style:paragraph-properties fo:margin-bottom="0.0833in"/>
    </style:style>
    <style:style style:name="P155" style:parent-style-name="Textbody" style:family="paragraph">
      <style:paragraph-properties fo:margin-bottom="0.0833in"/>
    </style:style>
    <style:style style:name="P156" style:parent-style-name="Textbody" style:family="paragraph">
      <style:paragraph-properties fo:margin-bottom="0.0833in"/>
    </style:style>
    <style:style style:name="P157" style:parent-style-name="Textbody" style:family="paragraph">
      <style:paragraph-properties fo:margin-bottom="0.0833in"/>
    </style:style>
    <style:style style:name="P158" style:parent-style-name="Heading1" style:family="paragraph">
      <style:paragraph-properties fo:border-top="none" fo:border-left="none" fo:border-bottom="0.0069in solid #000000" fo:border-right="none" fo:padding-top="0in" fo:padding-left="0in" fo:padding-bottom="0.0138in" fo:padding-right="0in" style:shadow="none" fo:margin-bottom="0.0833in"/>
    </style:style>
    <style:style style:name="P159" style:parent-style-name="Textbody" style:family="paragraph">
      <style:paragraph-properties fo:margin-bottom="0.0833in" style:line-height-at-least="0.1979in" fo:margin-left="0.5in">
        <style:tab-stops/>
      </style:paragraph-properties>
    </style:style>
    <style:style style:name="P160" style:parent-style-name="Textbody" style:family="paragraph">
      <style:paragraph-properties fo:margin-bottom="0.0833in" style:line-height-at-least="0.1979in"/>
    </style:style>
    <style:style style:name="T161" style:parent-style-name="DefaultParagraphFont" style:family="text">
      <style:text-properties fo:font-size="11pt" style:font-size-asian="11pt"/>
    </style:style>
    <style:style style:name="P162" style:parent-style-name="Textbody" style:family="paragraph">
      <style:paragraph-properties fo:margin-bottom="0.0833in" style:line-height-at-least="0.1979in" fo:margin-left="0.25in">
        <style:tab-stops/>
      </style:paragraph-properties>
    </style:style>
    <style:style style:name="T163" style:parent-style-name="DefaultParagraphFont" style:family="text">
      <style:text-properties fo:color="#0563C1" fo:font-size="11pt" style:font-size-asian="11pt" style:text-underline-type="single" style:text-underline-style="solid" style:text-underline-width="auto" style:text-underline-mode="continuous"/>
    </style:style>
    <style:style style:name="P164" style:parent-style-name="Textbody" style:family="paragraph">
      <style:paragraph-properties fo:margin-bottom="0.0833in" style:line-height-at-least="0.1979in" fo:margin-left="0.5in">
        <style:tab-stops/>
      </style:paragraph-properties>
    </style:style>
    <style:style style:name="T165" style:parent-style-name="DefaultParagraphFont" style:family="text">
      <style:text-properties fo:font-size="11pt" style:font-size-asian="11pt"/>
    </style:style>
    <style:style style:name="P166" style:parent-style-name="Textbody" style:family="paragraph">
      <style:paragraph-properties fo:margin-bottom="0.0833in" style:line-height-at-least="0.1979in" fo:margin-left="0.5in">
        <style:tab-stops/>
      </style:paragraph-properties>
    </style:style>
    <style:style style:name="T167" style:parent-style-name="DefaultParagraphFont" style:family="text">
      <style:text-properties fo:font-size="11pt" style:font-size-asian="11pt"/>
    </style:style>
    <style:style style:name="P168" style:parent-style-name="Textbody" style:family="paragraph">
      <style:paragraph-properties fo:margin-bottom="0.0833in" style:line-height-at-least="0.1979in" fo:margin-left="0.5in">
        <style:tab-stops/>
      </style:paragraph-properties>
    </style:style>
    <style:style style:name="T169" style:parent-style-name="DefaultParagraphFont" style:family="text">
      <style:text-properties fo:color="#0563C1" fo:font-size="11pt" style:font-size-asian="11pt" style:text-underline-type="single" style:text-underline-style="solid" style:text-underline-width="auto" style:text-underline-mode="continuous"/>
    </style:style>
    <style:style style:name="P170" style:parent-style-name="Textbody" style:family="paragraph">
      <style:paragraph-properties fo:margin-bottom="0.0833in" style:line-height-at-least="0.1979in" fo:margin-left="0.5in">
        <style:tab-stops/>
      </style:paragraph-properties>
    </style:style>
    <style:style style:name="T171" style:parent-style-name="DefaultParagraphFont" style:family="text">
      <style:text-properties fo:color="#0563C1" fo:font-size="11pt" style:font-size-asian="11pt" style:text-underline-type="single" style:text-underline-style="solid" style:text-underline-width="auto" style:text-underline-mode="continuous"/>
    </style:style>
    <style:style style:name="P172" style:parent-style-name="Textbody" style:family="paragraph">
      <style:paragraph-properties fo:margin-bottom="0.0833in" style:line-height-at-least="0.1979in"/>
    </style:style>
    <style:style style:name="P173" style:parent-style-name="Textbody" style:family="paragraph">
      <style:paragraph-properties fo:margin-bottom="0.0833in" style:line-height-at-least="0.1979in"/>
    </style:style>
    <style:style style:name="T174" style:parent-style-name="DefaultParagraphFont" style:family="text">
      <style:text-properties fo:font-size="11pt" style:font-size-asian="11pt"/>
    </style:style>
    <style:style style:name="P175" style:parent-style-name="Textbody" style:family="paragraph">
      <style:paragraph-properties fo:margin-bottom="0.0833in" style:line-height-at-least="0.1979in" fo:margin-left="0.5in">
        <style:tab-stops/>
      </style:paragraph-properties>
    </style:style>
    <style:style style:name="T176" style:parent-style-name="DefaultParagraphFont" style:family="text">
      <style:text-properties fo:font-size="11pt" style:font-size-asian="11pt"/>
    </style:style>
    <style:style style:name="T177" style:parent-style-name="DefaultParagraphFont" style:family="text">
      <style:text-properties fo:color="#0563C1" fo:font-size="11pt" style:font-size-asian="11pt" style:text-underline-type="single" style:text-underline-style="solid" style:text-underline-width="auto" style:text-underline-mode="continuous"/>
    </style:style>
    <style:style style:name="P178" style:parent-style-name="Textbody" style:family="paragraph">
      <style:paragraph-properties fo:margin-bottom="0.0833in" style:line-height-at-least="0.1979in" fo:margin-left="0.5in">
        <style:tab-stops/>
      </style:paragraph-properties>
    </style:style>
    <style:style style:name="T179" style:parent-style-name="DefaultParagraphFont" style:family="text">
      <style:text-properties fo:font-size="11pt" style:font-size-asian="11pt"/>
    </style:style>
    <style:style style:name="T180" style:parent-style-name="DefaultParagraphFont" style:family="text">
      <style:text-properties fo:color="#0563C1" fo:font-size="11pt" style:font-size-asian="11pt" style:text-underline-type="single" style:text-underline-style="solid" style:text-underline-width="auto" style:text-underline-mode="continuous"/>
    </style:style>
    <style:style style:name="P181" style:parent-style-name="Textbody" style:family="paragraph">
      <style:paragraph-properties fo:margin-bottom="0.0833in" style:line-height-at-least="0.1979in" fo:margin-left="0.5in">
        <style:tab-stops/>
      </style:paragraph-properties>
    </style:style>
    <style:style style:name="T182" style:parent-style-name="DefaultParagraphFont" style:family="text">
      <style:text-properties fo:font-size="11pt" style:font-size-asian="11pt"/>
    </style:style>
    <style:style style:name="T183" style:parent-style-name="DefaultParagraphFont" style:family="text">
      <style:text-properties fo:color="#0563C1" fo:font-size="11pt" style:font-size-asian="11pt" style:text-underline-type="single" style:text-underline-style="solid" style:text-underline-width="auto" style:text-underline-mode="continuous"/>
    </style:style>
    <style:style style:name="P184" style:parent-style-name="Textbody" style:family="paragraph">
      <style:paragraph-properties fo:margin-bottom="0.0833in" style:line-height-at-least="0.1979in" fo:margin-left="0.5in">
        <style:tab-stops/>
      </style:paragraph-properties>
    </style:style>
    <style:style style:name="T185" style:parent-style-name="DefaultParagraphFont" style:family="text">
      <style:text-properties fo:font-size="11pt" style:font-size-asian="11pt"/>
    </style:style>
    <style:style style:name="T186" style:parent-style-name="DefaultParagraphFont" style:family="text">
      <style:text-properties fo:font-size="11pt" style:font-size-asian="11pt"/>
    </style:style>
    <style:style style:name="P187" style:parent-style-name="Textbody" style:family="paragraph">
      <style:paragraph-properties fo:margin-bottom="0.0833in" style:line-height-at-least="0.1979in"/>
    </style:style>
    <style:style style:name="T188" style:parent-style-name="DefaultParagraphFont" style:family="text">
      <style:text-properties fo:font-size="11pt" style:font-size-asian="11pt"/>
    </style:style>
    <style:style style:name="P189" style:parent-style-name="Textbody" style:family="paragraph">
      <style:paragraph-properties fo:margin-bottom="0.0833in" style:line-height-at-least="0.1979in"/>
    </style:style>
    <style:style style:name="T190" style:parent-style-name="DefaultParagraphFont" style:family="text">
      <style:text-properties fo:font-size="11pt" style:font-size-asian="11pt"/>
    </style:style>
    <style:style style:name="T191" style:parent-style-name="DefaultParagraphFont" style:family="text">
      <style:text-properties fo:font-size="11pt" style:font-size-asian="11pt"/>
    </style:style>
    <style:style style:name="P192" style:parent-style-name="Textbody" style:family="paragraph">
      <style:paragraph-properties fo:margin-bottom="0.0833in" style:line-height-at-least="0.1979in"/>
    </style:style>
    <style:style style:name="T193" style:parent-style-name="DefaultParagraphFont" style:family="text">
      <style:text-properties fo:font-size="11pt" style:font-size-asian="11pt"/>
    </style:style>
    <style:style style:name="T194" style:parent-style-name="DefaultParagraphFont" style:family="text">
      <style:text-properties fo:font-size="11pt" style:font-size-asian="11pt"/>
    </style:style>
    <style:style style:name="T195" style:parent-style-name="DefaultParagraphFont" style:family="text">
      <style:text-properties fo:font-size="11pt" style:font-size-asian="11pt"/>
    </style:style>
    <style:style style:name="P196" style:parent-style-name="Textbody" style:family="paragraph">
      <style:paragraph-properties fo:margin-bottom="0.0833in" style:line-height-at-least="0.1979in"/>
    </style:style>
    <style:style style:name="T197" style:parent-style-name="DefaultParagraphFont" style:family="text">
      <style:text-properties fo:font-size="11pt" style:font-size-asian="11pt"/>
    </style:style>
    <style:style style:name="T198" style:parent-style-name="DefaultParagraphFont" style:family="text">
      <style:text-properties fo:font-size="11pt" style:font-size-asian="11pt"/>
    </style:style>
    <style:style style:name="P199" style:parent-style-name="Textbody" style:family="paragraph">
      <style:paragraph-properties fo:margin-bottom="0.0833in" style:line-height-at-least="0.1979in"/>
    </style:style>
    <style:style style:name="T200" style:parent-style-name="DefaultParagraphFont" style:family="text">
      <style:text-properties fo:font-size="11pt" style:font-size-asian="11pt"/>
    </style:style>
    <style:style style:name="T201" style:parent-style-name="DefaultParagraphFont" style:family="text">
      <style:text-properties fo:font-size="11pt" style:font-size-asian="11pt"/>
    </style:style>
    <style:style style:name="P202" style:parent-style-name="Textbody" style:family="paragraph">
      <style:paragraph-properties fo:margin-bottom="0.0833in" style:line-height-at-least="0.1979in"/>
    </style:style>
    <style:style style:name="T203" style:parent-style-name="DefaultParagraphFont" style:family="text">
      <style:text-properties fo:font-size="11pt" style:font-size-asian="11pt"/>
    </style:style>
    <style:style style:name="P204" style:parent-style-name="Textbody" style:family="paragraph">
      <style:paragraph-properties fo:margin-bottom="0.0833in" style:line-height-at-least="0.1979in"/>
    </style:style>
    <style:style style:name="T205" style:parent-style-name="DefaultParagraphFont" style:family="text">
      <style:text-properties fo:font-size="11pt" style:font-size-asian="11pt"/>
    </style:style>
    <style:style style:name="P206" style:parent-style-name="Textbody" style:family="paragraph">
      <style:paragraph-properties fo:margin-bottom="0.0833in" style:line-height-at-least="0.1979in"/>
      <style:text-properties fo:font-size="11pt" style:font-size-asian="11pt"/>
    </style:style>
    <style:style style:name="P207" style:parent-style-name="Textbody" style:family="paragraph">
      <style:paragraph-properties fo:margin-bottom="0.0833in" style:line-height-at-least="0.1979in"/>
      <style:text-properties fo:font-size="11pt" style:font-size-asian="11pt"/>
    </style:style>
    <style:style style:name="P208" style:parent-style-name="Textbody" style:family="paragraph">
      <style:paragraph-properties fo:margin-bottom="0.0833in" style:line-height-at-least="0.1979in"/>
      <style:text-properties fo:font-size="11pt" style:font-size-asian="11pt"/>
    </style:style>
    <style:style style:name="P209" style:parent-style-name="Textbody" style:family="paragraph">
      <style:paragraph-properties fo:margin-bottom="0.0833in" style:line-height-at-least="0.1979in"/>
    </style:style>
    <style:style style:name="T210" style:parent-style-name="DefaultParagraphFont" style:family="text">
      <style:text-properties fo:font-size="11pt" style:font-size-asian="11pt"/>
    </style:style>
    <style:style style:name="T211" style:parent-style-name="DefaultParagraphFont" style:family="text">
      <style:text-properties fo:font-size="11pt" style:font-size-asian="11pt"/>
    </style:style>
    <style:style style:name="T212" style:parent-style-name="DefaultParagraphFont" style:family="text">
      <style:text-properties fo:font-size="11pt" style:font-size-asian="11pt"/>
    </style:style>
    <style:style style:name="P213" style:parent-style-name="Textbody" style:family="paragraph">
      <style:paragraph-properties fo:margin-bottom="0.0833in" style:line-height-at-least="0.1979in"/>
      <style:text-properties fo:font-size="11pt" style:font-size-asian="11pt"/>
    </style:style>
    <style:style style:name="P214" style:parent-style-name="Textbody" style:family="paragraph">
      <style:paragraph-properties fo:margin-bottom="0.0833in" style:line-height-at-least="0.1979in" fo:margin-left="0.5in">
        <style:tab-stops/>
      </style:paragraph-properties>
    </style:style>
    <style:style style:name="T215" style:parent-style-name="DefaultParagraphFont" style:family="text">
      <style:text-properties fo:font-size="11pt" style:font-size-asian="11pt"/>
    </style:style>
    <style:style style:name="P216" style:parent-style-name="Textbody" style:family="paragraph">
      <style:paragraph-properties fo:margin-bottom="0.0833in" style:line-height-at-least="0.1979in" fo:margin-left="0.5in">
        <style:tab-stops/>
      </style:paragraph-properties>
    </style:style>
    <style:style style:name="T217" style:parent-style-name="DefaultParagraphFont" style:family="text">
      <style:text-properties fo:font-size="11pt" style:font-size-asian="11pt"/>
    </style:style>
    <style:style style:name="P218" style:parent-style-name="Textbody" style:family="paragraph">
      <style:paragraph-properties fo:margin-bottom="0.0833in" style:line-height-at-least="0.1979in" fo:margin-left="0.5in">
        <style:tab-stops/>
      </style:paragraph-properties>
    </style:style>
    <style:style style:name="T219" style:parent-style-name="DefaultParagraphFont" style:family="text">
      <style:text-properties fo:font-size="11pt" style:font-size-asian="11pt"/>
    </style:style>
    <style:style style:name="P220" style:parent-style-name="Textbody" style:family="paragraph">
      <style:paragraph-properties fo:margin-bottom="0.0833in" style:line-height-at-least="0.1979in" fo:margin-left="0.5in">
        <style:tab-stops/>
      </style:paragraph-properties>
    </style:style>
    <style:style style:name="T221" style:parent-style-name="DefaultParagraphFont" style:family="text">
      <style:text-properties fo:font-size="11pt" style:font-size-asian="11pt"/>
    </style:style>
    <style:style style:name="T222" style:parent-style-name="DefaultParagraphFont" style:family="text">
      <style:text-properties fo:color="#0563C1" fo:font-size="11pt" style:font-size-asian="11pt" style:text-underline-type="single" style:text-underline-style="solid" style:text-underline-width="auto" style:text-underline-mode="continuous"/>
    </style:style>
    <style:style style:name="T223" style:parent-style-name="DefaultParagraphFont" style:family="text">
      <style:text-properties fo:font-size="11pt" style:font-size-asian="11pt"/>
    </style:style>
    <style:style style:name="T224" style:parent-style-name="DefaultParagraphFont" style:family="text">
      <style:text-properties fo:font-size="11pt" style:font-size-asian="11pt"/>
    </style:style>
    <style:style style:name="T225" style:parent-style-name="DefaultParagraphFont" style:family="text">
      <style:text-properties fo:font-size="11pt" style:font-size-asian="11pt"/>
    </style:style>
    <style:style style:name="P226" style:parent-style-name="Textbody" style:family="paragraph">
      <style:paragraph-properties fo:margin-bottom="0.0833in" style:line-height-at-least="0.1979in"/>
    </style:style>
    <style:style style:name="T227" style:parent-style-name="DefaultParagraphFont" style:family="text">
      <style:text-properties fo:font-size="11pt" style:font-size-asian="11pt"/>
    </style:style>
    <style:style style:name="T228" style:parent-style-name="DefaultParagraphFont" style:family="text">
      <style:text-properties fo:font-size="11pt" style:font-size-asian="11pt"/>
    </style:style>
    <style:style style:name="P229" style:parent-style-name="Textbody" style:family="paragraph">
      <style:paragraph-properties fo:margin-bottom="0.0833in" style:line-height-at-least="0.1979in"/>
    </style:style>
    <style:style style:name="T230" style:parent-style-name="DefaultParagraphFont" style:family="text">
      <style:text-properties fo:font-size="11pt" style:font-size-asian="11pt"/>
    </style:style>
    <style:style style:name="T231" style:parent-style-name="DefaultParagraphFont" style:family="text">
      <style:text-properties fo:color="#0563C1" fo:font-size="11pt" style:font-size-asian="11pt" style:text-underline-type="single" style:text-underline-style="solid" style:text-underline-width="auto" style:text-underline-mode="continuous"/>
    </style:style>
    <style:style style:name="T232" style:parent-style-name="DefaultParagraphFont" style:family="text">
      <style:text-properties fo:font-size="11pt" style:font-size-asian="11pt"/>
    </style:style>
    <style:style style:name="T233" style:parent-style-name="DefaultParagraphFont" style:family="text">
      <style:text-properties fo:font-size="11pt" style:font-size-asian="11pt"/>
    </style:style>
    <style:style style:name="P234" style:parent-style-name="Textbody" style:family="paragraph">
      <style:paragraph-properties fo:margin-bottom="0.0833in" style:line-height-at-least="0.1979in"/>
    </style:style>
    <style:style style:name="T235" style:parent-style-name="DefaultParagraphFont" style:family="text">
      <style:text-properties fo:font-size="11pt" style:font-size-asian="11pt"/>
    </style:style>
    <style:style style:name="T236" style:parent-style-name="DefaultParagraphFont" style:family="text">
      <style:text-properties fo:color="#0563C1" fo:font-size="11pt" style:font-size-asian="11pt" style:text-underline-type="single" style:text-underline-style="solid" style:text-underline-width="auto" style:text-underline-mode="continuous"/>
    </style:style>
    <style:style style:name="T237" style:parent-style-name="DefaultParagraphFont" style:family="text">
      <style:text-properties fo:font-size="11pt" style:font-size-asian="11pt"/>
    </style:style>
    <style:style style:name="T238" style:parent-style-name="DefaultParagraphFont" style:family="text">
      <style:text-properties fo:font-size="11pt" style:font-size-asian="11pt"/>
    </style:style>
    <style:style style:name="P239" style:parent-style-name="Textbody" style:family="paragraph">
      <style:paragraph-properties fo:margin-bottom="0.0833in" style:line-height-at-least="0.1979in"/>
    </style:style>
    <style:style style:name="T240" style:parent-style-name="DefaultParagraphFont" style:family="text">
      <style:text-properties fo:font-size="11pt" style:font-size-asian="11pt"/>
    </style:style>
    <style:style style:name="T241" style:parent-style-name="DefaultParagraphFont" style:family="text">
      <style:text-properties fo:font-size="11pt" style:font-size-asian="11pt"/>
    </style:style>
    <style:style style:name="P242" style:parent-style-name="Textbody" style:family="paragraph">
      <style:paragraph-properties fo:margin-bottom="0.0833in" style:line-height-at-least="0.1979in"/>
    </style:style>
    <style:style style:name="T243" style:parent-style-name="DefaultParagraphFont" style:family="text">
      <style:text-properties fo:font-size="11pt" style:font-size-asian="11pt"/>
    </style:style>
    <style:style style:name="T244" style:parent-style-name="DefaultParagraphFont" style:family="text">
      <style:text-properties fo:font-size="11pt" style:font-size-asian="11pt"/>
    </style:style>
    <style:style style:name="P245" style:parent-style-name="Textbody" style:family="paragraph">
      <style:paragraph-properties fo:margin-bottom="0.0833in" style:line-height-at-least="0.1979in"/>
    </style:style>
    <style:style style:name="T246" style:parent-style-name="DefaultParagraphFont" style:family="text">
      <style:text-properties fo:font-size="11pt" style:font-size-asian="11pt"/>
    </style:style>
    <style:style style:name="P247" style:parent-style-name="Textbody" style:family="paragraph">
      <style:paragraph-properties fo:margin-bottom="0.0833in" style:line-height-at-least="0.1979in"/>
    </style:style>
    <style:style style:name="P248" style:parent-style-name="Textbody" style:family="paragraph">
      <style:paragraph-properties fo:margin-bottom="0.0833in" style:line-height-at-least="0.1979in"/>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P252" style:parent-style-name="Textbody" style:family="paragraph">
      <style:paragraph-properties fo:margin-bottom="0.0833in" style:line-height-at-least="0.1979in"/>
    </style:style>
    <style:style style:name="T253" style:parent-style-name="DefaultParagraphFont" style:family="text">
      <style:text-properties fo:font-size="11pt" style:font-size-asian="11pt"/>
    </style:style>
    <style:style style:name="T254" style:parent-style-name="DefaultParagraphFont" style:family="text">
      <style:text-properties fo:font-size="11pt" style:font-size-asian="11pt"/>
    </style:style>
    <style:style style:name="T255" style:parent-style-name="DefaultParagraphFont" style:family="text">
      <style:text-properties fo:font-size="11pt" style:font-size-asian="11pt"/>
    </style:style>
    <style:style style:name="T256" style:parent-style-name="DefaultParagraphFont" style:family="text">
      <style:text-properties fo:font-size="11pt" style:font-size-asian="11pt"/>
    </style:style>
    <style:style style:name="P257" style:parent-style-name="Textbody" style:family="paragraph">
      <style:paragraph-properties fo:margin-bottom="0.0833in" style:line-height-at-least="0.1979in"/>
    </style:style>
    <style:style style:name="T258" style:parent-style-name="DefaultParagraphFont" style:family="text">
      <style:text-properties fo:font-size="11pt" style:font-size-asian="11pt"/>
    </style:style>
    <style:style style:name="P259" style:parent-style-name="Textbody" style:family="paragraph">
      <style:paragraph-properties fo:margin-bottom="0.0833in" style:line-height-at-least="0.1979in"/>
    </style:style>
    <style:style style:name="T260" style:parent-style-name="DefaultParagraphFont" style:family="text">
      <style:text-properties fo:font-size="11pt" style:font-size-asian="11pt"/>
    </style:style>
    <style:style style:name="T261" style:parent-style-name="DefaultParagraphFont" style:family="text">
      <style:text-properties fo:font-size="11pt" style:font-size-asian="11pt"/>
    </style:style>
    <style:style style:name="T262" style:parent-style-name="DefaultParagraphFont" style:family="text">
      <style:text-properties fo:font-size="11pt" style:font-size-asian="11pt"/>
    </style:style>
    <style:style style:name="P263" style:parent-style-name="Textbody" style:family="paragraph">
      <style:paragraph-properties fo:margin-bottom="0.0833in" style:line-height-at-least="0.1979in"/>
    </style:style>
    <style:style style:name="T264" style:parent-style-name="DefaultParagraphFont" style:family="text">
      <style:text-properties fo:font-size="11pt" style:font-size-asian="11pt"/>
    </style:style>
    <style:style style:name="P265" style:parent-style-name="Textbody" style:family="paragraph">
      <style:paragraph-properties fo:margin-bottom="0.0833in" style:line-height-at-least="0.1979in"/>
    </style:style>
    <style:style style:name="P266" style:parent-style-name="Textbody" style:family="paragraph">
      <style:paragraph-properties fo:margin-bottom="0.0833in" style:line-height-at-least="0.1979in"/>
    </style:style>
    <style:style style:name="T267" style:parent-style-name="DefaultParagraphFont" style:family="text">
      <style:text-properties fo:font-size="11pt" style:font-size-asian="11pt" fo:language="pt" fo:country="PT"/>
    </style:style>
    <style:style style:name="T268" style:parent-style-name="DefaultParagraphFont" style:family="text">
      <style:text-properties fo:font-size="11pt" style:font-size-asian="11pt" fo:language="pt" fo:country="PT"/>
    </style:style>
    <style:style style:name="T269" style:parent-style-name="DefaultParagraphFont" style:family="text">
      <style:text-properties fo:font-size="11pt" style:font-size-asian="11pt" fo:language="pt" fo:country="PT"/>
    </style:style>
    <style:style style:name="T270" style:parent-style-name="DefaultParagraphFont" style:family="text">
      <style:text-properties fo:color="#0563C1" fo:font-size="11pt" style:font-size-asian="11pt" style:text-underline-type="single" style:text-underline-style="solid" style:text-underline-width="auto" style:text-underline-mode="continuous" fo:language="pt" fo:country="PT"/>
    </style:style>
    <style:style style:name="T271" style:parent-style-name="DefaultParagraphFont" style:family="text">
      <style:text-properties fo:language="pt" fo:country="PT"/>
    </style:style>
    <style:style style:name="P272" style:parent-style-name="Textbody" style:family="paragraph">
      <style:paragraph-properties fo:margin-bottom="0.0833in" style:line-height-at-least="0.1979in"/>
      <style:text-properties fo:language="pt" fo:country="PT"/>
    </style:style>
    <style:style style:name="P273" style:parent-style-name="Textbody" style:family="paragraph">
      <style:paragraph-properties fo:margin-bottom="0.0833in"/>
      <style:text-properties fo:language="pt" fo:country="PT"/>
    </style:style>
    <style:style style:name="P274" style:parent-style-name="Heading1" style:family="paragraph">
      <style:paragraph-properties fo:border-top="none" fo:border-left="none" fo:border-bottom="0.0069in solid #000000" fo:border-right="none" fo:padding-top="0in" fo:padding-left="0in" fo:padding-bottom="0.0138in" fo:padding-right="0in" style:shadow="none" fo:margin-bottom="0.0833in"/>
    </style:style>
    <style:style style:name="P275" style:parent-style-name="Textbody" style:family="paragraph">
      <style:paragraph-properties fo:margin-bottom="0.0833in"/>
    </style:style>
    <style:style style:name="P276" style:parent-style-name="Textbody" style:family="paragraph">
      <style:paragraph-properties fo:margin-bottom="0.0833in"/>
    </style:style>
    <style:style style:name="P277" style:parent-style-name="Textbody" style:family="paragraph">
      <style:paragraph-properties fo:margin-bottom="0in"/>
    </style:style>
    <style:style style:name="T278" style:parent-style-name="DefaultParagraphFont" style:family="text">
      <style:text-properties fo:font-weight="bold" style:font-weight-asian="bold" style:font-weight-complex="bold"/>
    </style:style>
    <style:style style:name="P279" style:parent-style-name="Textbody" style:family="paragraph">
      <style:paragraph-properties fo:margin-bottom="0in"/>
    </style:style>
    <style:style style:name="T280" style:parent-style-name="DefaultParagraphFont" style:family="text">
      <style:text-properties fo:font-weight="bold" style:font-weight-asian="bold" style:font-weight-complex="bold"/>
    </style:style>
    <style:style style:name="P281" style:parent-style-name="Textbody" style:family="paragraph">
      <style:paragraph-properties fo:margin-bottom="0.0833in"/>
    </style:style>
    <style:style style:name="T282" style:parent-style-name="DefaultParagraphFont" style:family="text">
      <style:text-properties fo:font-weight="bold" style:font-weight-asian="bold" style:font-weight-complex="bold"/>
    </style:style>
    <style:style style:name="P283" style:parent-style-name="Textbody" style:family="paragraph">
      <style:paragraph-properties fo:margin-bottom="0in"/>
    </style:style>
    <style:style style:name="P284" style:parent-style-name="Textbody" style:family="paragraph">
      <style:paragraph-properties fo:margin-bottom="0in"/>
      <style:text-properties fo:font-weight="bold" style:font-weight-asian="bold" style:font-weight-complex="bold"/>
    </style:style>
    <style:style style:name="P285" style:parent-style-name="Textbody" style:family="paragraph">
      <style:paragraph-properties fo:margin-bottom="0in"/>
      <style:text-properties fo:font-weight="bold" style:font-weight-asian="bold" style:font-weight-complex="bold"/>
    </style:style>
    <style:style style:name="P286" style:parent-style-name="Textbody" style:family="paragraph">
      <style:paragraph-properties fo:margin-bottom="0in"/>
    </style:style>
    <style:style style:name="T287" style:parent-style-name="DefaultParagraphFont" style:family="text">
      <style:text-properties fo:font-weight="bold" style:font-weight-asian="bold" style:font-weight-complex="bold"/>
    </style:style>
    <style:style style:name="P288" style:parent-style-name="Textbody" style:family="paragraph">
      <style:paragraph-properties fo:margin-bottom="0in" fo:margin-left="0.25in">
        <style:tab-stops/>
      </style:paragraph-properties>
    </style:style>
    <style:style style:name="T289" style:parent-style-name="DefaultParagraphFont" style:family="text">
      <style:text-properties fo:font-weight="bold" style:font-weight-asian="bold" style:font-weight-complex="bold"/>
    </style:style>
    <style:style style:name="P290" style:parent-style-name="Textbody" style:family="paragraph">
      <style:paragraph-properties fo:margin-bottom="0in" fo:margin-left="0.25in">
        <style:tab-stops/>
      </style:paragraph-properties>
    </style:style>
    <style:style style:name="P291" style:parent-style-name="Textbody" style:family="paragraph">
      <style:paragraph-properties fo:margin-bottom="0in" fo:margin-left="0.25in">
        <style:tab-stops/>
      </style:paragraph-properties>
    </style:style>
    <style:style style:name="T292" style:parent-style-name="DefaultParagraphFont" style:family="text">
      <style:text-properties fo:font-weight="bold" style:font-weight-asian="bold" style:font-weight-complex="bold"/>
    </style:style>
    <style:style style:name="P293" style:parent-style-name="Standard" style:family="paragraph">
      <style:paragraph-properties fo:line-height="115%" fo:text-indent="0.25in"/>
    </style:style>
    <style:style style:name="T294" style:parent-style-name="DefaultParagraphFont" style:family="text">
      <style:text-properties fo:language="en" fo:country="GB"/>
    </style:style>
    <style:style style:name="P295" style:parent-style-name="Textbody" style:family="paragraph">
      <style:paragraph-properties fo:margin-bottom="0in" fo:line-height="115%"/>
    </style:style>
    <style:style style:name="T296" style:parent-style-name="DefaultParagraphFont" style:family="text">
      <style:text-properties fo:font-weight="bold" style:font-weight-asian="bold" style:font-weight-complex="bold" fo:language="en" fo:country="GB"/>
    </style:style>
    <style:style style:name="T297" style:parent-style-name="DefaultParagraphFont" style:family="text">
      <style:text-properties fo:language="en" fo:country="GB"/>
    </style:style>
    <style:style style:name="P298" style:parent-style-name="Textbody" style:family="paragraph">
      <style:paragraph-properties fo:margin-bottom="0in" fo:line-height="115%"/>
    </style:style>
    <style:style style:name="T299" style:parent-style-name="DefaultParagraphFont" style:family="text">
      <style:text-properties fo:font-weight="bold" style:font-weight-asian="bold" style:font-weight-complex="bold" fo:language="en" fo:country="GB"/>
    </style:style>
    <style:style style:name="T300" style:parent-style-name="DefaultParagraphFont" style:family="text">
      <style:text-properties fo:language="en" fo:country="GB"/>
    </style:style>
    <style:style style:name="P301" style:parent-style-name="Textbody" style:family="paragraph">
      <style:paragraph-properties fo:margin-bottom="0in" fo:line-height="115%"/>
    </style:style>
    <style:style style:name="T302" style:parent-style-name="DefaultParagraphFont" style:family="text">
      <style:text-properties fo:font-weight="bold" style:font-weight-asian="bold" style:font-weight-complex="bold" fo:language="en" fo:country="GB"/>
    </style:style>
    <style:style style:name="T303" style:parent-style-name="DefaultParagraphFont" style:family="text">
      <style:text-properties fo:language="en" fo:country="GB"/>
    </style:style>
    <style:style style:name="P304" style:parent-style-name="Textbody" style:family="paragraph">
      <style:paragraph-properties fo:margin-bottom="0in" fo:line-height="115%"/>
    </style:style>
    <style:style style:name="T305" style:parent-style-name="DefaultParagraphFont" style:family="text">
      <style:text-properties fo:font-weight="bold" style:font-weight-asian="bold" style:font-weight-complex="bold" fo:language="en" fo:country="GB"/>
    </style:style>
    <style:style style:name="T306" style:parent-style-name="DefaultParagraphFont" style:family="text">
      <style:text-properties fo:language="en" fo:country="GB"/>
    </style:style>
    <style:style style:name="P307" style:parent-style-name="Textbody" style:family="paragraph">
      <style:paragraph-properties fo:margin-bottom="0in" fo:line-height="115%"/>
    </style:style>
    <style:style style:name="T308" style:parent-style-name="DefaultParagraphFont" style:family="text">
      <style:text-properties fo:font-weight="bold" style:font-weight-asian="bold" style:font-weight-complex="bold" fo:language="en" fo:country="GB"/>
    </style:style>
    <style:style style:name="T309" style:parent-style-name="DefaultParagraphFont" style:family="text">
      <style:text-properties fo:language="en" fo:country="GB"/>
    </style:style>
    <style:style style:name="P310" style:parent-style-name="Textbody" style:family="paragraph">
      <style:paragraph-properties fo:margin-bottom="0in" fo:line-height="115%"/>
    </style:style>
    <style:style style:name="T311" style:parent-style-name="DefaultParagraphFont" style:family="text">
      <style:text-properties fo:font-weight="bold" style:font-weight-asian="bold" style:font-weight-complex="bold" fo:language="en" fo:country="GB"/>
    </style:style>
    <style:style style:name="T312" style:parent-style-name="DefaultParagraphFont" style:family="text">
      <style:text-properties fo:language="en" fo:country="GB"/>
    </style:style>
    <style:style style:name="T313" style:parent-style-name="DefaultParagraphFont" style:family="text">
      <style:text-properties fo:font-size="11pt" style:font-size-asian="11pt" fo:language="en" fo:country="GB"/>
    </style:style>
    <style:style style:name="T314" style:parent-style-name="DefaultParagraphFont" style:family="text">
      <style:text-properties fo:font-size="11pt" style:font-size-asian="11pt" fo:language="en" fo:country="GB"/>
    </style:style>
    <style:style style:name="T315" style:parent-style-name="DefaultParagraphFont" style:family="text">
      <style:text-properties fo:font-size="11pt" style:font-size-asian="11pt" fo:language="en" fo:country="GB"/>
    </style:style>
    <style:style style:name="T316" style:parent-style-name="DefaultParagraphFont" style:family="text">
      <style:text-properties fo:language="en" fo:country="GB"/>
    </style:style>
    <style:style style:name="P317" style:parent-style-name="Textbody" style:family="paragraph">
      <style:paragraph-properties fo:margin-bottom="0in" fo:line-height="115%"/>
    </style:style>
    <style:style style:name="T318" style:parent-style-name="DefaultParagraphFont" style:family="text">
      <style:text-properties fo:font-weight="bold" style:font-weight-asian="bold" style:font-weight-complex="bold" fo:language="en" fo:country="GB"/>
    </style:style>
    <style:style style:name="T319" style:parent-style-name="DefaultParagraphFont" style:family="text">
      <style:text-properties fo:language="en" fo:country="GB"/>
    </style:style>
    <style:style style:name="T320" style:parent-style-name="DefaultParagraphFont" style:family="text">
      <style:text-properties fo:color="#000000" fo:language="en" fo:country="GB"/>
    </style:style>
    <style:style style:name="T321" style:parent-style-name="DefaultParagraphFont" style:family="text">
      <style:text-properties fo:language="en" fo:country="GB"/>
    </style:style>
    <style:style style:name="P322" style:parent-style-name="Textbody" style:family="paragraph">
      <style:paragraph-properties fo:margin-bottom="0in" fo:line-height="115%"/>
    </style:style>
    <style:style style:name="T323" style:parent-style-name="DefaultParagraphFont" style:family="text">
      <style:text-properties fo:font-weight="bold" style:font-weight-asian="bold" style:font-weight-complex="bold" fo:language="en" fo:country="GB"/>
    </style:style>
    <style:style style:name="T324" style:parent-style-name="DefaultParagraphFont" style:family="text">
      <style:text-properties fo:language="en" fo:country="GB"/>
    </style:style>
    <style:style style:name="T325" style:parent-style-name="DefaultParagraphFont" style:family="text">
      <style:text-properties fo:color="#000000" fo:language="en" fo:country="GB"/>
    </style:style>
    <style:style style:name="P326" style:parent-style-name="Textbody" style:family="paragraph">
      <style:paragraph-properties fo:margin-bottom="0in" fo:line-height="115%" fo:margin-left="1in">
        <style:tab-stops/>
      </style:paragraph-properties>
    </style:style>
    <style:style style:name="P327" style:parent-style-name="Standard" style:family="paragraph">
      <style:paragraph-properties fo:margin-bottom="0.0833in"/>
    </style:style>
    <style:style style:name="P328" style:parent-style-name="Standard" style:family="paragraph">
      <style:paragraph-properties fo:margin-bottom="0.0833in"/>
    </style:style>
    <style:style style:name="T329" style:parent-style-name="DefaultParagraphFont" style:family="text">
      <style:text-properties fo:font-weight="bold" style:font-weight-asian="bold" style:font-weight-complex="bold"/>
    </style:style>
    <style:style style:name="T330" style:parent-style-name="DefaultParagraphFont" style:family="text">
      <style:text-properties fo:font-weight="bold" style:font-weight-asian="bold" style:font-weight-complex="bold"/>
    </style:style>
    <style:style style:name="P331" style:parent-style-name="Standard" style:family="paragraph">
      <style:paragraph-properties fo:margin-bottom="0.0833in"/>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fo:font-weight="bold" style:font-weight-asian="bold" style:font-weight-complex="bold"/>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fo:font-weight="bold" style:font-weight-asian="bold" style:font-weight-complex="bold"/>
    </style:style>
    <style:style style:name="P336" style:parent-style-name="Textbody" style:family="paragraph">
      <style:paragraph-properties fo:margin-bottom="0.0833in"/>
    </style:style>
    <style:style style:name="P337" style:parent-style-name="Textbody" style:family="paragraph">
      <style:paragraph-properties fo:margin-bottom="0.0833in"/>
    </style:style>
    <style:style style:name="T338" style:parent-style-name="DefaultParagraphFont" style:family="text">
      <style:text-properties fo:font-weight="bold" style:font-weight-asian="bold" style:font-weight-complex="bold"/>
    </style:style>
    <style:style style:name="T339" style:parent-style-name="DefaultParagraphFont" style:family="text">
      <style:text-properties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color="#000000"/>
    </style:style>
    <style:style style:name="P342" style:parent-style-name="Textbody" style:family="paragraph">
      <style:paragraph-properties fo:margin-bottom="0.0833in"/>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color="#000000"/>
    </style:style>
    <style:style style:name="T345" style:parent-style-name="DefaultParagraphFont" style:family="text">
      <style:text-properties fo:font-weight="bold" style:font-weight-asian="bold" style:font-weight-complex="bold" fo:color="#000000"/>
    </style:style>
    <style:style style:name="T346" style:parent-style-name="DefaultParagraphFont" style:family="text">
      <style:text-properties fo:color="#000000"/>
    </style:style>
    <style:style style:name="T347" style:parent-style-name="DefaultParagraphFont" style:family="text">
      <style:text-properties fo:font-weight="bold" style:font-weight-asian="bold" style:font-weight-complex="bold" fo:color="#000000"/>
    </style:style>
    <style:style style:name="T348" style:parent-style-name="DefaultParagraphFont" style:family="text">
      <style:text-properties fo:color="#000000"/>
    </style:style>
    <style:style style:name="P349" style:parent-style-name="Textbody" style:family="paragraph">
      <style:paragraph-properties fo:margin-bottom="0.0833in"/>
    </style:style>
    <style:style style:name="T350" style:parent-style-name="DefaultParagraphFont" style:family="text">
      <style:text-properties fo:color="#000000"/>
    </style:style>
    <style:style style:name="P351" style:parent-style-name="Textbody" style:family="paragraph">
      <style:paragraph-properties fo:margin-bottom="0.0833in"/>
    </style:style>
    <style:style style:name="T352" style:parent-style-name="DefaultParagraphFont" style:family="text">
      <style:text-properties fo:color="#000000"/>
    </style:style>
    <style:style style:name="P353" style:parent-style-name="Textbody" style:family="paragraph">
      <style:paragraph-properties fo:margin-bottom="0.0833in"/>
    </style:style>
    <style:style style:name="T354" style:parent-style-name="DefaultParagraphFont" style:family="text">
      <style:text-properties fo:color="#000000"/>
    </style:style>
    <style:style style:name="T355" style:parent-style-name="DefaultParagraphFont" style:family="text">
      <style:text-properties fo:color="#000000"/>
    </style:style>
    <style:style style:name="P356" style:parent-style-name="Textbody" style:family="paragraph">
      <style:paragraph-properties fo:margin-bottom="0.0833in"/>
    </style:style>
    <style:style style:name="T357" style:parent-style-name="DefaultParagraphFont" style:family="text">
      <style:text-properties fo:color="#000000"/>
    </style:style>
    <style:style style:name="T358" style:parent-style-name="DefaultParagraphFont" style:family="text">
      <style:text-properties fo:color="#000000"/>
    </style:style>
    <style:style style:name="T359" style:parent-style-name="DefaultParagraphFont" style:family="text">
      <style:text-properties fo:color="#000000"/>
    </style:style>
    <style:style style:name="P360" style:parent-style-name="Textbody" style:family="paragraph">
      <style:paragraph-properties fo:margin-bottom="0.0833in"/>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fo:font-style="italic" style:font-style-asian="italic" style:font-style-complex="italic"/>
    </style:style>
    <style:style style:name="P363" style:parent-style-name="Textbody" style:family="paragraph">
      <style:paragraph-properties fo:margin-bottom="0.0833in"/>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P367" style:parent-style-name="Heading1" style:family="paragraph">
      <style:paragraph-properties fo:break-before="page" fo:border-top="none" fo:border-left="none" fo:border-bottom="0.0069in solid #000000" fo:border-right="none" fo:padding-top="0in" fo:padding-left="0in" fo:padding-bottom="0.0138in" fo:padding-right="0in" style:shadow="none" fo:margin-bottom="0.0833in"/>
    </style:style>
    <style:style style:name="P368" style:parent-style-name="Standard" style:family="paragraph">
      <style:paragraph-properties fo:margin-bottom="0.0833in"/>
      <style:text-properties fo:font-size="14pt" style:font-size-asian="14pt" style:font-size-complex="14pt" style:text-underline-type="single" style:text-underline-style="solid" style:text-underline-width="auto" style:text-underline-mode="continuous"/>
    </style:style>
    <style:style style:name="P369" style:parent-style-name="Heading2" style:family="paragraph">
      <style:paragraph-properties fo:margin-bottom="0.0833in"/>
    </style:style>
    <style:style style:name="P370" style:parent-style-name="Standard" style:family="paragraph">
      <style:paragraph-properties fo:margin-bottom="0.0833in"/>
    </style:style>
    <style:style style:name="P371" style:parent-style-name="Standard" style:family="paragraph">
      <style:text-properties fo:font-style="italic" style:font-style-asian="italic" style:font-style-complex="italic"/>
    </style:style>
    <style:style style:name="P372" style:parent-style-name="Standard" style:family="paragraph">
      <style:text-properties fo:font-style="italic" style:font-style-asian="italic" style:font-style-complex="italic"/>
    </style:style>
    <style:style style:name="P373" style:parent-style-name="Standard" style:family="paragraph">
      <style:text-properties fo:font-style="italic" style:font-style-asian="italic" style:font-style-complex="italic"/>
    </style:style>
    <style:style style:name="P374" style:parent-style-name="Standard" style:family="paragraph">
      <style:text-properties fo:font-style="italic" style:font-style-asian="italic" style:font-style-complex="italic"/>
    </style:style>
    <style:style style:name="P375" style:parent-style-name="Standard" style:family="paragraph">
      <style:text-properties fo:font-style="italic" style:font-style-asian="italic" style:font-style-complex="italic"/>
    </style:style>
    <style:style style:name="T376" style:parent-style-name="DefaultParagraphFont" style:family="text">
      <style:text-properties fo:font-style="italic" style:font-style-asian="italic" style:font-style-complex="italic"/>
    </style:style>
    <style:style style:name="P377" style:parent-style-name="Standard" style:family="paragraph">
      <style:paragraph-properties fo:margin-bottom="0.0833in"/>
    </style:style>
    <style:style style:name="P378" style:parent-style-name="Standard" style:family="paragraph">
      <style:paragraph-properties fo:margin-bottom="0.0833in"/>
    </style:style>
    <style:style style:name="P379" style:parent-style-name="Standard" style:family="paragraph">
      <style:paragraph-properties fo:margin-bottom="0.0833in"/>
    </style:style>
    <style:style style:name="T380" style:parent-style-name="DefaultParagraphFont" style:family="text">
      <style:text-properties fo:font-style="italic" style:font-style-asian="italic" style:font-style-complex="italic"/>
    </style:style>
    <style:style style:name="P381" style:parent-style-name="Standard" style:family="paragraph">
      <style:paragraph-properties fo:margin-bottom="0.0833in"/>
      <style:text-properties fo:font-style="italic" style:font-style-asian="italic" style:font-style-complex="italic"/>
    </style:style>
    <style:style style:name="P382" style:parent-style-name="Standard" style:family="paragraph">
      <style:paragraph-properties fo:margin-bottom="0.0833in"/>
    </style:style>
    <style:style style:name="T383" style:parent-style-name="DefaultParagraphFont" style:family="text">
      <style:text-properties fo:font-weight="bold" style:font-weight-asian="bold" style:font-weight-complex="bold"/>
    </style:style>
    <style:style style:name="P384" style:parent-style-name="Standard" style:family="paragraph">
      <style:paragraph-properties fo:margin-bottom="0.0833in"/>
    </style:style>
    <style:style style:name="P385" style:parent-style-name="Standard" style:family="paragraph">
      <style:paragraph-properties fo:margin-bottom="0.0833in"/>
    </style:style>
    <style:style style:name="P386" style:parent-style-name="Standard" style:family="paragraph">
      <style:paragraph-properties fo:margin-bottom="0.0833in"/>
    </style:style>
    <style:style style:name="P387" style:parent-style-name="Standard" style:family="paragraph"/>
    <style:style style:name="P388" style:parent-style-name="Standard" style:family="paragraph"/>
    <style:style style:name="P389" style:parent-style-name="Standard" style:family="paragraph">
      <style:paragraph-properties fo:margin-bottom="0.0833in"/>
    </style:style>
    <style:style style:name="P390" style:parent-style-name="Standard" style:family="paragraph">
      <style:paragraph-properties fo:margin-bottom="0.0833in"/>
    </style:style>
    <style:style style:name="P391" style:parent-style-name="Standard" style:family="paragraph">
      <style:paragraph-properties fo:margin-bottom="0.0833in"/>
    </style:style>
    <style:style style:name="P392" style:parent-style-name="Standard" style:family="paragraph">
      <style:paragraph-properties fo:margin-bottom="0.0833in"/>
    </style:style>
    <style:style style:name="P393" style:parent-style-name="Standard" style:family="paragraph">
      <style:paragraph-properties fo:margin-bottom="0.0833in"/>
    </style:style>
    <style:style style:name="P394" style:parent-style-name="Standard" style:family="paragraph">
      <style:paragraph-properties fo:margin-bottom="0.0833in"/>
    </style:style>
    <style:style style:name="P395" style:parent-style-name="Heading2" style:family="paragraph">
      <style:paragraph-properties fo:margin-bottom="0.0833in"/>
    </style:style>
    <style:style style:name="P396" style:parent-style-name="Standard" style:family="paragraph">
      <style:paragraph-properties fo:margin-bottom="0.0833in"/>
    </style:style>
    <style:style style:name="P397" style:parent-style-name="Standard" style:family="paragraph">
      <style:paragraph-properties fo:margin-bottom="0.0833in"/>
    </style:style>
    <style:style style:name="P398" style:parent-style-name="Standard" style:family="paragraph">
      <style:paragraph-properties fo:margin-bottom="0.0833in"/>
    </style:style>
    <style:style style:name="P399" style:parent-style-name="Standard" style:family="paragraph">
      <style:paragraph-properties fo:margin-bottom="0.0833in"/>
    </style:style>
    <style:style style:name="T400" style:parent-style-name="DefaultParagraphFont" style:family="text">
      <style:text-properties fo:font-style="italic" style:font-style-asian="italic" style:font-style-complex="italic"/>
    </style:style>
    <style:style style:name="P401" style:parent-style-name="Standard" style:family="paragraph">
      <style:paragraph-properties fo:margin-bottom="0.0833in"/>
    </style:style>
    <style:style style:name="T402" style:parent-style-name="DefaultParagraphFont" style:family="text">
      <style:text-properties fo:font-style="italic" style:font-style-asian="italic" style:font-style-complex="italic"/>
    </style:style>
    <style:style style:name="T403" style:parent-style-name="DefaultParagraphFont" style:family="text">
      <style:text-properties style:text-position="super 66.6%"/>
    </style:style>
    <style:style style:name="T404" style:parent-style-name="DefaultParagraphFont" style:family="text">
      <style:text-properties style:text-position="super 66.6%"/>
    </style:style>
    <style:style style:name="P405" style:parent-style-name="Standard" style:family="paragraph">
      <style:paragraph-properties fo:margin-bottom="0.0833in"/>
    </style:style>
    <style:style style:name="T406" style:parent-style-name="DefaultParagraphFont" style:family="text">
      <style:text-properties style:text-position="super 66.6%"/>
    </style:style>
    <style:style style:name="P407" style:parent-style-name="Standard" style:family="paragraph">
      <style:paragraph-properties fo:margin-bottom="0.0833in"/>
    </style:style>
    <style:style style:name="P408" style:parent-style-name="Standard" style:family="paragraph">
      <style:paragraph-properties fo:margin-bottom="0.0833in"/>
    </style:style>
    <style:style style:name="T409" style:parent-style-name="DefaultParagraphFont" style:family="text">
      <style:text-properties style:text-position="super 66.6%"/>
    </style:style>
    <style:style style:name="P410" style:parent-style-name="Standard" style:family="paragraph">
      <style:paragraph-properties fo:margin-bottom="0.0833in"/>
    </style:style>
    <style:style style:name="T411" style:parent-style-name="DefaultParagraphFont" style:family="text">
      <style:text-properties fo:font-style="italic" style:font-style-asian="italic" style:font-style-complex="italic"/>
    </style:style>
    <style:style style:name="P412" style:parent-style-name="Standard" style:family="paragraph">
      <style:paragraph-properties fo:margin-bottom="0.0833in"/>
    </style:style>
    <style:style style:name="P413" style:parent-style-name="Standard" style:family="paragraph">
      <style:paragraph-properties fo:margin-bottom="0.0833in"/>
    </style:style>
    <style:style style:name="P414" style:parent-style-name="Standard" style:family="paragraph">
      <style:paragraph-properties fo:margin-bottom="0.0833in"/>
    </style:style>
    <style:style style:name="P415" style:parent-style-name="Standard" style:family="paragraph">
      <style:paragraph-properties fo:margin-bottom="0.0833in"/>
    </style:style>
    <style:style style:name="P416" style:parent-style-name="Standard" style:family="paragraph">
      <style:paragraph-properties fo:margin-bottom="0.0833in"/>
    </style:style>
    <style:style style:name="T417" style:parent-style-name="DefaultParagraphFont" style:family="text">
      <style:text-properties fo:font-style="italic" style:font-style-asian="italic" style:font-style-complex="italic"/>
    </style:style>
    <style:style style:name="P418" style:parent-style-name="Standard" style:family="paragraph">
      <style:paragraph-properties fo:margin-bottom="0.0833in"/>
    </style:style>
    <style:style style:name="P419" style:parent-style-name="Standard" style:family="paragraph">
      <style:paragraph-properties fo:margin-bottom="0.0833in"/>
    </style:style>
    <style:style style:name="P420" style:parent-style-name="Standard" style:family="paragraph">
      <style:paragraph-properties fo:margin-bottom="0.0833in"/>
      <style:text-properties fo:font-size="8pt" style:font-size-asian="8pt" style:font-size-complex="8pt"/>
    </style:style>
    <style:style style:name="P421" style:parent-style-name="Standard" style:family="paragraph">
      <style:paragraph-properties fo:margin-bottom="0.0833in"/>
    </style:style>
    <style:style style:name="T422" style:parent-style-name="DefaultParagraphFont" style:family="text">
      <style:text-properties fo:font-size="10pt" style:font-size-asian="10pt" style:font-size-complex="10pt"/>
    </style:style>
    <style:style style:name="P423" style:parent-style-name="Standard" style:family="paragraph">
      <style:paragraph-properties fo:margin-bottom="0.0833in"/>
    </style:style>
    <style:style style:name="P424" style:parent-style-name="Standard" style:family="paragraph">
      <style:paragraph-properties fo:margin-bottom="0.0833in"/>
    </style:style>
    <style:style style:name="P425" style:parent-style-name="Standard" style:family="paragraph">
      <style:paragraph-properties fo:margin-bottom="0.0833in"/>
    </style:style>
    <style:style style:name="P426" style:parent-style-name="Standard" style:family="paragraph">
      <style:paragraph-properties fo:margin-bottom="0.0833in"/>
      <style:text-properties fo:font-size="7pt" style:font-size-asian="7pt" style:font-size-complex="7pt"/>
    </style:style>
    <style:style style:name="P427" style:parent-style-name="Standard" style:family="paragraph">
      <style:paragraph-properties fo:margin-bottom="0.0833in"/>
      <style:text-properties fo:font-size="7pt" style:font-size-asian="7pt" style:font-size-complex="7pt"/>
    </style:style>
    <style:style style:name="P428" style:parent-style-name="Standard" style:family="paragraph">
      <style:paragraph-properties fo:margin-bottom="0.0833in"/>
      <style:text-properties fo:font-size="7pt" style:font-size-asian="7pt" style:font-size-complex="7pt"/>
    </style:style>
    <style:style style:name="P429" style:parent-style-name="Standard" style:family="paragraph">
      <style:paragraph-properties fo:margin-bottom="0.0833in"/>
    </style:style>
    <style:style style:name="P430" style:parent-style-name="Standard" style:family="paragraph">
      <style:paragraph-properties fo:margin-bottom="0.0833in"/>
    </style:style>
    <style:style style:name="P431" style:parent-style-name="Standard" style:family="paragraph">
      <style:paragraph-properties fo:margin-bottom="0.0833in"/>
    </style:style>
    <style:style style:name="T432" style:parent-style-name="DefaultParagraphFont" style:family="text">
      <style:text-properties fo:font-size="10pt" style:font-size-asian="10pt" style:font-size-complex="10pt"/>
    </style:style>
    <style:style style:name="P433" style:parent-style-name="Standard" style:family="paragraph">
      <style:paragraph-properties fo:margin-bottom="0.0833in"/>
    </style:style>
    <style:style style:name="T434" style:parent-style-name="DefaultParagraphFont" style:family="text">
      <style:text-properties fo:font-style="italic" style:font-style-asian="italic" style:font-style-complex="italic"/>
    </style:style>
    <style:style style:name="P435" style:parent-style-name="Standard" style:family="paragraph">
      <style:paragraph-properties fo:margin-bottom="0.0833in"/>
    </style:style>
    <style:style style:name="T436" style:parent-style-name="DefaultParagraphFont" style:family="text">
      <style:text-properties fo:font-style="italic" style:font-style-asian="italic" style:font-style-complex="italic"/>
    </style:style>
    <style:style style:name="P437" style:parent-style-name="Standard" style:family="paragraph">
      <style:paragraph-properties fo:margin-bottom="0.0833in"/>
    </style:style>
    <style:style style:name="T438" style:parent-style-name="DefaultParagraphFont" style:family="text">
      <style:text-properties fo:font-weight="bold" style:font-weight-asian="bold" style:font-weight-complex="bold" fo:font-style="italic" style:font-style-asian="italic" style:font-style-complex="italic"/>
    </style:style>
    <style:style style:name="P439" style:parent-style-name="Standard" style:family="paragraph">
      <style:paragraph-properties fo:margin-bottom="0.0833in"/>
    </style:style>
    <style:style style:name="P440" style:parent-style-name="Heading2" style:family="paragraph">
      <style:paragraph-properties fo:margin-bottom="0.0833in"/>
    </style:style>
    <style:style style:name="P441" style:parent-style-name="Standard" style:family="paragraph">
      <style:paragraph-properties fo:margin-bottom="0.0833in"/>
    </style:style>
    <style:style style:name="P442" style:parent-style-name="Standard" style:family="paragraph">
      <style:paragraph-properties fo:margin-bottom="0.0833in"/>
    </style:style>
    <style:style style:name="T443" style:parent-style-name="DefaultParagraphFont" style:family="text">
      <style:text-properties fo:font-size="10pt" style:font-size-asian="10pt" style:font-size-complex="10pt"/>
    </style:style>
    <style:style style:name="T444" style:parent-style-name="DefaultParagraphFont" style:family="text">
      <style:text-properties fo:font-size="10pt" style:font-size-asian="10pt" style:font-size-complex="10pt"/>
    </style:style>
    <style:style style:name="T445" style:parent-style-name="DefaultParagraphFont" style:family="text">
      <style:text-properties fo:font-size="10pt" style:font-size-asian="10pt" style:font-size-complex="10pt"/>
    </style:style>
    <style:style style:name="P446" style:parent-style-name="Standard" style:family="paragraph">
      <style:paragraph-properties fo:margin-bottom="0.0833in"/>
    </style:style>
    <style:style style:name="T447" style:parent-style-name="DefaultParagraphFont" style:family="text">
      <style:text-properties fo:font-size="10pt" style:font-size-asian="10pt" style:font-size-complex="10pt"/>
    </style:style>
    <style:style style:name="P448" style:parent-style-name="Standard" style:family="paragraph">
      <style:paragraph-properties fo:margin-bottom="0.0833in"/>
    </style:style>
    <style:style style:name="T449" style:parent-style-name="DefaultParagraphFont" style:family="text">
      <style:text-properties fo:font-weight="bold" style:font-weight-asian="bold" style:font-weight-complex="bold" fo:font-style="italic" style:font-style-asian="italic" style:font-style-complex="italic"/>
    </style:style>
    <style:style style:name="P450" style:parent-style-name="Standard" style:family="paragraph">
      <style:paragraph-properties fo:margin-bottom="0.0833in"/>
    </style:style>
    <style:style style:name="P451" style:parent-style-name="Standard" style:family="paragraph">
      <style:paragraph-properties fo:margin-bottom="0.0833in"/>
    </style:style>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paragraph-properties fo:margin-bottom="0.0833in"/>
    </style:style>
    <style:style style:name="P457" style:parent-style-name="Standard" style:family="paragraph">
      <style:paragraph-properties fo:margin-bottom="0.0833in"/>
    </style:style>
    <style:style style:name="T458" style:parent-style-name="DefaultParagraphFont" style:family="text">
      <style:text-properties style:text-position="super 66.6%"/>
    </style:style>
    <style:style style:name="P459" style:parent-style-name="Standard" style:family="paragraph">
      <style:paragraph-properties fo:margin-bottom="0.0833in"/>
    </style:style>
    <style:style style:name="P460" style:parent-style-name="Standard" style:family="paragraph">
      <style:paragraph-properties fo:margin-bottom="0.0833in"/>
    </style:style>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paragraph-properties fo:margin-bottom="0.0833in"/>
    </style:style>
    <style:style style:name="P468" style:parent-style-name="Standard" style:family="paragraph">
      <style:paragraph-properties fo:margin-bottom="0.0833in"/>
    </style:style>
    <style:style style:name="P469" style:parent-style-name="Standard" style:family="paragraph">
      <style:paragraph-properties fo:margin-bottom="0.0833in"/>
    </style:style>
    <style:style style:name="P470" style:parent-style-name="Heading2" style:family="paragraph">
      <style:paragraph-properties fo:margin-bottom="0.0833in"/>
    </style:style>
    <style:style style:name="P471" style:parent-style-name="Standard" style:family="paragraph">
      <style:paragraph-properties fo:margin-bottom="0.0833in"/>
    </style:style>
    <style:style style:name="P472" style:parent-style-name="Standard" style:family="paragraph">
      <style:paragraph-properties fo:margin-bottom="0.0833in"/>
    </style:style>
    <style:style style:name="P473" style:parent-style-name="Standard" style:family="paragraph">
      <style:paragraph-properties fo:margin-bottom="0.0833in"/>
    </style:style>
    <style:style style:name="T474" style:parent-style-name="DefaultParagraphFont" style:family="text">
      <style:text-properties fo:font-style="italic" style:font-style-asian="italic" style:font-style-complex="italic"/>
    </style:style>
    <style:style style:name="T475" style:parent-style-name="DefaultParagraphFont" style:family="text">
      <style:text-properties fo:font-style="italic" style:font-style-asian="italic" style:font-style-complex="italic"/>
    </style:style>
    <style:style style:name="T476" style:parent-style-name="DefaultParagraphFont" style:family="text">
      <style:text-properties fo:font-style="italic" style:font-style-asian="italic" style:font-style-complex="italic"/>
    </style:style>
    <style:style style:name="T477" style:parent-style-name="DefaultParagraphFont" style:family="text">
      <style:text-properties fo:font-weight="bold" style:font-weight-asian="bold" style:font-weight-complex="bold" fo:font-style="italic" style:font-style-asian="italic" style:font-style-complex="italic"/>
    </style:style>
    <style:style style:name="P478" style:parent-style-name="Standard" style:family="paragraph">
      <style:paragraph-properties fo:margin-bottom="0.0833in"/>
      <style:text-properties fo:font-style="italic" style:font-style-asian="italic" style:font-style-complex="italic"/>
    </style:style>
    <style:style style:name="P479" style:parent-style-name="Standard" style:family="paragraph">
      <style:paragraph-properties fo:margin-bottom="0.0833in"/>
    </style:style>
    <style:style style:name="P480" style:parent-style-name="Standard" style:family="paragraph">
      <style:paragraph-properties fo:margin-bottom="0.0833in"/>
    </style:style>
    <style:style style:name="T481" style:parent-style-name="DefaultParagraphFont" style:family="text">
      <style:text-properties fo:font-style="italic" style:font-style-asian="italic" style:font-style-complex="italic"/>
    </style:style>
    <style:style style:name="T482" style:parent-style-name="DefaultParagraphFont" style:family="text">
      <style:text-properties style:text-underline-type="single" style:text-underline-style="solid" style:text-underline-width="auto" style:text-underline-mode="continuous"/>
    </style:style>
    <style:style style:name="P483" style:parent-style-name="Standard" style:family="paragraph">
      <style:paragraph-properties fo:margin-bottom="0.0833in"/>
    </style:style>
    <style:style style:name="P484" style:parent-style-name="Standard" style:family="paragraph">
      <style:paragraph-properties fo:margin-bottom="0.0833in"/>
    </style:style>
    <style:style style:name="P485" style:parent-style-name="Standard" style:family="paragraph">
      <style:paragraph-properties fo:margin-bottom="0.0833in"/>
    </style:style>
    <style:style style:name="P486" style:parent-style-name="Standard" style:family="paragraph">
      <style:paragraph-properties fo:margin-bottom="0.0833in"/>
    </style:style>
    <style:style style:name="T487" style:parent-style-name="DefaultParagraphFont" style:family="text">
      <style:text-properties fo:font-style="italic" style:font-style-asian="italic" style:font-style-complex="italic"/>
    </style:style>
    <style:style style:name="P488" style:parent-style-name="Standard" style:family="paragraph">
      <style:paragraph-properties fo:margin-bottom="0.0833in"/>
    </style:style>
    <style:style style:name="P489" style:parent-style-name="Standard" style:family="paragraph">
      <style:paragraph-properties fo:margin-bottom="0.0833in"/>
      <style:text-properties style:text-underline-type="single" style:text-underline-style="solid" style:text-underline-width="auto" style:text-underline-mode="continuous"/>
    </style:style>
    <style:style style:name="P490" style:parent-style-name="Standard" style:family="paragraph">
      <style:paragraph-properties fo:margin-bottom="0.0833in"/>
    </style:style>
    <style:style style:name="T491" style:parent-style-name="DefaultParagraphFont" style:family="text">
      <style:text-properties style:text-underline-type="single" style:text-underline-style="solid" style:text-underline-width="auto" style:text-underline-mode="continuous"/>
    </style:style>
    <style:style style:name="T492" style:parent-style-name="DefaultParagraphFont" style:family="text">
      <style:text-properties style:text-underline-type="single" style:text-underline-style="solid" style:text-underline-width="auto" style:text-underline-mode="continuous"/>
    </style:style>
    <style:style style:name="T493" style:parent-style-name="DefaultParagraphFont" style:family="text">
      <style:text-properties style:text-underline-type="single" style:text-underline-style="solid" style:text-underline-width="auto" style:text-underline-mode="continuous"/>
    </style:style>
    <style:style style:name="T494" style:parent-style-name="DefaultParagraphFont" style:family="text">
      <style:text-properties style:text-underline-type="single" style:text-underline-style="solid" style:text-underline-width="auto" style:text-underline-mode="continuous"/>
    </style:style>
    <style:style style:name="T495" style:parent-style-name="DefaultParagraphFont" style:family="text">
      <style:text-properties style:text-underline-type="single" style:text-underline-style="solid" style:text-underline-width="auto" style:text-underline-mode="continuous"/>
    </style:style>
    <style:style style:name="T496" style:parent-style-name="DefaultParagraphFont" style:family="text">
      <style:text-properties style:text-underline-type="single" style:text-underline-style="solid" style:text-underline-width="auto" style:text-underline-mode="continuous"/>
    </style:style>
    <style:style style:name="T497" style:parent-style-name="DefaultParagraphFont" style:family="text">
      <style:text-properties style:text-underline-type="single" style:text-underline-style="solid" style:text-underline-width="auto" style:text-underline-mode="continuous"/>
    </style:style>
    <style:style style:name="T498" style:parent-style-name="DefaultParagraphFont" style:family="text">
      <style:text-properties style:text-underline-type="single" style:text-underline-style="solid" style:text-underline-width="auto" style:text-underline-mode="continuous"/>
    </style:style>
    <style:style style:name="T499" style:parent-style-name="DefaultParagraphFont" style:family="text">
      <style:text-properties style:text-underline-type="single" style:text-underline-style="solid" style:text-underline-width="auto" style:text-underline-mode="continuous"/>
    </style:style>
    <style:style style:name="T500" style:parent-style-name="DefaultParagraphFont" style:family="text">
      <style:text-properties style:text-underline-type="single" style:text-underline-style="solid" style:text-underline-width="auto" style:text-underline-mode="continuous"/>
    </style:style>
    <style:style style:name="T501" style:parent-style-name="DefaultParagraphFont" style:family="text">
      <style:text-properties style:text-underline-type="single" style:text-underline-style="solid" style:text-underline-width="auto" style:text-underline-mode="continuous"/>
    </style:style>
    <style:style style:name="T502" style:parent-style-name="DefaultParagraphFont" style:family="text">
      <style:text-properties style:text-underline-type="single" style:text-underline-style="solid" style:text-underline-width="auto" style:text-underline-mode="continuous"/>
    </style:style>
    <style:style style:name="T503" style:parent-style-name="DefaultParagraphFont" style:family="text">
      <style:text-properties style:text-underline-type="single" style:text-underline-style="solid" style:text-underline-width="auto" style:text-underline-mode="continuous"/>
    </style:style>
    <style:style style:name="T504" style:parent-style-name="DefaultParagraphFont" style:family="text">
      <style:text-properties style:text-underline-type="single" style:text-underline-style="solid" style:text-underline-width="auto" style:text-underline-mode="continuous"/>
    </style:style>
    <style:style style:name="T505" style:parent-style-name="DefaultParagraphFont" style:family="text">
      <style:text-properties style:text-underline-type="single" style:text-underline-style="solid" style:text-underline-width="auto" style:text-underline-mode="continuous"/>
    </style:style>
    <style:style style:name="T506" style:parent-style-name="DefaultParagraphFont" style:family="text">
      <style:text-properties style:text-underline-type="single" style:text-underline-style="solid" style:text-underline-width="auto" style:text-underline-mode="continuous"/>
    </style:style>
    <style:style style:name="T507" style:parent-style-name="DefaultParagraphFont" style:family="text">
      <style:text-properties style:text-underline-type="single" style:text-underline-style="solid" style:text-underline-width="auto" style:text-underline-mode="continuous"/>
    </style:style>
    <style:style style:name="T508" style:parent-style-name="DefaultParagraphFont" style:family="text">
      <style:text-properties style:text-underline-type="single" style:text-underline-style="solid" style:text-underline-width="auto" style:text-underline-mode="continuous"/>
    </style:style>
    <style:style style:name="T509" style:parent-style-name="DefaultParagraphFont" style:family="text">
      <style:text-properties style:text-underline-type="single" style:text-underline-style="solid" style:text-underline-width="auto" style:text-underline-mode="continuous"/>
    </style:style>
    <style:style style:name="T510" style:parent-style-name="DefaultParagraphFont" style:family="text">
      <style:text-properties style:text-underline-type="single" style:text-underline-style="solid" style:text-underline-width="auto" style:text-underline-mode="continuous"/>
    </style:style>
    <style:style style:name="T511" style:parent-style-name="DefaultParagraphFont" style:family="text">
      <style:text-properties style:text-underline-type="single" style:text-underline-style="solid" style:text-underline-width="auto" style:text-underline-mode="continuous"/>
    </style:style>
    <style:style style:name="T512" style:parent-style-name="DefaultParagraphFont" style:family="text">
      <style:text-properties style:text-underline-type="single" style:text-underline-style="solid" style:text-underline-width="auto" style:text-underline-mode="continuous"/>
    </style:style>
    <style:style style:name="T513" style:parent-style-name="DefaultParagraphFont" style:family="text">
      <style:text-properties style:text-underline-type="single" style:text-underline-style="solid" style:text-underline-width="auto" style:text-underline-mode="continuous"/>
    </style:style>
    <style:style style:name="T514" style:parent-style-name="DefaultParagraphFont" style:family="text">
      <style:text-properties style:text-underline-type="single" style:text-underline-style="solid" style:text-underline-width="auto" style:text-underline-mode="continuous"/>
    </style:style>
    <style:style style:name="T515" style:parent-style-name="DefaultParagraphFont" style:family="text">
      <style:text-properties style:text-underline-type="single" style:text-underline-style="solid" style:text-underline-width="auto" style:text-underline-mode="continuous"/>
    </style:style>
    <style:style style:name="T516" style:parent-style-name="DefaultParagraphFont" style:family="text">
      <style:text-properties style:text-underline-type="single" style:text-underline-style="solid" style:text-underline-width="auto" style:text-underline-mode="continuous"/>
    </style:style>
    <style:style style:name="T517" style:parent-style-name="DefaultParagraphFont" style:family="text">
      <style:text-properties style:text-underline-type="single" style:text-underline-style="solid" style:text-underline-width="auto" style:text-underline-mode="continuous"/>
    </style:style>
    <style:style style:name="T518" style:parent-style-name="DefaultParagraphFont" style:family="text">
      <style:text-properties style:text-underline-type="single" style:text-underline-style="solid" style:text-underline-width="auto" style:text-underline-mode="continuous" fo:language="it" fo:country="IT"/>
    </style:style>
    <style:style style:name="T519" style:parent-style-name="DefaultParagraphFont" style:family="text">
      <style:text-properties fo:language="it" fo:country="IT"/>
    </style:style>
    <style:style style:name="T520" style:parent-style-name="DefaultParagraphFont" style:family="text">
      <style:text-properties fo:language="it" fo:country="IT"/>
    </style:style>
    <style:style style:name="T521" style:parent-style-name="DefaultParagraphFont" style:family="text">
      <style:text-properties style:text-underline-type="single" style:text-underline-style="solid" style:text-underline-width="auto" style:text-underline-mode="continuous" fo:language="it" fo:country="IT"/>
    </style:style>
    <style:style style:name="P522" style:parent-style-name="Standard" style:family="paragraph">
      <style:paragraph-properties fo:margin-bottom="0.0833in"/>
      <style:text-properties style:text-underline-type="single" style:text-underline-style="solid" style:text-underline-width="auto" style:text-underline-mode="continuous" fo:language="it" fo:country="IT"/>
    </style:style>
    <style:style style:name="P523" style:parent-style-name="Standard" style:family="paragraph">
      <style:paragraph-properties fo:margin-bottom="0.0833in"/>
    </style:style>
    <style:style style:name="T524" style:parent-style-name="DefaultParagraphFont" style:family="text">
      <style:text-properties style:text-underline-type="single" style:text-underline-style="solid" style:text-underline-width="auto" style:text-underline-mode="continuous" fo:language="it" fo:country="IT"/>
    </style:style>
    <style:style style:name="T525" style:parent-style-name="DefaultParagraphFont" style:family="text">
      <style:text-properties fo:language="it" fo:country="IT"/>
    </style:style>
    <style:style style:name="T526" style:parent-style-name="DefaultParagraphFont" style:family="text">
      <style:text-properties style:text-underline-type="single" style:text-underline-style="solid" style:text-underline-width="auto" style:text-underline-mode="continuous" fo:language="it" fo:country="IT"/>
    </style:style>
    <style:style style:name="T527" style:parent-style-name="DefaultParagraphFont" style:family="text">
      <style:text-properties fo:language="it" fo:country="IT"/>
    </style:style>
    <style:style style:name="T528" style:parent-style-name="DefaultParagraphFont" style:family="text">
      <style:text-properties fo:language="it" fo:country="IT"/>
    </style:style>
    <style:style style:name="T529" style:parent-style-name="DefaultParagraphFont" style:family="text">
      <style:text-properties style:text-underline-type="single" style:text-underline-style="solid" style:text-underline-width="auto" style:text-underline-mode="continuous" fo:language="it" fo:country="IT"/>
    </style:style>
    <style:style style:name="T530" style:parent-style-name="DefaultParagraphFont" style:family="text">
      <style:text-properties style:text-underline-type="single" style:text-underline-style="solid" style:text-underline-width="auto" style:text-underline-mode="continuous" fo:language="it" fo:country="IT"/>
    </style:style>
    <style:style style:name="T531" style:parent-style-name="DefaultParagraphFont" style:family="text">
      <style:text-properties fo:language="it" fo:country="IT"/>
    </style:style>
    <style:style style:name="T532" style:parent-style-name="DefaultParagraphFont" style:family="text">
      <style:text-properties fo:language="it" fo:country="IT"/>
    </style:style>
    <style:style style:name="T533" style:parent-style-name="DefaultParagraphFont" style:family="text">
      <style:text-properties style:text-underline-type="single" style:text-underline-style="solid" style:text-underline-width="auto" style:text-underline-mode="continuous" fo:language="it" fo:country="IT"/>
    </style:style>
    <style:style style:name="T534" style:parent-style-name="DefaultParagraphFont" style:family="text">
      <style:text-properties style:text-underline-type="single" style:text-underline-style="solid" style:text-underline-width="auto" style:text-underline-mode="continuous" fo:language="it" fo:country="IT"/>
    </style:style>
    <style:style style:name="T535" style:parent-style-name="DefaultParagraphFont" style:family="text">
      <style:text-properties fo:language="it" fo:country="IT"/>
    </style:style>
    <style:style style:name="T536" style:parent-style-name="DefaultParagraphFont" style:family="text">
      <style:text-properties fo:language="it" fo:country="IT"/>
    </style:style>
    <style:style style:name="T537" style:parent-style-name="DefaultParagraphFont" style:family="text">
      <style:text-properties style:text-underline-type="single" style:text-underline-style="solid" style:text-underline-width="auto" style:text-underline-mode="continuous" fo:language="it" fo:country="IT"/>
    </style:style>
    <style:style style:name="T538" style:parent-style-name="DefaultParagraphFont" style:family="text">
      <style:text-properties style:text-underline-type="single" style:text-underline-style="solid" style:text-underline-width="auto" style:text-underline-mode="continuous" fo:language="it" fo:country="IT"/>
    </style:style>
    <style:style style:name="T539" style:parent-style-name="DefaultParagraphFont" style:family="text">
      <style:text-properties fo:language="it" fo:country="IT"/>
    </style:style>
    <style:style style:name="T540" style:parent-style-name="DefaultParagraphFont" style:family="text">
      <style:text-properties fo:language="it" fo:country="IT"/>
    </style:style>
    <style:style style:name="T541" style:parent-style-name="DefaultParagraphFont" style:family="text">
      <style:text-properties style:text-underline-type="single" style:text-underline-style="solid" style:text-underline-width="auto" style:text-underline-mode="continuous" fo:language="it" fo:country="IT"/>
    </style:style>
    <style:style style:name="T542" style:parent-style-name="DefaultParagraphFont" style:family="text">
      <style:text-properties style:text-underline-type="single" style:text-underline-style="solid" style:text-underline-width="auto" style:text-underline-mode="continuous" fo:language="it" fo:country="IT"/>
    </style:style>
    <style:style style:name="T543" style:parent-style-name="DefaultParagraphFont" style:family="text">
      <style:text-properties fo:language="it" fo:country="IT"/>
    </style:style>
    <style:style style:name="T544" style:parent-style-name="DefaultParagraphFont" style:family="text">
      <style:text-properties fo:language="it" fo:country="IT"/>
    </style:style>
    <style:style style:name="T545" style:parent-style-name="DefaultParagraphFont" style:family="text">
      <style:text-properties style:text-underline-type="single" style:text-underline-style="solid" style:text-underline-width="auto" style:text-underline-mode="continuous" fo:language="it" fo:country="IT"/>
    </style:style>
    <style:style style:name="P546" style:parent-style-name="Standard" style:family="paragraph">
      <style:paragraph-properties fo:margin-bottom="0.0833in"/>
      <style:text-properties fo:language="it" fo:country="IT"/>
    </style:style>
    <style:style style:name="P547" style:parent-style-name="Heading2" style:family="paragraph">
      <style:paragraph-properties fo:margin-bottom="0.0833in"/>
    </style:style>
    <style:style style:name="P548" style:parent-style-name="Standard" style:family="paragraph">
      <style:paragraph-properties fo:margin-bottom="0.0833in"/>
    </style:style>
    <style:style style:name="P549" style:parent-style-name="Standard" style:family="paragraph">
      <style:paragraph-properties fo:margin-bottom="0.0833in"/>
      <style:text-properties style:font-name="Times New Roman" style:text-underline-type="single" style:text-underline-style="solid" style:text-underline-width="auto" style:text-underline-mode="continuous"/>
    </style:style>
    <style:style style:name="P550" style:parent-style-name="Standard" style:family="paragraph">
      <style:paragraph-properties fo:margin-bottom="0.0833in"/>
      <style:text-properties style:font-name="Times New Roman"/>
    </style:style>
    <style:style style:name="P551" style:parent-style-name="Standard" style:family="paragraph">
      <style:paragraph-properties fo:margin-bottom="0.0833in"/>
      <style:text-properties style:font-name="Times New Roman"/>
    </style:style>
    <style:style style:name="P552" style:parent-style-name="Standard" style:family="paragraph">
      <style:paragraph-properties fo:margin-bottom="0.0833in"/>
      <style:text-properties style:font-name="Times New Roman" style:text-underline-type="single" style:text-underline-style="solid" style:text-underline-width="auto" style:text-underline-mode="continuous"/>
    </style:style>
    <style:style style:name="P553" style:parent-style-name="Standard" style:family="paragraph">
      <style:paragraph-properties fo:margin-bottom="0.0833in"/>
      <style:text-properties style:font-name="Times New Roman" style:text-underline-type="single" style:text-underline-style="solid" style:text-underline-width="auto" style:text-underline-mode="continuous"/>
    </style:style>
    <style:style style:name="P554" style:parent-style-name="Standard" style:family="paragraph">
      <style:paragraph-properties fo:margin-bottom="0.0833in"/>
      <style:text-properties style:font-name="Times New Roman"/>
    </style:style>
    <style:style style:name="P555" style:parent-style-name="Standard" style:family="paragraph">
      <style:paragraph-properties fo:margin-bottom="0.0833in"/>
      <style:text-properties style:font-name="Times New Roman" fo:color="#000000"/>
    </style:style>
    <style:style style:name="P556" style:parent-style-name="Standard" style:family="paragraph">
      <style:paragraph-properties fo:margin-bottom="0.0833in"/>
      <style:text-properties style:font-name="Times New Roman" fo:color="#000000" fo:font-size="10pt" style:font-size-asian="10pt" style:font-size-complex="10pt"/>
    </style:style>
    <style:style style:name="P557" style:parent-style-name="Standard" style:family="paragraph">
      <style:paragraph-properties fo:margin-bottom="0.0833in"/>
      <style:text-properties style:font-name="Times New Roman" fo:color="#000000" fo:font-size="10pt" style:font-size-asian="10pt" style:font-size-complex="10pt"/>
    </style:style>
    <style:style style:name="P558" style:parent-style-name="Standard" style:family="paragraph">
      <style:paragraph-properties fo:margin-bottom="0.0833in"/>
      <style:text-properties style:font-name="Times New Roman" fo:color="#000000"/>
    </style:style>
    <style:style style:name="P559" style:parent-style-name="Standard" style:family="paragraph">
      <style:paragraph-properties fo:margin-bottom="0.0833in"/>
      <style:text-properties style:font-name="Times New Roman" fo:color="#000000"/>
    </style:style>
    <style:style style:name="TableColumn561" style:family="table-column">
      <style:table-column-properties style:column-width="0.9555in" style:use-optimal-column-width="false"/>
    </style:style>
    <style:style style:name="TableColumn562" style:family="table-column">
      <style:table-column-properties style:column-width="0.9562in" style:use-optimal-column-width="false"/>
    </style:style>
    <style:style style:name="TableColumn563" style:family="table-column">
      <style:table-column-properties style:column-width="0.9562in" style:use-optimal-column-width="false"/>
    </style:style>
    <style:style style:name="TableColumn564" style:family="table-column">
      <style:table-column-properties style:column-width="0.9562in" style:use-optimal-column-width="false"/>
    </style:style>
    <style:style style:name="TableColumn565" style:family="table-column">
      <style:table-column-properties style:column-width="0.9562in" style:use-optimal-column-width="false"/>
    </style:style>
    <style:style style:name="TableColumn566" style:family="table-column">
      <style:table-column-properties style:column-width="0.9562in" style:use-optimal-column-width="false"/>
    </style:style>
    <style:style style:name="TableColumn567" style:family="table-column">
      <style:table-column-properties style:column-width="0.9562in" style:use-optimal-column-width="false"/>
    </style:style>
    <style:style style:name="Table560" style:family="table">
      <style:table-properties style:width="6.693in" fo:margin-left="0in" table:align="left"/>
    </style:style>
    <style:style style:name="TableRow568" style:family="table-row">
      <style:table-row-properties style:use-optimal-row-height="false"/>
    </style:style>
    <style:style style:name="TableCell56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570" style:parent-style-name="TableContents" style:family="paragraph">
      <style:paragraph-properties fo:margin-bottom="0.0833in"/>
      <style:text-properties style:font-name="Times New Roman" fo:font-size="10pt" style:font-size-asian="10pt" style:font-size-complex="10pt"/>
    </style:style>
    <style:style style:name="TableCell57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572" style:parent-style-name="TableContents" style:family="paragraph">
      <style:paragraph-properties fo:margin-bottom="0.0833in"/>
      <style:text-properties style:font-name="Times New Roman" fo:font-size="10pt" style:font-size-asian="10pt" style:font-size-complex="10pt"/>
    </style:style>
    <style:style style:name="TableCell573"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574" style:parent-style-name="Standard" style:family="paragraph">
      <style:paragraph-properties fo:margin-bottom="0.0833in"/>
      <style:text-properties style:font-name="Times New Roman" fo:font-size="10pt" style:font-size-asian="10pt" style:font-size-complex="10pt"/>
    </style:style>
    <style:style style:name="TableCell575"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576" style:parent-style-name="Standard" style:family="paragraph">
      <style:paragraph-properties fo:margin-bottom="0.0833in"/>
      <style:text-properties style:font-name="Times New Roman" fo:font-size="10pt" style:font-size-asian="10pt" style:font-size-complex="10pt"/>
    </style:style>
    <style:style style:name="TableCell577"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578" style:parent-style-name="Standard" style:family="paragraph">
      <style:paragraph-properties fo:margin-bottom="0.0833in"/>
      <style:text-properties style:font-name="Times New Roman" fo:font-size="10pt" style:font-size-asian="10pt" style:font-size-complex="10pt"/>
    </style:style>
    <style:style style:name="TableCell57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580" style:parent-style-name="Standard" style:family="paragraph">
      <style:paragraph-properties fo:margin-bottom="0.0833in"/>
      <style:text-properties style:font-name="Times New Roman" fo:font-size="10pt" style:font-size-asian="10pt" style:font-size-complex="10pt"/>
    </style:style>
    <style:style style:name="TableCell581" style:family="table-cell">
      <style:table-cell-properties fo:border="0.0034in solid #000000" fo:background-color="#EEEEEE" style:writing-mode="lr-tb" fo:padding-top="0.0381in" fo:padding-left="0.0381in" fo:padding-bottom="0.0381in" fo:padding-right="0.0381in"/>
    </style:style>
    <style:style style:name="P582" style:parent-style-name="Standard" style:family="paragraph">
      <style:paragraph-properties fo:margin-bottom="0.0833in"/>
      <style:text-properties style:font-name="Times New Roman" fo:font-size="10pt" style:font-size-asian="10pt" style:font-size-complex="10pt"/>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paragraph-properties fo:margin-bottom="0.0833in"/>
      <style:text-properties style:font-name="Times New Roman" fo:font-size="10pt" style:font-size-asian="10pt" style:font-size-complex="10pt"/>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paragraph-properties fo:margin-bottom="0.0833in"/>
      <style:text-properties style:font-name="Times New Roman" fo:font-size="10pt" style:font-size-asian="10pt" style:font-size-complex="10pt"/>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fo:margin-bottom="0.0833in"/>
      <style:text-properties style:font-name="Times New Roman" fo:font-size="10pt" style:font-size-asian="10pt" style:font-size-complex="10pt"/>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paragraph-properties fo:margin-bottom="0.0833in"/>
      <style:text-properties style:font-name="Times New Roman" fo:font-size="10pt" style:font-size-asian="10pt" style:font-size-complex="10pt"/>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paragraph-properties fo:margin-bottom="0.0833in"/>
      <style:text-properties style:font-name="Times New Roman" fo:font-size="10pt" style:font-size-asian="10pt" style:font-size-complex="10pt"/>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paragraph-properties fo:margin-bottom="0.0833in"/>
      <style:text-properties style:font-name="Times New Roman" fo:font-size="10pt" style:font-size-asian="10pt" style:font-size-complex="10pt"/>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paragraph-properties fo:margin-bottom="0.0833in"/>
      <style:text-properties style:font-name="Times New Roman" fo:font-size="10pt" style:font-size-asian="10pt" style:font-size-complex="10pt"/>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paragraph-properties fo:margin-bottom="0.0833in"/>
      <style:text-properties style:font-name="Times New Roman" fo:font-size="10pt" style:font-size-asian="10pt" style:font-size-complex="10pt"/>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paragraph-properties fo:margin-bottom="0.0833in"/>
      <style:text-properties style:font-name="Times New Roman" fo:font-size="10pt" style:font-size-asian="10pt" style:font-size-complex="10pt"/>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paragraph-properties fo:margin-bottom="0.0833in"/>
      <style:text-properties style:font-name="Times New Roman" fo:font-size="10pt" style:font-size-asian="10pt" style:font-size-complex="10pt"/>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paragraph-properties fo:margin-bottom="0.0833in"/>
      <style:text-properties style:font-name="Times New Roman" fo:font-size="10pt" style:font-size-asian="10pt" style:font-size-complex="10pt"/>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paragraph-properties fo:margin-bottom="0.0833in"/>
      <style:text-properties style:font-name="Times New Roman" fo:font-size="10pt" style:font-size-asian="10pt" style:font-size-complex="10pt"/>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paragraph-properties fo:margin-bottom="0.0833in"/>
      <style:text-properties style:font-name="Times New Roman" fo:font-size="10pt" style:font-size-asian="10pt" style:font-size-complex="10pt"/>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2" style:parent-style-name="TableContents" style:family="paragraph">
      <style:paragraph-properties fo:margin-bottom="0.0833in"/>
      <style:text-properties style:font-name="Times New Roman" fo:font-size="10pt" style:font-size-asian="10pt" style:font-size-complex="10pt"/>
    </style:style>
    <style:style style:name="P613" style:parent-style-name="Standard" style:family="paragraph">
      <style:paragraph-properties fo:margin-bottom="0.0833in"/>
      <style:text-properties style:font-name="Times New Roman" fo:color="#000000"/>
    </style:style>
    <style:style style:name="P614" style:parent-style-name="Standard" style:family="paragraph">
      <style:paragraph-properties fo:margin-bottom="0.0833in"/>
      <style:text-properties style:font-name="Times New Roman" fo:color="#000000" style:text-underline-type="single" style:text-underline-style="solid" style:text-underline-width="auto" style:text-underline-mode="continuous"/>
    </style:style>
    <style:style style:name="P615" style:parent-style-name="Standard" style:family="paragraph">
      <style:paragraph-properties fo:margin-bottom="0.0833in"/>
      <style:text-properties style:font-name="Times New Roman" fo:color="#000000"/>
    </style:style>
    <style:style style:name="P616" style:parent-style-name="Standard" style:family="paragraph">
      <style:paragraph-properties fo:margin-bottom="0.0833in"/>
      <style:text-properties style:font-name="Times New Roman" fo:color="#000000"/>
    </style:style>
    <style:style style:name="P617" style:parent-style-name="Standard" style:family="paragraph">
      <style:paragraph-properties fo:margin-bottom="0.0833in"/>
      <style:text-properties style:font-name="Times New Roman" fo:color="#000000"/>
    </style:style>
    <style:style style:name="TableColumn619" style:family="table-column">
      <style:table-column-properties style:column-width="2.2305in" style:use-optimal-column-width="false"/>
    </style:style>
    <style:style style:name="TableColumn620" style:family="table-column">
      <style:table-column-properties style:column-width="2.2312in" style:use-optimal-column-width="false"/>
    </style:style>
    <style:style style:name="TableColumn621" style:family="table-column">
      <style:table-column-properties style:column-width="2.2312in" style:use-optimal-column-width="false"/>
    </style:style>
    <style:style style:name="Table618" style:family="table">
      <style:table-properties style:width="6.693in" fo:margin-left="0in" table:align="left"/>
    </style:style>
    <style:style style:name="TableRow622" style:family="table-row">
      <style:table-row-properties style:use-optimal-row-height="false"/>
    </style:style>
    <style:style style:name="TableCell623"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624" style:parent-style-name="TableContents" style:family="paragraph">
      <style:paragraph-properties fo:margin-bottom="0.0833in"/>
      <style:text-properties style:font-name="Times New Roman"/>
    </style:style>
    <style:style style:name="TableCell625"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626" style:parent-style-name="TableContents" style:family="paragraph">
      <style:paragraph-properties fo:margin-bottom="0.0833in"/>
      <style:text-properties style:font-name="Times New Roman"/>
    </style:style>
    <style:style style:name="TableCell627" style:family="table-cell">
      <style:table-cell-properties fo:border="0.0034in solid #000000" fo:background-color="#EEEEEE" style:writing-mode="lr-tb" fo:padding-top="0.0381in" fo:padding-left="0.0381in" fo:padding-bottom="0.0381in" fo:padding-right="0.0381in"/>
    </style:style>
    <style:style style:name="P628" style:parent-style-name="TableContents" style:family="paragraph">
      <style:paragraph-properties fo:margin-bottom="0.0833in"/>
      <style:text-properties style:font-name="Times New Roman"/>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paragraph-properties fo:margin-bottom="0.0833in"/>
      <style:text-properties style:font-name="Times New Roman"/>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paragraph-properties fo:margin-bottom="0.0833in"/>
      <style:text-properties style:font-name="Times New Roman"/>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5" style:parent-style-name="TableContents" style:family="paragraph">
      <style:paragraph-properties fo:margin-bottom="0.0833in"/>
      <style:text-properties style:font-name="Times New Roman"/>
    </style:style>
    <style:style style:name="P636" style:parent-style-name="Standard" style:family="paragraph">
      <style:paragraph-properties fo:margin-bottom="0.0833in"/>
    </style:style>
    <style:style style:name="P637" style:parent-style-name="Heading2" style:family="paragraph">
      <style:paragraph-properties fo:margin-bottom="0.0833in"/>
    </style:style>
    <style:style style:name="P638" style:parent-style-name="Standard" style:family="paragraph">
      <style:paragraph-properties fo:margin-bottom="0.0833in"/>
    </style:style>
    <style:style style:name="T639" style:parent-style-name="DefaultParagraphFont" style:family="text">
      <style:text-properties fo:font-style="italic" style:font-style-asian="italic" style:font-style-complex="italic"/>
    </style:style>
    <style:style style:name="T640"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641" style:parent-style-name="DefaultParagraphFont" style:family="text">
      <style:text-properties style:font-name="Times New Roman" fo:font-style="italic" style:font-style-asian="italic" style:font-style-complex="italic"/>
    </style:style>
    <style:style style:name="T642"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643" style:parent-style-name="DefaultParagraphFont" style:family="text">
      <style:text-properties style:font-name="Times New Roman" fo:font-style="italic" style:font-style-asian="italic" style:font-style-complex="italic"/>
    </style:style>
    <style:style style:name="T644"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645" style:parent-style-name="DefaultParagraphFont" style:family="text">
      <style:text-properties style:font-name="Times New Roman" fo:font-style="italic" style:font-style-asian="italic" style:font-style-complex="italic"/>
    </style:style>
    <style:style style:name="T646"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647" style:parent-style-name="DefaultParagraphFont" style:family="text">
      <style:text-properties style:font-name="Times New Roman" fo:font-style="italic" style:font-style-asian="italic" style:font-style-complex="italic"/>
    </style:style>
    <style:style style:name="T648"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649" style:parent-style-name="DefaultParagraphFont" style:family="text">
      <style:text-properties style:font-name="Times New Roman" fo:font-style="italic" style:font-style-asian="italic" style:font-style-complex="italic"/>
    </style:style>
    <style:style style:name="T650"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651" style:parent-style-name="DefaultParagraphFont" style:family="text">
      <style:text-properties style:font-name="Times New Roman" fo:font-style="italic" style:font-style-asian="italic" style:font-style-complex="italic"/>
    </style:style>
    <style:style style:name="T652"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653" style:parent-style-name="DefaultParagraphFont" style:family="text">
      <style:text-properties style:font-name="Times New Roman" fo:font-style="italic" style:font-style-asian="italic" style:font-style-complex="italic"/>
    </style:style>
    <style:style style:name="T654" style:parent-style-name="DefaultParagraphFont" style:family="text">
      <style:text-properties style:font-name="Times New Roman"/>
    </style:style>
    <style:style style:name="T655" style:parent-style-name="DefaultParagraphFont" style:family="text">
      <style:text-properties style:font-name="Times New Roman" style:text-underline-type="single" style:text-underline-style="solid" style:text-underline-width="auto" style:text-underline-mode="continuous"/>
    </style:style>
    <style:style style:name="T656" style:parent-style-name="DefaultParagraphFont" style:family="text">
      <style:text-properties style:font-name="Times New Roman"/>
    </style:style>
    <style:style style:name="T657" style:parent-style-name="DefaultParagraphFont" style:family="text">
      <style:text-properties style:font-name="Times New Roman" style:text-underline-type="single" style:text-underline-style="solid" style:text-underline-width="auto" style:text-underline-mode="continuous"/>
    </style:style>
    <style:style style:name="T658" style:parent-style-name="DefaultParagraphFont" style:family="text">
      <style:text-properties style:font-name="Times New Roman"/>
    </style:style>
    <style:style style:name="T659" style:parent-style-name="DefaultParagraphFont" style:family="text">
      <style:text-properties style:font-name="Times New Roman" style:text-underline-type="single" style:text-underline-style="solid" style:text-underline-width="auto" style:text-underline-mode="continuous"/>
    </style:style>
    <style:style style:name="T660" style:parent-style-name="DefaultParagraphFont" style:family="text">
      <style:text-properties style:font-name="Times New Roman"/>
    </style:style>
    <style:style style:name="T661" style:parent-style-name="DefaultParagraphFont" style:family="text">
      <style:text-properties style:font-name="Times New Roman" style:text-underline-type="single" style:text-underline-style="solid" style:text-underline-width="auto" style:text-underline-mode="continuous"/>
    </style:style>
    <style:style style:name="T662" style:parent-style-name="DefaultParagraphFont" style:family="text">
      <style:text-properties style:font-name="Times New Roman"/>
    </style:style>
    <style:style style:name="T663" style:parent-style-name="DefaultParagraphFont" style:family="text">
      <style:text-properties style:font-name="Times New Roman" style:text-underline-type="single" style:text-underline-style="solid" style:text-underline-width="auto" style:text-underline-mode="continuous"/>
    </style:style>
    <style:style style:name="T664" style:parent-style-name="DefaultParagraphFont" style:family="text">
      <style:text-properties style:font-name="Times New Roman"/>
    </style:style>
    <style:style style:name="T665" style:parent-style-name="DefaultParagraphFont" style:family="text">
      <style:text-properties style:font-name="Times New Roman" style:text-underline-type="single" style:text-underline-style="solid" style:text-underline-width="auto" style:text-underline-mode="continuous"/>
    </style:style>
    <style:style style:name="T666" style:parent-style-name="DefaultParagraphFont" style:family="text">
      <style:text-properties style:font-name="Times New Roman"/>
    </style:style>
    <style:style style:name="T667" style:parent-style-name="DefaultParagraphFont" style:family="text">
      <style:text-properties style:font-name="Times New Roman"/>
    </style:style>
    <style:style style:name="T668" style:parent-style-name="DefaultParagraphFont" style:family="text">
      <style:text-properties style:font-name="Times New Roman"/>
    </style:style>
    <style:style style:name="P669" style:parent-style-name="Standard" style:family="paragraph">
      <style:paragraph-properties fo:margin-bottom="0.0833in"/>
    </style:style>
    <style:style style:name="T670" style:parent-style-name="DefaultParagraphFont" style:family="text">
      <style:text-properties style:font-name="Times New Roman"/>
    </style:style>
    <style:style style:name="T671" style:parent-style-name="DefaultParagraphFont" style:family="text">
      <style:text-properties style:font-name="Times New Roman" fo:font-style="italic" style:font-style-asian="italic" style:font-style-complex="italic"/>
    </style:style>
    <style:style style:name="T672" style:parent-style-name="DefaultParagraphFont" style:family="text">
      <style:text-properties style:font-name="Times New Roman"/>
    </style:style>
    <style:style style:name="T673" style:parent-style-name="DefaultParagraphFont" style:family="text">
      <style:text-properties style:font-name="Times New Roman" fo:font-style="italic" style:font-style-asian="italic" style:font-style-complex="italic"/>
    </style:style>
    <style:style style:name="T674" style:parent-style-name="DefaultParagraphFont" style:family="text">
      <style:text-properties style:font-name="Times New Roman"/>
    </style:style>
    <style:style style:name="TableColumn676" style:family="table-column">
      <style:table-column-properties style:column-width="2.2305in" style:use-optimal-column-width="false"/>
    </style:style>
    <style:style style:name="TableColumn677" style:family="table-column">
      <style:table-column-properties style:column-width="2.2312in" style:use-optimal-column-width="false"/>
    </style:style>
    <style:style style:name="TableColumn678" style:family="table-column">
      <style:table-column-properties style:column-width="2.2312in" style:use-optimal-column-width="false"/>
    </style:style>
    <style:style style:name="Table675" style:family="table">
      <style:table-properties style:width="6.693in" fo:margin-left="0in" table:align="left"/>
    </style:style>
    <style:style style:name="TableRow679" style:family="table-row">
      <style:table-row-properties style:use-optimal-row-height="false"/>
    </style:style>
    <style:style style:name="TableCell680"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681" style:parent-style-name="TableContents" style:family="paragraph">
      <style:paragraph-properties fo:margin-bottom="0.0833in"/>
      <style:text-properties style:font-name="Times New Roman"/>
    </style:style>
    <style:style style:name="TableCell68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683" style:parent-style-name="TableContents" style:family="paragraph">
      <style:paragraph-properties fo:margin-bottom="0.0833in"/>
      <style:text-properties style:font-name="Times New Roman"/>
    </style:style>
    <style:style style:name="TableCell684" style:family="table-cell">
      <style:table-cell-properties fo:border="0.0034in solid #000000" fo:background-color="#EEEEEE" style:writing-mode="lr-tb" fo:padding-top="0.0381in" fo:padding-left="0.0381in" fo:padding-bottom="0.0381in" fo:padding-right="0.0381in"/>
    </style:style>
    <style:style style:name="P685" style:parent-style-name="TableContents" style:family="paragraph">
      <style:paragraph-properties fo:margin-bottom="0.0833in"/>
      <style:text-properties style:font-name="Times New Roman"/>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margin-bottom="0.0833in"/>
      <style:text-properties style:font-name="Times New Roman"/>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margin-bottom="0.0833in"/>
      <style:text-properties style:font-name="Times New Roman"/>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2" style:parent-style-name="TableContents" style:family="paragraph">
      <style:paragraph-properties fo:margin-bottom="0.0833in"/>
      <style:text-properties style:font-name="Times New Roman"/>
    </style:style>
    <style:style style:name="P693" style:parent-style-name="Standard" style:family="paragraph">
      <style:paragraph-properties fo:margin-bottom="0.0833in"/>
      <style:text-properties style:font-name="Times New Roman" fo:color="#000000"/>
    </style:style>
    <style:style style:name="P694" style:parent-style-name="Heading2" style:family="paragraph">
      <style:paragraph-properties fo:margin-bottom="0.0833in"/>
    </style:style>
    <style:style style:name="P695" style:parent-style-name="Standard" style:family="paragraph">
      <style:paragraph-properties fo:margin-bottom="0.0833in"/>
    </style:style>
    <style:style style:name="P696" style:parent-style-name="Standard" style:family="paragraph"/>
    <style:style style:name="P697" style:parent-style-name="Standard" style:family="paragraph"/>
    <style:style style:name="P698" style:parent-style-name="Standard" style:family="paragraph"/>
    <style:style style:name="P699" style:parent-style-name="Standard" style:family="paragraph"/>
    <style:style style:name="P700" style:parent-style-name="Standard" style:family="paragraph"/>
    <style:style style:name="P701" style:parent-style-name="Standard" style:family="paragraph"/>
    <style:style style:name="P702" style:parent-style-name="Standard" style:family="paragraph"/>
    <style:style style:name="P703" style:parent-style-name="Standard" style:family="paragraph"/>
    <style:style style:name="P704" style:parent-style-name="Standard" style:family="paragraph"/>
    <style:style style:name="P705" style:parent-style-name="Standard" style:family="paragraph"/>
    <style:style style:name="P706" style:parent-style-name="Standard" style:family="paragraph"/>
    <style:style style:name="P707" style:parent-style-name="Standard" style:family="paragraph"/>
    <style:style style:name="P708" style:parent-style-name="Standard" style:family="paragraph"/>
    <style:style style:name="P709" style:parent-style-name="Standard" style:family="paragraph"/>
    <style:style style:name="P710" style:parent-style-name="Standard" style:family="paragraph">
      <style:paragraph-properties fo:margin-bottom="0.0833in"/>
    </style:style>
    <style:style style:name="P711" style:parent-style-name="Standard" style:family="paragraph">
      <style:paragraph-properties fo:margin-bottom="0.0833in"/>
    </style:style>
    <style:style style:name="P712" style:parent-style-name="Standard" style:family="paragraph">
      <style:paragraph-properties fo:margin-bottom="0.0833in"/>
      <style:text-properties fo:font-weight="bold" style:font-weight-asian="bold" style:font-weight-complex="bold" fo:language="it" fo:country="IT"/>
    </style:style>
    <style:style style:name="S1" style:family="section">
      <style:section-properties fo:margin-left="0in" fo:margin-right="0in" style:writing-mode="lr-tb">
        <style:columns fo:column-count="3" fo:column-gap="0.5in"/>
      </style:section-properties>
    </style:style>
    <style:style style:name="P713" style:parent-style-name="Standard" style:family="paragraph">
      <style:text-properties fo:language="it" fo:country="IT"/>
    </style:style>
    <style:style style:name="P714" style:parent-style-name="Standard" style:family="paragraph">
      <style:text-properties fo:language="it" fo:country="IT"/>
    </style:style>
    <style:style style:name="P715" style:parent-style-name="Standard" style:family="paragraph">
      <style:text-properties fo:language="it" fo:country="IT"/>
    </style:style>
    <style:style style:name="P716" style:parent-style-name="Standard" style:family="paragraph">
      <style:text-properties fo:language="it" fo:country="IT"/>
    </style:style>
    <style:style style:name="P717" style:parent-style-name="Standard" style:family="paragraph">
      <style:text-properties fo:language="it" fo:country="IT"/>
    </style:style>
    <style:style style:name="P718" style:parent-style-name="Standard" style:family="paragraph">
      <style:text-properties fo:language="it" fo:country="IT"/>
    </style:style>
    <style:style style:name="P719" style:parent-style-name="Standard" style:family="paragraph">
      <style:text-properties fo:language="it" fo:country="IT"/>
    </style:style>
    <style:style style:name="P720" style:parent-style-name="Standard" style:family="paragraph">
      <style:text-properties fo:language="it" fo:country="IT"/>
    </style:style>
    <style:style style:name="P721" style:parent-style-name="Standard" style:family="paragraph">
      <style:text-properties fo:language="it" fo:country="IT"/>
    </style:style>
    <style:style style:name="P722" style:parent-style-name="Standard" style:family="paragraph">
      <style:text-properties fo:language="it" fo:country="IT"/>
    </style:style>
    <style:style style:name="P723" style:parent-style-name="Standard" style:family="paragraph">
      <style:text-properties fo:language="it" fo:country="IT"/>
    </style:style>
    <style:style style:name="P724" style:parent-style-name="Standard" style:family="paragraph">
      <style:text-properties fo:language="it" fo:country="IT"/>
    </style:style>
    <style:style style:name="P725" style:parent-style-name="Standard" style:family="paragraph">
      <style:text-properties fo:language="it" fo:country="IT"/>
    </style:style>
    <style:style style:name="P726" style:parent-style-name="Standard" style:family="paragraph">
      <style:text-properties fo:language="it" fo:country="IT"/>
    </style:style>
    <style:style style:name="P727" style:parent-style-name="Standard" style:family="paragraph">
      <style:text-properties fo:language="it" fo:country="IT"/>
    </style:style>
    <style:style style:name="P728" style:parent-style-name="Standard" style:family="paragraph">
      <style:text-properties fo:language="it" fo:country="IT"/>
    </style:style>
    <style:style style:name="P729" style:parent-style-name="Standard" style:family="paragraph">
      <style:text-properties fo:language="it" fo:country="IT"/>
    </style:style>
    <style:style style:name="S2" style:family="section">
      <style:section-properties fo:margin-left="0in" fo:margin-right="0in" style:writing-mode="lr-tb"/>
    </style:style>
    <style:style style:name="P730" style:parent-style-name="Standard" style:family="paragraph">
      <style:paragraph-properties fo:margin-bottom="0.0833in"/>
      <style:text-properties fo:font-weight="bold" style:font-weight-asian="bold" style:font-weight-complex="bold" fo:language="it" fo:country="IT"/>
    </style:style>
    <style:style style:name="P731" style:parent-style-name="Standard" style:family="paragraph">
      <style:paragraph-properties fo:margin-bottom="0.0833in"/>
      <style:text-properties fo:font-weight="bold" style:font-weight-asian="bold" style:font-weight-complex="bold" fo:language="it" fo:country="IT"/>
    </style:style>
    <style:style style:name="S3" style:family="section">
      <style:section-properties fo:margin-left="0in" fo:margin-right="0in" style:writing-mode="lr-tb">
        <style:columns fo:column-count="3" fo:column-gap="0.5in"/>
      </style:section-properties>
    </style:style>
    <style:style style:name="P732" style:parent-style-name="Standard" style:family="paragraph">
      <style:text-properties fo:language="it" fo:country="IT"/>
    </style:style>
    <style:style style:name="P733" style:parent-style-name="Standard" style:family="paragraph">
      <style:text-properties fo:language="it" fo:country="IT"/>
    </style:style>
    <style:style style:name="P734" style:parent-style-name="Standard" style:family="paragraph">
      <style:text-properties fo:language="it" fo:country="IT"/>
    </style:style>
    <style:style style:name="P735" style:parent-style-name="Standard" style:family="paragraph">
      <style:text-properties fo:language="it" fo:country="IT"/>
    </style:style>
    <style:style style:name="P736" style:parent-style-name="Standard" style:family="paragraph">
      <style:text-properties fo:language="it" fo:country="IT"/>
    </style:style>
    <style:style style:name="P737" style:parent-style-name="Standard" style:family="paragraph">
      <style:text-properties fo:language="it" fo:country="IT"/>
    </style:style>
    <style:style style:name="P738" style:parent-style-name="Standard" style:family="paragraph">
      <style:text-properties fo:language="it" fo:country="IT"/>
    </style:style>
    <style:style style:name="P739" style:parent-style-name="Standard" style:family="paragraph">
      <style:text-properties fo:language="it" fo:country="IT"/>
    </style:style>
    <style:style style:name="P740" style:parent-style-name="Standard" style:family="paragraph">
      <style:text-properties fo:language="it" fo:country="IT"/>
    </style:style>
    <style:style style:name="P741" style:parent-style-name="Standard" style:family="paragraph">
      <style:text-properties fo:language="it" fo:country="IT"/>
    </style:style>
    <style:style style:name="P742" style:parent-style-name="Standard" style:family="paragraph">
      <style:text-properties fo:language="it" fo:country="IT"/>
    </style:style>
    <style:style style:name="P743" style:parent-style-name="Standard" style:family="paragraph">
      <style:text-properties fo:language="it" fo:country="IT"/>
    </style:style>
    <style:style style:name="P744" style:parent-style-name="Standard" style:family="paragraph">
      <style:text-properties fo:language="it" fo:country="IT"/>
    </style:style>
    <style:style style:name="P745" style:parent-style-name="Standard" style:family="paragraph">
      <style:text-properties fo:language="it" fo:country="IT"/>
    </style:style>
    <style:style style:name="P746" style:parent-style-name="Standard" style:family="paragraph">
      <style:text-properties fo:language="it" fo:country="IT"/>
    </style:style>
    <style:style style:name="P747" style:parent-style-name="Standard" style:family="paragraph">
      <style:text-properties fo:language="it" fo:country="IT"/>
    </style:style>
    <style:style style:name="P748" style:parent-style-name="Standard" style:family="paragraph">
      <style:text-properties fo:language="it" fo:country="IT"/>
    </style:style>
    <style:style style:name="P749" style:parent-style-name="Standard" style:family="paragraph">
      <style:text-properties fo:language="it" fo:country="IT"/>
    </style:style>
    <style:style style:name="P750" style:parent-style-name="Standard" style:family="paragraph">
      <style:text-properties fo:language="it" fo:country="IT"/>
    </style:style>
    <style:style style:name="P751" style:parent-style-name="Standard" style:family="paragraph">
      <style:text-properties fo:language="it" fo:country="IT"/>
    </style:style>
    <style:style style:name="P752" style:parent-style-name="Standard" style:family="paragraph">
      <style:text-properties fo:language="it" fo:country="IT"/>
    </style:style>
    <style:style style:name="P753" style:parent-style-name="Standard" style:family="paragraph">
      <style:text-properties fo:language="it" fo:country="IT"/>
    </style:style>
    <style:style style:name="P754" style:parent-style-name="Standard" style:family="paragraph">
      <style:text-properties fo:language="it" fo:country="IT"/>
    </style:style>
    <style:style style:name="P755" style:parent-style-name="Standard" style:family="paragraph">
      <style:text-properties fo:language="it" fo:country="IT"/>
    </style:style>
    <style:style style:name="P756" style:parent-style-name="Standard" style:family="paragraph">
      <style:text-properties fo:language="it" fo:country="IT"/>
    </style:style>
    <style:style style:name="P757" style:parent-style-name="Standard" style:family="paragraph">
      <style:text-properties fo:language="it" fo:country="IT"/>
    </style:style>
    <style:style style:name="P758" style:parent-style-name="Standard" style:family="paragraph">
      <style:text-properties fo:language="it" fo:country="IT"/>
    </style:style>
    <style:style style:name="P759" style:parent-style-name="Standard" style:family="paragraph">
      <style:text-properties fo:language="it" fo:country="IT"/>
    </style:style>
    <style:style style:name="P760" style:parent-style-name="Standard" style:family="paragraph">
      <style:text-properties fo:language="it" fo:country="IT"/>
    </style:style>
    <style:style style:name="P761" style:parent-style-name="Standard" style:family="paragraph">
      <style:text-properties fo:language="it" fo:country="IT"/>
    </style:style>
    <style:style style:name="P762" style:parent-style-name="Standard" style:family="paragraph">
      <style:text-properties fo:language="it" fo:country="IT"/>
    </style:style>
    <style:style style:name="S4" style:family="section">
      <style:section-properties fo:margin-left="0in" fo:margin-right="0in" style:writing-mode="lr-tb"/>
    </style:style>
    <style:style style:name="P763" style:parent-style-name="Standard" style:family="paragraph">
      <style:paragraph-properties fo:margin-bottom="0.0833in"/>
      <style:text-properties fo:language="it" fo:country="IT"/>
    </style:style>
    <style:style style:name="P764" style:parent-style-name="Standard" style:family="paragraph">
      <style:paragraph-properties fo:margin-bottom="0.0833in"/>
      <style:text-properties fo:font-weight="bold" style:font-weight-asian="bold" style:font-weight-complex="bold" fo:language="it" fo:country="IT"/>
    </style:style>
    <style:style style:name="S5" style:family="section">
      <style:section-properties fo:margin-left="0in" fo:margin-right="0in" style:writing-mode="lr-tb">
        <style:columns fo:column-count="3" fo:column-gap="0.5in"/>
      </style:section-properties>
    </style:style>
    <style:style style:name="P765" style:parent-style-name="Standard" style:family="paragraph">
      <style:text-properties fo:language="it" fo:country="IT"/>
    </style:style>
    <style:style style:name="P766" style:parent-style-name="Standard" style:family="paragraph">
      <style:text-properties fo:language="it" fo:country="IT"/>
    </style:style>
    <style:style style:name="P767" style:parent-style-name="Standard" style:family="paragraph">
      <style:text-properties fo:language="it" fo:country="IT"/>
    </style:style>
    <style:style style:name="P768" style:parent-style-name="Standard" style:family="paragraph">
      <style:text-properties fo:language="it" fo:country="IT"/>
    </style:style>
    <style:style style:name="P769" style:parent-style-name="Standard" style:family="paragraph">
      <style:text-properties fo:language="it" fo:country="IT"/>
    </style:style>
    <style:style style:name="S6" style:family="section">
      <style:section-properties fo:margin-left="0in" fo:margin-right="0in" style:writing-mode="lr-tb"/>
    </style:style>
    <style:style style:name="P770" style:parent-style-name="Standard" style:family="paragraph">
      <style:paragraph-properties fo:margin-bottom="0.0833in"/>
      <style:text-properties fo:language="it" fo:country="IT"/>
    </style:style>
    <style:style style:name="P771" style:parent-style-name="Standard" style:family="paragraph">
      <style:paragraph-properties fo:margin-bottom="0.0833in"/>
      <style:text-properties fo:font-weight="bold" style:font-weight-asian="bold" style:font-weight-complex="bold" fo:language="it" fo:country="IT"/>
    </style:style>
    <style:style style:name="S7" style:family="section">
      <style:section-properties fo:margin-left="0in" fo:margin-right="0in" style:writing-mode="lr-tb">
        <style:columns fo:column-count="3" fo:column-gap="0.5in"/>
      </style:section-properties>
    </style:style>
    <style:style style:name="P772" style:parent-style-name="Standard" style:family="paragraph">
      <style:text-properties fo:language="it" fo:country="IT"/>
    </style:style>
    <style:style style:name="P773" style:parent-style-name="Standard" style:family="paragraph">
      <style:text-properties fo:language="it" fo:country="IT"/>
    </style:style>
    <style:style style:name="P774" style:parent-style-name="Standard" style:family="paragraph">
      <style:text-properties fo:language="it" fo:country="IT"/>
    </style:style>
    <style:style style:name="P775" style:parent-style-name="Standard" style:family="paragraph">
      <style:text-properties fo:language="it" fo:country="IT"/>
    </style:style>
    <style:style style:name="P776" style:parent-style-name="Standard" style:family="paragraph">
      <style:text-properties fo:language="it" fo:country="IT"/>
    </style:style>
    <style:style style:name="P777" style:parent-style-name="Standard" style:family="paragraph">
      <style:text-properties fo:language="it" fo:country="IT"/>
    </style:style>
    <style:style style:name="P778" style:parent-style-name="Standard" style:family="paragraph">
      <style:text-properties fo:language="it" fo:country="IT"/>
    </style:style>
    <style:style style:name="P779" style:parent-style-name="Standard" style:family="paragraph">
      <style:text-properties fo:language="it" fo:country="IT"/>
    </style:style>
    <style:style style:name="P780" style:parent-style-name="Standard" style:family="paragraph">
      <style:text-properties fo:language="it" fo:country="IT"/>
    </style:style>
    <style:style style:name="P781" style:parent-style-name="Standard" style:family="paragraph">
      <style:text-properties fo:language="it" fo:country="IT"/>
    </style:style>
    <style:style style:name="P782" style:parent-style-name="Standard" style:family="paragraph">
      <style:text-properties fo:language="it" fo:country="IT"/>
    </style:style>
    <style:style style:name="P783" style:parent-style-name="Standard" style:family="paragraph">
      <style:text-properties fo:language="it" fo:country="IT"/>
    </style:style>
    <style:style style:name="P784" style:parent-style-name="Standard" style:family="paragraph">
      <style:text-properties fo:language="it" fo:country="IT"/>
    </style:style>
    <style:style style:name="P785" style:parent-style-name="Standard" style:family="paragraph">
      <style:text-properties fo:language="it" fo:country="IT"/>
    </style:style>
    <style:style style:name="P786" style:parent-style-name="Standard" style:family="paragraph">
      <style:text-properties fo:language="it" fo:country="IT"/>
    </style:style>
    <style:style style:name="S8" style:family="section">
      <style:section-properties fo:margin-left="0in" fo:margin-right="0in" style:writing-mode="lr-tb"/>
    </style:style>
    <style:style style:name="P787" style:parent-style-name="Standard" style:family="paragraph">
      <style:paragraph-properties fo:margin-bottom="0.0833in"/>
      <style:text-properties fo:language="it" fo:country="IT"/>
    </style:style>
    <style:style style:name="P788" style:parent-style-name="Standard" style:family="paragraph">
      <style:paragraph-properties fo:margin-bottom="0.0833in"/>
      <style:text-properties fo:language="it" fo:country="IT"/>
    </style:style>
    <style:style style:name="P789" style:parent-style-name="Standard" style:family="paragraph">
      <style:paragraph-properties fo:margin-bottom="0.0833in"/>
      <style:text-properties fo:font-weight="bold" style:font-weight-asian="bold" style:font-weight-complex="bold" fo:language="it" fo:country="IT"/>
    </style:style>
    <style:style style:name="S9" style:family="section">
      <style:section-properties fo:margin-left="0in" fo:margin-right="0in" style:writing-mode="lr-tb">
        <style:columns fo:column-count="3" fo:column-gap="0.5in"/>
      </style:section-properties>
    </style:style>
    <style:style style:name="P790" style:parent-style-name="Standard" style:family="paragraph">
      <style:text-properties fo:language="it" fo:country="IT"/>
    </style:style>
    <style:style style:name="P791" style:parent-style-name="Standard" style:family="paragraph">
      <style:text-properties fo:language="it" fo:country="IT"/>
    </style:style>
    <style:style style:name="P792" style:parent-style-name="Standard" style:family="paragraph">
      <style:text-properties fo:language="it" fo:country="IT"/>
    </style:style>
    <style:style style:name="P793" style:parent-style-name="Standard" style:family="paragraph">
      <style:text-properties fo:language="it" fo:country="IT"/>
    </style:style>
    <style:style style:name="P794" style:parent-style-name="Standard" style:family="paragraph">
      <style:text-properties fo:language="it" fo:country="IT"/>
    </style:style>
    <style:style style:name="P795" style:parent-style-name="Standard" style:family="paragraph">
      <style:text-properties fo:language="it" fo:country="IT"/>
    </style:style>
    <style:style style:name="P796" style:parent-style-name="Standard" style:family="paragraph">
      <style:text-properties fo:language="it" fo:country="IT"/>
    </style:style>
    <style:style style:name="S10" style:family="section">
      <style:section-properties fo:margin-left="0in" fo:margin-right="0in" style:writing-mode="lr-tb"/>
    </style:style>
    <style:style style:name="P797" style:parent-style-name="Standard" style:family="paragraph">
      <style:paragraph-properties fo:margin-bottom="0.0833in"/>
      <style:text-properties fo:language="it" fo:country="IT"/>
    </style:style>
    <style:style style:name="P798" style:parent-style-name="Standard" style:family="paragraph">
      <style:paragraph-properties fo:margin-bottom="0.0833in"/>
      <style:text-properties fo:font-weight="bold" style:font-weight-asian="bold" style:font-weight-complex="bold" fo:language="it" fo:country="IT"/>
    </style:style>
    <style:style style:name="S11" style:family="section">
      <style:section-properties fo:margin-left="0in" fo:margin-right="0in" style:writing-mode="lr-tb">
        <style:columns fo:column-count="3" fo:column-gap="0.5in"/>
      </style:section-properties>
    </style:style>
    <style:style style:name="P799" style:parent-style-name="Standard" style:family="paragraph">
      <style:text-properties fo:language="it" fo:country="IT"/>
    </style:style>
    <style:style style:name="P800" style:parent-style-name="Standard" style:family="paragraph">
      <style:text-properties fo:language="it" fo:country="IT"/>
    </style:style>
    <style:style style:name="P801" style:parent-style-name="Standard" style:family="paragraph">
      <style:text-properties fo:language="it" fo:country="IT"/>
    </style:style>
    <style:style style:name="P802" style:parent-style-name="Standard" style:family="paragraph">
      <style:text-properties fo:language="it" fo:country="IT"/>
    </style:style>
    <style:style style:name="P803" style:parent-style-name="Standard" style:family="paragraph">
      <style:text-properties fo:language="it" fo:country="IT"/>
    </style:style>
    <style:style style:name="P804" style:parent-style-name="Standard" style:family="paragraph">
      <style:text-properties fo:language="it" fo:country="IT"/>
    </style:style>
    <style:style style:name="P805" style:parent-style-name="Standard" style:family="paragraph">
      <style:text-properties fo:language="it" fo:country="IT"/>
    </style:style>
    <style:style style:name="P806" style:parent-style-name="Standard" style:family="paragraph">
      <style:text-properties fo:language="it" fo:country="IT"/>
    </style:style>
    <style:style style:name="P807" style:parent-style-name="Standard" style:family="paragraph">
      <style:text-properties fo:language="it" fo:country="IT"/>
    </style:style>
    <style:style style:name="P808" style:parent-style-name="Standard" style:family="paragraph">
      <style:text-properties fo:language="it" fo:country="IT"/>
    </style:style>
    <style:style style:name="P809" style:parent-style-name="Standard" style:family="paragraph">
      <style:text-properties fo:language="it" fo:country="IT"/>
    </style:style>
    <style:style style:name="P810" style:parent-style-name="Standard" style:family="paragraph">
      <style:text-properties fo:language="it" fo:country="IT"/>
    </style:style>
    <style:style style:name="P811" style:parent-style-name="Standard" style:family="paragraph">
      <style:text-properties fo:language="it" fo:country="IT"/>
    </style:style>
    <style:style style:name="P812" style:parent-style-name="Standard" style:family="paragraph">
      <style:text-properties fo:language="it" fo:country="IT"/>
    </style:style>
    <style:style style:name="S12" style:family="section">
      <style:section-properties fo:margin-left="0in" fo:margin-right="0in" style:writing-mode="lr-tb"/>
    </style:style>
    <style:style style:name="P813" style:parent-style-name="Standard" style:family="paragraph">
      <style:paragraph-properties fo:margin-bottom="0.0833in"/>
      <style:text-properties fo:language="it" fo:country="IT"/>
    </style:style>
    <style:style style:name="P814" style:parent-style-name="Standard" style:family="paragraph">
      <style:paragraph-properties fo:margin-bottom="0.0833in"/>
      <style:text-properties fo:font-weight="bold" style:font-weight-asian="bold" style:font-weight-complex="bold" fo:language="it" fo:country="IT"/>
    </style:style>
    <style:style style:name="S13" style:family="section">
      <style:section-properties fo:margin-left="0in" fo:margin-right="0in" style:writing-mode="lr-tb">
        <style:columns fo:column-count="3" fo:column-gap="0.5in"/>
      </style:section-properties>
    </style:style>
    <style:style style:name="P815" style:parent-style-name="Standard" style:family="paragraph">
      <style:text-properties fo:language="it" fo:country="IT"/>
    </style:style>
    <style:style style:name="P816" style:parent-style-name="Standard" style:family="paragraph">
      <style:text-properties fo:language="it" fo:country="IT"/>
    </style:style>
    <style:style style:name="P817" style:parent-style-name="Standard" style:family="paragraph">
      <style:text-properties fo:language="it" fo:country="IT"/>
    </style:style>
    <style:style style:name="P818" style:parent-style-name="Standard" style:family="paragraph">
      <style:text-properties fo:language="it" fo:country="IT"/>
    </style:style>
    <style:style style:name="P819" style:parent-style-name="Standard" style:family="paragraph">
      <style:text-properties fo:language="it" fo:country="IT"/>
    </style:style>
    <style:style style:name="P820" style:parent-style-name="Standard" style:family="paragraph">
      <style:text-properties fo:language="it" fo:country="IT"/>
    </style:style>
    <style:style style:name="P821" style:parent-style-name="Standard" style:family="paragraph">
      <style:text-properties fo:language="it" fo:country="IT"/>
    </style:style>
    <style:style style:name="P822" style:parent-style-name="Standard" style:family="paragraph">
      <style:text-properties fo:language="it" fo:country="IT"/>
    </style:style>
    <style:style style:name="P823" style:parent-style-name="Standard" style:family="paragraph">
      <style:text-properties fo:language="it" fo:country="IT"/>
    </style:style>
    <style:style style:name="P824" style:parent-style-name="Standard" style:family="paragraph">
      <style:text-properties fo:language="it" fo:country="IT"/>
    </style:style>
    <style:style style:name="P825" style:parent-style-name="Standard" style:family="paragraph">
      <style:text-properties fo:language="it" fo:country="IT"/>
    </style:style>
    <style:style style:name="P826" style:parent-style-name="Standard" style:family="paragraph">
      <style:text-properties fo:language="it" fo:country="IT"/>
    </style:style>
    <style:style style:name="P827" style:parent-style-name="Standard" style:family="paragraph">
      <style:text-properties fo:language="it" fo:country="IT"/>
    </style:style>
    <style:style style:name="P828" style:parent-style-name="Standard" style:family="paragraph">
      <style:text-properties fo:language="it" fo:country="IT"/>
    </style:style>
    <style:style style:name="P829" style:parent-style-name="Standard" style:family="paragraph">
      <style:text-properties fo:language="it" fo:country="IT"/>
    </style:style>
    <style:style style:name="P830" style:parent-style-name="Standard" style:family="paragraph">
      <style:text-properties fo:language="it" fo:country="IT"/>
    </style:style>
    <style:style style:name="P831" style:parent-style-name="Standard" style:family="paragraph">
      <style:text-properties fo:language="it" fo:country="IT"/>
    </style:style>
    <style:style style:name="P832" style:parent-style-name="Standard" style:family="paragraph">
      <style:text-properties fo:language="it" fo:country="IT"/>
    </style:style>
    <style:style style:name="P833" style:parent-style-name="Standard" style:family="paragraph">
      <style:text-properties fo:language="it" fo:country="IT"/>
    </style:style>
    <style:style style:name="P834" style:parent-style-name="Standard" style:family="paragraph">
      <style:text-properties fo:language="it" fo:country="IT"/>
    </style:style>
    <style:style style:name="P835" style:parent-style-name="Standard" style:family="paragraph">
      <style:text-properties fo:language="it" fo:country="IT"/>
    </style:style>
    <style:style style:name="P836" style:parent-style-name="Standard" style:family="paragraph">
      <style:text-properties fo:language="it" fo:country="IT"/>
    </style:style>
    <style:style style:name="P837" style:parent-style-name="Standard" style:family="paragraph">
      <style:text-properties fo:language="it" fo:country="IT"/>
    </style:style>
    <style:style style:name="P838" style:parent-style-name="Standard" style:family="paragraph">
      <style:text-properties fo:language="it" fo:country="IT"/>
    </style:style>
    <style:style style:name="P839" style:parent-style-name="Standard" style:family="paragraph">
      <style:text-properties fo:language="it" fo:country="IT"/>
    </style:style>
    <style:style style:name="P840" style:parent-style-name="Standard" style:family="paragraph">
      <style:text-properties fo:language="it" fo:country="IT"/>
    </style:style>
    <style:style style:name="P841" style:parent-style-name="Standard" style:family="paragraph">
      <style:text-properties fo:language="it" fo:country="IT"/>
    </style:style>
    <style:style style:name="P842" style:parent-style-name="Standard" style:family="paragraph">
      <style:text-properties fo:language="it" fo:country="IT"/>
    </style:style>
    <style:style style:name="P843" style:parent-style-name="Standard" style:family="paragraph">
      <style:text-properties fo:language="it" fo:country="IT"/>
    </style:style>
    <style:style style:name="P844" style:parent-style-name="Standard" style:family="paragraph">
      <style:text-properties fo:language="it" fo:country="IT"/>
    </style:style>
    <style:style style:name="S14" style:family="section">
      <style:section-properties fo:margin-left="0in" fo:margin-right="0in" style:writing-mode="lr-tb"/>
    </style:style>
    <style:style style:name="P845" style:parent-style-name="Standard" style:family="paragraph">
      <style:paragraph-properties fo:margin-bottom="0.0833in"/>
      <style:text-properties fo:language="it" fo:country="IT"/>
    </style:style>
    <style:style style:name="P846" style:parent-style-name="Standard" style:family="paragraph">
      <style:paragraph-properties fo:margin-bottom="0.0833in"/>
      <style:text-properties fo:font-weight="bold" style:font-weight-asian="bold" style:font-weight-complex="bold" fo:language="it" fo:country="IT"/>
    </style:style>
    <style:style style:name="S15" style:family="section">
      <style:section-properties fo:margin-left="0in" fo:margin-right="0in" style:writing-mode="lr-tb">
        <style:columns fo:column-count="3" fo:column-gap="0.5in"/>
      </style:section-properties>
    </style:style>
    <style:style style:name="P847" style:parent-style-name="Standard" style:family="paragraph">
      <style:text-properties fo:language="it" fo:country="IT"/>
    </style:style>
    <style:style style:name="P848" style:parent-style-name="Standard" style:family="paragraph">
      <style:text-properties fo:language="it" fo:country="IT"/>
    </style:style>
    <style:style style:name="P849" style:parent-style-name="Standard" style:family="paragraph">
      <style:text-properties fo:language="it" fo:country="IT"/>
    </style:style>
    <style:style style:name="P850" style:parent-style-name="Standard" style:family="paragraph">
      <style:text-properties fo:language="it" fo:country="IT"/>
    </style:style>
    <style:style style:name="P851" style:parent-style-name="Standard" style:family="paragraph">
      <style:text-properties fo:language="it" fo:country="IT"/>
    </style:style>
    <style:style style:name="P852" style:parent-style-name="Standard" style:family="paragraph">
      <style:text-properties fo:language="it" fo:country="IT"/>
    </style:style>
    <style:style style:name="P853" style:parent-style-name="Standard" style:family="paragraph">
      <style:text-properties fo:language="it" fo:country="IT"/>
    </style:style>
    <style:style style:name="P854" style:parent-style-name="Standard" style:family="paragraph">
      <style:text-properties fo:language="it" fo:country="IT"/>
    </style:style>
    <style:style style:name="P855" style:parent-style-name="Standard" style:family="paragraph">
      <style:text-properties fo:language="it" fo:country="IT"/>
    </style:style>
    <style:style style:name="P856" style:parent-style-name="Standard" style:family="paragraph">
      <style:text-properties fo:language="it" fo:country="IT"/>
    </style:style>
    <style:style style:name="P857" style:parent-style-name="Standard" style:family="paragraph">
      <style:text-properties fo:language="it" fo:country="IT"/>
    </style:style>
    <style:style style:name="P858" style:parent-style-name="Standard" style:family="paragraph">
      <style:text-properties fo:language="it" fo:country="IT"/>
    </style:style>
    <style:style style:name="P859" style:parent-style-name="Standard" style:family="paragraph">
      <style:text-properties fo:language="it" fo:country="IT"/>
    </style:style>
    <style:style style:name="P860" style:parent-style-name="Standard" style:family="paragraph">
      <style:text-properties fo:language="it" fo:country="IT"/>
    </style:style>
    <style:style style:name="P861" style:parent-style-name="Standard" style:family="paragraph">
      <style:text-properties fo:language="it" fo:country="IT"/>
    </style:style>
    <style:style style:name="P862" style:parent-style-name="Standard" style:family="paragraph">
      <style:text-properties fo:language="it" fo:country="IT"/>
    </style:style>
    <style:style style:name="P863" style:parent-style-name="Standard" style:family="paragraph">
      <style:text-properties fo:language="it" fo:country="IT"/>
    </style:style>
    <style:style style:name="P864" style:parent-style-name="Standard" style:family="paragraph">
      <style:text-properties fo:language="it" fo:country="IT"/>
    </style:style>
    <style:style style:name="P865" style:parent-style-name="Standard" style:family="paragraph">
      <style:text-properties fo:language="it" fo:country="IT"/>
    </style:style>
    <style:style style:name="P866" style:parent-style-name="Standard" style:family="paragraph">
      <style:text-properties fo:language="it" fo:country="IT"/>
    </style:style>
    <style:style style:name="P867" style:parent-style-name="Standard" style:family="paragraph">
      <style:text-properties fo:language="it" fo:country="IT"/>
    </style:style>
    <style:style style:name="P868" style:parent-style-name="Standard" style:family="paragraph">
      <style:text-properties fo:language="it" fo:country="IT"/>
    </style:style>
    <style:style style:name="P869" style:parent-style-name="Standard" style:family="paragraph">
      <style:text-properties fo:language="it" fo:country="IT"/>
    </style:style>
    <style:style style:name="P870" style:parent-style-name="Standard" style:family="paragraph">
      <style:text-properties fo:language="it" fo:country="IT"/>
    </style:style>
    <style:style style:name="P871" style:parent-style-name="Standard" style:family="paragraph">
      <style:text-properties fo:language="it" fo:country="IT"/>
    </style:style>
    <style:style style:name="P872" style:parent-style-name="Standard" style:family="paragraph">
      <style:text-properties fo:language="it" fo:country="IT"/>
    </style:style>
    <style:style style:name="P873" style:parent-style-name="Standard" style:family="paragraph">
      <style:text-properties fo:language="it" fo:country="IT"/>
    </style:style>
    <style:style style:name="P874" style:parent-style-name="Standard" style:family="paragraph">
      <style:text-properties fo:language="it" fo:country="IT"/>
    </style:style>
    <style:style style:name="P875" style:parent-style-name="Standard" style:family="paragraph">
      <style:text-properties fo:language="it" fo:country="IT"/>
    </style:style>
    <style:style style:name="P876" style:parent-style-name="Standard" style:family="paragraph">
      <style:text-properties fo:language="it" fo:country="IT"/>
    </style:style>
    <style:style style:name="P877" style:parent-style-name="Standard" style:family="paragraph">
      <style:text-properties fo:language="it" fo:country="IT"/>
    </style:style>
    <style:style style:name="P878" style:parent-style-name="Standard" style:family="paragraph">
      <style:text-properties fo:language="it" fo:country="IT"/>
    </style:style>
    <style:style style:name="P879" style:parent-style-name="Standard" style:family="paragraph">
      <style:text-properties fo:language="it" fo:country="IT"/>
    </style:style>
    <style:style style:name="P880" style:parent-style-name="Standard" style:family="paragraph">
      <style:text-properties fo:language="it" fo:country="IT"/>
    </style:style>
    <style:style style:name="P881" style:parent-style-name="Standard" style:family="paragraph">
      <style:text-properties fo:language="it" fo:country="IT"/>
    </style:style>
    <style:style style:name="P882" style:parent-style-name="Standard" style:family="paragraph">
      <style:text-properties fo:language="it" fo:country="IT"/>
    </style:style>
    <style:style style:name="S16" style:family="section">
      <style:section-properties fo:margin-left="0in" fo:margin-right="0in" style:writing-mode="lr-tb"/>
    </style:style>
    <style:style style:name="P883" style:parent-style-name="Standard" style:family="paragraph">
      <style:paragraph-properties fo:margin-bottom="0.0833in"/>
      <style:text-properties fo:language="it" fo:country="IT"/>
    </style:style>
    <style:style style:name="P884" style:parent-style-name="Standard" style:family="paragraph">
      <style:paragraph-properties fo:margin-bottom="0.0833in"/>
      <style:text-properties fo:font-weight="bold" style:font-weight-asian="bold" style:font-weight-complex="bold" fo:language="it" fo:country="IT"/>
    </style:style>
    <style:style style:name="S17" style:family="section">
      <style:section-properties fo:margin-left="0in" fo:margin-right="0in" style:writing-mode="lr-tb">
        <style:columns fo:column-count="3" fo:column-gap="0.5in"/>
      </style:section-properties>
    </style:style>
    <style:style style:name="P885" style:parent-style-name="Standard" style:family="paragraph">
      <style:text-properties fo:language="it" fo:country="IT"/>
    </style:style>
    <style:style style:name="P886" style:parent-style-name="Standard" style:family="paragraph">
      <style:text-properties fo:language="it" fo:country="IT"/>
    </style:style>
    <style:style style:name="P887" style:parent-style-name="Standard" style:family="paragraph">
      <style:text-properties fo:language="it" fo:country="IT"/>
    </style:style>
    <style:style style:name="P888" style:parent-style-name="Standard" style:family="paragraph">
      <style:text-properties fo:language="it" fo:country="IT"/>
    </style:style>
    <style:style style:name="P889" style:parent-style-name="Standard" style:family="paragraph">
      <style:text-properties fo:language="it" fo:country="IT"/>
    </style:style>
    <style:style style:name="P890" style:parent-style-name="Standard" style:family="paragraph">
      <style:text-properties fo:language="it" fo:country="IT"/>
    </style:style>
    <style:style style:name="P891" style:parent-style-name="Standard" style:family="paragraph">
      <style:text-properties fo:language="it" fo:country="IT"/>
    </style:style>
    <style:style style:name="P892" style:parent-style-name="Standard" style:family="paragraph">
      <style:text-properties fo:language="it" fo:country="IT"/>
    </style:style>
    <style:style style:name="P893" style:parent-style-name="Standard" style:family="paragraph">
      <style:text-properties fo:language="it" fo:country="IT"/>
    </style:style>
    <style:style style:name="P894" style:parent-style-name="Standard" style:family="paragraph">
      <style:text-properties fo:language="it" fo:country="IT"/>
    </style:style>
    <style:style style:name="P895" style:parent-style-name="Standard" style:family="paragraph">
      <style:text-properties fo:language="it" fo:country="IT"/>
    </style:style>
    <style:style style:name="P896" style:parent-style-name="Standard" style:family="paragraph">
      <style:text-properties fo:language="it" fo:country="IT"/>
    </style:style>
    <style:style style:name="P897" style:parent-style-name="Standard" style:family="paragraph">
      <style:text-properties fo:language="it" fo:country="IT"/>
    </style:style>
    <style:style style:name="P898" style:parent-style-name="Standard" style:family="paragraph">
      <style:text-properties fo:language="it" fo:country="IT"/>
    </style:style>
    <style:style style:name="P899" style:parent-style-name="Standard" style:family="paragraph">
      <style:text-properties fo:language="it" fo:country="IT"/>
    </style:style>
    <style:style style:name="P900" style:parent-style-name="Standard" style:family="paragraph">
      <style:text-properties fo:language="it" fo:country="IT"/>
    </style:style>
    <style:style style:name="P901" style:parent-style-name="Standard" style:family="paragraph">
      <style:text-properties fo:language="it" fo:country="IT"/>
    </style:style>
    <style:style style:name="P902" style:parent-style-name="Standard" style:family="paragraph">
      <style:text-properties fo:language="it" fo:country="IT"/>
    </style:style>
    <style:style style:name="P903" style:parent-style-name="Standard" style:family="paragraph">
      <style:text-properties fo:language="it" fo:country="IT"/>
    </style:style>
    <style:style style:name="P904" style:parent-style-name="Standard" style:family="paragraph">
      <style:text-properties fo:language="it" fo:country="IT"/>
    </style:style>
    <style:style style:name="S18" style:family="section">
      <style:section-properties fo:margin-left="0in" fo:margin-right="0in" style:writing-mode="lr-tb"/>
    </style:style>
    <style:style style:name="P905" style:parent-style-name="Standard" style:family="paragraph">
      <style:paragraph-properties fo:margin-bottom="0.0833in"/>
      <style:text-properties fo:language="it" fo:country="IT"/>
    </style:style>
    <style:style style:name="P906" style:parent-style-name="Standard" style:family="paragraph">
      <style:paragraph-properties fo:margin-bottom="0.0833in"/>
      <style:text-properties fo:font-weight="bold" style:font-weight-asian="bold" style:font-weight-complex="bold" fo:language="it" fo:country="IT"/>
    </style:style>
    <style:style style:name="S19" style:family="section">
      <style:section-properties fo:margin-left="0in" fo:margin-right="0in" style:writing-mode="lr-tb">
        <style:columns fo:column-count="3" fo:column-gap="0.5in"/>
      </style:section-properties>
    </style:style>
    <style:style style:name="P907" style:parent-style-name="Standard" style:family="paragraph">
      <style:text-properties fo:language="it" fo:country="IT"/>
    </style:style>
    <style:style style:name="P908" style:parent-style-name="Standard" style:family="paragraph">
      <style:text-properties fo:language="it" fo:country="IT"/>
    </style:style>
    <style:style style:name="P909" style:parent-style-name="Standard" style:family="paragraph">
      <style:text-properties fo:language="it" fo:country="IT"/>
    </style:style>
    <style:style style:name="P910" style:parent-style-name="Standard" style:family="paragraph">
      <style:text-properties fo:language="it" fo:country="IT"/>
    </style:style>
    <style:style style:name="P911" style:parent-style-name="Standard" style:family="paragraph">
      <style:text-properties fo:language="it" fo:country="IT"/>
    </style:style>
    <style:style style:name="P912" style:parent-style-name="Standard" style:family="paragraph">
      <style:text-properties fo:language="it" fo:country="IT"/>
    </style:style>
    <style:style style:name="P913" style:parent-style-name="Standard" style:family="paragraph">
      <style:text-properties fo:language="it" fo:country="IT"/>
    </style:style>
    <style:style style:name="P914" style:parent-style-name="Standard" style:family="paragraph">
      <style:text-properties fo:language="it" fo:country="IT"/>
    </style:style>
    <style:style style:name="P915" style:parent-style-name="Standard" style:family="paragraph">
      <style:text-properties fo:language="it" fo:country="IT"/>
    </style:style>
    <style:style style:name="P916" style:parent-style-name="Standard" style:family="paragraph">
      <style:text-properties fo:language="it" fo:country="IT"/>
    </style:style>
    <style:style style:name="P917" style:parent-style-name="Standard" style:family="paragraph">
      <style:text-properties fo:language="it" fo:country="IT"/>
    </style:style>
    <style:style style:name="P918" style:parent-style-name="Standard" style:family="paragraph">
      <style:text-properties fo:language="it" fo:country="IT"/>
    </style:style>
    <style:style style:name="P919" style:parent-style-name="Standard" style:family="paragraph">
      <style:text-properties fo:language="it" fo:country="IT"/>
    </style:style>
    <style:style style:name="P920" style:parent-style-name="Standard" style:family="paragraph">
      <style:text-properties fo:language="it" fo:country="IT"/>
    </style:style>
    <style:style style:name="P921" style:parent-style-name="Standard" style:family="paragraph">
      <style:text-properties fo:language="it" fo:country="IT"/>
    </style:style>
    <style:style style:name="P922" style:parent-style-name="Standard" style:family="paragraph">
      <style:text-properties fo:language="it" fo:country="IT"/>
    </style:style>
    <style:style style:name="P923" style:parent-style-name="Standard" style:family="paragraph">
      <style:text-properties fo:language="it" fo:country="IT"/>
    </style:style>
    <style:style style:name="P924" style:parent-style-name="Standard" style:family="paragraph">
      <style:text-properties fo:language="it" fo:country="IT"/>
    </style:style>
    <style:style style:name="P925" style:parent-style-name="Standard" style:family="paragraph">
      <style:text-properties fo:language="it" fo:country="IT"/>
    </style:style>
    <style:style style:name="P926" style:parent-style-name="Standard" style:family="paragraph">
      <style:text-properties fo:language="it" fo:country="IT"/>
    </style:style>
    <style:style style:name="P927" style:parent-style-name="Standard" style:family="paragraph">
      <style:text-properties fo:language="it" fo:country="IT"/>
    </style:style>
    <style:style style:name="P928" style:parent-style-name="Standard" style:family="paragraph">
      <style:text-properties fo:language="it" fo:country="IT"/>
    </style:style>
    <style:style style:name="P929" style:parent-style-name="Standard" style:family="paragraph">
      <style:text-properties fo:language="it" fo:country="IT"/>
    </style:style>
    <style:style style:name="S20" style:family="section">
      <style:section-properties fo:margin-left="0in" fo:margin-right="0in" style:writing-mode="lr-tb"/>
    </style:style>
    <style:style style:name="P930" style:parent-style-name="Standard" style:family="paragraph">
      <style:paragraph-properties fo:margin-bottom="0.0833in"/>
      <style:text-properties fo:language="it" fo:country="IT"/>
    </style:style>
    <style:style style:name="P931" style:parent-style-name="Standard" style:family="paragraph">
      <style:paragraph-properties fo:margin-bottom="0.0833in"/>
      <style:text-properties fo:font-weight="bold" style:font-weight-asian="bold" style:font-weight-complex="bold" fo:language="it" fo:country="IT"/>
    </style:style>
    <style:style style:name="S21" style:family="section">
      <style:section-properties fo:margin-left="0in" fo:margin-right="0in" style:writing-mode="lr-tb">
        <style:columns fo:column-count="3" fo:column-gap="0.5in"/>
      </style:section-properties>
    </style:style>
    <style:style style:name="P932" style:parent-style-name="Standard" style:family="paragraph">
      <style:text-properties fo:language="it" fo:country="IT"/>
    </style:style>
    <style:style style:name="P933" style:parent-style-name="Standard" style:family="paragraph">
      <style:text-properties fo:language="it" fo:country="IT"/>
    </style:style>
    <style:style style:name="P934" style:parent-style-name="Standard" style:family="paragraph">
      <style:text-properties fo:language="it" fo:country="IT"/>
    </style:style>
    <style:style style:name="P935" style:parent-style-name="Standard" style:family="paragraph">
      <style:text-properties fo:language="it" fo:country="IT"/>
    </style:style>
    <style:style style:name="P936" style:parent-style-name="Standard" style:family="paragraph">
      <style:text-properties fo:language="it" fo:country="IT"/>
    </style:style>
    <style:style style:name="P937" style:parent-style-name="Standard" style:family="paragraph">
      <style:text-properties fo:language="it" fo:country="IT"/>
    </style:style>
    <style:style style:name="S22" style:family="section">
      <style:section-properties fo:margin-left="0in" fo:margin-right="0in" style:writing-mode="lr-tb"/>
    </style:style>
    <style:style style:name="P938" style:parent-style-name="Standard" style:family="paragraph">
      <style:paragraph-properties fo:margin-bottom="0.0833in"/>
      <style:text-properties fo:font-weight="bold" style:font-weight-asian="bold" style:font-weight-complex="bold" fo:language="it" fo:country="IT"/>
    </style:style>
    <style:style style:name="P939" style:parent-style-name="Standard" style:family="paragraph">
      <style:paragraph-properties fo:margin-bottom="0.0833in"/>
      <style:text-properties fo:font-weight="bold" style:font-weight-asian="bold" style:font-weight-complex="bold" fo:language="it" fo:country="IT"/>
    </style:style>
    <style:style style:name="S23" style:family="section">
      <style:section-properties fo:margin-left="0in" fo:margin-right="0in" style:writing-mode="lr-tb">
        <style:columns fo:column-count="3" fo:column-gap="0.5in"/>
      </style:section-properties>
    </style:style>
    <style:style style:name="P940" style:parent-style-name="Standard" style:family="paragraph">
      <style:text-properties fo:language="it" fo:country="IT"/>
    </style:style>
    <style:style style:name="P941" style:parent-style-name="Standard" style:family="paragraph">
      <style:text-properties fo:language="it" fo:country="IT"/>
    </style:style>
    <style:style style:name="P942" style:parent-style-name="Standard" style:family="paragraph">
      <style:text-properties fo:language="it" fo:country="IT"/>
    </style:style>
    <style:style style:name="P943" style:parent-style-name="Standard" style:family="paragraph">
      <style:text-properties fo:language="it" fo:country="IT"/>
    </style:style>
    <style:style style:name="P944" style:parent-style-name="Standard" style:family="paragraph">
      <style:text-properties fo:language="it" fo:country="IT"/>
    </style:style>
    <style:style style:name="P945" style:parent-style-name="Standard" style:family="paragraph">
      <style:text-properties fo:language="it" fo:country="IT"/>
    </style:style>
    <style:style style:name="P946" style:parent-style-name="Standard" style:family="paragraph">
      <style:text-properties fo:language="it" fo:country="IT"/>
    </style:style>
    <style:style style:name="P947" style:parent-style-name="Standard" style:family="paragraph">
      <style:text-properties fo:language="it" fo:country="IT"/>
    </style:style>
    <style:style style:name="P948" style:parent-style-name="Standard" style:family="paragraph">
      <style:text-properties fo:language="it" fo:country="IT"/>
    </style:style>
    <style:style style:name="P949" style:parent-style-name="Standard" style:family="paragraph">
      <style:text-properties fo:language="it" fo:country="IT"/>
    </style:style>
    <style:style style:name="P950" style:parent-style-name="Standard" style:family="paragraph">
      <style:text-properties fo:language="it" fo:country="IT"/>
    </style:style>
    <style:style style:name="P951" style:parent-style-name="Standard" style:family="paragraph">
      <style:text-properties fo:language="it" fo:country="IT"/>
    </style:style>
    <style:style style:name="P952" style:parent-style-name="Standard" style:family="paragraph">
      <style:text-properties fo:language="it" fo:country="IT"/>
    </style:style>
    <style:style style:name="P953" style:parent-style-name="Standard" style:family="paragraph">
      <style:text-properties fo:language="it" fo:country="IT"/>
    </style:style>
    <style:style style:name="P954" style:parent-style-name="Standard" style:family="paragraph">
      <style:text-properties fo:language="it" fo:country="IT"/>
    </style:style>
    <style:style style:name="P955" style:parent-style-name="Standard" style:family="paragraph">
      <style:text-properties fo:language="it" fo:country="IT"/>
    </style:style>
    <style:style style:name="P956" style:parent-style-name="Standard" style:family="paragraph">
      <style:text-properties fo:language="it" fo:country="IT"/>
    </style:style>
    <style:style style:name="P957" style:parent-style-name="Standard" style:family="paragraph">
      <style:text-properties fo:language="it" fo:country="IT"/>
    </style:style>
    <style:style style:name="P958" style:parent-style-name="Standard" style:family="paragraph">
      <style:text-properties fo:language="it" fo:country="IT"/>
    </style:style>
    <style:style style:name="P959" style:parent-style-name="Standard" style:family="paragraph">
      <style:text-properties fo:language="it" fo:country="IT"/>
    </style:style>
    <style:style style:name="P960" style:parent-style-name="Standard" style:family="paragraph">
      <style:text-properties fo:language="it" fo:country="IT"/>
    </style:style>
    <style:style style:name="P961" style:parent-style-name="Standard" style:family="paragraph">
      <style:text-properties fo:language="it" fo:country="IT"/>
    </style:style>
    <style:style style:name="P962" style:parent-style-name="Standard" style:family="paragraph">
      <style:text-properties fo:language="it" fo:country="IT"/>
    </style:style>
    <style:style style:name="P963" style:parent-style-name="Standard" style:family="paragraph">
      <style:text-properties fo:language="it" fo:country="IT"/>
    </style:style>
    <style:style style:name="P964" style:parent-style-name="Standard" style:family="paragraph">
      <style:text-properties fo:language="it" fo:country="IT"/>
    </style:style>
    <style:style style:name="P965" style:parent-style-name="Standard" style:family="paragraph">
      <style:text-properties fo:language="it" fo:country="IT"/>
    </style:style>
    <style:style style:name="P966" style:parent-style-name="Standard" style:family="paragraph">
      <style:text-properties fo:language="it" fo:country="IT"/>
    </style:style>
    <style:style style:name="P967" style:parent-style-name="Standard" style:family="paragraph">
      <style:text-properties fo:language="it" fo:country="IT"/>
    </style:style>
    <style:style style:name="P968" style:parent-style-name="Standard" style:family="paragraph">
      <style:text-properties fo:language="it" fo:country="IT"/>
    </style:style>
    <style:style style:name="P969" style:parent-style-name="Standard" style:family="paragraph">
      <style:text-properties fo:language="it" fo:country="IT"/>
    </style:style>
    <style:style style:name="P970" style:parent-style-name="Standard" style:family="paragraph">
      <style:text-properties fo:language="it" fo:country="IT"/>
    </style:style>
    <style:style style:name="P971" style:parent-style-name="Standard" style:family="paragraph">
      <style:text-properties fo:language="it" fo:country="IT"/>
    </style:style>
    <style:style style:name="P972" style:parent-style-name="Standard" style:family="paragraph">
      <style:text-properties fo:language="it" fo:country="IT"/>
    </style:style>
    <style:style style:name="P973" style:parent-style-name="Standard" style:family="paragraph">
      <style:text-properties fo:language="it" fo:country="IT"/>
    </style:style>
    <style:style style:name="P974" style:parent-style-name="Standard" style:family="paragraph">
      <style:text-properties fo:language="it" fo:country="IT"/>
    </style:style>
    <style:style style:name="P975" style:parent-style-name="Standard" style:family="paragraph">
      <style:text-properties fo:language="it" fo:country="IT"/>
    </style:style>
    <style:style style:name="P976" style:parent-style-name="Standard" style:family="paragraph">
      <style:text-properties fo:language="it" fo:country="IT"/>
    </style:style>
    <style:style style:name="P977" style:parent-style-name="Standard" style:family="paragraph">
      <style:text-properties fo:language="it" fo:country="IT"/>
    </style:style>
    <style:style style:name="P978" style:parent-style-name="Standard" style:family="paragraph">
      <style:text-properties fo:language="it" fo:country="IT"/>
    </style:style>
    <style:style style:name="P979" style:parent-style-name="Standard" style:family="paragraph">
      <style:text-properties fo:language="it" fo:country="IT"/>
    </style:style>
    <style:style style:name="P980" style:parent-style-name="Standard" style:family="paragraph">
      <style:text-properties fo:language="it" fo:country="IT"/>
    </style:style>
    <style:style style:name="P981" style:parent-style-name="Standard" style:family="paragraph">
      <style:text-properties fo:language="it" fo:country="IT"/>
    </style:style>
    <style:style style:name="P982" style:parent-style-name="Standard" style:family="paragraph">
      <style:text-properties fo:language="it" fo:country="IT"/>
    </style:style>
    <style:style style:name="P983" style:parent-style-name="Standard" style:family="paragraph">
      <style:text-properties fo:language="it" fo:country="IT"/>
    </style:style>
    <style:style style:name="P984" style:parent-style-name="Standard" style:family="paragraph">
      <style:text-properties fo:language="it" fo:country="IT"/>
    </style:style>
    <style:style style:name="P985" style:parent-style-name="Standard" style:family="paragraph">
      <style:text-properties fo:language="it" fo:country="IT"/>
    </style:style>
    <style:style style:name="P986" style:parent-style-name="Standard" style:family="paragraph">
      <style:text-properties fo:language="it" fo:country="IT"/>
    </style:style>
    <style:style style:name="P987" style:parent-style-name="Standard" style:family="paragraph">
      <style:text-properties fo:language="it" fo:country="IT"/>
    </style:style>
    <style:style style:name="P988" style:parent-style-name="Standard" style:family="paragraph">
      <style:text-properties fo:language="it" fo:country="IT"/>
    </style:style>
    <style:style style:name="P989" style:parent-style-name="Standard" style:family="paragraph">
      <style:text-properties fo:language="it" fo:country="IT"/>
    </style:style>
    <style:style style:name="P990" style:parent-style-name="Standard" style:family="paragraph">
      <style:text-properties fo:language="it" fo:country="IT"/>
    </style:style>
    <style:style style:name="P991" style:parent-style-name="Standard" style:family="paragraph">
      <style:text-properties fo:language="it" fo:country="IT"/>
    </style:style>
    <style:style style:name="P992" style:parent-style-name="Standard" style:family="paragraph">
      <style:text-properties fo:language="it" fo:country="IT"/>
    </style:style>
    <style:style style:name="P993" style:parent-style-name="Standard" style:family="paragraph">
      <style:text-properties fo:language="it" fo:country="IT"/>
    </style:style>
    <style:style style:name="P994" style:parent-style-name="Standard" style:family="paragraph">
      <style:text-properties fo:language="it" fo:country="IT"/>
    </style:style>
    <style:style style:name="S24" style:family="section">
      <style:section-properties fo:margin-left="0in" fo:margin-right="0in" style:writing-mode="lr-tb"/>
    </style:style>
    <style:style style:name="P995" style:parent-style-name="Standard" style:family="paragraph">
      <style:paragraph-properties fo:margin-bottom="0.0833in"/>
      <style:text-properties fo:language="it" fo:country="IT"/>
    </style:style>
    <style:style style:name="P996" style:parent-style-name="Standard" style:family="paragraph">
      <style:paragraph-properties fo:margin-bottom="0.0833in"/>
      <style:text-properties fo:language="it" fo:country="IT"/>
    </style:style>
    <style:style style:name="P997" style:parent-style-name="Heading2" style:family="paragraph">
      <style:paragraph-properties fo:margin-bottom="0.0833in"/>
    </style:style>
    <style:style style:name="P998" style:parent-style-name="Standard" style:family="paragraph">
      <style:paragraph-properties fo:margin-bottom="0.0833in"/>
    </style:style>
    <style:style style:name="T999" style:parent-style-name="DefaultParagraphFont" style:family="text">
      <style:text-properties fo:color="#000000"/>
    </style:style>
    <style:style style:name="P1000" style:parent-style-name="Standard" style:family="paragraph">
      <style:paragraph-properties fo:margin-bottom="0.0833in"/>
    </style:style>
    <style:style style:name="P1001" style:parent-style-name="Standard" style:family="paragraph">
      <style:paragraph-properties fo:margin-bottom="0.0833in"/>
      <style:text-properties fo:font-size="14pt" style:font-size-asian="14pt" style:font-size-complex="14pt" style:text-underline-type="single" style:text-underline-style="solid" style:text-underline-width="auto" style:text-underline-mode="continuous"/>
    </style:style>
    <style:style style:name="P1002" style:parent-style-name="Heading2" style:family="paragraph">
      <style:paragraph-properties fo:margin-bottom="0.0833in"/>
    </style:style>
    <style:style style:name="P1003" style:parent-style-name="Standard" style:family="paragraph">
      <style:paragraph-properties fo:margin-bottom="0.0833in"/>
    </style:style>
    <style:style style:name="P1004" style:parent-style-name="Standard" style:family="paragraph">
      <style:paragraph-properties fo:margin-bottom="0.0833in"/>
    </style:style>
    <style:style style:name="P1005" style:parent-style-name="Standard" style:family="paragraph">
      <style:paragraph-properties fo:margin-bottom="0.0833in"/>
    </style:style>
    <style:style style:name="P1006" style:parent-style-name="Standard" style:family="paragraph">
      <style:paragraph-properties fo:margin-bottom="0.0833in"/>
    </style:style>
    <style:style style:name="P1007" style:parent-style-name="Standard" style:family="paragraph">
      <style:paragraph-properties fo:margin-bottom="0.0833in"/>
    </style:style>
    <style:style style:name="T1008" style:parent-style-name="DefaultParagraphFont" style:family="text">
      <style:text-properties fo:font-style="italic" style:font-style-asian="italic" style:font-style-complex="italic"/>
    </style:style>
    <style:style style:name="T1009" style:parent-style-name="DefaultParagraphFont" style:family="text">
      <style:text-properties fo:font-style="italic" style:font-style-asian="italic" style:font-style-complex="italic"/>
    </style:style>
    <style:style style:name="T1010" style:parent-style-name="DefaultParagraphFont" style:family="text">
      <style:text-properties fo:font-style="italic" style:font-style-asian="italic" style:font-style-complex="italic"/>
    </style:style>
    <style:style style:name="T1011" style:parent-style-name="DefaultParagraphFont" style:family="text">
      <style:text-properties fo:font-style="italic" style:font-style-asian="italic" style:font-style-complex="italic"/>
    </style:style>
    <style:style style:name="T1012" style:parent-style-name="DefaultParagraphFont" style:family="text">
      <style:text-properties fo:font-style="italic" style:font-style-asian="italic" style:font-style-complex="italic"/>
    </style:style>
    <style:style style:name="T1013" style:parent-style-name="DefaultParagraphFont" style:family="text">
      <style:text-properties fo:font-style="italic" style:font-style-asian="italic" style:font-style-complex="italic"/>
    </style:style>
    <style:style style:name="T1014" style:parent-style-name="DefaultParagraphFont" style:family="text">
      <style:text-properties fo:font-style="italic" style:font-style-asian="italic" style:font-style-complex="italic"/>
    </style:style>
    <style:style style:name="P1015" style:parent-style-name="Standard" style:family="paragraph">
      <style:paragraph-properties fo:margin-bottom="0.0833in"/>
    </style:style>
    <style:style style:name="T1016" style:parent-style-name="DefaultParagraphFont" style:family="text">
      <style:text-properties fo:font-style="italic" style:font-style-asian="italic" style:font-style-complex="italic"/>
    </style:style>
    <style:style style:name="T1017" style:parent-style-name="DefaultParagraphFont" style:family="text">
      <style:text-properties fo:font-style="italic" style:font-style-asian="italic" style:font-style-complex="italic"/>
    </style:style>
    <style:style style:name="T1018" style:parent-style-name="DefaultParagraphFont" style:family="text">
      <style:text-properties fo:font-style="italic" style:font-style-asian="italic" style:font-style-complex="italic"/>
    </style:style>
    <style:style style:name="T1019" style:parent-style-name="DefaultParagraphFont" style:family="text">
      <style:text-properties fo:font-style="italic" style:font-style-asian="italic" style:font-style-complex="italic"/>
    </style:style>
    <style:style style:name="P1020" style:parent-style-name="Standard" style:family="paragraph">
      <style:paragraph-properties fo:margin-bottom="0.0833in"/>
    </style:style>
    <style:style style:name="T1021" style:parent-style-name="DefaultParagraphFont" style:family="text">
      <style:text-properties fo:font-style="italic" style:font-style-asian="italic" style:font-style-complex="italic"/>
    </style:style>
    <style:style style:name="T1022" style:parent-style-name="DefaultParagraphFont" style:family="text">
      <style:text-properties fo:font-style="italic" style:font-style-asian="italic" style:font-style-complex="italic"/>
    </style:style>
    <style:style style:name="T1023" style:parent-style-name="DefaultParagraphFont" style:family="text">
      <style:text-properties fo:font-style="italic" style:font-style-asian="italic" style:font-style-complex="italic"/>
    </style:style>
    <style:style style:name="T1024" style:parent-style-name="DefaultParagraphFont" style:family="text">
      <style:text-properties fo:font-style="italic" style:font-style-asian="italic" style:font-style-complex="italic"/>
    </style:style>
    <style:style style:name="P1025" style:parent-style-name="Standard" style:family="paragraph">
      <style:paragraph-properties fo:margin-bottom="0.0833in"/>
    </style:style>
    <style:style style:name="P1026" style:parent-style-name="Standard" style:family="paragraph">
      <style:paragraph-properties fo:margin-bottom="0.0833in"/>
    </style:style>
    <style:style style:name="P1027" style:parent-style-name="Standard" style:family="paragraph">
      <style:paragraph-properties fo:margin-bottom="0.0833in"/>
    </style:style>
    <style:style style:name="P1028" style:parent-style-name="Standard" style:family="paragraph">
      <style:paragraph-properties fo:border="0.0069in solid #000000" fo:padding="0.0138in" style:shadow="none" fo:margin-bottom="0.0833in"/>
      <style:text-properties fo:font-size="9pt" style:font-size-asian="9pt" style:font-size-complex="9pt"/>
    </style:style>
    <style:style style:name="P1029" style:parent-style-name="Standard" style:family="paragraph">
      <style:paragraph-properties fo:border="0.0069in solid #000000" fo:padding="0.0138in" style:shadow="none" fo:margin-bottom="0.0833in"/>
      <style:text-properties fo:font-size="9pt" style:font-size-asian="9pt" style:font-size-complex="9pt"/>
    </style:style>
    <style:style style:name="P1030" style:parent-style-name="Standard" style:family="paragraph">
      <style:paragraph-properties fo:border="0.0069in solid #000000" fo:padding="0.0138in" style:shadow="none" fo:margin-bottom="0.0833in"/>
      <style:text-properties fo:font-size="9pt" style:font-size-asian="9pt" style:font-size-complex="9pt"/>
    </style:style>
    <style:style style:name="P1031" style:parent-style-name="Standard" style:family="paragraph">
      <style:paragraph-properties fo:border="0.0069in solid #000000" fo:padding="0.0138in" style:shadow="none" fo:margin-bottom="0.0833in"/>
      <style:text-properties fo:font-size="9pt" style:font-size-asian="9pt" style:font-size-complex="9pt"/>
    </style:style>
    <style:style style:name="P1032" style:parent-style-name="Standard" style:family="paragraph">
      <style:paragraph-properties fo:border="0.0069in solid #000000" fo:padding="0.0138in" style:shadow="none" fo:margin-bottom="0.0833in"/>
      <style:text-properties fo:font-size="9pt" style:font-size-asian="9pt" style:font-size-complex="9pt"/>
    </style:style>
    <style:style style:name="P1033" style:parent-style-name="Standard" style:family="paragraph">
      <style:paragraph-properties fo:border="0.0069in solid #000000" fo:padding="0.0138in" style:shadow="none" fo:margin-bottom="0.0833in"/>
      <style:text-properties fo:font-size="9pt" style:font-size-asian="9pt" style:font-size-complex="9pt"/>
    </style:style>
    <style:style style:name="P1034" style:parent-style-name="Standard" style:family="paragraph">
      <style:paragraph-properties fo:border="0.0069in solid #000000" fo:padding="0.0138in" style:shadow="none" fo:margin-bottom="0.0833in"/>
      <style:text-properties fo:font-size="9pt" style:font-size-asian="9pt" style:font-size-complex="9pt"/>
    </style:style>
    <style:style style:name="P1035" style:parent-style-name="Standard" style:family="paragraph">
      <style:paragraph-properties fo:border="0.0069in solid #000000" fo:padding="0.0138in" style:shadow="none" fo:margin-bottom="0.0833in"/>
      <style:text-properties fo:font-size="9pt" style:font-size-asian="9pt" style:font-size-complex="9pt"/>
    </style:style>
    <style:style style:name="P1036" style:parent-style-name="Standard" style:family="paragraph">
      <style:paragraph-properties fo:border="0.0069in solid #000000" fo:padding="0.0138in" style:shadow="none" fo:margin-bottom="0.0833in"/>
      <style:text-properties fo:font-size="9pt" style:font-size-asian="9pt" style:font-size-complex="9pt"/>
    </style:style>
    <style:style style:name="P1037" style:parent-style-name="Standard" style:family="paragraph">
      <style:paragraph-properties fo:border="0.0069in solid #000000" fo:padding="0.0138in" style:shadow="none" fo:margin-bottom="0.0833in"/>
      <style:text-properties fo:font-size="9pt" style:font-size-asian="9pt" style:font-size-complex="9pt"/>
    </style:style>
    <style:style style:name="P1038" style:parent-style-name="Standard" style:family="paragraph">
      <style:paragraph-properties fo:border="0.0069in solid #000000" fo:padding="0.0138in" style:shadow="none" fo:margin-bottom="0.0833in"/>
      <style:text-properties fo:font-size="9pt" style:font-size-asian="9pt" style:font-size-complex="9pt"/>
    </style:style>
    <style:style style:name="P1039" style:parent-style-name="Standard" style:family="paragraph">
      <style:paragraph-properties fo:border="0.0069in solid #000000" fo:padding="0.0138in" style:shadow="none" fo:margin-bottom="0.0833in"/>
      <style:text-properties fo:font-size="9pt" style:font-size-asian="9pt" style:font-size-complex="9pt"/>
    </style:style>
    <style:style style:name="P1040" style:parent-style-name="Standard" style:family="paragraph">
      <style:paragraph-properties fo:border="0.0069in solid #000000" fo:padding="0.0138in" style:shadow="none" fo:margin-bottom="0.0833in"/>
      <style:text-properties fo:font-size="9pt" style:font-size-asian="9pt" style:font-size-complex="9pt"/>
    </style:style>
    <style:style style:name="P1041" style:parent-style-name="Standard" style:family="paragraph">
      <style:paragraph-properties fo:border="0.0069in solid #000000" fo:padding="0.0138in" style:shadow="none" fo:margin-bottom="0.0833in"/>
      <style:text-properties fo:font-size="9pt" style:font-size-asian="9pt" style:font-size-complex="9pt"/>
    </style:style>
    <style:style style:name="P1042" style:parent-style-name="Standard" style:family="paragraph">
      <style:paragraph-properties fo:border="0.0069in solid #000000" fo:padding="0.0138in" style:shadow="none" fo:margin-bottom="0.0833in"/>
      <style:text-properties fo:font-size="9pt" style:font-size-asian="9pt" style:font-size-complex="9pt"/>
    </style:style>
    <style:style style:name="P1043" style:parent-style-name="Standard" style:family="paragraph">
      <style:paragraph-properties fo:border="0.0069in solid #000000" fo:padding="0.0138in" style:shadow="none" fo:margin-bottom="0.0833in"/>
      <style:text-properties fo:font-size="9pt" style:font-size-asian="9pt" style:font-size-complex="9pt"/>
    </style:style>
    <style:style style:name="P1044" style:parent-style-name="Standard" style:family="paragraph">
      <style:paragraph-properties fo:border="0.0069in solid #000000" fo:padding="0.0138in" style:shadow="none" fo:margin-bottom="0.0833in"/>
      <style:text-properties fo:font-size="9pt" style:font-size-asian="9pt" style:font-size-complex="9pt"/>
    </style:style>
    <style:style style:name="P1045" style:parent-style-name="Standard" style:family="paragraph">
      <style:paragraph-properties fo:border="0.0069in solid #000000" fo:padding="0.0138in" style:shadow="none" fo:margin-bottom="0.0833in"/>
      <style:text-properties fo:font-size="9pt" style:font-size-asian="9pt" style:font-size-complex="9pt"/>
    </style:style>
    <style:style style:name="P1046"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47"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48"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49"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50"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51"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52"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53"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54"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55"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56"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57" style:parent-style-name="Standard" style:family="paragraph">
      <style:paragraph-properties fo:border="0.0069in solid #000000" fo:padding="0.0138in" style:shadow="none" fo:margin-bottom="0.0833in"/>
      <style:text-properties fo:font-size="9pt" style:font-size-asian="9pt" style:font-size-complex="9pt"/>
    </style:style>
    <style:style style:name="P1058" style:parent-style-name="Standard" style:family="paragraph">
      <style:paragraph-properties fo:border="0.0069in solid #000000" fo:padding="0.0138in" style:shadow="none" fo:margin-bottom="0.0833in"/>
      <style:text-properties fo:font-size="9pt" style:font-size-asian="9pt" style:font-size-complex="9pt"/>
    </style:style>
    <style:style style:name="P1059" style:parent-style-name="Standard" style:family="paragraph">
      <style:paragraph-properties fo:border="0.0069in solid #000000" fo:padding="0.0138in" style:shadow="none" fo:margin-bottom="0.0833in"/>
      <style:text-properties fo:font-size="9pt" style:font-size-asian="9pt" style:font-size-complex="9pt"/>
    </style:style>
    <style:style style:name="P1060" style:parent-style-name="Standard" style:family="paragraph">
      <style:paragraph-properties fo:border="0.0069in solid #000000" fo:padding="0.0138in" style:shadow="none" fo:margin-bottom="0.0833in"/>
      <style:text-properties fo:font-size="9pt" style:font-size-asian="9pt" style:font-size-complex="9pt"/>
    </style:style>
    <style:style style:name="P1061" style:parent-style-name="Standard" style:family="paragraph">
      <style:paragraph-properties fo:border="0.0069in solid #000000" fo:padding="0.0138in" style:shadow="none" fo:margin-bottom="0.0833in"/>
      <style:text-properties fo:font-size="9pt" style:font-size-asian="9pt" style:font-size-complex="9pt"/>
    </style:style>
    <style:style style:name="P1062"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63"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64"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65"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66"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67"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68"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69"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70"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71"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72" style:parent-style-name="Standard" style:family="paragraph">
      <style:paragraph-properties fo:border="0.0069in solid #000000" fo:padding="0.0138in" style:shadow="none" fo:margin-bottom="0.0833in"/>
      <style:text-properties fo:font-size="9pt" style:font-size-asian="9pt" style:font-size-complex="9pt" fo:language="pt" fo:country="PT"/>
    </style:style>
    <style:style style:name="P1073" style:parent-style-name="Standard" style:family="paragraph">
      <style:paragraph-properties fo:border="0.0069in solid #000000" fo:padding="0.0138in" style:shadow="none" fo:margin-bottom="0.0833in"/>
      <style:text-properties fo:font-size="9pt" style:font-size-asian="9pt" style:font-size-complex="9pt"/>
    </style:style>
    <style:style style:name="P1074" style:parent-style-name="Standard" style:family="paragraph">
      <style:paragraph-properties fo:border="0.0069in solid #000000" fo:padding="0.0138in" style:shadow="none" fo:margin-bottom="0.0833in"/>
      <style:text-properties fo:font-size="9pt" style:font-size-asian="9pt" style:font-size-complex="9pt"/>
    </style:style>
    <style:style style:name="P1075" style:parent-style-name="Standard" style:family="paragraph">
      <style:paragraph-properties fo:border="0.0069in solid #000000" fo:padding="0.0138in" style:shadow="none" fo:margin-bottom="0.0833in"/>
      <style:text-properties fo:font-size="9pt" style:font-size-asian="9pt" style:font-size-complex="9pt"/>
    </style:style>
    <style:style style:name="P1076" style:parent-style-name="Standard" style:family="paragraph">
      <style:paragraph-properties fo:border="0.0069in solid #000000" fo:padding="0.0138in" style:shadow="none" fo:margin-bottom="0.0833in"/>
      <style:text-properties fo:font-size="9pt" style:font-size-asian="9pt" style:font-size-complex="9pt"/>
    </style:style>
    <style:style style:name="P1077" style:parent-style-name="Standard" style:family="paragraph">
      <style:paragraph-properties fo:border="0.0069in solid #000000" fo:padding="0.0138in" style:shadow="none" fo:margin-bottom="0.0833in"/>
      <style:text-properties fo:font-size="9pt" style:font-size-asian="9pt" style:font-size-complex="9pt"/>
    </style:style>
    <style:style style:name="P1078" style:parent-style-name="Standard" style:family="paragraph">
      <style:paragraph-properties fo:border="0.0069in solid #000000" fo:padding="0.0138in" style:shadow="none" fo:margin-bottom="0.0833in"/>
      <style:text-properties fo:font-size="9pt" style:font-size-asian="9pt" style:font-size-complex="9pt"/>
    </style:style>
    <style:style style:name="P1079" style:parent-style-name="Standard" style:family="paragraph">
      <style:paragraph-properties fo:border="0.0069in solid #000000" fo:padding="0.0138in" style:shadow="none" fo:margin-bottom="0.0833in"/>
      <style:text-properties fo:font-size="9pt" style:font-size-asian="9pt" style:font-size-complex="9pt"/>
    </style:style>
    <style:style style:name="P1080" style:parent-style-name="Standard" style:family="paragraph">
      <style:paragraph-properties fo:border="0.0069in solid #000000" fo:padding="0.0138in" style:shadow="none" fo:margin-bottom="0.0833in"/>
      <style:text-properties fo:font-size="9pt" style:font-size-asian="9pt" style:font-size-complex="9pt"/>
    </style:style>
    <style:style style:name="P1081" style:parent-style-name="Standard" style:family="paragraph">
      <style:paragraph-properties fo:border="0.0069in solid #000000" fo:padding="0.0138in" style:shadow="none" fo:margin-bottom="0.0833in"/>
      <style:text-properties fo:font-size="9pt" style:font-size-asian="9pt" style:font-size-complex="9pt"/>
    </style:style>
    <style:style style:name="P1082"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083" style:parent-style-name="Standard" style:family="paragraph">
      <style:paragraph-properties fo:border="0.0069in solid #000000" fo:padding="0.0138in" style:shadow="none" fo:margin-bottom="0.0833in"/>
      <style:text-properties fo:font-size="9pt" style:font-size-asian="9pt" style:font-size-complex="9pt"/>
    </style:style>
    <style:style style:name="P1084" style:parent-style-name="Standard" style:family="paragraph">
      <style:paragraph-properties fo:border="0.0069in solid #000000" fo:padding="0.0138in" style:shadow="none" fo:margin-bottom="0.0833in"/>
      <style:text-properties fo:font-size="9pt" style:font-size-asian="9pt" style:font-size-complex="9pt"/>
    </style:style>
    <style:style style:name="P1085" style:parent-style-name="Standard" style:family="paragraph">
      <style:paragraph-properties fo:border="0.0069in solid #000000" fo:padding="0.0138in" style:shadow="none" fo:margin-bottom="0.0833in"/>
      <style:text-properties fo:font-size="9pt" style:font-size-asian="9pt" style:font-size-complex="9pt"/>
    </style:style>
    <style:style style:name="P1086" style:parent-style-name="Standard" style:family="paragraph">
      <style:paragraph-properties fo:border="0.0069in solid #000000" fo:padding="0.0138in" style:shadow="none" fo:margin-bottom="0.0833in"/>
      <style:text-properties fo:font-size="9pt" style:font-size-asian="9pt" style:font-size-complex="9pt"/>
    </style:style>
    <style:style style:name="P1087" style:parent-style-name="Standard" style:family="paragraph">
      <style:paragraph-properties fo:border="0.0069in solid #000000" fo:padding="0.0138in" style:shadow="none" fo:margin-bottom="0.0833in"/>
      <style:text-properties fo:font-size="9pt" style:font-size-asian="9pt" style:font-size-complex="9pt"/>
    </style:style>
    <style:style style:name="P1088" style:parent-style-name="Standard" style:family="paragraph">
      <style:paragraph-properties fo:border="0.0069in solid #000000" fo:padding="0.0138in" style:shadow="none" fo:margin-bottom="0.0833in"/>
      <style:text-properties fo:font-size="9pt" style:font-size-asian="9pt" style:font-size-complex="9pt"/>
    </style:style>
    <style:style style:name="P1089" style:parent-style-name="Standard" style:family="paragraph">
      <style:paragraph-properties fo:border="0.0069in solid #000000" fo:padding="0.0138in" style:shadow="none" fo:margin-bottom="0.0833in"/>
      <style:text-properties fo:font-size="9pt" style:font-size-asian="9pt" style:font-size-complex="9pt"/>
    </style:style>
    <style:style style:name="P1090" style:parent-style-name="Standard" style:family="paragraph">
      <style:paragraph-properties fo:border="0.0069in solid #000000" fo:padding="0.0138in" style:shadow="none" fo:margin-bottom="0.0833in"/>
      <style:text-properties fo:font-size="9pt" style:font-size-asian="9pt" style:font-size-complex="9pt"/>
    </style:style>
    <style:style style:name="P1091" style:parent-style-name="Standard" style:family="paragraph">
      <style:paragraph-properties fo:border="0.0069in solid #000000" fo:padding="0.0138in" style:shadow="none" fo:margin-bottom="0.0833in"/>
      <style:text-properties fo:font-size="9pt" style:font-size-asian="9pt" style:font-size-complex="9pt"/>
    </style:style>
    <style:style style:name="P1092" style:parent-style-name="Standard" style:family="paragraph">
      <style:paragraph-properties fo:border="0.0069in solid #000000" fo:padding="0.0138in" style:shadow="none" fo:margin-bottom="0.0833in"/>
      <style:text-properties fo:font-size="9pt" style:font-size-asian="9pt" style:font-size-complex="9pt"/>
    </style:style>
    <style:style style:name="P1093" style:parent-style-name="Standard" style:family="paragraph">
      <style:paragraph-properties fo:border="0.0069in solid #000000" fo:padding="0.0138in" style:shadow="none" fo:margin-bottom="0.0833in"/>
      <style:text-properties fo:font-size="9pt" style:font-size-asian="9pt" style:font-size-complex="9pt"/>
    </style:style>
    <style:style style:name="P1094" style:parent-style-name="Standard" style:family="paragraph">
      <style:paragraph-properties fo:border="0.0069in solid #000000" fo:padding="0.0138in" style:shadow="none" fo:margin-bottom="0.0833in"/>
      <style:text-properties fo:font-size="9pt" style:font-size-asian="9pt" style:font-size-complex="9pt"/>
    </style:style>
    <style:style style:name="P1095" style:parent-style-name="Standard" style:family="paragraph">
      <style:paragraph-properties fo:border="0.0069in solid #000000" fo:padding="0.0138in" style:shadow="none" fo:margin-bottom="0.0833in"/>
      <style:text-properties fo:font-size="9pt" style:font-size-asian="9pt" style:font-size-complex="9pt"/>
    </style:style>
    <style:style style:name="P1096" style:parent-style-name="Standard" style:family="paragraph">
      <style:paragraph-properties fo:border="0.0069in solid #000000" fo:padding="0.0138in" style:shadow="none" fo:margin-bottom="0.0833in"/>
      <style:text-properties fo:font-size="9pt" style:font-size-asian="9pt" style:font-size-complex="9pt"/>
    </style:style>
    <style:style style:name="P1097" style:parent-style-name="Standard" style:family="paragraph">
      <style:paragraph-properties fo:border="0.0069in solid #000000" fo:padding="0.0138in" style:shadow="none" fo:margin-bottom="0.0833in"/>
      <style:text-properties fo:font-size="9pt" style:font-size-asian="9pt" style:font-size-complex="9pt"/>
    </style:style>
    <style:style style:name="P1098" style:parent-style-name="Standard" style:family="paragraph">
      <style:paragraph-properties fo:border="0.0069in solid #000000" fo:padding="0.0138in" style:shadow="none" fo:margin-bottom="0.0833in"/>
      <style:text-properties fo:font-size="9pt" style:font-size-asian="9pt" style:font-size-complex="9pt"/>
    </style:style>
    <style:style style:name="P1099" style:parent-style-name="Standard" style:family="paragraph">
      <style:paragraph-properties fo:border="0.0069in solid #000000" fo:padding="0.0138in" style:shadow="none" fo:margin-bottom="0.0833in"/>
      <style:text-properties fo:font-size="9pt" style:font-size-asian="9pt" style:font-size-complex="9pt"/>
    </style:style>
    <style:style style:name="P1100"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101"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102" style:parent-style-name="Standard" style:family="paragraph">
      <style:paragraph-properties fo:border="0.0069in solid #000000" fo:padding="0.0138in" style:shadow="none" fo:margin-bottom="0.0833in"/>
      <style:text-properties fo:font-size="9pt" style:font-size-asian="9pt" style:font-size-complex="9pt"/>
    </style:style>
    <style:style style:name="P1103" style:parent-style-name="Standard" style:family="paragraph">
      <style:paragraph-properties fo:border="0.0069in solid #000000" fo:padding="0.0138in" style:shadow="none" fo:margin-bottom="0.0833in"/>
      <style:text-properties fo:font-size="9pt" style:font-size-asian="9pt" style:font-size-complex="9pt"/>
    </style:style>
    <style:style style:name="P1104" style:parent-style-name="Standard" style:family="paragraph">
      <style:paragraph-properties fo:border="0.0069in solid #000000" fo:padding="0.0138in" style:shadow="none" fo:margin-bottom="0.0833in"/>
      <style:text-properties fo:font-size="9pt" style:font-size-asian="9pt" style:font-size-complex="9pt"/>
    </style:style>
    <style:style style:name="P1105"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106" style:parent-style-name="Standard" style:family="paragraph">
      <style:paragraph-properties fo:border="0.0069in solid #000000" fo:padding="0.0138in" style:shadow="none" fo:margin-bottom="0.0833in"/>
      <style:text-properties fo:font-size="9pt" style:font-size-asian="9pt" style:font-size-complex="9pt"/>
    </style:style>
    <style:style style:name="P1107" style:parent-style-name="Standard" style:family="paragraph">
      <style:paragraph-properties fo:border="0.0069in solid #000000" fo:padding="0.0138in" style:shadow="none" fo:margin-bottom="0.0833in"/>
      <style:text-properties fo:font-size="9pt" style:font-size-asian="9pt" style:font-size-complex="9pt"/>
    </style:style>
    <style:style style:name="P1108" style:parent-style-name="Standard" style:family="paragraph">
      <style:paragraph-properties fo:border="0.0069in solid #000000" fo:padding="0.0138in" style:shadow="none" fo:margin-bottom="0.0833in"/>
      <style:text-properties fo:font-size="9pt" style:font-size-asian="9pt" style:font-size-complex="9pt"/>
    </style:style>
    <style:style style:name="P1109" style:parent-style-name="Standard" style:family="paragraph">
      <style:paragraph-properties fo:border="0.0069in solid #000000" fo:padding="0.0138in" style:shadow="none" fo:margin-bottom="0.0833in"/>
      <style:text-properties fo:font-size="9pt" style:font-size-asian="9pt" style:font-size-complex="9pt"/>
    </style:style>
    <style:style style:name="P1110" style:parent-style-name="Standard" style:family="paragraph">
      <style:paragraph-properties fo:border="0.0069in solid #000000" fo:padding="0.0138in" style:shadow="none" fo:margin-bottom="0.0833in"/>
      <style:text-properties fo:font-size="9pt" style:font-size-asian="9pt" style:font-size-complex="9pt"/>
    </style:style>
    <style:style style:name="P1111" style:parent-style-name="Standard" style:family="paragraph">
      <style:paragraph-properties fo:border="0.0069in solid #000000" fo:padding="0.0138in" style:shadow="none" fo:margin-bottom="0.0833in"/>
      <style:text-properties fo:font-size="9pt" style:font-size-asian="9pt" style:font-size-complex="9pt" fo:language="fr" fo:country="FR"/>
    </style:style>
    <style:style style:name="P1112" style:parent-style-name="Standard" style:family="paragraph">
      <style:paragraph-properties fo:border="0.0069in solid #000000" fo:padding="0.0138in" style:shadow="none" fo:margin-bottom="0.0833in"/>
      <style:text-properties fo:font-size="9pt" style:font-size-asian="9pt" style:font-size-complex="9pt" fo:language="fr" fo:country="FR"/>
    </style:style>
    <style:style style:name="P1113" style:parent-style-name="Standard" style:family="paragraph">
      <style:paragraph-properties fo:border="0.0069in solid #000000" fo:padding="0.0138in" style:shadow="none" fo:margin-bottom="0.0833in"/>
      <style:text-properties fo:font-size="9pt" style:font-size-asian="9pt" style:font-size-complex="9pt" fo:language="fr" fo:country="FR"/>
    </style:style>
    <style:style style:name="P1114" style:parent-style-name="Standard" style:family="paragraph">
      <style:paragraph-properties fo:border="0.0069in solid #000000" fo:padding="0.0138in" style:shadow="none" fo:margin-bottom="0.0833in"/>
      <style:text-properties fo:font-size="9pt" style:font-size-asian="9pt" style:font-size-complex="9pt" fo:language="fr" fo:country="FR"/>
    </style:style>
    <style:style style:name="P1115" style:parent-style-name="Standard" style:family="paragraph">
      <style:paragraph-properties fo:border="0.0069in solid #000000" fo:padding="0.0138in" style:shadow="none" fo:margin-bottom="0.0833in"/>
      <style:text-properties fo:font-size="9pt" style:font-size-asian="9pt" style:font-size-complex="9pt" fo:language="fr" fo:country="FR"/>
    </style:style>
    <style:style style:name="P1116" style:parent-style-name="Standard" style:family="paragraph">
      <style:paragraph-properties fo:border="0.0069in solid #000000" fo:padding="0.0138in" style:shadow="none" fo:margin-bottom="0.0833in"/>
      <style:text-properties fo:font-size="9pt" style:font-size-asian="9pt" style:font-size-complex="9pt" fo:language="fr" fo:country="FR"/>
    </style:style>
    <style:style style:name="P1117" style:parent-style-name="Standard" style:family="paragraph">
      <style:paragraph-properties fo:border="0.0069in solid #000000" fo:padding="0.0138in" style:shadow="none" fo:margin-bottom="0.0833in"/>
      <style:text-properties fo:font-size="9pt" style:font-size-asian="9pt" style:font-size-complex="9pt" fo:language="fr" fo:country="FR"/>
    </style:style>
    <style:style style:name="P1118" style:parent-style-name="Standard" style:family="paragraph">
      <style:paragraph-properties fo:border="0.0069in solid #000000" fo:padding="0.0138in" style:shadow="none" fo:margin-bottom="0.0833in"/>
      <style:text-properties fo:font-size="9pt" style:font-size-asian="9pt" style:font-size-complex="9pt" fo:language="fr" fo:country="FR"/>
    </style:style>
    <style:style style:name="P1119"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120"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121"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122" style:parent-style-name="Standard" style:family="paragraph">
      <style:paragraph-properties fo:border="0.0069in solid #000000" fo:padding="0.0138in" style:shadow="none" fo:margin-bottom="0.0833in"/>
      <style:text-properties fo:font-size="9pt" style:font-size-asian="9pt" style:font-size-complex="9pt"/>
    </style:style>
    <style:style style:name="P1123" style:parent-style-name="Standard" style:family="paragraph">
      <style:paragraph-properties fo:border="0.0069in solid #000000" fo:padding="0.0138in" style:shadow="none" fo:margin-bottom="0.0833in"/>
      <style:text-properties fo:font-size="9pt" style:font-size-asian="9pt" style:font-size-complex="9pt"/>
    </style:style>
    <style:style style:name="P1124" style:parent-style-name="Standard" style:family="paragraph">
      <style:paragraph-properties fo:border="0.0069in solid #000000" fo:padding="0.0138in" style:shadow="none" fo:margin-bottom="0.0833in"/>
      <style:text-properties fo:font-size="9pt" style:font-size-asian="9pt" style:font-size-complex="9pt"/>
    </style:style>
    <style:style style:name="P1125" style:parent-style-name="Standard" style:family="paragraph">
      <style:paragraph-properties fo:border="0.0069in solid #000000" fo:padding="0.0138in" style:shadow="none" fo:margin-bottom="0.0833in"/>
      <style:text-properties fo:font-size="9pt" style:font-size-asian="9pt" style:font-size-complex="9pt"/>
    </style:style>
    <style:style style:name="P1126" style:parent-style-name="Standard" style:family="paragraph">
      <style:paragraph-properties fo:border="0.0069in solid #000000" fo:padding="0.0138in" style:shadow="none" fo:margin-bottom="0.0833in"/>
      <style:text-properties fo:font-size="9pt" style:font-size-asian="9pt" style:font-size-complex="9pt"/>
    </style:style>
    <style:style style:name="P1127" style:parent-style-name="Standard" style:family="paragraph">
      <style:paragraph-properties fo:border="0.0069in solid #000000" fo:padding="0.0138in" style:shadow="none" fo:margin-bottom="0.0833in"/>
      <style:text-properties fo:font-size="9pt" style:font-size-asian="9pt" style:font-size-complex="9pt"/>
    </style:style>
    <style:style style:name="P1128" style:parent-style-name="Standard" style:family="paragraph">
      <style:paragraph-properties fo:border="0.0069in solid #000000" fo:padding="0.0138in" style:shadow="none" fo:margin-bottom="0.0833in"/>
      <style:text-properties fo:font-size="9pt" style:font-size-asian="9pt" style:font-size-complex="9pt"/>
    </style:style>
    <style:style style:name="P1129" style:parent-style-name="Standard" style:family="paragraph">
      <style:paragraph-properties fo:border="0.0069in solid #000000" fo:padding="0.0138in" style:shadow="none" fo:margin-bottom="0.0833in"/>
      <style:text-properties fo:font-size="9pt" style:font-size-asian="9pt" style:font-size-complex="9pt"/>
    </style:style>
    <style:style style:name="P1130" style:parent-style-name="Standard" style:family="paragraph">
      <style:paragraph-properties fo:border="0.0069in solid #000000" fo:padding="0.0138in" style:shadow="none" fo:margin-bottom="0.0833in"/>
      <style:text-properties fo:font-size="9pt" style:font-size-asian="9pt" style:font-size-complex="9pt"/>
    </style:style>
    <style:style style:name="P1131" style:parent-style-name="Standard" style:family="paragraph">
      <style:paragraph-properties fo:border="0.0069in solid #000000" fo:padding="0.0138in" style:shadow="none" fo:margin-bottom="0.0833in"/>
      <style:text-properties fo:font-size="9pt" style:font-size-asian="9pt" style:font-size-complex="9pt"/>
    </style:style>
    <style:style style:name="P1132" style:parent-style-name="Standard" style:family="paragraph">
      <style:paragraph-properties fo:border="0.0069in solid #000000" fo:padding="0.0138in" style:shadow="none" fo:margin-bottom="0.0833in"/>
      <style:text-properties fo:font-size="9pt" style:font-size-asian="9pt" style:font-size-complex="9pt"/>
    </style:style>
    <style:style style:name="P1133" style:parent-style-name="Standard" style:family="paragraph">
      <style:paragraph-properties fo:border="0.0069in solid #000000" fo:padding="0.0138in" style:shadow="none" fo:margin-bottom="0.0833in"/>
      <style:text-properties fo:font-size="9pt" style:font-size-asian="9pt" style:font-size-complex="9pt"/>
    </style:style>
    <style:style style:name="P1134" style:parent-style-name="Standard" style:family="paragraph">
      <style:paragraph-properties fo:border="0.0069in solid #000000" fo:padding="0.0138in" style:shadow="none" fo:margin-bottom="0.0833in"/>
      <style:text-properties fo:font-size="9pt" style:font-size-asian="9pt" style:font-size-complex="9pt" fo:language="it" fo:country="IT"/>
    </style:style>
    <style:style style:name="P1135" style:parent-style-name="Standard" style:family="paragraph">
      <style:paragraph-properties fo:border="0.0069in solid #000000" fo:padding="0.0138in" style:shadow="none" fo:margin-bottom="0.0833in"/>
      <style:text-properties fo:font-size="9pt" style:font-size-asian="9pt" style:font-size-complex="9pt"/>
    </style:style>
    <style:style style:name="P1136" style:parent-style-name="Standard" style:family="paragraph">
      <style:paragraph-properties fo:margin-bottom="0.0833in"/>
    </style:style>
    <style:style style:name="P1137" style:parent-style-name="Standard" style:family="paragraph">
      <style:paragraph-properties fo:margin-bottom="0.0833in"/>
    </style:style>
    <style:style style:name="P1138" style:parent-style-name="Standard" style:family="paragraph">
      <style:paragraph-properties fo:margin-bottom="0.0833in"/>
    </style:style>
    <style:style style:name="T1139" style:parent-style-name="DefaultParagraphFont" style:family="text">
      <style:text-properties fo:color="#000000"/>
    </style:style>
    <style:style style:name="T1140" style:parent-style-name="DefaultParagraphFont" style:family="text">
      <style:text-properties fo:color="#2A00FF"/>
    </style:style>
    <style:style style:name="T1141" style:parent-style-name="DefaultParagraphFont" style:family="text">
      <style:text-properties fo:color="#000000"/>
    </style:style>
    <style:style style:name="T1142" style:parent-style-name="DefaultParagraphFont" style:family="text">
      <style:text-properties fo:color="#2A00FF"/>
    </style:style>
    <style:style style:name="T1143" style:parent-style-name="DefaultParagraphFont" style:family="text">
      <style:text-properties fo:color="#000000"/>
    </style:style>
    <style:style style:name="T1144" style:parent-style-name="DefaultParagraphFont" style:family="text">
      <style:text-properties fo:color="#2A00FF"/>
    </style:style>
    <style:style style:name="T1145" style:parent-style-name="DefaultParagraphFont" style:family="text">
      <style:text-properties fo:color="#000000"/>
    </style:style>
    <style:style style:name="T1146" style:parent-style-name="DefaultParagraphFont" style:family="text">
      <style:text-properties fo:color="#2A00FF"/>
    </style:style>
    <style:style style:name="T1147" style:parent-style-name="DefaultParagraphFont" style:family="text">
      <style:text-properties fo:color="#000000"/>
    </style:style>
    <style:style style:name="T1148" style:parent-style-name="DefaultParagraphFont" style:family="text">
      <style:text-properties fo:color="#2A00FF"/>
    </style:style>
    <style:style style:name="T1149" style:parent-style-name="DefaultParagraphFont" style:family="text">
      <style:text-properties fo:color="#000000"/>
    </style:style>
    <style:style style:name="T1150" style:parent-style-name="DefaultParagraphFont" style:family="text">
      <style:text-properties fo:color="#2A00FF"/>
    </style:style>
    <style:style style:name="T1151" style:parent-style-name="DefaultParagraphFont" style:family="text">
      <style:text-properties fo:color="#000000"/>
    </style:style>
    <style:style style:name="T1152" style:parent-style-name="DefaultParagraphFont" style:family="text">
      <style:text-properties fo:color="#2A00FF"/>
    </style:style>
    <style:style style:name="T1153" style:parent-style-name="DefaultParagraphFont" style:family="text">
      <style:text-properties fo:color="#000000"/>
    </style:style>
    <style:style style:name="T1154" style:parent-style-name="DefaultParagraphFont" style:family="text">
      <style:text-properties fo:color="#2A00FF"/>
    </style:style>
    <style:style style:name="T1155" style:parent-style-name="DefaultParagraphFont" style:family="text">
      <style:text-properties fo:color="#000000"/>
    </style:style>
    <style:style style:name="T1156" style:parent-style-name="DefaultParagraphFont" style:family="text">
      <style:text-properties fo:color="#2A00FF"/>
    </style:style>
    <style:style style:name="T1157" style:parent-style-name="DefaultParagraphFont" style:family="text">
      <style:text-properties fo:color="#000000"/>
    </style:style>
    <style:style style:name="T1158" style:parent-style-name="DefaultParagraphFont" style:family="text">
      <style:text-properties fo:color="#2A00FF"/>
    </style:style>
    <style:style style:name="T1159" style:parent-style-name="DefaultParagraphFont" style:family="text">
      <style:text-properties fo:color="#000000"/>
    </style:style>
    <style:style style:name="T1160" style:parent-style-name="DefaultParagraphFont" style:family="text">
      <style:text-properties fo:color="#2A00FF"/>
    </style:style>
    <style:style style:name="T1161" style:parent-style-name="DefaultParagraphFont" style:family="text">
      <style:text-properties fo:color="#000000"/>
    </style:style>
    <style:style style:name="T1162" style:parent-style-name="DefaultParagraphFont" style:family="text">
      <style:text-properties fo:color="#2A00FF"/>
    </style:style>
    <style:style style:name="T1163" style:parent-style-name="DefaultParagraphFont" style:family="text">
      <style:text-properties fo:color="#000000"/>
    </style:style>
    <style:style style:name="T1164" style:parent-style-name="DefaultParagraphFont" style:family="text">
      <style:text-properties fo:color="#2A00FF"/>
    </style:style>
    <style:style style:name="T1165" style:parent-style-name="DefaultParagraphFont" style:family="text">
      <style:text-properties fo:color="#000000"/>
    </style:style>
    <style:style style:name="T1166" style:parent-style-name="DefaultParagraphFont" style:family="text">
      <style:text-properties fo:color="#2A00FF"/>
    </style:style>
    <style:style style:name="T1167" style:parent-style-name="DefaultParagraphFont" style:family="text">
      <style:text-properties fo:color="#000000"/>
    </style:style>
    <style:style style:name="T1168" style:parent-style-name="DefaultParagraphFont" style:family="text">
      <style:text-properties fo:color="#2A00FF"/>
    </style:style>
    <style:style style:name="T1169" style:parent-style-name="DefaultParagraphFont" style:family="text">
      <style:text-properties fo:color="#000000"/>
    </style:style>
    <style:style style:name="T1170" style:parent-style-name="DefaultParagraphFont" style:family="text">
      <style:text-properties fo:color="#2A00FF"/>
    </style:style>
    <style:style style:name="T1171" style:parent-style-name="DefaultParagraphFont" style:family="text">
      <style:text-properties fo:color="#000000"/>
    </style:style>
    <style:style style:name="T1172" style:parent-style-name="DefaultParagraphFont" style:family="text">
      <style:text-properties fo:color="#2A00FF"/>
    </style:style>
    <style:style style:name="T1173" style:parent-style-name="DefaultParagraphFont" style:family="text">
      <style:text-properties fo:color="#000000"/>
    </style:style>
    <style:style style:name="T1174" style:parent-style-name="DefaultParagraphFont" style:family="text">
      <style:text-properties fo:color="#2A00FF"/>
    </style:style>
    <style:style style:name="T1175" style:parent-style-name="DefaultParagraphFont" style:family="text">
      <style:text-properties fo:color="#000000"/>
    </style:style>
    <style:style style:name="T1176" style:parent-style-name="DefaultParagraphFont" style:family="text">
      <style:text-properties fo:color="#2A00FF"/>
    </style:style>
    <style:style style:name="T1177" style:parent-style-name="DefaultParagraphFont" style:family="text">
      <style:text-properties fo:color="#000000"/>
    </style:style>
    <style:style style:name="T1178" style:parent-style-name="DefaultParagraphFont" style:family="text">
      <style:text-properties fo:color="#2A00FF"/>
    </style:style>
    <style:style style:name="T1179" style:parent-style-name="DefaultParagraphFont" style:family="text">
      <style:text-properties fo:color="#000000"/>
    </style:style>
    <style:style style:name="T1180" style:parent-style-name="DefaultParagraphFont" style:family="text">
      <style:text-properties fo:color="#2A00FF"/>
    </style:style>
    <style:style style:name="T1181" style:parent-style-name="DefaultParagraphFont" style:family="text">
      <style:text-properties fo:color="#000000"/>
    </style:style>
    <style:style style:name="T1182" style:parent-style-name="DefaultParagraphFont" style:family="text">
      <style:text-properties fo:color="#2A00FF"/>
    </style:style>
    <style:style style:name="T1183" style:parent-style-name="DefaultParagraphFont" style:family="text">
      <style:text-properties fo:color="#000000"/>
    </style:style>
    <style:style style:name="T1184" style:parent-style-name="DefaultParagraphFont" style:family="text">
      <style:text-properties fo:color="#2A00FF"/>
    </style:style>
    <style:style style:name="T1185" style:parent-style-name="DefaultParagraphFont" style:family="text">
      <style:text-properties fo:color="#000000"/>
    </style:style>
    <style:style style:name="T1186" style:parent-style-name="DefaultParagraphFont" style:family="text">
      <style:text-properties fo:color="#2A00FF"/>
    </style:style>
    <style:style style:name="T1187" style:parent-style-name="DefaultParagraphFont" style:family="text">
      <style:text-properties fo:color="#000000"/>
    </style:style>
    <style:style style:name="T1188" style:parent-style-name="DefaultParagraphFont" style:family="text">
      <style:text-properties fo:color="#2A00FF"/>
    </style:style>
    <style:style style:name="T1189" style:parent-style-name="DefaultParagraphFont" style:family="text">
      <style:text-properties fo:color="#000000"/>
    </style:style>
    <style:style style:name="T1190" style:parent-style-name="DefaultParagraphFont" style:family="text">
      <style:text-properties fo:color="#2A00FF"/>
    </style:style>
    <style:style style:name="T1191" style:parent-style-name="DefaultParagraphFont" style:family="text">
      <style:text-properties fo:color="#000000"/>
    </style:style>
    <style:style style:name="T1192" style:parent-style-name="DefaultParagraphFont" style:family="text">
      <style:text-properties fo:color="#2A00FF"/>
    </style:style>
    <style:style style:name="T1193" style:parent-style-name="DefaultParagraphFont" style:family="text">
      <style:text-properties fo:color="#000000"/>
    </style:style>
    <style:style style:name="T1194" style:parent-style-name="DefaultParagraphFont" style:family="text">
      <style:text-properties fo:color="#2A00FF"/>
    </style:style>
    <style:style style:name="T1195" style:parent-style-name="DefaultParagraphFont" style:family="text">
      <style:text-properties fo:color="#000000"/>
    </style:style>
    <style:style style:name="T1196" style:parent-style-name="DefaultParagraphFont" style:family="text">
      <style:text-properties fo:color="#2A00FF"/>
    </style:style>
    <style:style style:name="T1197" style:parent-style-name="DefaultParagraphFont" style:family="text">
      <style:text-properties fo:color="#000000"/>
    </style:style>
    <style:style style:name="T1198" style:parent-style-name="DefaultParagraphFont" style:family="text">
      <style:text-properties fo:color="#2A00FF"/>
    </style:style>
    <style:style style:name="T1199" style:parent-style-name="DefaultParagraphFont" style:family="text">
      <style:text-properties fo:color="#000000"/>
    </style:style>
    <style:style style:name="T1200" style:parent-style-name="DefaultParagraphFont" style:family="text">
      <style:text-properties fo:color="#2A00FF"/>
    </style:style>
    <style:style style:name="T1201" style:parent-style-name="DefaultParagraphFont" style:family="text">
      <style:text-properties fo:color="#000000"/>
    </style:style>
    <style:style style:name="T1202" style:parent-style-name="DefaultParagraphFont" style:family="text">
      <style:text-properties fo:color="#2A00FF"/>
    </style:style>
    <style:style style:name="T1203" style:parent-style-name="DefaultParagraphFont" style:family="text">
      <style:text-properties fo:color="#000000"/>
    </style:style>
    <style:style style:name="T1204" style:parent-style-name="DefaultParagraphFont" style:family="text">
      <style:text-properties fo:color="#2A00FF"/>
    </style:style>
    <style:style style:name="P1205" style:parent-style-name="Standard" style:family="paragraph">
      <style:paragraph-properties fo:margin-bottom="0.0833in"/>
    </style:style>
    <style:style style:name="T1206" style:parent-style-name="DefaultParagraphFont" style:family="text">
      <style:text-properties fo:color="#000000"/>
    </style:style>
    <style:style style:name="T1207" style:parent-style-name="DefaultParagraphFont" style:family="text">
      <style:text-properties fo:color="#2A00FF"/>
    </style:style>
    <style:style style:name="T1208" style:parent-style-name="DefaultParagraphFont" style:family="text">
      <style:text-properties fo:color="#000000"/>
    </style:style>
    <style:style style:name="T1209" style:parent-style-name="DefaultParagraphFont" style:family="text">
      <style:text-properties fo:color="#2A00FF"/>
    </style:style>
    <style:style style:name="T1210" style:parent-style-name="DefaultParagraphFont" style:family="text">
      <style:text-properties fo:color="#000000"/>
    </style:style>
    <style:style style:name="T1211" style:parent-style-name="DefaultParagraphFont" style:family="text">
      <style:text-properties fo:color="#2A00FF"/>
    </style:style>
    <style:style style:name="T1212" style:parent-style-name="DefaultParagraphFont" style:family="text">
      <style:text-properties fo:color="#000000"/>
    </style:style>
    <style:style style:name="T1213" style:parent-style-name="DefaultParagraphFont" style:family="text">
      <style:text-properties fo:color="#2A00FF"/>
    </style:style>
    <style:style style:name="T1214" style:parent-style-name="DefaultParagraphFont" style:family="text">
      <style:text-properties fo:color="#000000"/>
    </style:style>
    <style:style style:name="T1215" style:parent-style-name="DefaultParagraphFont" style:family="text">
      <style:text-properties fo:color="#2A00FF"/>
    </style:style>
    <style:style style:name="T1216" style:parent-style-name="DefaultParagraphFont" style:family="text">
      <style:text-properties fo:color="#000000"/>
    </style:style>
    <style:style style:name="T1217" style:parent-style-name="DefaultParagraphFont" style:family="text">
      <style:text-properties fo:color="#2A00FF"/>
    </style:style>
    <style:style style:name="P1218" style:parent-style-name="Standard" style:family="paragraph">
      <style:paragraph-properties fo:margin-bottom="0.0833in"/>
    </style:style>
    <style:style style:name="T1219" style:parent-style-name="DefaultParagraphFont" style:family="text">
      <style:text-properties fo:color="#000000"/>
    </style:style>
    <style:style style:name="T1220" style:parent-style-name="DefaultParagraphFont" style:family="text">
      <style:text-properties fo:color="#2A00FF"/>
    </style:style>
    <style:style style:name="T1221" style:parent-style-name="DefaultParagraphFont" style:family="text">
      <style:text-properties fo:color="#000000"/>
    </style:style>
    <style:style style:name="T1222" style:parent-style-name="DefaultParagraphFont" style:family="text">
      <style:text-properties fo:color="#2A00FF"/>
    </style:style>
    <style:style style:name="P1223" style:parent-style-name="Standard" style:family="paragraph">
      <style:paragraph-properties fo:margin-bottom="0.0833in"/>
    </style:style>
    <style:style style:name="T1224" style:parent-style-name="DefaultParagraphFont" style:family="text">
      <style:text-properties fo:color="#000000"/>
    </style:style>
    <style:style style:name="T1225" style:parent-style-name="DefaultParagraphFont" style:family="text">
      <style:text-properties fo:color="#2A00FF"/>
    </style:style>
    <style:style style:name="T1226" style:parent-style-name="DefaultParagraphFont" style:family="text">
      <style:text-properties fo:color="#000000"/>
    </style:style>
    <style:style style:name="T1227" style:parent-style-name="DefaultParagraphFont" style:family="text">
      <style:text-properties fo:color="#2A00FF"/>
    </style:style>
    <style:style style:name="T1228" style:parent-style-name="DefaultParagraphFont" style:family="text">
      <style:text-properties fo:color="#000000"/>
    </style:style>
    <style:style style:name="T1229" style:parent-style-name="DefaultParagraphFont" style:family="text">
      <style:text-properties fo:color="#2A00FF"/>
    </style:style>
    <style:style style:name="T1230" style:parent-style-name="DefaultParagraphFont" style:family="text">
      <style:text-properties fo:color="#000000"/>
    </style:style>
    <style:style style:name="T1231" style:parent-style-name="DefaultParagraphFont" style:family="text">
      <style:text-properties fo:color="#2A00FF"/>
    </style:style>
    <style:style style:name="T1232" style:parent-style-name="DefaultParagraphFont" style:family="text">
      <style:text-properties fo:color="#000000"/>
    </style:style>
    <style:style style:name="T1233" style:parent-style-name="DefaultParagraphFont" style:family="text">
      <style:text-properties fo:color="#2A00FF"/>
    </style:style>
    <style:style style:name="T1234" style:parent-style-name="DefaultParagraphFont" style:family="text">
      <style:text-properties fo:color="#000000"/>
    </style:style>
    <style:style style:name="T1235" style:parent-style-name="DefaultParagraphFont" style:family="text">
      <style:text-properties fo:color="#2A00FF"/>
    </style:style>
    <style:style style:name="T1236" style:parent-style-name="DefaultParagraphFont" style:family="text">
      <style:text-properties fo:color="#000000"/>
    </style:style>
    <style:style style:name="T1237" style:parent-style-name="DefaultParagraphFont" style:family="text">
      <style:text-properties fo:color="#2A00FF"/>
    </style:style>
    <style:style style:name="P1238" style:parent-style-name="Standard" style:family="paragraph">
      <style:paragraph-properties fo:margin-bottom="0.0833in"/>
    </style:style>
    <style:style style:name="T1239" style:parent-style-name="DefaultParagraphFont" style:family="text">
      <style:text-properties fo:color="#000000"/>
    </style:style>
    <style:style style:name="T1240" style:parent-style-name="DefaultParagraphFont" style:family="text">
      <style:text-properties fo:color="#2A00FF"/>
    </style:style>
    <style:style style:name="T1241" style:parent-style-name="DefaultParagraphFont" style:family="text">
      <style:text-properties fo:color="#000000"/>
    </style:style>
    <style:style style:name="T1242" style:parent-style-name="DefaultParagraphFont" style:family="text">
      <style:text-properties fo:color="#2A00FF"/>
    </style:style>
    <style:style style:name="P1243" style:parent-style-name="Standard" style:family="paragraph">
      <style:paragraph-properties fo:margin-bottom="0.0833in"/>
    </style:style>
    <style:style style:name="T1244" style:parent-style-name="DefaultParagraphFont" style:family="text">
      <style:text-properties fo:color="#000000"/>
    </style:style>
    <style:style style:name="T1245" style:parent-style-name="DefaultParagraphFont" style:family="text">
      <style:text-properties fo:color="#2A00FF"/>
    </style:style>
    <style:style style:name="T1246" style:parent-style-name="DefaultParagraphFont" style:family="text">
      <style:text-properties fo:color="#000000"/>
    </style:style>
    <style:style style:name="T1247" style:parent-style-name="DefaultParagraphFont" style:family="text">
      <style:text-properties fo:color="#2A00FF"/>
    </style:style>
    <style:style style:name="T1248" style:parent-style-name="DefaultParagraphFont" style:family="text">
      <style:text-properties fo:color="#000000"/>
    </style:style>
    <style:style style:name="T1249" style:parent-style-name="DefaultParagraphFont" style:family="text">
      <style:text-properties fo:color="#2A00FF"/>
    </style:style>
    <style:style style:name="T1250" style:parent-style-name="DefaultParagraphFont" style:family="text">
      <style:text-properties fo:color="#000000"/>
    </style:style>
    <style:style style:name="T1251" style:parent-style-name="DefaultParagraphFont" style:family="text">
      <style:text-properties fo:color="#2A00FF"/>
    </style:style>
    <style:style style:name="T1252" style:parent-style-name="DefaultParagraphFont" style:family="text">
      <style:text-properties fo:color="#000000"/>
    </style:style>
    <style:style style:name="T1253" style:parent-style-name="DefaultParagraphFont" style:family="text">
      <style:text-properties fo:color="#2A00FF"/>
    </style:style>
    <style:style style:name="T1254" style:parent-style-name="DefaultParagraphFont" style:family="text">
      <style:text-properties fo:color="#000000"/>
    </style:style>
    <style:style style:name="T1255" style:parent-style-name="DefaultParagraphFont" style:family="text">
      <style:text-properties fo:color="#2A00FF"/>
    </style:style>
    <style:style style:name="T1256" style:parent-style-name="DefaultParagraphFont" style:family="text">
      <style:text-properties fo:color="#000000"/>
    </style:style>
    <style:style style:name="T1257" style:parent-style-name="DefaultParagraphFont" style:family="text">
      <style:text-properties fo:color="#2A00FF"/>
    </style:style>
    <style:style style:name="T1258" style:parent-style-name="DefaultParagraphFont" style:family="text">
      <style:text-properties fo:color="#000000"/>
    </style:style>
    <style:style style:name="T1259" style:parent-style-name="DefaultParagraphFont" style:family="text">
      <style:text-properties fo:color="#2A00FF"/>
    </style:style>
    <style:style style:name="T1260" style:parent-style-name="DefaultParagraphFont" style:family="text">
      <style:text-properties fo:color="#000000"/>
    </style:style>
    <style:style style:name="T1261" style:parent-style-name="DefaultParagraphFont" style:family="text">
      <style:text-properties fo:color="#2A00FF"/>
    </style:style>
    <style:style style:name="T1262" style:parent-style-name="DefaultParagraphFont" style:family="text">
      <style:text-properties fo:color="#000000"/>
    </style:style>
    <style:style style:name="T1263" style:parent-style-name="DefaultParagraphFont" style:family="text">
      <style:text-properties fo:color="#2A00FF"/>
    </style:style>
    <style:style style:name="T1264" style:parent-style-name="DefaultParagraphFont" style:family="text">
      <style:text-properties fo:color="#000000"/>
    </style:style>
    <style:style style:name="T1265" style:parent-style-name="DefaultParagraphFont" style:family="text">
      <style:text-properties fo:color="#2A00FF"/>
    </style:style>
    <style:style style:name="T1266" style:parent-style-name="DefaultParagraphFont" style:family="text">
      <style:text-properties fo:color="#000000"/>
    </style:style>
    <style:style style:name="T1267" style:parent-style-name="DefaultParagraphFont" style:family="text">
      <style:text-properties fo:color="#2A00FF"/>
    </style:style>
    <style:style style:name="T1268" style:parent-style-name="DefaultParagraphFont" style:family="text">
      <style:text-properties fo:color="#000000"/>
    </style:style>
    <style:style style:name="T1269" style:parent-style-name="DefaultParagraphFont" style:family="text">
      <style:text-properties fo:color="#2A00FF"/>
    </style:style>
    <style:style style:name="T1270" style:parent-style-name="DefaultParagraphFont" style:family="text">
      <style:text-properties fo:color="#000000"/>
    </style:style>
    <style:style style:name="T1271" style:parent-style-name="DefaultParagraphFont" style:family="text">
      <style:text-properties fo:color="#2A00FF"/>
    </style:style>
    <style:style style:name="T1272" style:parent-style-name="DefaultParagraphFont" style:family="text">
      <style:text-properties fo:color="#000000"/>
    </style:style>
    <style:style style:name="T1273" style:parent-style-name="DefaultParagraphFont" style:family="text">
      <style:text-properties fo:color="#2A00FF"/>
    </style:style>
    <style:style style:name="T1274" style:parent-style-name="DefaultParagraphFont" style:family="text">
      <style:text-properties fo:color="#000000"/>
    </style:style>
    <style:style style:name="T1275" style:parent-style-name="DefaultParagraphFont" style:family="text">
      <style:text-properties fo:color="#2A00FF"/>
    </style:style>
    <style:style style:name="T1276" style:parent-style-name="DefaultParagraphFont" style:family="text">
      <style:text-properties fo:color="#000000"/>
    </style:style>
    <style:style style:name="T1277" style:parent-style-name="DefaultParagraphFont" style:family="text">
      <style:text-properties fo:color="#2A00FF"/>
    </style:style>
    <style:style style:name="T1278" style:parent-style-name="DefaultParagraphFont" style:family="text">
      <style:text-properties fo:color="#000000"/>
    </style:style>
    <style:style style:name="T1279" style:parent-style-name="DefaultParagraphFont" style:family="text">
      <style:text-properties fo:color="#2A00FF"/>
    </style:style>
    <style:style style:name="T1280" style:parent-style-name="DefaultParagraphFont" style:family="text">
      <style:text-properties fo:color="#000000"/>
    </style:style>
    <style:style style:name="T1281" style:parent-style-name="DefaultParagraphFont" style:family="text">
      <style:text-properties fo:color="#2A00FF"/>
    </style:style>
    <style:style style:name="T1282" style:parent-style-name="DefaultParagraphFont" style:family="text">
      <style:text-properties fo:color="#000000"/>
    </style:style>
    <style:style style:name="T1283" style:parent-style-name="DefaultParagraphFont" style:family="text">
      <style:text-properties fo:color="#2A00FF"/>
    </style:style>
    <style:style style:name="T1284" style:parent-style-name="DefaultParagraphFont" style:family="text">
      <style:text-properties fo:color="#000000"/>
    </style:style>
    <style:style style:name="T1285" style:parent-style-name="DefaultParagraphFont" style:family="text">
      <style:text-properties fo:color="#2A00FF"/>
    </style:style>
    <style:style style:name="T1286" style:parent-style-name="DefaultParagraphFont" style:family="text">
      <style:text-properties fo:color="#000000"/>
    </style:style>
    <style:style style:name="T1287" style:parent-style-name="DefaultParagraphFont" style:family="text">
      <style:text-properties fo:color="#2A00FF"/>
    </style:style>
    <style:style style:name="T1288" style:parent-style-name="DefaultParagraphFont" style:family="text">
      <style:text-properties fo:color="#000000"/>
    </style:style>
    <style:style style:name="T1289" style:parent-style-name="DefaultParagraphFont" style:family="text">
      <style:text-properties fo:color="#2A00FF"/>
    </style:style>
    <style:style style:name="T1290" style:parent-style-name="DefaultParagraphFont" style:family="text">
      <style:text-properties fo:color="#000000"/>
    </style:style>
    <style:style style:name="T1291" style:parent-style-name="DefaultParagraphFont" style:family="text">
      <style:text-properties fo:color="#2A00FF"/>
    </style:style>
    <style:style style:name="T1292" style:parent-style-name="DefaultParagraphFont" style:family="text">
      <style:text-properties fo:color="#000000"/>
    </style:style>
    <style:style style:name="T1293" style:parent-style-name="DefaultParagraphFont" style:family="text">
      <style:text-properties fo:color="#2A00FF"/>
    </style:style>
    <style:style style:name="T1294" style:parent-style-name="DefaultParagraphFont" style:family="text">
      <style:text-properties fo:color="#000000"/>
    </style:style>
    <style:style style:name="T1295" style:parent-style-name="DefaultParagraphFont" style:family="text">
      <style:text-properties fo:color="#2A00FF"/>
    </style:style>
    <style:style style:name="T1296" style:parent-style-name="DefaultParagraphFont" style:family="text">
      <style:text-properties fo:color="#000000"/>
    </style:style>
    <style:style style:name="T1297" style:parent-style-name="DefaultParagraphFont" style:family="text">
      <style:text-properties fo:color="#2A00FF"/>
    </style:style>
    <style:style style:name="T1298" style:parent-style-name="DefaultParagraphFont" style:family="text">
      <style:text-properties fo:color="#000000"/>
    </style:style>
    <style:style style:name="T1299" style:parent-style-name="DefaultParagraphFont" style:family="text">
      <style:text-properties fo:color="#2A00FF"/>
    </style:style>
    <style:style style:name="T1300" style:parent-style-name="DefaultParagraphFont" style:family="text">
      <style:text-properties fo:color="#000000"/>
    </style:style>
    <style:style style:name="T1301" style:parent-style-name="DefaultParagraphFont" style:family="text">
      <style:text-properties fo:color="#2A00FF"/>
    </style:style>
    <style:style style:name="T1302" style:parent-style-name="DefaultParagraphFont" style:family="text">
      <style:text-properties fo:color="#000000"/>
    </style:style>
    <style:style style:name="T1303" style:parent-style-name="DefaultParagraphFont" style:family="text">
      <style:text-properties fo:color="#2A00FF"/>
    </style:style>
    <style:style style:name="T1304" style:parent-style-name="DefaultParagraphFont" style:family="text">
      <style:text-properties fo:color="#000000"/>
    </style:style>
    <style:style style:name="T1305" style:parent-style-name="DefaultParagraphFont" style:family="text">
      <style:text-properties fo:color="#2A00FF"/>
    </style:style>
    <style:style style:name="T1306" style:parent-style-name="DefaultParagraphFont" style:family="text">
      <style:text-properties fo:color="#000000"/>
    </style:style>
    <style:style style:name="T1307" style:parent-style-name="DefaultParagraphFont" style:family="text">
      <style:text-properties fo:color="#2A00FF"/>
    </style:style>
    <style:style style:name="T1308" style:parent-style-name="DefaultParagraphFont" style:family="text">
      <style:text-properties fo:color="#000000"/>
    </style:style>
    <style:style style:name="T1309" style:parent-style-name="DefaultParagraphFont" style:family="text">
      <style:text-properties fo:color="#2A00FF"/>
    </style:style>
    <style:style style:name="T1310" style:parent-style-name="DefaultParagraphFont" style:family="text">
      <style:text-properties fo:color="#000000"/>
    </style:style>
    <style:style style:name="T1311" style:parent-style-name="DefaultParagraphFont" style:family="text">
      <style:text-properties fo:color="#2A00FF"/>
    </style:style>
    <style:style style:name="T1312" style:parent-style-name="DefaultParagraphFont" style:family="text">
      <style:text-properties fo:color="#000000"/>
    </style:style>
    <style:style style:name="T1313" style:parent-style-name="DefaultParagraphFont" style:family="text">
      <style:text-properties fo:color="#2A00FF"/>
    </style:style>
    <style:style style:name="T1314" style:parent-style-name="DefaultParagraphFont" style:family="text">
      <style:text-properties fo:color="#000000"/>
    </style:style>
    <style:style style:name="T1315" style:parent-style-name="DefaultParagraphFont" style:family="text">
      <style:text-properties fo:color="#2A00FF"/>
    </style:style>
    <style:style style:name="T1316" style:parent-style-name="DefaultParagraphFont" style:family="text">
      <style:text-properties fo:color="#000000"/>
    </style:style>
    <style:style style:name="T1317" style:parent-style-name="DefaultParagraphFont" style:family="text">
      <style:text-properties fo:color="#2A00FF"/>
    </style:style>
    <style:style style:name="T1318" style:parent-style-name="DefaultParagraphFont" style:family="text">
      <style:text-properties fo:color="#000000"/>
    </style:style>
    <style:style style:name="T1319" style:parent-style-name="DefaultParagraphFont" style:family="text">
      <style:text-properties fo:color="#2A00FF"/>
    </style:style>
    <style:style style:name="T1320" style:parent-style-name="DefaultParagraphFont" style:family="text">
      <style:text-properties fo:color="#000000"/>
    </style:style>
    <style:style style:name="T1321" style:parent-style-name="DefaultParagraphFont" style:family="text">
      <style:text-properties fo:color="#2A00FF"/>
    </style:style>
    <style:style style:name="T1322" style:parent-style-name="DefaultParagraphFont" style:family="text">
      <style:text-properties fo:color="#000000"/>
    </style:style>
    <style:style style:name="T1323" style:parent-style-name="DefaultParagraphFont" style:family="text">
      <style:text-properties fo:color="#2A00FF"/>
    </style:style>
    <style:style style:name="T1324" style:parent-style-name="DefaultParagraphFont" style:family="text">
      <style:text-properties fo:color="#000000"/>
    </style:style>
    <style:style style:name="T1325" style:parent-style-name="DefaultParagraphFont" style:family="text">
      <style:text-properties fo:color="#2A00FF"/>
    </style:style>
    <style:style style:name="T1326" style:parent-style-name="DefaultParagraphFont" style:family="text">
      <style:text-properties fo:color="#000000"/>
    </style:style>
    <style:style style:name="T1327" style:parent-style-name="DefaultParagraphFont" style:family="text">
      <style:text-properties fo:color="#2A00FF"/>
    </style:style>
    <style:style style:name="T1328" style:parent-style-name="DefaultParagraphFont" style:family="text">
      <style:text-properties fo:color="#000000"/>
    </style:style>
    <style:style style:name="T1329" style:parent-style-name="DefaultParagraphFont" style:family="text">
      <style:text-properties fo:color="#2A00FF"/>
    </style:style>
    <style:style style:name="T1330" style:parent-style-name="DefaultParagraphFont" style:family="text">
      <style:text-properties fo:color="#000000"/>
    </style:style>
    <style:style style:name="T1331" style:parent-style-name="DefaultParagraphFont" style:family="text">
      <style:text-properties fo:color="#2A00FF"/>
    </style:style>
    <style:style style:name="T1332" style:parent-style-name="DefaultParagraphFont" style:family="text">
      <style:text-properties fo:color="#000000"/>
    </style:style>
    <style:style style:name="T1333" style:parent-style-name="DefaultParagraphFont" style:family="text">
      <style:text-properties fo:color="#2A00FF"/>
    </style:style>
    <style:style style:name="T1334" style:parent-style-name="DefaultParagraphFont" style:family="text">
      <style:text-properties fo:color="#000000"/>
    </style:style>
    <style:style style:name="T1335" style:parent-style-name="DefaultParagraphFont" style:family="text">
      <style:text-properties fo:color="#2A00FF"/>
    </style:style>
    <style:style style:name="T1336" style:parent-style-name="DefaultParagraphFont" style:family="text">
      <style:text-properties fo:color="#000000"/>
    </style:style>
    <style:style style:name="T1337" style:parent-style-name="DefaultParagraphFont" style:family="text">
      <style:text-properties fo:color="#2A00FF"/>
    </style:style>
    <style:style style:name="T1338" style:parent-style-name="DefaultParagraphFont" style:family="text">
      <style:text-properties fo:color="#000000"/>
    </style:style>
    <style:style style:name="T1339" style:parent-style-name="DefaultParagraphFont" style:family="text">
      <style:text-properties fo:color="#2A00FF"/>
    </style:style>
    <style:style style:name="T1340" style:parent-style-name="DefaultParagraphFont" style:family="text">
      <style:text-properties fo:color="#000000"/>
    </style:style>
    <style:style style:name="T1341" style:parent-style-name="DefaultParagraphFont" style:family="text">
      <style:text-properties fo:color="#2A00FF"/>
    </style:style>
    <style:style style:name="T1342" style:parent-style-name="DefaultParagraphFont" style:family="text">
      <style:text-properties fo:color="#000000"/>
    </style:style>
    <style:style style:name="T1343" style:parent-style-name="DefaultParagraphFont" style:family="text">
      <style:text-properties fo:color="#2A00FF"/>
    </style:style>
    <style:style style:name="T1344" style:parent-style-name="DefaultParagraphFont" style:family="text">
      <style:text-properties fo:color="#000000"/>
    </style:style>
    <style:style style:name="T1345" style:parent-style-name="DefaultParagraphFont" style:family="text">
      <style:text-properties fo:color="#2A00FF"/>
    </style:style>
    <style:style style:name="T1346" style:parent-style-name="DefaultParagraphFont" style:family="text">
      <style:text-properties fo:color="#000000"/>
    </style:style>
    <style:style style:name="T1347" style:parent-style-name="DefaultParagraphFont" style:family="text">
      <style:text-properties fo:color="#2A00FF"/>
    </style:style>
    <style:style style:name="T1348" style:parent-style-name="DefaultParagraphFont" style:family="text">
      <style:text-properties fo:color="#000000"/>
    </style:style>
    <style:style style:name="T1349" style:parent-style-name="DefaultParagraphFont" style:family="text">
      <style:text-properties fo:color="#2A00FF"/>
    </style:style>
    <style:style style:name="T1350" style:parent-style-name="DefaultParagraphFont" style:family="text">
      <style:text-properties fo:color="#000000"/>
    </style:style>
    <style:style style:name="T1351" style:parent-style-name="DefaultParagraphFont" style:family="text">
      <style:text-properties fo:color="#2A00FF"/>
    </style:style>
    <style:style style:name="T1352" style:parent-style-name="DefaultParagraphFont" style:family="text">
      <style:text-properties fo:color="#000000"/>
    </style:style>
    <style:style style:name="T1353" style:parent-style-name="DefaultParagraphFont" style:family="text">
      <style:text-properties fo:color="#2A00FF"/>
    </style:style>
    <style:style style:name="P1354" style:parent-style-name="Standard" style:family="paragraph">
      <style:paragraph-properties fo:margin-bottom="0.0833in"/>
    </style:style>
    <style:style style:name="T1355" style:parent-style-name="DefaultParagraphFont" style:family="text">
      <style:text-properties fo:color="#000000"/>
    </style:style>
    <style:style style:name="T1356" style:parent-style-name="DefaultParagraphFont" style:family="text">
      <style:text-properties fo:color="#2A00FF"/>
    </style:style>
    <style:style style:name="T1357" style:parent-style-name="DefaultParagraphFont" style:family="text">
      <style:text-properties fo:color="#000000"/>
    </style:style>
    <style:style style:name="T1358" style:parent-style-name="DefaultParagraphFont" style:family="text">
      <style:text-properties fo:color="#2A00FF"/>
    </style:style>
    <style:style style:name="T1359" style:parent-style-name="DefaultParagraphFont" style:family="text">
      <style:text-properties fo:color="#000000"/>
    </style:style>
    <style:style style:name="T1360" style:parent-style-name="DefaultParagraphFont" style:family="text">
      <style:text-properties fo:color="#2A00FF"/>
    </style:style>
    <style:style style:name="T1361" style:parent-style-name="DefaultParagraphFont" style:family="text">
      <style:text-properties fo:color="#000000"/>
    </style:style>
    <style:style style:name="T1362" style:parent-style-name="DefaultParagraphFont" style:family="text">
      <style:text-properties fo:color="#2A00FF"/>
    </style:style>
    <style:style style:name="T1363" style:parent-style-name="DefaultParagraphFont" style:family="text">
      <style:text-properties fo:color="#000000"/>
    </style:style>
    <style:style style:name="T1364" style:parent-style-name="DefaultParagraphFont" style:family="text">
      <style:text-properties fo:color="#2A00FF"/>
    </style:style>
    <style:style style:name="T1365" style:parent-style-name="DefaultParagraphFont" style:family="text">
      <style:text-properties fo:color="#000000"/>
    </style:style>
    <style:style style:name="T1366" style:parent-style-name="DefaultParagraphFont" style:family="text">
      <style:text-properties fo:color="#2A00FF"/>
    </style:style>
    <style:style style:name="T1367" style:parent-style-name="DefaultParagraphFont" style:family="text">
      <style:text-properties fo:color="#000000"/>
    </style:style>
    <style:style style:name="T1368" style:parent-style-name="DefaultParagraphFont" style:family="text">
      <style:text-properties fo:color="#2A00FF"/>
    </style:style>
    <style:style style:name="T1369" style:parent-style-name="DefaultParagraphFont" style:family="text">
      <style:text-properties fo:color="#000000"/>
    </style:style>
    <style:style style:name="T1370" style:parent-style-name="DefaultParagraphFont" style:family="text">
      <style:text-properties fo:color="#2A00FF"/>
    </style:style>
    <style:style style:name="T1371" style:parent-style-name="DefaultParagraphFont" style:family="text">
      <style:text-properties fo:color="#000000"/>
    </style:style>
    <style:style style:name="T1372" style:parent-style-name="DefaultParagraphFont" style:family="text">
      <style:text-properties fo:color="#2A00FF"/>
    </style:style>
    <style:style style:name="T1373" style:parent-style-name="DefaultParagraphFont" style:family="text">
      <style:text-properties fo:color="#000000"/>
    </style:style>
    <style:style style:name="T1374" style:parent-style-name="DefaultParagraphFont" style:family="text">
      <style:text-properties fo:color="#2A00FF"/>
    </style:style>
    <style:style style:name="T1375" style:parent-style-name="DefaultParagraphFont" style:family="text">
      <style:text-properties fo:color="#000000"/>
    </style:style>
    <style:style style:name="T1376" style:parent-style-name="DefaultParagraphFont" style:family="text">
      <style:text-properties fo:color="#2A00FF"/>
    </style:style>
    <style:style style:name="T1377" style:parent-style-name="DefaultParagraphFont" style:family="text">
      <style:text-properties fo:color="#000000"/>
    </style:style>
    <style:style style:name="T1378" style:parent-style-name="DefaultParagraphFont" style:family="text">
      <style:text-properties fo:color="#2A00FF"/>
    </style:style>
    <style:style style:name="T1379" style:parent-style-name="DefaultParagraphFont" style:family="text">
      <style:text-properties fo:color="#000000"/>
    </style:style>
    <style:style style:name="T1380" style:parent-style-name="DefaultParagraphFont" style:family="text">
      <style:text-properties fo:color="#2A00FF"/>
    </style:style>
    <style:style style:name="T1381" style:parent-style-name="DefaultParagraphFont" style:family="text">
      <style:text-properties fo:color="#000000"/>
    </style:style>
    <style:style style:name="T1382" style:parent-style-name="DefaultParagraphFont" style:family="text">
      <style:text-properties fo:color="#2A00FF"/>
    </style:style>
    <style:style style:name="T1383" style:parent-style-name="DefaultParagraphFont" style:family="text">
      <style:text-properties fo:color="#000000"/>
    </style:style>
    <style:style style:name="T1384" style:parent-style-name="DefaultParagraphFont" style:family="text">
      <style:text-properties fo:color="#2A00FF"/>
    </style:style>
    <style:style style:name="T1385" style:parent-style-name="DefaultParagraphFont" style:family="text">
      <style:text-properties fo:color="#000000"/>
    </style:style>
    <style:style style:name="T1386" style:parent-style-name="DefaultParagraphFont" style:family="text">
      <style:text-properties fo:color="#2A00FF"/>
    </style:style>
    <style:style style:name="T1387" style:parent-style-name="DefaultParagraphFont" style:family="text">
      <style:text-properties fo:color="#000000"/>
    </style:style>
    <style:style style:name="T1388" style:parent-style-name="DefaultParagraphFont" style:family="text">
      <style:text-properties fo:color="#2A00FF"/>
    </style:style>
    <style:style style:name="T1389" style:parent-style-name="DefaultParagraphFont" style:family="text">
      <style:text-properties fo:color="#000000"/>
    </style:style>
    <style:style style:name="T1390" style:parent-style-name="DefaultParagraphFont" style:family="text">
      <style:text-properties fo:color="#2A00FF"/>
    </style:style>
    <style:style style:name="P1391" style:parent-style-name="Standard" style:family="paragraph">
      <style:paragraph-properties fo:margin-bottom="0.0833in"/>
    </style:style>
    <style:style style:name="T1392" style:parent-style-name="DefaultParagraphFont" style:family="text">
      <style:text-properties fo:color="#000000"/>
    </style:style>
    <style:style style:name="T1393" style:parent-style-name="DefaultParagraphFont" style:family="text">
      <style:text-properties fo:color="#2A00FF"/>
    </style:style>
    <style:style style:name="T1394" style:parent-style-name="DefaultParagraphFont" style:family="text">
      <style:text-properties fo:color="#000000"/>
    </style:style>
    <style:style style:name="T1395" style:parent-style-name="DefaultParagraphFont" style:family="text">
      <style:text-properties fo:color="#2A00FF"/>
    </style:style>
    <style:style style:name="T1396" style:parent-style-name="DefaultParagraphFont" style:family="text">
      <style:text-properties fo:color="#000000"/>
    </style:style>
    <style:style style:name="T1397" style:parent-style-name="DefaultParagraphFont" style:family="text">
      <style:text-properties fo:color="#2A00FF"/>
    </style:style>
    <style:style style:name="T1398" style:parent-style-name="DefaultParagraphFont" style:family="text">
      <style:text-properties fo:color="#000000"/>
    </style:style>
    <style:style style:name="T1399" style:parent-style-name="DefaultParagraphFont" style:family="text">
      <style:text-properties fo:color="#2A00FF"/>
    </style:style>
    <style:style style:name="T1400" style:parent-style-name="DefaultParagraphFont" style:family="text">
      <style:text-properties fo:color="#000000"/>
    </style:style>
    <style:style style:name="T1401" style:parent-style-name="DefaultParagraphFont" style:family="text">
      <style:text-properties fo:color="#2A00FF"/>
    </style:style>
    <style:style style:name="T1402" style:parent-style-name="DefaultParagraphFont" style:family="text">
      <style:text-properties fo:color="#000000"/>
    </style:style>
    <style:style style:name="T1403" style:parent-style-name="DefaultParagraphFont" style:family="text">
      <style:text-properties fo:color="#2A00FF"/>
    </style:style>
    <style:style style:name="T1404" style:parent-style-name="DefaultParagraphFont" style:family="text">
      <style:text-properties fo:color="#000000"/>
    </style:style>
    <style:style style:name="T1405" style:parent-style-name="DefaultParagraphFont" style:family="text">
      <style:text-properties fo:color="#2A00FF"/>
    </style:style>
    <style:style style:name="T1406" style:parent-style-name="DefaultParagraphFont" style:family="text">
      <style:text-properties fo:color="#000000"/>
    </style:style>
    <style:style style:name="T1407" style:parent-style-name="DefaultParagraphFont" style:family="text">
      <style:text-properties fo:color="#2A00FF"/>
    </style:style>
    <style:style style:name="T1408" style:parent-style-name="DefaultParagraphFont" style:family="text">
      <style:text-properties fo:color="#000000"/>
    </style:style>
    <style:style style:name="T1409" style:parent-style-name="DefaultParagraphFont" style:family="text">
      <style:text-properties fo:color="#2A00FF"/>
    </style:style>
    <style:style style:name="T1410" style:parent-style-name="DefaultParagraphFont" style:family="text">
      <style:text-properties fo:color="#000000"/>
    </style:style>
    <style:style style:name="T1411" style:parent-style-name="DefaultParagraphFont" style:family="text">
      <style:text-properties fo:color="#2A00FF"/>
    </style:style>
    <style:style style:name="T1412" style:parent-style-name="DefaultParagraphFont" style:family="text">
      <style:text-properties fo:color="#000000"/>
    </style:style>
    <style:style style:name="T1413" style:parent-style-name="DefaultParagraphFont" style:family="text">
      <style:text-properties fo:color="#2A00FF"/>
    </style:style>
    <style:style style:name="T1414" style:parent-style-name="DefaultParagraphFont" style:family="text">
      <style:text-properties fo:color="#000000"/>
    </style:style>
    <style:style style:name="T1415" style:parent-style-name="DefaultParagraphFont" style:family="text">
      <style:text-properties fo:color="#2A00FF"/>
    </style:style>
    <style:style style:name="T1416" style:parent-style-name="DefaultParagraphFont" style:family="text">
      <style:text-properties fo:color="#000000"/>
    </style:style>
    <style:style style:name="T1417" style:parent-style-name="DefaultParagraphFont" style:family="text">
      <style:text-properties fo:color="#2A00FF"/>
    </style:style>
    <style:style style:name="T1418" style:parent-style-name="DefaultParagraphFont" style:family="text">
      <style:text-properties fo:color="#000000"/>
    </style:style>
    <style:style style:name="T1419" style:parent-style-name="DefaultParagraphFont" style:family="text">
      <style:text-properties fo:color="#2A00FF"/>
    </style:style>
    <style:style style:name="T1420" style:parent-style-name="DefaultParagraphFont" style:family="text">
      <style:text-properties fo:color="#000000"/>
    </style:style>
    <style:style style:name="T1421" style:parent-style-name="DefaultParagraphFont" style:family="text">
      <style:text-properties fo:color="#2A00FF"/>
    </style:style>
    <style:style style:name="T1422" style:parent-style-name="DefaultParagraphFont" style:family="text">
      <style:text-properties fo:color="#000000"/>
    </style:style>
    <style:style style:name="T1423" style:parent-style-name="DefaultParagraphFont" style:family="text">
      <style:text-properties fo:color="#2A00FF"/>
    </style:style>
    <style:style style:name="T1424" style:parent-style-name="DefaultParagraphFont" style:family="text">
      <style:text-properties fo:color="#000000"/>
    </style:style>
    <style:style style:name="T1425" style:parent-style-name="DefaultParagraphFont" style:family="text">
      <style:text-properties fo:color="#2A00FF"/>
    </style:style>
    <style:style style:name="T1426" style:parent-style-name="DefaultParagraphFont" style:family="text">
      <style:text-properties fo:color="#000000"/>
    </style:style>
    <style:style style:name="T1427" style:parent-style-name="DefaultParagraphFont" style:family="text">
      <style:text-properties fo:color="#2A00FF"/>
    </style:style>
    <style:style style:name="T1428" style:parent-style-name="DefaultParagraphFont" style:family="text">
      <style:text-properties fo:color="#000000"/>
    </style:style>
    <style:style style:name="T1429" style:parent-style-name="DefaultParagraphFont" style:family="text">
      <style:text-properties fo:color="#2A00FF"/>
    </style:style>
    <style:style style:name="T1430" style:parent-style-name="DefaultParagraphFont" style:family="text">
      <style:text-properties fo:color="#000000"/>
    </style:style>
    <style:style style:name="T1431" style:parent-style-name="DefaultParagraphFont" style:family="text">
      <style:text-properties fo:color="#2A00FF"/>
    </style:style>
    <style:style style:name="T1432" style:parent-style-name="DefaultParagraphFont" style:family="text">
      <style:text-properties fo:color="#000000"/>
    </style:style>
    <style:style style:name="T1433" style:parent-style-name="DefaultParagraphFont" style:family="text">
      <style:text-properties fo:color="#2A00FF"/>
    </style:style>
    <style:style style:name="T1434" style:parent-style-name="DefaultParagraphFont" style:family="text">
      <style:text-properties fo:color="#000000"/>
    </style:style>
    <style:style style:name="T1435" style:parent-style-name="DefaultParagraphFont" style:family="text">
      <style:text-properties fo:color="#2A00FF"/>
    </style:style>
    <style:style style:name="T1436" style:parent-style-name="DefaultParagraphFont" style:family="text">
      <style:text-properties fo:color="#000000"/>
    </style:style>
    <style:style style:name="T1437" style:parent-style-name="DefaultParagraphFont" style:family="text">
      <style:text-properties fo:color="#2A00FF"/>
    </style:style>
    <style:style style:name="T1438" style:parent-style-name="DefaultParagraphFont" style:family="text">
      <style:text-properties fo:color="#000000"/>
    </style:style>
    <style:style style:name="T1439" style:parent-style-name="DefaultParagraphFont" style:family="text">
      <style:text-properties fo:color="#2A00FF"/>
    </style:style>
    <style:style style:name="T1440" style:parent-style-name="DefaultParagraphFont" style:family="text">
      <style:text-properties fo:color="#000000"/>
    </style:style>
    <style:style style:name="T1441" style:parent-style-name="DefaultParagraphFont" style:family="text">
      <style:text-properties fo:color="#2A00FF"/>
    </style:style>
    <style:style style:name="T1442" style:parent-style-name="DefaultParagraphFont" style:family="text">
      <style:text-properties fo:color="#000000"/>
    </style:style>
    <style:style style:name="T1443" style:parent-style-name="DefaultParagraphFont" style:family="text">
      <style:text-properties fo:color="#2A00FF"/>
    </style:style>
    <style:style style:name="T1444" style:parent-style-name="DefaultParagraphFont" style:family="text">
      <style:text-properties fo:color="#000000"/>
    </style:style>
    <style:style style:name="T1445" style:parent-style-name="DefaultParagraphFont" style:family="text">
      <style:text-properties fo:color="#2A00FF"/>
    </style:style>
    <style:style style:name="T1446" style:parent-style-name="DefaultParagraphFont" style:family="text">
      <style:text-properties fo:color="#000000"/>
    </style:style>
    <style:style style:name="T1447" style:parent-style-name="DefaultParagraphFont" style:family="text">
      <style:text-properties fo:color="#2A00FF"/>
    </style:style>
    <style:style style:name="T1448" style:parent-style-name="DefaultParagraphFont" style:family="text">
      <style:text-properties fo:color="#000000"/>
    </style:style>
    <style:style style:name="T1449" style:parent-style-name="DefaultParagraphFont" style:family="text">
      <style:text-properties fo:color="#2A00FF"/>
    </style:style>
    <style:style style:name="T1450" style:parent-style-name="DefaultParagraphFont" style:family="text">
      <style:text-properties fo:color="#000000"/>
    </style:style>
    <style:style style:name="T1451" style:parent-style-name="DefaultParagraphFont" style:family="text">
      <style:text-properties fo:color="#2A00FF"/>
    </style:style>
    <style:style style:name="T1452" style:parent-style-name="DefaultParagraphFont" style:family="text">
      <style:text-properties fo:color="#000000"/>
    </style:style>
    <style:style style:name="T1453" style:parent-style-name="DefaultParagraphFont" style:family="text">
      <style:text-properties fo:color="#2A00FF"/>
    </style:style>
    <style:style style:name="T1454" style:parent-style-name="DefaultParagraphFont" style:family="text">
      <style:text-properties fo:color="#000000"/>
    </style:style>
    <style:style style:name="T1455" style:parent-style-name="DefaultParagraphFont" style:family="text">
      <style:text-properties fo:color="#2A00FF"/>
    </style:style>
    <style:style style:name="T1456" style:parent-style-name="DefaultParagraphFont" style:family="text">
      <style:text-properties fo:color="#000000"/>
    </style:style>
    <style:style style:name="T1457" style:parent-style-name="DefaultParagraphFont" style:family="text">
      <style:text-properties fo:color="#2A00FF"/>
    </style:style>
    <style:style style:name="T1458" style:parent-style-name="DefaultParagraphFont" style:family="text">
      <style:text-properties fo:color="#000000"/>
    </style:style>
    <style:style style:name="T1459" style:parent-style-name="DefaultParagraphFont" style:family="text">
      <style:text-properties fo:color="#2A00FF"/>
    </style:style>
    <style:style style:name="T1460" style:parent-style-name="DefaultParagraphFont" style:family="text">
      <style:text-properties fo:color="#000000"/>
    </style:style>
    <style:style style:name="T1461" style:parent-style-name="DefaultParagraphFont" style:family="text">
      <style:text-properties fo:color="#2A00FF"/>
    </style:style>
    <style:style style:name="T1462" style:parent-style-name="DefaultParagraphFont" style:family="text">
      <style:text-properties fo:color="#000000"/>
    </style:style>
    <style:style style:name="T1463" style:parent-style-name="DefaultParagraphFont" style:family="text">
      <style:text-properties fo:color="#2A00FF"/>
    </style:style>
    <style:style style:name="T1464" style:parent-style-name="DefaultParagraphFont" style:family="text">
      <style:text-properties fo:color="#000000"/>
    </style:style>
    <style:style style:name="T1465" style:parent-style-name="DefaultParagraphFont" style:family="text">
      <style:text-properties fo:color="#2A00FF"/>
    </style:style>
    <style:style style:name="T1466" style:parent-style-name="DefaultParagraphFont" style:family="text">
      <style:text-properties fo:color="#000000"/>
    </style:style>
    <style:style style:name="T1467" style:parent-style-name="DefaultParagraphFont" style:family="text">
      <style:text-properties fo:color="#2A00FF"/>
    </style:style>
    <style:style style:name="T1468" style:parent-style-name="DefaultParagraphFont" style:family="text">
      <style:text-properties fo:color="#000000"/>
    </style:style>
    <style:style style:name="T1469" style:parent-style-name="DefaultParagraphFont" style:family="text">
      <style:text-properties fo:color="#2A00FF"/>
    </style:style>
    <style:style style:name="T1470" style:parent-style-name="DefaultParagraphFont" style:family="text">
      <style:text-properties fo:color="#000000"/>
    </style:style>
    <style:style style:name="T1471" style:parent-style-name="DefaultParagraphFont" style:family="text">
      <style:text-properties fo:color="#2A00FF"/>
    </style:style>
    <style:style style:name="T1472" style:parent-style-name="DefaultParagraphFont" style:family="text">
      <style:text-properties fo:color="#000000"/>
    </style:style>
    <style:style style:name="T1473" style:parent-style-name="DefaultParagraphFont" style:family="text">
      <style:text-properties fo:color="#2A00FF"/>
    </style:style>
    <style:style style:name="T1474" style:parent-style-name="DefaultParagraphFont" style:family="text">
      <style:text-properties fo:color="#000000"/>
    </style:style>
    <style:style style:name="T1475" style:parent-style-name="DefaultParagraphFont" style:family="text">
      <style:text-properties fo:color="#2A00FF"/>
    </style:style>
    <style:style style:name="P1476" style:parent-style-name="Standard" style:family="paragraph">
      <style:paragraph-properties fo:margin-bottom="0.0833in"/>
    </style:style>
    <style:style style:name="T1477" style:parent-style-name="DefaultParagraphFont" style:family="text">
      <style:text-properties fo:color="#000000"/>
    </style:style>
    <style:style style:name="T1478" style:parent-style-name="DefaultParagraphFont" style:family="text">
      <style:text-properties fo:color="#2A00FF"/>
    </style:style>
    <style:style style:name="T1479" style:parent-style-name="DefaultParagraphFont" style:family="text">
      <style:text-properties fo:color="#000000"/>
    </style:style>
    <style:style style:name="T1480" style:parent-style-name="DefaultParagraphFont" style:family="text">
      <style:text-properties fo:color="#2A00FF"/>
    </style:style>
    <style:style style:name="T1481" style:parent-style-name="DefaultParagraphFont" style:family="text">
      <style:text-properties fo:color="#000000"/>
    </style:style>
    <style:style style:name="T1482" style:parent-style-name="DefaultParagraphFont" style:family="text">
      <style:text-properties fo:color="#2A00FF"/>
    </style:style>
    <style:style style:name="T1483" style:parent-style-name="DefaultParagraphFont" style:family="text">
      <style:text-properties fo:color="#000000"/>
    </style:style>
    <style:style style:name="T1484" style:parent-style-name="DefaultParagraphFont" style:family="text">
      <style:text-properties fo:color="#2A00FF"/>
    </style:style>
    <style:style style:name="T1485" style:parent-style-name="DefaultParagraphFont" style:family="text">
      <style:text-properties fo:color="#000000"/>
    </style:style>
    <style:style style:name="T1486" style:parent-style-name="DefaultParagraphFont" style:family="text">
      <style:text-properties fo:color="#2A00FF"/>
    </style:style>
    <style:style style:name="T1487" style:parent-style-name="DefaultParagraphFont" style:family="text">
      <style:text-properties fo:color="#000000"/>
    </style:style>
    <style:style style:name="T1488" style:parent-style-name="DefaultParagraphFont" style:family="text">
      <style:text-properties fo:color="#2A00FF"/>
    </style:style>
    <style:style style:name="T1489" style:parent-style-name="DefaultParagraphFont" style:family="text">
      <style:text-properties fo:color="#000000"/>
    </style:style>
    <style:style style:name="T1490" style:parent-style-name="DefaultParagraphFont" style:family="text">
      <style:text-properties fo:color="#2A00FF"/>
    </style:style>
    <style:style style:name="T1491" style:parent-style-name="DefaultParagraphFont" style:family="text">
      <style:text-properties fo:color="#000000"/>
    </style:style>
    <style:style style:name="T1492" style:parent-style-name="DefaultParagraphFont" style:family="text">
      <style:text-properties fo:color="#2A00FF"/>
    </style:style>
    <style:style style:name="T1493" style:parent-style-name="DefaultParagraphFont" style:family="text">
      <style:text-properties fo:color="#000000"/>
    </style:style>
    <style:style style:name="T1494" style:parent-style-name="DefaultParagraphFont" style:family="text">
      <style:text-properties fo:color="#2A00FF"/>
    </style:style>
    <style:style style:name="T1495" style:parent-style-name="DefaultParagraphFont" style:family="text">
      <style:text-properties fo:color="#000000"/>
    </style:style>
    <style:style style:name="T1496" style:parent-style-name="DefaultParagraphFont" style:family="text">
      <style:text-properties fo:color="#2A00FF"/>
    </style:style>
    <style:style style:name="T1497" style:parent-style-name="DefaultParagraphFont" style:family="text">
      <style:text-properties fo:color="#000000"/>
    </style:style>
    <style:style style:name="T1498" style:parent-style-name="DefaultParagraphFont" style:family="text">
      <style:text-properties fo:color="#2A00FF"/>
    </style:style>
    <style:style style:name="T1499" style:parent-style-name="DefaultParagraphFont" style:family="text">
      <style:text-properties fo:color="#000000"/>
    </style:style>
    <style:style style:name="T1500" style:parent-style-name="DefaultParagraphFont" style:family="text">
      <style:text-properties fo:color="#2A00FF"/>
    </style:style>
    <style:style style:name="T1501" style:parent-style-name="DefaultParagraphFont" style:family="text">
      <style:text-properties fo:color="#000000"/>
    </style:style>
    <style:style style:name="T1502" style:parent-style-name="DefaultParagraphFont" style:family="text">
      <style:text-properties fo:color="#2A00FF"/>
    </style:style>
    <style:style style:name="T1503" style:parent-style-name="DefaultParagraphFont" style:family="text">
      <style:text-properties fo:color="#000000"/>
    </style:style>
    <style:style style:name="T1504" style:parent-style-name="DefaultParagraphFont" style:family="text">
      <style:text-properties fo:color="#2A00FF"/>
    </style:style>
    <style:style style:name="T1505" style:parent-style-name="DefaultParagraphFont" style:family="text">
      <style:text-properties fo:color="#000000"/>
    </style:style>
    <style:style style:name="T1506" style:parent-style-name="DefaultParagraphFont" style:family="text">
      <style:text-properties fo:color="#2A00FF"/>
    </style:style>
    <style:style style:name="T1507" style:parent-style-name="DefaultParagraphFont" style:family="text">
      <style:text-properties fo:color="#000000"/>
    </style:style>
    <style:style style:name="T1508" style:parent-style-name="DefaultParagraphFont" style:family="text">
      <style:text-properties fo:color="#2A00FF"/>
    </style:style>
    <style:style style:name="T1509" style:parent-style-name="DefaultParagraphFont" style:family="text">
      <style:text-properties fo:color="#000000"/>
    </style:style>
    <style:style style:name="T1510" style:parent-style-name="DefaultParagraphFont" style:family="text">
      <style:text-properties fo:color="#2A00FF"/>
    </style:style>
    <style:style style:name="T1511" style:parent-style-name="DefaultParagraphFont" style:family="text">
      <style:text-properties fo:color="#000000"/>
    </style:style>
    <style:style style:name="T1512" style:parent-style-name="DefaultParagraphFont" style:family="text">
      <style:text-properties fo:color="#2A00FF"/>
    </style:style>
    <style:style style:name="P1513" style:parent-style-name="Standard" style:family="paragraph">
      <style:paragraph-properties fo:margin-bottom="0.0833in"/>
    </style:style>
    <style:style style:name="T1514" style:parent-style-name="DefaultParagraphFont" style:family="text">
      <style:text-properties fo:color="#0000C0"/>
    </style:style>
    <style:style style:name="T1515" style:parent-style-name="DefaultParagraphFont" style:family="text">
      <style:text-properties fo:color="#000000"/>
    </style:style>
    <style:style style:name="T1516" style:parent-style-name="DefaultParagraphFont" style:family="text">
      <style:text-properties fo:color="#2A00FF"/>
    </style:style>
    <style:style style:name="T1517" style:parent-style-name="DefaultParagraphFont" style:family="text">
      <style:text-properties fo:color="#000000"/>
    </style:style>
    <style:style style:name="T1518" style:parent-style-name="DefaultParagraphFont" style:family="text">
      <style:text-properties fo:color="#2A00FF"/>
    </style:style>
    <style:style style:name="T1519" style:parent-style-name="DefaultParagraphFont" style:family="text">
      <style:text-properties fo:color="#000000"/>
    </style:style>
    <style:style style:name="T1520" style:parent-style-name="DefaultParagraphFont" style:family="text">
      <style:text-properties fo:color="#2A00FF"/>
    </style:style>
    <style:style style:name="T1521" style:parent-style-name="DefaultParagraphFont" style:family="text">
      <style:text-properties fo:color="#000000"/>
    </style:style>
    <style:style style:name="T1522" style:parent-style-name="DefaultParagraphFont" style:family="text">
      <style:text-properties fo:color="#2A00FF"/>
    </style:style>
    <style:style style:name="T1523" style:parent-style-name="DefaultParagraphFont" style:family="text">
      <style:text-properties fo:color="#000000"/>
    </style:style>
    <style:style style:name="T1524" style:parent-style-name="DefaultParagraphFont" style:family="text">
      <style:text-properties fo:color="#2A00FF"/>
    </style:style>
    <style:style style:name="T1525" style:parent-style-name="DefaultParagraphFont" style:family="text">
      <style:text-properties fo:color="#000000"/>
    </style:style>
    <style:style style:name="T1526" style:parent-style-name="DefaultParagraphFont" style:family="text">
      <style:text-properties fo:color="#2A00FF"/>
    </style:style>
    <style:style style:name="T1527" style:parent-style-name="DefaultParagraphFont" style:family="text">
      <style:text-properties fo:color="#000000"/>
    </style:style>
    <style:style style:name="T1528" style:parent-style-name="DefaultParagraphFont" style:family="text">
      <style:text-properties fo:color="#2A00FF"/>
    </style:style>
    <style:style style:name="T1529" style:parent-style-name="DefaultParagraphFont" style:family="text">
      <style:text-properties fo:color="#000000"/>
    </style:style>
    <style:style style:name="T1530" style:parent-style-name="DefaultParagraphFont" style:family="text">
      <style:text-properties fo:color="#2A00FF"/>
    </style:style>
    <style:style style:name="T1531" style:parent-style-name="DefaultParagraphFont" style:family="text">
      <style:text-properties fo:color="#000000"/>
    </style:style>
    <style:style style:name="T1532" style:parent-style-name="DefaultParagraphFont" style:family="text">
      <style:text-properties fo:color="#2A00FF"/>
    </style:style>
    <style:style style:name="T1533" style:parent-style-name="DefaultParagraphFont" style:family="text">
      <style:text-properties fo:color="#000000"/>
    </style:style>
    <style:style style:name="T1534" style:parent-style-name="DefaultParagraphFont" style:family="text">
      <style:text-properties fo:color="#2A00FF"/>
    </style:style>
    <style:style style:name="T1535" style:parent-style-name="DefaultParagraphFont" style:family="text">
      <style:text-properties fo:color="#000000"/>
    </style:style>
    <style:style style:name="T1536" style:parent-style-name="DefaultParagraphFont" style:family="text">
      <style:text-properties fo:color="#2A00FF"/>
    </style:style>
    <style:style style:name="T1537" style:parent-style-name="DefaultParagraphFont" style:family="text">
      <style:text-properties fo:color="#000000"/>
    </style:style>
    <style:style style:name="T1538" style:parent-style-name="DefaultParagraphFont" style:family="text">
      <style:text-properties fo:color="#2A00FF"/>
    </style:style>
    <style:style style:name="T1539" style:parent-style-name="DefaultParagraphFont" style:family="text">
      <style:text-properties fo:color="#000000"/>
    </style:style>
    <style:style style:name="T1540" style:parent-style-name="DefaultParagraphFont" style:family="text">
      <style:text-properties fo:color="#2A00FF"/>
    </style:style>
    <style:style style:name="T1541" style:parent-style-name="DefaultParagraphFont" style:family="text">
      <style:text-properties fo:color="#000000"/>
    </style:style>
    <style:style style:name="T1542" style:parent-style-name="DefaultParagraphFont" style:family="text">
      <style:text-properties fo:color="#2A00FF"/>
    </style:style>
    <style:style style:name="T1543" style:parent-style-name="DefaultParagraphFont" style:family="text">
      <style:text-properties fo:color="#000000"/>
    </style:style>
    <style:style style:name="T1544" style:parent-style-name="DefaultParagraphFont" style:family="text">
      <style:text-properties fo:color="#2A00FF"/>
    </style:style>
    <style:style style:name="T1545" style:parent-style-name="DefaultParagraphFont" style:family="text">
      <style:text-properties fo:color="#000000"/>
    </style:style>
    <style:style style:name="T1546" style:parent-style-name="DefaultParagraphFont" style:family="text">
      <style:text-properties fo:color="#2A00FF"/>
    </style:style>
    <style:style style:name="T1547" style:parent-style-name="DefaultParagraphFont" style:family="text">
      <style:text-properties fo:color="#000000"/>
    </style:style>
    <style:style style:name="T1548" style:parent-style-name="DefaultParagraphFont" style:family="text">
      <style:text-properties fo:color="#2A00FF"/>
    </style:style>
    <style:style style:name="T1549" style:parent-style-name="DefaultParagraphFont" style:family="text">
      <style:text-properties fo:color="#000000"/>
    </style:style>
    <style:style style:name="T1550" style:parent-style-name="DefaultParagraphFont" style:family="text">
      <style:text-properties fo:color="#2A00FF"/>
    </style:style>
    <style:style style:name="T1551" style:parent-style-name="DefaultParagraphFont" style:family="text">
      <style:text-properties fo:color="#000000"/>
    </style:style>
    <style:style style:name="T1552" style:parent-style-name="DefaultParagraphFont" style:family="text">
      <style:text-properties fo:color="#2A00FF"/>
    </style:style>
    <style:style style:name="T1553" style:parent-style-name="DefaultParagraphFont" style:family="text">
      <style:text-properties fo:color="#000000"/>
    </style:style>
    <style:style style:name="T1554" style:parent-style-name="DefaultParagraphFont" style:family="text">
      <style:text-properties fo:color="#2A00FF"/>
    </style:style>
    <style:style style:name="T1555" style:parent-style-name="DefaultParagraphFont" style:family="text">
      <style:text-properties fo:color="#000000"/>
    </style:style>
    <style:style style:name="T1556" style:parent-style-name="DefaultParagraphFont" style:family="text">
      <style:text-properties fo:color="#2A00FF"/>
    </style:style>
    <style:style style:name="T1557" style:parent-style-name="DefaultParagraphFont" style:family="text">
      <style:text-properties fo:color="#000000"/>
    </style:style>
    <style:style style:name="T1558" style:parent-style-name="DefaultParagraphFont" style:family="text">
      <style:text-properties fo:color="#2A00FF"/>
    </style:style>
    <style:style style:name="T1559" style:parent-style-name="DefaultParagraphFont" style:family="text">
      <style:text-properties fo:color="#000000"/>
    </style:style>
    <style:style style:name="T1560" style:parent-style-name="DefaultParagraphFont" style:family="text">
      <style:text-properties fo:color="#2A00FF"/>
    </style:style>
    <style:style style:name="T1561" style:parent-style-name="DefaultParagraphFont" style:family="text">
      <style:text-properties fo:color="#000000"/>
    </style:style>
    <style:style style:name="T1562" style:parent-style-name="DefaultParagraphFont" style:family="text">
      <style:text-properties fo:color="#2A00FF"/>
    </style:style>
    <style:style style:name="T1563" style:parent-style-name="DefaultParagraphFont" style:family="text">
      <style:text-properties fo:color="#000000"/>
    </style:style>
    <style:style style:name="T1564" style:parent-style-name="DefaultParagraphFont" style:family="text">
      <style:text-properties fo:color="#2A00FF"/>
    </style:style>
    <style:style style:name="T1565" style:parent-style-name="DefaultParagraphFont" style:family="text">
      <style:text-properties fo:color="#000000"/>
    </style:style>
    <style:style style:name="T1566" style:parent-style-name="DefaultParagraphFont" style:family="text">
      <style:text-properties fo:color="#2A00FF"/>
    </style:style>
    <style:style style:name="T1567" style:parent-style-name="DefaultParagraphFont" style:family="text">
      <style:text-properties fo:color="#000000"/>
    </style:style>
    <style:style style:name="T1568" style:parent-style-name="DefaultParagraphFont" style:family="text">
      <style:text-properties fo:color="#2A00FF"/>
    </style:style>
    <style:style style:name="T1569" style:parent-style-name="DefaultParagraphFont" style:family="text">
      <style:text-properties fo:color="#000000"/>
    </style:style>
    <style:style style:name="T1570" style:parent-style-name="DefaultParagraphFont" style:family="text">
      <style:text-properties fo:color="#2A00FF"/>
    </style:style>
    <style:style style:name="T1571" style:parent-style-name="DefaultParagraphFont" style:family="text">
      <style:text-properties fo:color="#000000"/>
    </style:style>
    <style:style style:name="T1572" style:parent-style-name="DefaultParagraphFont" style:family="text">
      <style:text-properties fo:color="#2A00FF"/>
    </style:style>
    <style:style style:name="T1573" style:parent-style-name="DefaultParagraphFont" style:family="text">
      <style:text-properties fo:color="#000000"/>
    </style:style>
    <style:style style:name="T1574" style:parent-style-name="DefaultParagraphFont" style:family="text">
      <style:text-properties fo:color="#2A00FF"/>
    </style:style>
    <style:style style:name="T1575" style:parent-style-name="DefaultParagraphFont" style:family="text">
      <style:text-properties fo:color="#000000"/>
    </style:style>
    <style:style style:name="T1576" style:parent-style-name="DefaultParagraphFont" style:family="text">
      <style:text-properties fo:color="#2A00FF"/>
    </style:style>
    <style:style style:name="T1577" style:parent-style-name="DefaultParagraphFont" style:family="text">
      <style:text-properties fo:color="#000000"/>
    </style:style>
    <style:style style:name="T1578" style:parent-style-name="DefaultParagraphFont" style:family="text">
      <style:text-properties fo:color="#2A00FF"/>
    </style:style>
    <style:style style:name="T1579" style:parent-style-name="DefaultParagraphFont" style:family="text">
      <style:text-properties fo:color="#000000"/>
    </style:style>
    <style:style style:name="T1580" style:parent-style-name="DefaultParagraphFont" style:family="text">
      <style:text-properties fo:color="#2A00FF"/>
    </style:style>
    <style:style style:name="T1581" style:parent-style-name="DefaultParagraphFont" style:family="text">
      <style:text-properties fo:color="#000000"/>
    </style:style>
    <style:style style:name="T1582" style:parent-style-name="DefaultParagraphFont" style:family="text">
      <style:text-properties fo:color="#2A00FF"/>
    </style:style>
    <style:style style:name="T1583" style:parent-style-name="DefaultParagraphFont" style:family="text">
      <style:text-properties fo:color="#000000"/>
    </style:style>
    <style:style style:name="T1584" style:parent-style-name="DefaultParagraphFont" style:family="text">
      <style:text-properties fo:color="#2A00FF"/>
    </style:style>
    <style:style style:name="T1585" style:parent-style-name="DefaultParagraphFont" style:family="text">
      <style:text-properties fo:color="#000000"/>
    </style:style>
    <style:style style:name="T1586" style:parent-style-name="DefaultParagraphFont" style:family="text">
      <style:text-properties fo:color="#2A00FF"/>
    </style:style>
    <style:style style:name="T1587" style:parent-style-name="DefaultParagraphFont" style:family="text">
      <style:text-properties fo:color="#000000"/>
    </style:style>
    <style:style style:name="T1588" style:parent-style-name="DefaultParagraphFont" style:family="text">
      <style:text-properties fo:color="#2A00FF"/>
    </style:style>
    <style:style style:name="T1589" style:parent-style-name="DefaultParagraphFont" style:family="text">
      <style:text-properties fo:color="#000000"/>
    </style:style>
    <style:style style:name="T1590" style:parent-style-name="DefaultParagraphFont" style:family="text">
      <style:text-properties fo:color="#2A00FF"/>
    </style:style>
    <style:style style:name="T1591" style:parent-style-name="DefaultParagraphFont" style:family="text">
      <style:text-properties fo:color="#000000"/>
    </style:style>
    <style:style style:name="T1592" style:parent-style-name="DefaultParagraphFont" style:family="text">
      <style:text-properties fo:color="#2A00FF"/>
    </style:style>
    <style:style style:name="T1593" style:parent-style-name="DefaultParagraphFont" style:family="text">
      <style:text-properties fo:color="#000000"/>
    </style:style>
    <style:style style:name="T1594" style:parent-style-name="DefaultParagraphFont" style:family="text">
      <style:text-properties fo:color="#2A00FF"/>
    </style:style>
    <style:style style:name="T1595" style:parent-style-name="DefaultParagraphFont" style:family="text">
      <style:text-properties fo:color="#000000"/>
    </style:style>
    <style:style style:name="T1596" style:parent-style-name="DefaultParagraphFont" style:family="text">
      <style:text-properties fo:color="#2A00FF"/>
    </style:style>
    <style:style style:name="T1597" style:parent-style-name="DefaultParagraphFont" style:family="text">
      <style:text-properties fo:color="#000000"/>
    </style:style>
    <style:style style:name="T1598" style:parent-style-name="DefaultParagraphFont" style:family="text">
      <style:text-properties fo:color="#2A00FF"/>
    </style:style>
    <style:style style:name="T1599" style:parent-style-name="DefaultParagraphFont" style:family="text">
      <style:text-properties fo:color="#000000"/>
    </style:style>
    <style:style style:name="T1600" style:parent-style-name="DefaultParagraphFont" style:family="text">
      <style:text-properties fo:color="#2A00FF"/>
    </style:style>
    <style:style style:name="T1601" style:parent-style-name="DefaultParagraphFont" style:family="text">
      <style:text-properties fo:color="#000000"/>
    </style:style>
    <style:style style:name="T1602" style:parent-style-name="DefaultParagraphFont" style:family="text">
      <style:text-properties fo:color="#2A00FF"/>
    </style:style>
    <style:style style:name="T1603" style:parent-style-name="DefaultParagraphFont" style:family="text">
      <style:text-properties fo:color="#000000"/>
    </style:style>
    <style:style style:name="T1604" style:parent-style-name="DefaultParagraphFont" style:family="text">
      <style:text-properties fo:color="#2A00FF"/>
    </style:style>
    <style:style style:name="T1605" style:parent-style-name="DefaultParagraphFont" style:family="text">
      <style:text-properties fo:color="#000000"/>
    </style:style>
    <style:style style:name="T1606" style:parent-style-name="DefaultParagraphFont" style:family="text">
      <style:text-properties fo:color="#2A00FF"/>
    </style:style>
    <style:style style:name="T1607" style:parent-style-name="DefaultParagraphFont" style:family="text">
      <style:text-properties fo:color="#000000"/>
    </style:style>
    <style:style style:name="T1608" style:parent-style-name="DefaultParagraphFont" style:family="text">
      <style:text-properties fo:color="#2A00FF"/>
    </style:style>
    <style:style style:name="T1609" style:parent-style-name="DefaultParagraphFont" style:family="text">
      <style:text-properties fo:color="#000000"/>
    </style:style>
    <style:style style:name="T1610" style:parent-style-name="DefaultParagraphFont" style:family="text">
      <style:text-properties fo:color="#2A00FF"/>
    </style:style>
    <style:style style:name="T1611" style:parent-style-name="DefaultParagraphFont" style:family="text">
      <style:text-properties fo:color="#000000"/>
    </style:style>
    <style:style style:name="T1612" style:parent-style-name="DefaultParagraphFont" style:family="text">
      <style:text-properties fo:color="#2A00FF"/>
    </style:style>
    <style:style style:name="T1613" style:parent-style-name="DefaultParagraphFont" style:family="text">
      <style:text-properties fo:color="#000000"/>
    </style:style>
    <style:style style:name="T1614" style:parent-style-name="DefaultParagraphFont" style:family="text">
      <style:text-properties fo:color="#2A00FF"/>
    </style:style>
    <style:style style:name="T1615" style:parent-style-name="DefaultParagraphFont" style:family="text">
      <style:text-properties fo:color="#000000"/>
    </style:style>
    <style:style style:name="T1616" style:parent-style-name="DefaultParagraphFont" style:family="text">
      <style:text-properties fo:color="#2A00FF"/>
    </style:style>
    <style:style style:name="T1617" style:parent-style-name="DefaultParagraphFont" style:family="text">
      <style:text-properties fo:color="#000000"/>
    </style:style>
    <style:style style:name="T1618" style:parent-style-name="DefaultParagraphFont" style:family="text">
      <style:text-properties fo:color="#2A00FF"/>
    </style:style>
    <style:style style:name="T1619" style:parent-style-name="DefaultParagraphFont" style:family="text">
      <style:text-properties fo:color="#000000"/>
    </style:style>
    <style:style style:name="T1620" style:parent-style-name="DefaultParagraphFont" style:family="text">
      <style:text-properties fo:color="#2A00FF"/>
    </style:style>
    <style:style style:name="T1621" style:parent-style-name="DefaultParagraphFont" style:family="text">
      <style:text-properties fo:color="#000000"/>
    </style:style>
    <style:style style:name="T1622" style:parent-style-name="DefaultParagraphFont" style:family="text">
      <style:text-properties fo:color="#2A00FF"/>
    </style:style>
    <style:style style:name="T1623" style:parent-style-name="DefaultParagraphFont" style:family="text">
      <style:text-properties fo:color="#000000"/>
    </style:style>
    <style:style style:name="T1624" style:parent-style-name="DefaultParagraphFont" style:family="text">
      <style:text-properties fo:color="#2A00FF"/>
    </style:style>
    <style:style style:name="T1625" style:parent-style-name="DefaultParagraphFont" style:family="text">
      <style:text-properties fo:color="#000000"/>
    </style:style>
    <style:style style:name="T1626" style:parent-style-name="DefaultParagraphFont" style:family="text">
      <style:text-properties fo:color="#2A00FF"/>
    </style:style>
    <style:style style:name="T1627" style:parent-style-name="DefaultParagraphFont" style:family="text">
      <style:text-properties fo:color="#000000"/>
    </style:style>
    <style:style style:name="T1628" style:parent-style-name="DefaultParagraphFont" style:family="text">
      <style:text-properties fo:color="#2A00FF"/>
    </style:style>
    <style:style style:name="T1629" style:parent-style-name="DefaultParagraphFont" style:family="text">
      <style:text-properties fo:color="#000000"/>
    </style:style>
    <style:style style:name="T1630" style:parent-style-name="DefaultParagraphFont" style:family="text">
      <style:text-properties fo:color="#2A00FF"/>
    </style:style>
    <style:style style:name="T1631" style:parent-style-name="DefaultParagraphFont" style:family="text">
      <style:text-properties fo:color="#000000"/>
    </style:style>
    <style:style style:name="T1632" style:parent-style-name="DefaultParagraphFont" style:family="text">
      <style:text-properties fo:color="#2A00FF"/>
    </style:style>
    <style:style style:name="T1633" style:parent-style-name="DefaultParagraphFont" style:family="text">
      <style:text-properties fo:color="#000000"/>
    </style:style>
    <style:style style:name="T1634" style:parent-style-name="DefaultParagraphFont" style:family="text">
      <style:text-properties fo:color="#2A00FF"/>
    </style:style>
    <style:style style:name="T1635" style:parent-style-name="DefaultParagraphFont" style:family="text">
      <style:text-properties fo:color="#000000"/>
    </style:style>
    <style:style style:name="T1636" style:parent-style-name="DefaultParagraphFont" style:family="text">
      <style:text-properties fo:color="#2A00FF"/>
    </style:style>
    <style:style style:name="P1637" style:parent-style-name="Standard" style:family="paragraph">
      <style:paragraph-properties fo:margin-bottom="0.0833in"/>
    </style:style>
    <style:style style:name="T1638" style:parent-style-name="DefaultParagraphFont" style:family="text">
      <style:text-properties fo:color="#000000"/>
    </style:style>
    <style:style style:name="T1639" style:parent-style-name="DefaultParagraphFont" style:family="text">
      <style:text-properties fo:color="#2A00FF"/>
    </style:style>
    <style:style style:name="T1640" style:parent-style-name="DefaultParagraphFont" style:family="text">
      <style:text-properties fo:color="#000000"/>
    </style:style>
    <style:style style:name="T1641" style:parent-style-name="DefaultParagraphFont" style:family="text">
      <style:text-properties fo:color="#2A00FF"/>
    </style:style>
    <style:style style:name="T1642" style:parent-style-name="DefaultParagraphFont" style:family="text">
      <style:text-properties fo:color="#000000"/>
    </style:style>
    <style:style style:name="T1643" style:parent-style-name="DefaultParagraphFont" style:family="text">
      <style:text-properties fo:color="#2A00FF"/>
    </style:style>
    <style:style style:name="T1644" style:parent-style-name="DefaultParagraphFont" style:family="text">
      <style:text-properties fo:color="#000000"/>
    </style:style>
    <style:style style:name="T1645" style:parent-style-name="DefaultParagraphFont" style:family="text">
      <style:text-properties fo:color="#2A00FF"/>
    </style:style>
    <style:style style:name="T1646" style:parent-style-name="DefaultParagraphFont" style:family="text">
      <style:text-properties fo:color="#000000"/>
    </style:style>
    <style:style style:name="T1647" style:parent-style-name="DefaultParagraphFont" style:family="text">
      <style:text-properties fo:color="#2A00FF"/>
    </style:style>
    <style:style style:name="T1648" style:parent-style-name="DefaultParagraphFont" style:family="text">
      <style:text-properties fo:color="#000000"/>
    </style:style>
    <style:style style:name="T1649" style:parent-style-name="DefaultParagraphFont" style:family="text">
      <style:text-properties fo:color="#2A00FF"/>
    </style:style>
    <style:style style:name="T1650" style:parent-style-name="DefaultParagraphFont" style:family="text">
      <style:text-properties fo:color="#000000"/>
    </style:style>
    <style:style style:name="T1651" style:parent-style-name="DefaultParagraphFont" style:family="text">
      <style:text-properties fo:color="#2A00FF"/>
    </style:style>
    <style:style style:name="P1652" style:parent-style-name="Standard" style:family="paragraph">
      <style:paragraph-properties fo:margin-bottom="0.0833in"/>
    </style:style>
    <style:style style:name="P1653" style:parent-style-name="Standard" style:family="paragraph">
      <style:paragraph-properties fo:margin-bottom="0.0833in"/>
    </style:style>
    <style:style style:name="T1654" style:parent-style-name="DefaultParagraphFont" style:family="text">
      <style:text-properties fo:font-weight="bold" style:font-weight-asian="bold" style:font-weight-complex="bold"/>
    </style:style>
    <style:style style:name="P1655" style:parent-style-name="Standard" style:family="paragraph">
      <style:paragraph-properties fo:margin-bottom="0.0833in"/>
    </style:style>
    <style:style style:name="T1656" style:parent-style-name="DefaultParagraphFont" style:family="text">
      <style:text-properties fo:font-weight="bold" style:font-weight-asian="bold" style:font-weight-complex="bold"/>
    </style:style>
    <style:style style:name="T1657" style:parent-style-name="DefaultParagraphFont" style:family="text">
      <style:text-properties fo:font-weight="bold" style:font-weight-asian="bold" style:font-weight-complex="bold"/>
    </style:style>
    <style:style style:name="T1658" style:parent-style-name="DefaultParagraphFont" style:family="text">
      <style:text-properties fo:font-weight="bold" style:font-weight-asian="bold" style:font-weight-complex="bold"/>
    </style:style>
    <style:style style:name="T1659" style:parent-style-name="DefaultParagraphFont" style:family="text">
      <style:text-properties style:text-underline-type="single" style:text-underline-style="solid" style:text-underline-width="auto" style:text-underline-mode="continuous"/>
    </style:style>
    <style:style style:name="T1660" style:parent-style-name="DefaultParagraphFont" style:family="text">
      <style:text-properties style:text-underline-type="single" style:text-underline-style="solid" style:text-underline-width="auto" style:text-underline-mode="continuous"/>
    </style:style>
    <style:style style:name="T1661" style:parent-style-name="DefaultParagraphFont" style:family="text">
      <style:text-properties style:text-underline-type="single" style:text-underline-style="solid" style:text-underline-width="auto" style:text-underline-mode="continuous"/>
    </style:style>
    <style:style style:name="T1662" style:parent-style-name="DefaultParagraphFont" style:family="text">
      <style:text-properties style:text-underline-type="single" style:text-underline-style="solid" style:text-underline-width="auto" style:text-underline-mode="continuous"/>
    </style:style>
    <style:style style:name="P1663" style:parent-style-name="Standard" style:family="paragraph">
      <style:paragraph-properties fo:margin-bottom="0.0833in"/>
    </style:style>
    <style:style style:name="P1664" style:parent-style-name="Heading2" style:family="paragraph">
      <style:paragraph-properties fo:margin-bottom="0.0833in"/>
    </style:style>
    <style:style style:name="P1665" style:parent-style-name="Standard" style:family="paragraph">
      <style:paragraph-properties fo:margin-bottom="0.0833in"/>
    </style:style>
    <style:style style:name="P1666" style:parent-style-name="Standard" style:family="paragraph">
      <style:paragraph-properties fo:margin-bottom="0.0833in"/>
    </style:style>
    <style:style style:name="P1667" style:parent-style-name="Standard" style:family="paragraph">
      <style:paragraph-properties fo:margin-bottom="0.0833in"/>
    </style:style>
    <style:style style:name="P1668" style:parent-style-name="Standard" style:family="paragraph">
      <style:paragraph-properties fo:margin-bottom="0.0833in"/>
    </style:style>
    <style:style style:name="P1669" style:parent-style-name="Standard" style:family="paragraph">
      <style:paragraph-properties fo:margin-bottom="0.0833in"/>
    </style:style>
    <style:style style:name="P1670" style:parent-style-name="Standard" style:family="paragraph">
      <style:paragraph-properties fo:margin-bottom="0.0833in"/>
    </style:style>
    <style:style style:name="P1671" style:parent-style-name="Standard" style:family="paragraph">
      <style:paragraph-properties fo:margin-bottom="0.0833in"/>
    </style:style>
  </office:automatic-styles>
  <office:body>
    <office:text text:use-soft-page-breaks="true">
      <text:p text:style-name="P1">CTAP documentation</text:p>
      <text:p text:style-name="P2">Common Text Analysis Platform, or CTAP system.</text:p>
      <text:p text:style-name="P3"><text:a xlink:href="http://ctapweb.com/" office:target-frame-name="_top" xlink:show="replace">http://ctapweb.com</text:a></text:p>
      <text:p text:style-name="P4"/>
      <text:p text:style-name="P5">Documentation made by:</text:p>
      <text:p text:style-name="P6"/>
      <text:p text:style-name="P7"><text:span text:style-name="T8">Nadezda Okinina</text:span>, 3d contributor responsible for the Italian part,</text:p>
      <text:p text:style-name="P9"><text:a xlink:href="https://github.com/commul/multilingual-ctap-feature" office:target-frame-name="_top" xlink:show="replace">https://github.com/commul/multilingual-ctap-feature</text:a></text:p>
      <text:p text:style-name="P10"><text:a xlink:href="https://github.com/commul/multilingual-ctap-web" office:target-frame-name="_top" xlink:show="replace">https://github.com/commul/multilingual-ctap-web</text:a></text:p>
      <text:p text:style-name="P11"/>
      <text:p text:style-name="P12">after<text:s/><text:span text:style-name="T13">Xiaobin Chen</text:span><text:s/>(first developer, responsible for the English part)</text:p>
      <text:p text:style-name="P14"><text:a xlink:href="https://github.com/ctapweb/" office:target-frame-name="_top" xlink:show="replace">https://github.com/ctapweb/</text:a></text:p>
      <text:p text:style-name="P15"/>
      <text:p text:style-name="P16">and<text:s/><text:span text:style-name="T17">Zarah Weiss</text:span><text:s/>(second developer, responsible for the German part)<text:s/><text:a xlink:href="https://github.com/zweiss/multilingual-ctap-feature" office:target-frame-name="_top" xlink:show="replace">https://github.com/zweiss/multilingual-ctap-feature</text:a></text:p>
      <text:p text:style-name="P18">https://github.com/zweiss/multilingual-ctap-web</text:p>
      <text:p text:style-name="P19"/>
      <text:p text:style-name="P20"/>
      <text:p text:style-name="P21">CTAP is a tool for analysing linguistic complexity of written texts in<text:s/><text:span text:style-name="T22">English</text:span>,<text:s/><text:span text:style-name="T23">German</text:span><text:s/>and<text:s/><text:span text:style-name="T24">Italian</text:span>.<text:s/>It can also be extended to work with other languages.<text:s/></text:p>
      <text:p text:style-name="P25">It is a web-based tool used through a browser. It is written in Java. The CTAP project contains 2 components:</text:p>
      <text:list text:style-name="LFO32" text:continue-numbering="true">
        <text:list-item>
          <text:p text:style-name="P26">a web front end ( Source code at<text:s/><text:a xlink:href="https://github.com/commul/multilingual-ctap-web" office:target-frame-name="_top" xlink:show="replace">https://github.com/commul/multilingual-ctap-web</text:a><text:s/>)</text:p>
        </text:list-item>
        <text:list-item>
          <text:p text:style-name="P27">a feature extractors back end ( Source code at<text:s/><text:a xlink:href="https://github.com/commul/multilingual-ctap-feature" office:target-frame-name="_top" xlink:show="replace">https://github.com/commul/multilingual-ctap-feature</text:a><text:s/>)</text:p>
        </text:list-item>
      </text:list>
      <text:p text:style-name="P28">The front end is based on the Google Web Toolkit framework (GWT) and the back end is based on the Maven and UIMA frameworks.</text:p>
      <text:p text:style-name="P29">The feature extractors back end contains analysis engines (AEs) written in the classic<text:s/><text:a xlink:href="https://uima.apache.org/" office:target-frame-name="_top" xlink:show="replace">UIMA</text:a><text:s/>manner: each AE is made up of two parts: an XML descriptor and an accompanying class file. These<text:s/>engines are usable in themselves. However, they are designed to be imported into the CTAP system. So certain conventions are followed. The functions and analysis that the annotators and AEs realize are quite self-explanatory by looking at their names and the description in the XML file.</text:p>
      <text:p text:style-name="P30">The CTAP system uses these analysis engines to create feature extraction pipelines, which mimics the process of creating an Aggregate Analysis Engine in UIMA. The CTAP system then calls these pipelines based on user choices of the textual features they want for analyzing their corpora. As a result, the analysis engines included in this package are the backbones of the CTAP system. They determine the analytical functionalities of the system.</text:p>
      <text:p text:style-name="P31">Users are free to use the analysis engines in this project for their own projects. If anybody is interested in helping us expand the collection of analysis engines, please contact the CTAP group at<text:s/><text:a xlink:href="http://ctapweb.com/" office:target-frame-name="_top" xlink:show="replace">http://ctapweb.com</text:a>.</text:p>
      <text:p text:style-name="P32">This software is licensed under the BSD License.</text:p>
      <text:p text:style-name="P33"/>
      <text:p text:style-name="P34"/>
      <text:p text:style-name="P35"/>
      <text:p text:style-name="P36"/>
      <text:h text:style-name="P37" text:outline-level="1">Installation</text:h>
      <text:p text:style-name="P38">If you want to install the CTAP web module on your own server, you can either use the readymade [dockerized version](https://gitlab.inf.unibz.it/commul/docker/ctap) or follow these steps.</text:p>
      <text:p text:style-name="P39"/>
      <text:list text:style-name="LFO34" text:continue-numbering="true">
        <text:list-item>
          <text:p text:style-name="P40">Install git, maven, tomcat, postgres and jdk:</text:p>
        </text:list-item>
      </text:list>
      <text:p text:style-name="P41">apt-get update &amp;&amp; apt-get install -y git maven tomcat8 openjdk-8-jdk postgresql</text:p>
      <text:list text:style-name="LFO34" text:continue-numbering="true">
        <text:list-item>
          <text:p text:style-name="P42">Get all the source code from github: https://github.com/commul/ctap/</text:p>
        </text:list-item>
      </text:list>
      <text:p text:style-name="P43">For the CTAP that only works for English:</text:p>
      <text:p text:style-name="P44">mkdir /opt/ctap</text:p>
      <text:p text:style-name="P45">git clone https://github.com/ctapweb/ctap.git /opt/ctap</text:p>
      <text:p text:style-name="P46">git clone https://github.com/ctapweb/ctap-web.git /opt/ctap/ctap-web</text:p>
      <text:p text:style-name="P47">git clone https://github.com/ctapweb/ctap-feature.git /opt/ctap/ctap-feature</text:p>
      <text:p text:style-name="P48"/>
      <text:p text:style-name="P49">For the CTAP that works for English, German and Italian:</text:p>
      <text:p text:style-name="P50">&gt;&gt;<text:s/>mkdir /opt/ctap</text:p>
      <text:p text:style-name="P51">&gt;&gt;<text:s/>git clone https://github.com/ctapweb/ctap.git /opt/ctap</text:p>
      <text:p text:style-name="P52">&gt;&gt;<text:s/>git clone -b ctap_german --depth=1 https://github.com/zweiss/multilingual-ctap-web.git<text:s/>/opt/ctap/ctap-web</text:p>
      <text:p text:style-name="P53">&gt;&gt;git clone -b ctap_german --depth=1 https://github.com/zweiss/multilingual-ctap-feature.git /opt/ctap/ctap-feature</text:p>
      <text:p text:style-name="P54"/>
      <text:list text:style-name="LFO34" text:continue-numbering="true">
        <text:list-item>
          <text:p text:style-name="P55">Install the two not publicly available dependencies locally</text:p>
        </text:list-item>
      </text:list>
      <text:p text:style-name="P56">mkdir /opt/sources</text:p>
      <text:p text:style-name="P57">cd /opt/sources</text:p>
      <text:p text:style-name="P58">curl -L -o org.moxieapps.gwt.highcharts-1.7.0.jar https://downloads.sourceforge.net/project/gwt-highcharts/1.7.0/org.moxieapps.gwt.highcharts-1.7.0.jar</text:p>
      <text:p text:style-name="P59">curl -L -o org.moxieapps.gwt.uploader-1.1.0.jar https://downloads.sourceforge.net/project/gwt-uploader/1.1.0/org.moxieapps.gwt.uploader-1.1.0.jar</text:p>
      <text:p text:style-name="P60">mvn install:install-file -Dfile=/opt/sources/org.moxieapps.gwt.highcharts-1.7.0.jar -DgroupId=org.moxieapps.gwt -DartifactId=highcharts -Dversion=1.7.0 -Dpackaging=jar</text:p>
      <text:p text:style-name="P61">mvn install:install-file -Dfile=/opt/sources/org.moxieapps.gwt.uploader-1.1.0.jar -DgroupId=org.moxieapps.gwt -DartifactId=uploader -Dversion=1.1.0 -Dpackaging=jar</text:p>
      <text:p text:style-name="P62"/>
      <text:list text:style-name="LFO34" text:continue-numbering="true">
        <text:list-item>
          <text:p text:style-name="P63">Edit<text:s/>‘/opt/ctap/ctap-web/src/main/java/com/ctapweb/web/server/ServerProperties.java’<text:s/>and set the DBPASSWD and the INITDBPASSWD.</text:p>
        </text:list-item>
        <text:list-item>
          <text:p text:style-name="P64">Create the user and the database in postgres</text:p>
        </text:list-item>
      </text:list>
      <text:p text:style-name="P65">/etc/init.d/postgresql start</text:p>
      <text:p text:style-name="P66">su postgres</text:p>
      <text:p text:style-name="P67">psql</text:p>
      <text:p text:style-name="P68">postgres=# create user ctap with password 'ctap';</text:p>
      <text:p text:style-name="P69">postgres=# create database ctap with owner ctap;</text:p>
      <text:p text:style-name="P70">postgres=# grant all privileges on database ctap to ctap;</text:p>
      <text:p text:style-name="P71">exit</text:p>
      <text:p text:style-name="P72"/>
      <text:list text:style-name="LFO34" text:continue-numbering="true">
        <text:list-item>
          <text:p text:style-name="P73">Edit `pg_hba.conf` (e.g. at `/etc/postgresql/9.6/main/pg_hba.conf`) to make sure that the authentication method md5 is allowed</text:p>
        </text:list-item>
        <text:list-item>
          <text:p text:style-name="P74">Install the app and start tomcat</text:p>
        </text:list-item>
      </text:list>
      <text:p text:style-name="P75">mvn clean install</text:p>
      <text:p text:style-name="P76">cp ~/.m2/repository/com/ctapweb/ctap-web/1.0.0-SNAPSHOT/ctap-web-1.0.0-SNAPSHOT.war /usr/local/tomcat/webapps/ctapWebApp.war</text:p>
      <text:p text:style-name="P77">/etc/init.d/tomcat8 start</text:p>
      <text:p text:style-name="P78"/>
      <text:p text:style-name="P79">If you encounter the following error as one of us did:</text:p>
      <text:p text:style-name="P80">--- maven-war-plugin:2.2:war (default-war) @ ctap-web ---</text:p>
      <text:p text:style-name="P81">[WARNING] Error injecting: org.apache.maven.plugin.war.WarMojo</text:p>
      <text:p text:style-name="P82">com.google.inject.ProvisionException: Unable to provision, see the following errors:</text:p>
      <text:p text:style-name="P83"/>
      <text:p text:style-name="P84">1) Error injecting constructor, java.lang.NoClassDefFoundError: com/thoughtworks/xstream/io/HierarchicalStreamDriver</text:p>
      <text:p text:style-name="P85"><text:s text:c="2"/>at org.apache.maven.plugin.war.WarMojo.&lt;init&gt;(WarMojo.java:49)</text:p>
      <text:p text:style-name="P86"><text:s text:c="2"/>while locating org.apache.maven.plugin.war.WarMojo</text:p>
      <text:p text:style-name="P87"/>
      <text:p text:style-name="P88">1 error</text:p>
      <text:p text:style-name="P89"><text:s text:c="4"/>at com.google.inject.internal.InjectorImpl$2.get(InjectorImpl.java:1025)</text:p>
      <text:p text:style-name="P90"><text:s text:c="4"/>...</text:p>
      <text:p text:style-name="P91"><text:s text:c="4"/>at org.codehaus.plexus.classworlds.launcher.Launcher.main(Launcher.java:356)</text:p>
      <text:p text:style-name="P92">Caused by: java.lang.NoClassDefFoundError: com/thoughtworks/xstream/io/HierarchicalStreamDriver</text:p>
      <text:p text:style-name="P93"><text:s text:c="4"/>at org.apache.maven.plugin.war.AbstractWarMojo.&lt;init&gt;(AbstractWarMojo.java:316)</text:p>
      <text:p text:style-name="P94"><text:s text:c="4"/>at org.apache.maven.plugin.war.WarMojo.&lt;init&gt;(WarMojo.java:49)</text:p>
      <text:p text:style-name="P95"><text:s/><text:tab/>...</text:p>
      <text:p text:style-name="P96"><text:s text:c="4"/>at com.google.inject.internal.InjectorImpl$2.get(InjectorImpl.java:1012)</text:p>
      <text:p text:style-name="P97"><text:s text:c="4"/>... 42 more</text:p>
      <text:p text:style-name="P98">Caused by: java.lang.ClassNotFoundException: com.thoughtworks.xstream.io.HierarchicalStreamDriver</text:p>
      <text:p text:style-name="P99"><text:s text:c="4"/>at org.codehaus.plexus.classworlds.strategy.SelfFirstStrategy.loadClass(SelfFirstStrategy.java:50)</text:p>
      <text:p text:style-name="P100"><text:s text:c="4"/>at org.codehaus.plexus.classworlds.realm.ClassRealm.unsynchronizedLoadClass(ClassRealm.java:271)</text:p>
      <text:p text:style-name="P101"><text:s text:c="4"/>at org.codehaus.plexus.classworlds.realm.ClassRealm.loadClass(ClassRealm.java:247)</text:p>
      <text:p text:style-name="P102"><text:s text:c="4"/>at org.codehaus.plexus.classworlds.realm.ClassRealm.loadClass(ClassRealm.java:239)</text:p>
      <text:p text:style-name="P103"><text:s text:c="4"/>... 58 more</text:p>
      <text:p text:style-name="P104">[INFO] ------------------------------------------------------------------------</text:p>
      <text:p text:style-name="P105">[INFO] Reactor Summary:</text:p>
      <text:p text:style-name="P106">[INFO]</text:p>
      <text:p text:style-name="P107">[INFO] Common Text Analysis Platform ...................... SUCCESS [ <text:s/>0.213 s]</text:p>
      <text:p text:style-name="P108">[INFO] Text Feature Extraction Module for CTAP ............ SUCCESS [ 16.827 s]</text:p>
      <text:p text:style-name="P109">[INFO] The Web Module for CTAP ............................ FAILURE [01:29 min]</text:p>
      <text:p text:style-name="P110">[INFO] ------------------------------------------------------------------------</text:p>
      <text:p text:style-name="P111">[INFO] BUILD FAILURE</text:p>
      <text:p text:style-name="P112">[INFO] ------------------------------------------------------------------------</text:p>
      <text:p text:style-name="P113">[INFO] Total time: 01:47 min</text:p>
      <text:p text:style-name="P114">[INFO] Finished at: 2019-04-01T17:51:13+02:00</text:p>
      <text:p text:style-name="P115">[INFO] Final Memory: 47M/431M</text:p>
      <text:p text:style-name="P116">[INFO] ------------------------------------------------------------------------</text:p>
      <text:soft-page-break/>
      <text:p text:style-name="P117">[ERROR] Failed to execute goal org.apache.maven.plugins:maven-war-plugin:2.2:war (default-war) on project ctap-web: Execution default-war of goal org.apache.maven.plugins:maven-war-plugin:2.2:war failed: Unable to load the mojo 'war' in the plugin 'org.apache.maven.plugins:maven-war-plugin:2.2'. A required class is missing: com/thoughtworks/xstream/io/HierarchicalStreamDriver</text:p>
      <text:p text:style-name="P118">[ERROR] -----------------------------------------------------</text:p>
      <text:p text:style-name="P119">[ERROR] realm = <text:s text:c="3"/>plugin&gt;org.apache.maven.plugins:maven-war-plugin:2.2</text:p>
      <text:p text:style-name="P120">[ERROR] strategy = org.codehaus.plexus.classworlds.strategy.SelfFirstStrategy</text:p>
      <text:p text:style-name="P121">[ERROR] urls[0] = file:/home/nadiushka/.m2/repository/org/apache/maven/plugins/maven-war-plugin/2.2/maven-war-plugin-2.2.jar</text:p>
      <text:p text:style-name="P122">[ERROR] urls[1] = file:/home/nadiushka/.m2/repository/org/apache/maven/reporting/maven-reporting-api/2.0.6/maven-reporting-api-2.0.6.jar</text:p>
      <text:p text:style-name="P123">[ERROR] urls[2] = file:/home/nadiushka/.m2/repository/org/apache/maven/doxia/doxia-sink-api/1.0-alpha-7/doxia-sink-api-1.0-alpha-7.jar</text:p>
      <text:p text:style-name="P124">[ERROR] urls[3] = file:/home/nadiushka/.m2/repository/commons-cli/commons-cli/1.0/commons-cli-1.0.jar</text:p>
      <text:p text:style-name="P125">[ERROR] urls[4] = file:/home/nadiushka/.m2/repository/org/codehaus/plexus/plexus-interactivity-api/1.0-alpha-4/plexus-interactivity-api-1.0-alpha-4.jar</text:p>
      <text:p text:style-name="P126">[ERROR] urls[5] = file:/home/nadiushka/.m2/repository/org/apache/maven/maven-archiver/2.5/maven-archiver-2.5.jar</text:p>
      <text:p text:style-name="P127">[ERROR] urls[6] = file:/home/nadiushka/.m2/repository/org/codehaus/plexus/plexus-io/2.0.2/plexus-io-2.0.2.jar</text:p>
      <text:p text:style-name="P128">[ERROR] urls[7] = file:/home/nadiushka/.m2/repository/org/codehaus/plexus/plexus-archiver/2.1/plexus-archiver-2.1.jar</text:p>
      <text:p text:style-name="P129">[ERROR] urls[8] = file:/home/nadiushka/.m2/repository/org/codehaus/plexus/plexus-interpolation/1.15/plexus-interpolation-1.15.jar</text:p>
      <text:p text:style-name="P130">[ERROR] urls[9] = file:/home/nadiushka/.m2/repository/junit/junit/3.8.1/junit-3.8.1.jar</text:p>
      <text:p text:style-name="P131">[ERROR] urls[10] = file:/home/nadiushka/.m2/repository/com/thoughtworks/xstream/xstream/1.3.1/xstream-1.3.1.jar</text:p>
      <text:p text:style-name="P132">[ERROR] urls[11] = file:/home/nadiushka/.m2/repository/xpp3/xpp3_min/1.1.4c/xpp3_min-1.1.4c.jar</text:p>
      <text:p text:style-name="P133">[ERROR] urls[12] = file:/home/nadiushka/.m2/repository/org/codehaus/plexus/plexus-utils/3.0/plexus-utils-3.0.jar</text:p>
      <text:p text:style-name="P134">[ERROR] urls[13] = file:/home/nadiushka/.m2/repository/org/apache/maven/shared/maven-filtering/1.0-beta-2/maven-filtering-1.0-beta-2.jar</text:p>
      <text:p text:style-name="P135">[ERROR] Number of foreign imports: 1</text:p>
      <text:p text:style-name="P136">[ERROR] import: Entry[import <text:s/>from realm ClassRealm[project&gt;com.ctapweb:ctap-web:1.0.0-SNAPSHOT, parent: ClassRealm[maven.api, parent: null]]]</text:p>
      <text:p text:style-name="P137">[ERROR]</text:p>
      <text:p text:style-name="P138">[ERROR] -----------------------------------------------------: com.thoughtworks.xstream.io.HierarchicalStreamDriver</text:p>
      <text:p text:style-name="P139">[ERROR] -&gt; [Help 1]</text:p>
      <text:p text:style-name="P140">[ERROR]</text:p>
      <text:p text:style-name="P141">[ERROR] To see the full stack trace of the errors, re-run Maven with the -e switch.</text:p>
      <text:p text:style-name="P142">[ERROR] Re-run Maven using the -X switch to enable full debug logging.</text:p>
      <text:p text:style-name="P143">[ERROR]</text:p>
      <text:p text:style-name="P144">[ERROR] For more information about the errors and possible solutions, please read the following articles:</text:p>
      <text:p text:style-name="P145">[ERROR] [Help 1] http://cwiki.apache.org/confluence/display/MAVEN/PluginContainerException</text:p>
      <text:p text:style-name="P146">[ERROR]</text:p>
      <text:p text:style-name="P147">[ERROR] After correcting the problems, you can resume the build with the command</text:p>
      <text:p text:style-name="P148">[ERROR] <text:s/>mvn &lt;goals&gt; -rf :ctap-web</text:p>
      <text:p text:style-name="P149"/>
      <text:p text:style-name="P150">Manually delete the .m2 folder with all its content, reinstall the 2 .jars from point 3 and run mvn clean install.</text:p>
      <text:p text:style-name="P151">Check the contents of the resulting .war archive by comparing it to the contents of the file war-contents.txt obtained with the command:</text:p>
      <text:p text:style-name="P152">&gt;&gt;<text:s/>jar tvf ~/.m2/repository/com/ctapweb/ctap-web/1.0.0-SNAPSHOT/ctap-web-1.0.0-SNAPSHOT.war &gt; war-contents.txt</text:p>
      <text:p text:style-name="P153">This file lists the contents of a war that works for English and German.</text:p>
      <text:list text:style-name="LFO34" text:continue-numbering="true">
        <text:list-item>
          <text:p text:style-name="P154">Initialize the database by going to http://localhost:8080/ctapWebApp#initdb (the password is the one set as INITDBPASSWD in ctap-web/src/main/java/com/ctapweb/web/server/ServerProperties.java)</text:p>
        </text:list-item>
        <text:list-item>
          <text:p text:style-name="P155">Go to the URL http://localhost:8080/ctap-web-1.0.0-SNAPSHOT/#signup and create an account with the email and password from ctap-web/src/main/java/com/ctapweb/web/server/ServerProperties.java. Once loged in, go to the Analysis Engine at the bottom of the left column (http://localhost:8080/ctap-web-1.0.0-<text:soft-page-break/>SNAPSHOT/#adminae), push the button "Import AE". Wait a couple of seconds. A list of AEs will appear on the page.</text:p>
        </text:list-item>
        <text:list-item>
          <text:p text:style-name="P156">When you test the tool, make sure the files you upload are long enough: each file has to be at least 50 characters long.</text:p>
        </text:list-item>
      </text:list>
      <text:p text:style-name="P157"/>
      <text:h text:style-name="P158" text:outline-level="1">How to prepare the development environment to<text:s/>use<text:s/>the<text:s/>CTAP<text:s/>source<text:s/>code</text:h>
      <text:p text:style-name="P159"/>
      <text:list text:style-name="LFO8" text:continue-numbering="true">
        <text:list-item>
          <text:p text:style-name="P160"><text:span text:style-name="T161">Download and install Eclipse Neon (GWT plugin only support up to Neon)</text:span> </text:p>
        </text:list-item>
      </text:list>
      <text:p text:style-name="P162">   <text:s/><text:a xlink:href="https://www.eclipse.org/downloads/packages/release/neon/3" office:target-frame-name="_top" xlink:show="replace"><text:span text:style-name="T163">https://www.eclipse.org/downloads/packages/release/neon/3</text:span></text:a> </text:p>
      <text:p text:style-name="P164">  <text:span text:style-name="T165">- In Eclipse, install GWT Plugin and make sure it runs correctly.</text:span> </text:p>
      <text:p text:style-name="P166"> <text:s/><text:span text:style-name="T167">- the plugin update site:</text:span> </text:p>
      <text:p text:style-name="P168">   <text:s/><text:a xlink:href="https://developers.google.com/eclipse/docs/getting_started" office:target-frame-name="_top" xlink:show="replace"><text:span text:style-name="T169">https://developers.google.com/eclipse/docs/getting_started</text:span></text:a> </text:p>
      <text:p text:style-name="P170">    <text:s/><text:a xlink:href="https://dl.google.com/eclipse/plugin/4.6" office:target-frame-name="_top" xlink:show="replace"><text:span text:style-name="T171">https://dl.google.com/eclipse/plugin/4.6</text:span></text:a> </text:p>
      <text:p text:style-name="P172">  </text:p>
      <text:list text:style-name="LFO8" text:continue-numbering="true">
        <text:list-item>
          <text:p text:style-name="P173"><text:span text:style-name="T174">Clone the CTAP project from Github</text:span> </text:p>
        </text:list-item>
      </text:list>
      <text:p text:style-name="P175">   <text:s/><text:span text:style-name="T176">- The parent project:<text:s/></text:span><text:a xlink:href="https://github.com/ctapweb/ctap.git" office:target-frame-name="_top" xlink:show="replace"><text:span text:style-name="T177">https://github.com/ctapweb/ctap.git</text:span></text:a> </text:p>
      <text:p text:style-name="P178">   <text:s/><text:span text:style-name="T179">- The ctap-web project:<text:s/></text:span><text:a xlink:href="https://github.com/ctapweb/ctap-web.git" office:target-frame-name="_top" xlink:show="replace"><text:span text:style-name="T180">https://github.com/ctapweb/ctap-web.git</text:span></text:a> </text:p>
      <text:p text:style-name="P181">   <text:s/><text:span text:style-name="T182">- The ctap-feature project:</text:span> <text:a xlink:href="https://github.com/ctapweb/ctap-feature.git" office:target-frame-name="_top" xlink:show="replace"><text:span text:style-name="T183">https://github.com/ctapweb/ctap-feature.git</text:span></text:a> </text:p>
      <text:p text:style-name="P184">   <text:s/><text:span text:style-name="T185">- Remember to put the ctap-web and ctap-feature project inside of</text:span> <text:span text:style-name="T186">the ctap (parent) project</text:span> </text:p>
      <text:list text:style-name="LFO8" text:continue-numbering="true">
        <text:list-item>
          <text:p text:style-name="P187"><text:span text:style-name="T188">Import the projects into Eclipse</text:span> </text:p>
        </text:list-item>
        <text:list-item>
          <text:p text:style-name="P189"><text:span text:style-name="T190">In Eclipse, setup the ctap-web project to use GWT. Otherwise you</text:span> <text:span text:style-name="T191">will not see the Run/Super dev mode menu item.</text:span> </text:p>
        </text:list-item>
        <text:list-item>
          <text:p text:style-name="P192"><text:span text:style-name="T193">Right click on the project name and in the properties window, go</text:span> <text:span text:style-name="T194">to the Google configuration and select use GWT with the default</text:span> <text:span text:style-name="T195">environment.</text:span> </text:p>
        </text:list-item>
        <text:list-item>
          <text:p text:style-name="P196"><text:span text:style-name="T197">Remove the classpath /ctap-feature/src/test/java if GWT complains</text:span> <text:span text:style-name="T198">about not being able to find the classpath.</text:span> </text:p>
        </text:list-item>
        <text:list-item>
          <text:p text:style-name="P199"><text:span text:style-name="T200">Create a user and database in Postgresql and keep note of the DB</text:span> <text:span text:style-name="T201">info.</text:span> </text:p>
        </text:list-item>
        <text:list-item>
          <text:p text:style-name="P202"><text:span text:style-name="T203">Login as root user of Postgresql:<text:s/></text:span></text:p>
          <text:list text:continue-numbering="true">
            <text:list-item>
              <text:p text:style-name="P204"><text:span text:style-name="T205">psql -U postgres</text:span> </text:p>
            </text:list-item>
          </text:list>
        </text:list-item>
        <text:list-item>
          <text:p text:style-name="P206">Create user:</text:p>
          <text:list text:continue-numbering="true">
            <text:list-item>
              <text:p text:style-name="P207">CREATE ROLE ctap_test WITH PASSWORD 'ctap_test' LOGIN; </text:p>
            </text:list-item>
            <text:list-item>
              <text:p text:style-name="P208">CREATE DATABASE ctap_test WITH OWNER ctap_test; </text:p>
            </text:list-item>
          </text:list>
        </text:list-item>
        <text:list-item>
          <text:p text:style-name="P209"><text:span text:style-name="T210">Log into Postgresql with the new user and make sure it is corr</text:span><text:span text:style-name="T211">ect</text:span><text:span text:style-name="T212">ly setup.</text:span> </text:p>
        </text:list-item>
        <text:list-item>
          <text:p text:style-name="P213">Edit the java file in ctap-web's package: </text:p>
        </text:list-item>
      </text:list>
      <text:p text:style-name="P214">   <text:s/><text:span text:style-name="T215">- com.ctapweb.web.server.ServerProperties</text:span> </text:p>
      <text:soft-page-break/>
      <text:p text:style-name="P216">   <text:s/><text:span text:style-name="T217">- add the DB credentials</text:span> </text:p>
      <text:p text:style-name="P218">   <text:s/><text:span text:style-name="T219">- set the INITDBPASSWD, you will need that to initialize your DB</text:span> </text:p>
      <text:p text:style-name="P220">   <text:s/><text:span text:style-name="T221">- set the ADMINEMAIL, for example, "</text:span><text:a xlink:href="mailto:admin@example.com" office:target-frame-name="_top" xlink:show="replace"><text:span text:style-name="T222">admin@example.com</text:span></text:a><text:span text:style-name="T223">", you will</text:span> <text:span text:style-name="T224">register this user and when you log in with it, you will see the</text:span> <text:span text:style-name="T225">admin menu items.</text:span> </text:p>
      <text:list text:style-name="LFO8" text:continue-numbering="true">
        <text:list-item>
          <text:p text:style-name="P226"><text:span text:style-name="T227">Run the project in Super Dev Mode and open the generated URL in a</text:span> <text:span text:style-name="T228">browser. The project would compile.</text:span> </text:p>
        </text:list-item>
        <text:list-item>
          <text:p text:style-name="P229"><text:span text:style-name="T230">Go to the URL<text:s/></text:span><text:a xlink:href="http://127.0.0.1:8888/index.html#initdb" office:target-frame-name="_top" xlink:show="replace"><text:span text:style-name="T231">http://127.0.0.1:8888/index.html#initdb</text:span></text:a><text:s/><text:span text:style-name="T232">and enter the</text:span> <text:span text:style-name="T233">INITDBPASSWD you set up earlier to create the DB tables.</text:span> </text:p>
        </text:list-item>
        <text:list-item>
          <text:p text:style-name="P234"><text:span text:style-name="T235">Go to the URL<text:s/></text:span><text:a xlink:href="http://127.0.0.1:8888/index.html#login" office:target-frame-name="_top" xlink:show="replace"><text:span text:style-name="T236">http://127.0.0.1:8888/index.html#login</text:span></text:a><text:s/><text:span text:style-name="T237">to create the</text:span> <text:span text:style-name="T238">admin user and log in.</text:span> </text:p>
        </text:list-item>
        <text:list-item>
          <text:p text:style-name="P239"><text:span text:style-name="T240">Go to the Analysis Engine menu and click on "Import AE" to import</text:span> <text:span text:style-name="T241">all analysis engines.</text:span> </text:p>
        </text:list-item>
        <text:list-item>
          <text:p text:style-name="P242"><text:span text:style-name="T243">Try the system. If the analysis complains about not having enough</text:span> <text:span text:style-name="T244">memory, increase the memory in the Run Configuration.</text:span> </text:p>
        </text:list-item>
        <text:list-item>
          <text:p text:style-name="P245"><text:span text:style-name="T246">Set log level to TRACE if you want to see more what is going on.</text:span> </text:p>
        </text:list-item>
      </text:list>
      <text:p text:style-name="P247">  </text:p>
      <text:p text:style-name="P248"><text:span text:style-name="T249"># for deploying on external<text:s/></text:span><text:span text:style-name="Heading2Char">web containers</text:span><text:span text:style-name="T250"><text:s/>like Tomcat</text:span><text:span text:style-name="T251">:</text:span></text:p>
      <text:list text:style-name="LFO24" text:continue-numbering="true">
        <text:list-item>
          <text:p text:style-name="P252"><text:span text:style-name="T253">Link the "resou</text:span><text:span text:style-name="T254">r</text:span><text:span text:style-name="T255">ces" folder from the ctap-feature project as a source</text:span> <text:span text:style-name="T256">folder of ctap-web.</text:span> </text:p>
        </text:list-item>
        <text:list-item>
          <text:p text:style-name="P257"><text:span text:style-name="T258">Compile the GWT project by going to Google/GWT Compile Project.</text:span> </text:p>
        </text:list-item>
        <text:list-item>
          <text:p text:style-name="P259"><text:span text:style-name="T260">Run the Maven package goal by clicking Run/Run as.../Build and enter</text:span> <text:span text:style-name="T261">"package" as the goal. You will then get a WAR file in the target</text:span> <text:span text:style-name="T262">folder in your project root.<text:s/></text:span> </text:p>
        </text:list-item>
        <text:list-item>
          <text:p text:style-name="P263"><text:span text:style-name="T264">Deploy the WAR file in your web container.</text:span> </text:p>
        </text:list-item>
      </text:list>
      <text:p text:style-name="P265">  </text:p>
      <text:p text:style-name="P266"><text:span text:style-name="T267">Xiaobin's<text:s/></text:span><text:span text:style-name="T268">yo</text:span><text:span text:style-name="T269">utube tutorial :<text:s/></text:span><text:a xlink:href="https://www.youtube.com/watch?v=2ZM0Sx6eTfc&amp;list=PLbyPrDZ9AZI9auLKdQMs7ifiqskEwq_k9&amp;index=2" office:target-frame-name="_top" xlink:show="replace"><text:span text:style-name="T270">https://www.youtube.com/watch?v=2ZM0Sx6eTfc&amp;list=PLbyPrDZ9AZI9auLKdQMs7ifiqskEwq_k9&amp;index=2</text:span></text:a><text:span text:style-name="T271"> </text:span></text:p>
      <text:p text:style-name="P272">  </text:p>
      <text:p text:style-name="P273"/>
      <text:h text:style-name="P274" text:outline-level="1">CTAP-feature project structure</text:h>
      <text:p text:style-name="P275"/>
      <text:p text:style-name="P276">The feature extractors back end is called ctap-feature. The folder contains 2 subfolders:</text:p>
      <text:list text:style-name="LFO1" text:continue-numbering="true">
        <text:list-item>
          <text:p text:style-name="P277"><text:span text:style-name="T278">src/main/java</text:span><text:s/>with all the Java code of the project</text:p>
        </text:list-item>
        <text:list-item>
          <text:p text:style-name="P279"><text:span text:style-name="T280">src/main/resources</text:span><text:s/>with files of different format containing information used by the Java code.</text:p>
        </text:list-item>
      </text:list>
      <text:p text:style-name="P281"><text:span text:style-name="T282">Src/main/java</text:span><text:s/>contains 7 subfolders:</text:p>
      <text:list text:style-name="LFO37" text:continue-numbering="true">
        <text:list-item>
          <text:p text:style-name="P283">two<text:s/>folders with code responsible for logging:</text:p>
        </text:list-item>
      </text:list>
      <text:list text:style-name="LFO36" text:continue-numbering="true">
        <text:list-item>
          <text:p text:style-name="P284">com.ctapweb.feature.logging</text:p>
        </text:list-item>
        <text:list-item>
          <text:p text:style-name="P285">com.ctapweb.feature.logging.message</text:p>
        </text:list-item>
      </text:list>
      <text:list text:style-name="LFO37" text:continue-numbering="true">
        <text:list-item>
          <text:p text:style-name="P286">a<text:s/>folder with code responsible for exceptions:<text:s/><text:span text:style-name="T287">com.ctapweb.feature.exception</text:span><text:s text:c="2"/>The code responsible for exceptions is not sufficient, it should be extended.</text:p>
        </text:list-item>
      </text:list>
      <text:soft-page-break/>
      <text:p text:style-name="P288">-<text:s/>a<text:s/>folder for helper classes code:<text:s/><text:span text:style-name="T289">com.ctapweb.feature.util</text:span></text:p>
      <text:p text:style-name="P290">It contains such important information as the languages supported by CTAP (in the file SupportedLanguages.java), code for extracting information from list and table resources (An example of a look up list is a list of connectives and its variants. An example look up table is a frequency list.), word categories (POS tags) for each of the supported languages etc.</text:p>
      <text:p text:style-name="P291">-<text:s/>a<text:s/>folder with the different annotators that create the different annotation layers for the analysed instances and register them into the CAS (Common Analysis System):<text:s/><text:span text:style-name="T292">com.ctapweb.feature.annotator</text:span></text:p>
      <text:p text:style-name="P293"><text:span text:style-name="T294">It contains the annotators creating the following annotations:</text:span></text:p>
      <text:list text:style-name="LFO3" text:continue-numbering="true">
        <text:list-item>
          <text:list>
            <text:list-item>
              <text:p text:style-name="P295"><text:span text:style-name="T296">sentence</text:span><text:span text:style-name="T297">: The SentenceAnnotator receives a text and splits it into sentences. For English, German and Italian OpenNLP sentence segmenters are used.</text:span></text:p>
            </text:list-item>
            <text:list-item>
              <text:p text:style-name="P298"><text:span text:style-name="T299">token</text:span><text:span text:style-name="T300">: The TokenAnnotator receives a sentence and tokenises it. For English and German OpenNLP tokenizers are used, for Italian Tint tokeniser is used.</text:span></text:p>
            </text:list-item>
            <text:list-item>
              <text:p text:style-name="P301"><text:span text:style-name="T302">token type</text:span><text:span text:style-name="T303">: The TokenTypeAnnotator receives the tokens of the text and ignores the repetitive tokens.</text:span></text:p>
            </text:list-item>
            <text:list-item>
              <text:p text:style-name="P304"><text:span text:style-name="T305">letter</text:span><text:span text:style-name="T306">: The LetterAnnotator receives a token as input and annotates the non-punctuation letters of each token.</text:span></text:p>
            </text:list-item>
            <text:list-item>
              <text:p text:style-name="P307"><text:span text:style-name="T308">syllable</text:span><text:span text:style-name="T309">: The SyllableAnnotator receives a token and annotates its syllables.</text:span></text:p>
            </text:list-item>
            <text:list-item>
              <text:p text:style-name="P310"><text:span text:style-name="T311">lemma</text:span><text:span text:style-name="T312">: The LemmaAnnotator receives a sentence’s tokens as input and lemmatizes them. For German lemmatization the Mate lemmatizer is used. For Italian lemmatization Tint is used.<text:s/></text:span><text:span text:style-name="T313">When Tint fails to lemmatize, TreeTagger</text:span><text:s/><text:span text:style-name="T314">is used. If Treetagger</text:span><text:s/><text:span text:style-name="T315">also fails, lemmas are filled with “NULL” values.<text:s/></text:span><text:span text:style-name="T316">English texts are not lemmatised.</text:span></text:p>
            </text:list-item>
            <text:list-item>
              <text:p text:style-name="P317"><text:span text:style-name="T318">POS tag (part of speech):</text:span><text:span text:style-name="T319"><text:s/>The PosAnnotator receives the tokens of a sentence and annotates them with part of speech with the help of the OpenNLP POS-tagger<text:s/></text:span><text:span text:style-name="T320">opennlp.tools.postag.POSTaggerME</text:span><text:span text:style-name="T321">.</text:span></text:p>
            </text:list-item>
            <text:list-item>
              <text:p text:style-name="P322"><text:span text:style-name="T323">parse tree:<text:s/></text:span><text:span text:style-name="T324">the ParseTreeAnnotator receives the tokens of a sentence and produces a parse tree. For English and German the<text:s/></text:span><text:span text:style-name="T325">edu.stanford.nlp.parser.lexparser.LexicalizedParser is used, for Italian eu.fbk.dh.tint.runner.TintRunner is used.</text:span></text:p>
            </text:list-item>
          </text:list>
        </text:list-item>
      </text:list>
      <text:p text:style-name="P326"/>
      <text:p text:style-name="P327">The annotation layers include sentences, tokens, token types (unique tokens), letters, syllables, lemmas, part of speech (POS) tags, syntactic trees in string format.</text:p>
      <text:p text:style-name="P328">The folder<text:s/><text:span text:style-name="T329">com.ctapweb.feature.annotator</text:span><text:s/>contains the Java code of the annotators and the folder <text:s/><text:span text:style-name="T330">src.main.resources.descriptor.annotator</text:span><text:s/>contains the XML descriptors of these annotators. Pretrained language models used by some of the annotators are in the folder <text:s/>src.main.resources.model. Those models are referenced in the XML descriptors.</text:p>
      <text:p text:style-name="P331">The<text:s/><text:span text:style-name="T332">sentence splitter</text:span>,<text:s/><text:span text:style-name="T333">tokenizer</text:span><text:s/>and<text:s/><text:span text:style-name="T334">pos-tagger</text:span><text:s/>for English, and German use binary language<text:s/><text:span text:style-name="T335">OpenNLP</text:span><text:s/>models downloaded online. The English and German models can be downloaded here:<text:s/><text:a xlink:href="http://opennlp.sourceforge.net/models-1.5/" office:target-frame-name="_top" xlink:show="replace">http://opennlp.sourceforge.net/models-1.5/</text:a></text:p>
      <text:p text:style-name="P336">The Italian models used for sentence splitting and POS tagging were downloaded here:<text:s/><text:a xlink:href="https://github.com/aciapetti/opennlp-italian-models/tree/master/models/it" office:target-frame-name="_top" xlink:show="replace">https://github.com/aciapetti/opennlp-italian-models/tree/master/models/it</text:a>.</text:p>
      <text:p text:style-name="P337">For<text:s/><text:span text:style-name="T338">lemmatization</text:span><text:s/>in German the<text:s/><text:span text:style-name="T339">Mate</text:span><text:s/>lemmatizer (https://www.ims.uni-stuttgart.de/forschung/ressourcen/werkzeuge/matetools.html) is used, for Italian<text:s/><text:span text:style-name="T340">Tint<text:s/></text:span>(<text:span text:style-name="T341">org.annolab.tt4j.TreeTaggerWrapper</text:span>) is used.</text:p>
      <text:soft-page-break/>
      <text:p text:style-name="P342">For<text:s/><text:span text:style-name="T343">syntactic parsing</text:span><text:s/>of<text:span text:style-name="T344"><text:s/>English and German<text:s/></text:span>the<text:s/><text:span text:style-name="T345">Stanford CoreNLP Constituency Parser</text:span><text:span text:style-name="T346"><text:s/>is used, for syntactic parsing of Italian<text:s/></text:span><text:span text:style-name="T347">Tint</text:span><text:span text:style-name="T348"><text:s/>is used. These 2 tools produce different types of syntactic trees: the Stanford CoreNLP Constituency Parser produces Stanford Dependency trees and the Tint parser produces Universal Dependency trees (UD). UD dependencies contain relations between words and don’t contain intermediate tags between different syntactic structures like the Stanford dependencies.</text:span></text:p>
      <text:p text:style-name="P349"><text:span text:style-name="T350">For more information about those 2 syntactic parsing formats refer to the following online resources:</text:span></text:p>
      <text:list text:style-name="LFO3" text:continue-numbering="true">
        <text:list-item>
          <text:p text:style-name="P351"><text:span text:style-name="T352">Stanford Dependencies: https://nlp.stanford.edu/software/stanford-dependencies.html</text:span></text:p>
        </text:list-item>
        <text:list-item>
          <text:p text:style-name="P353"><text:span text:style-name="T354">The Tint dependency parser (http://tint.fbk.eu/parsing.html) is based on the Neural Network Stanford Dependency Parser described here:<text:s/></text:span><text:a xlink:href="https://nlp.stanford.edu/software/nndep.shtml" office:target-frame-name="_top" xlink:show="replace"><text:span text:style-name="T355">https://nlp.stanford.edu/software/nndep.shtml</text:span></text:a></text:p>
        </text:list-item>
        <text:list-item>
          <text:p text:style-name="P356"><text:span text:style-name="T357">Universal Dependencies:<text:s/></text:span><text:a xlink:href="https://universaldependencies.org/" office:target-frame-name="_top" xlink:show="replace">https://universaldependencies.org/</text:a><text:span text:style-name="T358"><text:s/>,<text:s/></text:span><text:a xlink:href="http://universaldependencies.org/docsv1/u/dep/index.html" office:target-frame-name="_top" xlink:show="replace"><text:span text:style-name="T359">http://universaldependencies.org/docsv1/u/dep/index.html</text:span></text:a></text:p>
        </text:list-item>
      </text:list>
      <text:p text:style-name="P360">If you create a<text:s/><text:span text:style-name="T361">new annotation layer</text:span><text:s/>(<text:span text:style-name="T362">syllable type</text:span><text:s/>for example), you need to add a new annotator Java class to the folder com.ctapweb.feature.annotator as well as a corresponding XML descriptor to src.main.resources.descriptor.annotator.</text:p>
      <text:p text:style-name="P363">If you add a<text:s/><text:span text:style-name="T364">new language</text:span><text:s/>to CTAP, you have to download available OpenNLP models to the folder<text:s/><text:span text:style-name="T365">src.main.resources.model</text:span><text:s/>and reference them in the corresponding XML descriptors in the folder<text:s/><text:span text:style-name="T366">src.main.resources.descriptor.annotator</text:span>. If no OpenNLP models are available for the new language or even for the existing languages other tools were used, you have to extend the annotators’ Java code.</text:p>
      <text:soft-page-break/>
      <text:h text:style-name="P367" text:outline-level="1">Comments and documentation of implemented features by Nadezda Okinina</text:h>
      <text:p text:style-name="P368"/>
      <text:h text:style-name="P369" text:outline-level="2">Mean Parse Tree Depth feature</text:h>
      <text:p text:style-name="P370">To create the Mean Parse Tree Depth feature, I created the following files:</text:p>
      <text:p text:style-name="P371">ctap-feature/src/main/java/com/ctapweb/feature/featureAE/MeanParseTreeDepthAE.java</text:p>
      <text:p text:style-name="P372">ctap-feature/src/main/java/com/ctapweb/feature/type/MeanParseTreeDepth.java</text:p>
      <text:p text:style-name="P373">ctap-feature/src/main/java/com/ctapweb/feature/type/MeanParseTreeDepth_Type.java</text:p>
      <text:p text:style-name="P374">ctap-feature/src/main/resources/descriptor/TAE/MeanParseTreeDepthTAE.xml</text:p>
      <text:p text:style-name="P375">ctap-feature/src/main/resources/descriptor/featureAE/MeanParseTreeDepthFeature.xml</text:p>
      <text:p text:style-name="Standard"><text:span text:style-name="T376">ctap-feature/src/main/resources/descriptor/type_system/feature_type/MeanParseTreeDepthType.xml</text:span></text:p>
      <text:p text:style-name="P377"/>
      <text:p text:style-name="P378">3 XML descriptors and 3 Java classes. I created them by analogy with other files from the same folders, responsible for other features.</text:p>
      <text:p text:style-name="P379">To<text:s/>create an Italian parse tree (Java tree) from the string output of Tint (used in the ParseTreeAnnotator), I also created a class in the<text:s/><text:span text:style-name="T380">util</text:span><text:s/>folder:</text:p>
      <text:p text:style-name="P381">ctap-feature/src/main/java/com/ctapweb/feature/util/TintReadableStringTransformer.java</text:p>
      <text:p text:style-name="P382">The Tint syntactic parser for Italian is called by the<text:s/><text:span text:style-name="T383">com.ctap.feature.annotator.ParseTreeAnnotator.java</text:span>, a class responsible for creating parse trees for the sentences of the text. It receives sentences and tokens created by the SentenceAnnotator and the TokenAnnotator and produces parse trees in a string form. It registers those string form parse trees in the CAS.<text:s/>To<text:s/>extend the ParseTreeAnnotator to Italian, I had to create a new class TintParser in the ParseTreeAnnotator.java file that extends the abstract class ConstituencyParser. The TintParser calls the Tint tool in the parse function.</text:p>
      <text:p text:style-name="P384">Mean Parse Tree Depth Feature calculates the mean parse tree depth of the text.</text:p>
      <text:p text:style-name="P385">Definition: sum of parse tree depths of all the sentences of the text / number of sentences of the text</text:p>
      <text:p text:style-name="P386">Note that different syntactic parsers are used for different languages:</text:p>
      <text:list text:style-name="LFO3" text:continue-numbering="true">
        <text:list-item>
          <text:p text:style-name="P387">Stanford dependencies are created for English and German</text:p>
        </text:list-item>
        <text:list-item>
          <text:p text:style-name="P388">UD dependencies are created for Italian.</text:p>
        </text:list-item>
      </text:list>
      <text:p text:style-name="P389"/>
      <text:p text:style-name="P390">UD dependencies are "flatter" than Stanford dependencies.</text:p>
      <text:p text:style-name="P391">For that reason,<text:s/>the mean parse tree depth for Italian tends to be smaller than the mean parse tree depth for English or German.</text:p>
      <text:p text:style-name="P392">Mean parse tree depth has to be compared for different texts written in the same language.</text:p>
      <text:p text:style-name="P393">Mean Parse Tree Depth is calculated from the output of the ParseTreeAnnotator that creates a parse tree in a string format. <text:s/>ParseTreeAnnotator for Italian uses the Tint parser. I chose Tint, because it is the only syntactic parser for Italian to my knowledge available in the Maven repository and therefore easy to integrate into CTAP.</text:p>
      <text:p text:style-name="P394"/>
      <text:h text:style-name="P395" text:outline-level="2">SUBTLEX frequency features for Italian</text:h>
      <text:p text:style-name="P396"/>
      <text:soft-page-break/>
      <text:p text:style-name="P397">SUBTLEX frequencies are based on the corpus of open subtitles available at<text:s/><text:a xlink:href="http://crr.ugent.be/programs-data/subtitle-frequencies" office:target-frame-name="_top" xlink:show="replace">http://crr.ugent.be/programs-data/subtitle-frequencies</text:a>. This corpus was created with the material from<text:s/><text:a xlink:href="http://www.opensubtitles.org/" office:target-frame-name="_top" xlink:show="replace">www.opensubtitles.org</text:a><text:s/>where film subtitles in different languages can be downloaded.</text:p>
      <text:p text:style-name="P398">The SUBTLEX frequencies, unlike Google books frequencies, reflect the frequency of words in oral communication. For certain readability studies, this oral frequency is more relevant than written frequency from Google books.<text:s/>Any analysis should consider<text:s/>in which form the presumed audience mostly comes in contact with a language: in oral form or in written form. If the audience mostly<text:s/>is exposed to<text:s/>a language in oral form, SUBTLEX frequencies may be more helpful.</text:p>
      <text:p text:style-name="P399">In order to add SUBTLEX frequency features for Italian to CTAP, I downloaded the<text:s/><text:span text:style-name="T400">subtlex-it.csv</text:span><text:s/>file from<text:s/><text:a xlink:href="http://crr.ugent.be/programs-data/subtitle-frequencies" office:target-frame-name="_top" xlink:show="replace">http://crr.ugent.be/programs-data/subtitle-frequencies</text:a>.</text:p>
      <text:p text:style-name="P401">The<text:s/><text:span text:style-name="T402">subtlex-it.csv</text:span><text:s/>file contains many columns of data out of which the most interesting are the 2<text:span text:style-name="T403">nd</text:span>, the 3d and the 4<text:span text:style-name="T404">th</text:span>:</text:p>
      <text:p text:style-name="P405">2<text:span text:style-name="T406">nd</text:span><text:s/>is the word’s spelling (the list also includes words with spelling mistakes)</text:p>
      <text:p text:style-name="P407">3d is this spelling’s absolute frequency in the open subtitles corpus (FREQCOUNT)</text:p>
      <text:p text:style-name="P408">4<text:span text:style-name="T409">th</text:span><text:s/>is the number of films and TV shows where the word appears (CDCOUNT)</text:p>
      <text:p text:style-name="P410">The file<text:s/><text:span text:style-name="T411">subtlex-it.csv<text:s/></text:span>contains a big number of entries (517 564). Among them a lot of words with spelling mistakes. In order to filter them out, 2 procedures were applied:</text:p>
      <text:list text:style-name="LFO38" text:continue-numbering="true">
        <text:list-item>
          <text:p text:style-name="P412">Words that are not part of the google 1-grams were filtered out (deleted). After that only 218 243 words remained in the list.</text:p>
        </text:list-item>
        <text:list-item>
          <text:p text:style-name="P413">The remaining words underwent a spelling correction by Aspell. Only those words for which Aspell did not suggest a correction were left in the list. The words for which Aspell suggested a spelling correction were filtered out (deleted). After that only 159 581 words remained. This number is much higher than the number of words in the lists for German (65 499 words) and English (74 286 words).</text:p>
        </text:list-item>
      </text:list>
      <text:p text:style-name="P414">The description of the transformations applied to the data contained in the SUBTLEX files from the site <text:s/><text:a xlink:href="http://crr.ugent.be/programs-data/subtitle-frequencies" office:target-frame-name="_top" xlink:show="replace">http://crr.ugent.be/programs-data/subtitle-frequencies</text:a><text:s/>can be found on page 41 of Xiaobin Chen’s PhD thesis downloadable at the site of the University of Tübingen:<text:s/><text:a xlink:href="https://publikationen.uni-tuebingen.de/xmlui/handle/10900/85888" office:target-frame-name="_top" xlink:show="replace">https://publikationen.uni-tuebingen.de/xmlui/handle/10900/85888</text:a>.</text:p>
      <text:p text:style-name="P415">Here are the explanations of some of the transformations that need to be applied to the SUBTLEX data before including it into CTAP:</text:p>
      <text:list text:style-name="LFO3" text:continue-numbering="true">
        <text:list-item>
          <text:p text:style-name="P416">SUBTLWF: word frequency as it appears in the 3d column of the file<text:s/><text:span text:style-name="T417">subtlex-it.csv.</text:span></text:p>
        </text:list-item>
        <text:list-item>
          <text:p text:style-name="P418">SUBTLWFInMillion: word frequency per million words.</text:p>
        </text:list-item>
      </text:list>
      <text:p text:style-name="P419">It is obtained with the following formula:</text:p>
      <text:p text:style-name="P420">(FREQCOUNT <text:s/>/ total number of words <text:s/>in the open subtitles corpus ( number of lines in the SUBTLEX-[lang].csv file ) ) * <text:s/>1 000 000</text:p>
      <text:p text:style-name="P421">For Italian it was<text:s/><text:span text:style-name="T422">(FREQCOUNT <text:s/>/ 517 564 ) * <text:s/>1 000 000</text:span></text:p>
      <text:list text:style-name="LFO3" text:continue-numbering="true">
        <text:list-item>
          <text:p text:style-name="P423">SUBTLCD: percent of films in which the word appears (I don’t know how many films contributed to the Italian list, so I didn’t calculate this measure.)</text:p>
        </text:list-item>
        <text:list-item>
          <text:p text:style-name="P424">Log10WF: <text:s/>log10 (FREQCOUNT + 1)</text:p>
        </text:list-item>
        <text:list-item>
          <text:p text:style-name="P425">Log10WFInMillion:</text:p>
        </text:list-item>
      </text:list>
      <text:p text:style-name="P426"/>
      <text:p text:style-name="P427">log10 ( FREQCOUNT + 1 ) - log10 ( total number of words <text:s/>in the open subtitles corpus ( number of lines in the SUBTLEX-[lang].csv file ) / 1000 000 )</text:p>
      <text:p text:style-name="P428"/>
      <text:p text:style-name="P429">For Italian it was log10 ( FREQCOUNT + 1 ) - log10 ( 0.517564 )</text:p>
      <text:p text:style-name="P430"/>
      <text:list text:style-name="LFO3" text:continue-numbering="true">
        <text:list-item>
          <text:p text:style-name="P431">Log10CD: <text:s/>log10 (CDCOUNT<text:span text:style-name="T432"><text:s/>+ 1</text:span>)</text:p>
        </text:list-item>
        <text:list-item>
          <text:p text:style-name="P433">Informativeness in million: number of words with the same first 3 characters and of the same length as this word in the<text:s/><text:span text:style-name="T434">subtlex-it.csv</text:span><text:s/>file (this word included).</text:p>
        </text:list-item>
        <text:list-item>
          <text:p text:style-name="P435">Familiarity in million: sum of FREQCOUNTs of all the words with the same first 3 characters and of the same length as this word in the<text:s/><text:span text:style-name="T436">subtlex-it.csv<text:s/></text:span>file (this word’s FREQCOUNT added to the sum).</text:p>
        </text:list-item>
      </text:list>
      <text:p text:style-name="P437">The generated .csv files with<text:s/><text:span text:style-name="T438">word \t number</text:span><text:s/>per line have to be copied to the src/main/resources/table folder of the ctap-feature project. Their names should be added into the feature descriptors with the name SUBTLEX in the file name, that are in the folder<text:s/>ctap-feature/src/main/resources/FeatureAE</text:p>
      <text:p text:style-name="P439"><text:s/></text:p>
      <text:h text:style-name="P440" text:outline-level="2">Google Books frequency features for Italian</text:h>
      <text:p text:style-name="P441">Google Books frequencies are based on the corpus of Google 1-grams downloadable via URLS of type:</text:p>
      <text:p text:style-name="P442"><text:a xlink:href="http://storage.googleapis.com/books/ngrams/books/googlebooks-%5Blanguage%5D-all-%5Bnumber%5Dgram-20120701-%5Bletter%5D.gz" office:target-frame-name="_top" xlink:show="replace"><text:span text:style-name="T443">http://storage.googleapis.com/books/ngrams/books/googlebooks-[language]-all-</text:span></text:a><text:a xlink:href="http://storage.googleapis.com/books/ngrams/books/googlebooks-%5Blanguage%5D-all-%5Bnumber%5Dgram-20120701-%5Bletter%5D.gz" office:target-frame-name="_top" xlink:show="replace"><text:span text:style-name="T444">1</text:span></text:a><text:a xlink:href="http://storage.googleapis.com/books/ngrams/books/googlebooks-%5Blanguage%5D-all-%5Bnumber%5Dgram-20120701-%5Bletter%5D.gz" office:target-frame-name="_top" xlink:show="replace"><text:span text:style-name="T445">gram-20120701-[letter].gz</text:span></text:a></text:p>
      <text:p text:style-name="P446">Example:<text:s/><text:a xlink:href="http://storage.googleapis.com/books/ngrams/books/googlebooks-ita-all-1gram-20120701-t.gz" office:target-frame-name="_top" xlink:show="replace"><text:span text:style-name="T447">http://storage.googleapis.com/books/ngrams/books/googlebooks-ita-all-1gram-20120701-t.gz</text:span></text:a></text:p>
      <text:p text:style-name="P448">This URL contains an archive with a file containing 1-grams of Italian words starting with the letter<text:s/><text:span text:style-name="T449">t</text:span><text:s/>and their frequencies.</text:p>
      <text:p text:style-name="P450">I downloaded such files for all the letters of the Latin alphabet.</text:p>
      <text:p text:style-name="P451">In the downloaded files from Google there are 4 columns:</text:p>
      <text:list text:style-name="LFO39" text:continue-numbering="true">
        <text:list-item>
          <text:p text:style-name="P452">ngram</text:p>
        </text:list-item>
        <text:list-item>
          <text:p text:style-name="P453">year</text:p>
        </text:list-item>
        <text:list-item>
          <text:p text:style-name="P454">number of occurrences of this ngram this year</text:p>
        </text:list-item>
        <text:list-item>
          <text:p text:style-name="P455">number of volumes in which this word occurred</text:p>
        </text:list-item>
      </text:list>
      <text:p text:style-name="P456"/>
      <text:p text:style-name="P457">Google n-grams contain entries from books starting from the 17<text:span text:style-name="T458">th</text:span><text:s/>century (and maybe even earlier, I’m not sure), but old books are much more rare than the new ones. I didn’t filter out entries from old books: I took everything.</text:p>
      <text:p text:style-name="P459">As those files contain many non-words, I applied Aspell spelling correction to them and only kept words for which Aspell suggested no correction. I obtained a total of 900 591 words, among which many non-Italian words. I didn’t apply any other kind of filtering to the lists.</text:p>
      <text:p text:style-name="P460">After that I calculated:</text:p>
      <text:list text:style-name="LFO3" text:continue-numbering="true">
        <text:list-item>
          <text:p text:style-name="P461">word frequency</text:p>
        </text:list-item>
        <text:list-item>
          <text:p text:style-name="P462">word frequency in million</text:p>
        </text:list-item>
        <text:list-item>
          <text:p text:style-name="P463">logarithmic word frequency</text:p>
        </text:list-item>
        <text:list-item>
          <text:p text:style-name="P464">logarithmic word frequency in million</text:p>
        </text:list-item>
        <text:list-item>
          <text:p text:style-name="P465">informativeness in million</text:p>
        </text:list-item>
        <text:list-item>
          <text:p text:style-name="P466">familiarity in million</text:p>
        </text:list-item>
      </text:list>
      <text:p text:style-name="P467">The same way I calculated those measures for the SUBTLEX frequencies.</text:p>
      <text:p text:style-name="P468">I did not calculate contextual diversity.</text:p>
      <text:p text:style-name="P469"/>
      <text:h text:style-name="P470" text:outline-level="2">Syllable detection for Italian</text:h>
      <text:p text:style-name="P471"/>
      <text:p text:style-name="P472">In order to allow syllable detection for Italian, I modified the file ctap/feature/src/main/java/com/ctapweb/feature/annotator/SyllableAnnotator.java</text:p>
      <text:p text:style-name="P473">I added a function<text:s/><text:span text:style-name="T474">annotateSyllablesItalian()</text:span><text:s/>and modified the function<text:s/><text:span text:style-name="T475">process()</text:span>. I added a condition into the<text:s/><text:span text:style-name="T476">process()</text:span><text:s/>function: if a word ends with double<text:s/><text:span text:style-name="T477">ll</text:span><text:s/>followed by an apostrophe, it can’t be a tonic entity of its own and has to be analysed together with the following word.<text:s/></text:p>
      <text:p text:style-name="P478">Example: dall’alto: dal-lal-to<text:s/></text:p>
      <text:p text:style-name="P479">In such cases the hyphen is removed.</text:p>
      <text:p text:style-name="P480">The<text:s/><text:span text:style-name="T481">annotateSyllablesItalian()</text:span><text:s/>function is based on the code of<text:s/><text:span text:style-name="T482">Lingua</text:span>::IT:Hyphenate Perl module written by Aldo Calpini and found on https://it.comp.programmare.narkive.com/TExPlcuC/programma-di-sillabazione</text:p>
      <text:p text:style-name="P483">First '=' sign is inserted between syllables with the help of different rules based on regular expressions, then the syllables are registered. I added some extra rules to this code.</text:p>
      <text:p text:style-name="P484">Italian syllabation depends on the accent and accent is not marked in writing. For that reason in many cases word lists should be used in order to divide words and word groups into syllables correctly. Some such lists were used, but they are not exhaustive.</text:p>
      <text:p text:style-name="P485">The division into syllables produced by this function is correct in most cases, but not in every single case. There may be some mistakes.</text:p>
      <text:p text:style-name="P486">In certain cases allows for variation with accents. (Accents are compulsory in Italian only in certain cases (<text:span text:style-name="T487">città</text:span>).)</text:p>
      <text:p text:style-name="P488">Single vowels: aeiouyàèòùìéáíóúÁÉÍÓÚÀÈÌÒÙ</text:p>
      <text:p text:style-name="P489"/>
      <text:p text:style-name="P490"><text:span text:style-name="T491">Dittonghi</text:span>:</text:p>
      <text:p text:style-name="Standard"><text:span text:style-name="T492">ià</text:span>,<text:s/><text:span text:style-name="T493">iè</text:span>,<text:s/><text:span text:style-name="T494">iò</text:span>,<text:s/><text:span text:style-name="T495">iù</text:span>:<text:tab/><text:span text:style-name="T496">piàtto</text:span>,<text:s/><text:span text:style-name="T497">fièno</text:span>,<text:s/><text:span text:style-name="T498">fiòre</text:span>,<text:s/><text:span text:style-name="T499">fiùme</text:span></text:p>
      <text:p text:style-name="Standard"><text:span text:style-name="T500">uà</text:span>,<text:s/><text:span text:style-name="T501">uè</text:span>,<text:s/><text:span text:style-name="T502">uì</text:span>,<text:s/><text:span text:style-name="T503">uò</text:span>:<text:tab/><text:span text:style-name="T504">guàsto</text:span>,<text:s/><text:span text:style-name="T505">guèrra</text:span>,<text:s/><text:span text:style-name="T506">guìda</text:span>,<text:s/><text:span text:style-name="T507">fuòri</text:span></text:p>
      <text:p text:style-name="Standard"><text:span text:style-name="T508">ài</text:span>,<text:s/><text:span text:style-name="T509">àu</text:span><text:span text:style-name="T510">:</text:span><text:s/><text:tab/><text:span text:style-name="T511">dirài</text:span>,<text:s/><text:span text:style-name="T512">càusa</text:span></text:p>
      <text:p text:style-name="Standard"><text:span text:style-name="T513">èi</text:span>,<text:s/><text:span text:style-name="T514">èu</text:span><text:span text:style-name="T515">:</text:span><text:tab/><text:span text:style-name="T516">nèi</text:span>,<text:s/><text:span text:style-name="T517">nèutro</text:span></text:p>
      <text:p text:style-name="Standard"><text:span text:style-name="T518">òi</text:span><text:span text:style-name="T519">:</text:span><text:span text:style-name="T520"><text:tab/></text:span><text:span text:style-name="T521">vòi</text:span></text:p>
      <text:p text:style-name="P522"/>
      <text:p text:style-name="P523"><text:span text:style-name="T524">Trittonghi</text:span><text:span text:style-name="T525">:</text:span></text:p>
      <text:p text:style-name="Standard"><text:span text:style-name="T526">iài</text:span><text:span text:style-name="T527">:</text:span><text:span text:style-name="T528"><text:tab/></text:span><text:span text:style-name="T529">soffiài</text:span></text:p>
      <text:p text:style-name="Standard"><text:span text:style-name="T530">ièi</text:span><text:span text:style-name="T531">:</text:span><text:span text:style-name="T532"><text:tab/></text:span><text:span text:style-name="T533">mièi</text:span></text:p>
      <text:p text:style-name="Standard"><text:span text:style-name="T534">uài</text:span><text:span text:style-name="T535">:</text:span><text:span text:style-name="T536"><text:tab/></text:span><text:span text:style-name="T537">guài</text:span></text:p>
      <text:p text:style-name="Standard"><text:span text:style-name="T538">uòi</text:span><text:span text:style-name="T539">:</text:span><text:span text:style-name="T540"><text:tab/></text:span><text:span text:style-name="T541">buòi</text:span></text:p>
      <text:p text:style-name="Standard"><text:span text:style-name="T542">iuò</text:span><text:span text:style-name="T543">:</text:span><text:span text:style-name="T544"><text:tab/></text:span><text:span text:style-name="T545">aiuòla</text:span></text:p>
      <text:p text:style-name="P546"/>
      <text:h text:style-name="P547" text:outline-level="2">Flesch and Gulpease indexes</text:h>
      <text:p text:style-name="P548">Flesch is a general readability<text:s/>index<text:s/>devised for English, while Gulpease is an adaptation of this index to Italian. I implemented both indices in CTAP and allow to run them with the same formulas for all the 3 languages currently implemented in CTAP: English, German and Italian. It is up to the user to decide if he/she wants to run those formulas on his/her texts.</text:p>
      <text:p text:style-name="P549">Flesch reading Ease formula used in CTAP:</text:p>
      <text:p text:style-name="P550">flesch = 206.835 - ( 84.6 * ( number of Syllables / number of Tokens )) - ( 1.015 * ( number of Tokens / number of Sentences ))</text:p>
      <text:soft-page-break/>
      <text:p text:style-name="P551">The values goes from 0 to 100. The higher the value, the easier is the text.</text:p>
      <text:p text:style-name="P552"/>
      <text:p text:style-name="P553">Flesch-Kincaid Garde Level formula used in CTAP:</text:p>
      <text:p text:style-name="P554">flesch = ( 0.39 * ( number of Tokens / number of Sentences ) ) + ( 11.8 * ( number of Syllables / number of Tokens ) ) - 15.59</text:p>
      <text:p text:style-name="P555">I have tested the CTAP implementation of the 2 Flesch formulas on a short text from Wikipedia:</text:p>
      <text:p text:style-name="P556">Tennis is a racket sport that can be played individually against a single opponent (singles) or between two teams of two players each (doubles). Each player uses a tennis racket that is strung with cord to strike a hollow rubber ball covered with felt over or around a net and into the opponent's court. The object of the game is to maneuver the ball in such a way that the opponent is not able to play a valid return. The player who is unable to return the ball will not gain a point, while the opposite player will.</text:p>
      <text:p text:style-name="P557">Tennis is an Olympic sport and is played at all levels of society and at all ages. The sport can be played by anyone who can hold a racket, including wheelchair users. The modern game of tennis originated in Birmingham, England, in the late 19th century as lawn tennis. It had close connections both to various field (lawn) games such as croquet and bowls as well as to the older racket sport today called real tennis. During most of the 19th century, in fact, the term tennis referred to real tennis, not lawn tennis.</text:p>
      <text:p text:style-name="P558">I compared the values obtained with CTAP with those obtained with 5 different on-line calculators. All the obtained values are different, but close to each other. Values given by CTAP are in the range of those given by other calculators, which indicates that the calculation is done correctly.</text:p>
      <text:p text:style-name="P559"/>
      <table:table table:style-name="Table560">
        <table:table-columns>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 table:style-name="TableColumn567"/>
        </table:table-columns>
        <table:table-row table:style-name="TableRow568">
          <table:table-cell table:style-name="TableCell569">
            <text:p text:style-name="P570">indice</text:p>
          </table:table-cell>
          <table:table-cell table:style-name="TableCell571">
            <text:p text:style-name="P572">CTAP</text:p>
          </table:table-cell>
          <table:table-cell table:style-name="TableCell573">
            <text:p text:style-name="P574">https://www.online-utility.org/english/readability_test_and_improve.jsp</text:p>
          </table:table-cell>
          <table:table-cell table:style-name="TableCell575">
            <text:p text:style-name="P576">https://readabilityformulas.com/freetests/six-readability-formulas.php</text:p>
          </table:table-cell>
          <table:table-cell table:style-name="TableCell577">
            <text:p text:style-name="P578">https://goodcalculators.com/flesch-kincaid-calculator/</text:p>
          </table:table-cell>
          <table:table-cell table:style-name="TableCell579">
            <text:p text:style-name="P580">https://app.readable.com/text/?demo</text:p>
          </table:table-cell>
          <table:table-cell table:style-name="TableCell581">
            <text:p text:style-name="P582">https://www.prepostseo.com/readability-checker</text:p>
          </table:table-cell>
        </table:table-row>
        <table:table-row table:style-name="TableRow583">
          <table:table-cell table:style-name="TableCell584">
            <text:p text:style-name="P585">Flesch-Kincaid Grade Level</text:p>
          </table:table-cell>
          <table:table-cell table:style-name="TableCell586">
            <text:p text:style-name="P587">9.1588255613</text:p>
          </table:table-cell>
          <table:table-cell table:style-name="TableCell588">
            <text:p text:style-name="P589">10</text:p>
          </table:table-cell>
          <table:table-cell table:style-name="TableCell590">
            <text:p text:style-name="P591">9.5</text:p>
          </table:table-cell>
          <table:table-cell table:style-name="TableCell592">
            <text:p text:style-name="P593">9.2</text:p>
          </table:table-cell>
          <table:table-cell table:style-name="TableCell594">
            <text:p text:style-name="P595">9.7</text:p>
          </table:table-cell>
          <table:table-cell table:style-name="TableCell596">
            <text:p text:style-name="P597">8.8</text:p>
          </table:table-cell>
        </table:table-row>
        <table:table-row table:style-name="TableRow598">
          <table:table-cell table:style-name="TableCell599">
            <text:p text:style-name="P600">Flesch Reading Ease</text:p>
          </table:table-cell>
          <table:table-cell table:style-name="TableCell601">
            <text:p text:style-name="P602">67.5932412205</text:p>
          </table:table-cell>
          <table:table-cell table:style-name="TableCell603">
            <text:p text:style-name="P604"/>
          </table:table-cell>
          <table:table-cell table:style-name="TableCell605">
            <text:p text:style-name="P606">64.9</text:p>
          </table:table-cell>
          <table:table-cell table:style-name="TableCell607">
            <text:p text:style-name="P608">66.8</text:p>
          </table:table-cell>
          <table:table-cell table:style-name="TableCell609">
            <text:p text:style-name="P610">63.6</text:p>
          </table:table-cell>
          <table:table-cell table:style-name="TableCell611">
            <text:p text:style-name="P612">70.2</text:p>
          </table:table-cell>
        </table:table-row>
      </table:table>
      <text:p text:style-name="P613"/>
      <text:p text:style-name="P614">Gulpease formula used in CTAP:</text:p>
      <text:p text:style-name="P615">gulpease = 89 + ((300 * number of Sentences – 10 * number of Letters) / number of Tokens)</text:p>
      <text:p text:style-name="P616">The value goes from 0 to 100, 0 for very difficult to read texts and 100 for very easy to read texts.</text:p>
      <text:p text:style-name="P617">I compared the value obtained with CTAP for the text I use for all my Italian measures tests with the value I obtained with READ-IT. The 2 values are close, but not identical, because the 2 programms calculate differently the number of syllables.</text:p>
      <table:table table:style-name="Table618">
        <table:table-columns>
          <table:table-column table:style-name="TableColumn619"/>
          <table:table-column table:style-name="TableColumn620"/>
          <table:table-column table:style-name="TableColumn621"/>
        </table:table-columns>
        <table:table-row table:style-name="TableRow622">
          <table:table-cell table:style-name="TableCell623">
            <text:p text:style-name="P624">indice</text:p>
          </table:table-cell>
          <table:table-cell table:style-name="TableCell625">
            <text:p text:style-name="P626">CTAP</text:p>
          </table:table-cell>
          <table:table-cell table:style-name="TableCell627">
            <text:p text:style-name="P628">READ-IT</text:p>
          </table:table-cell>
        </table:table-row>
        <table:table-row table:style-name="TableRow629">
          <table:table-cell table:style-name="TableCell630">
            <text:p text:style-name="P631">Gulpease</text:p>
          </table:table-cell>
          <table:table-cell table:style-name="TableCell632">
            <text:p text:style-name="P633">52.88</text:p>
          </table:table-cell>
          <table:table-cell table:style-name="TableCell634">
            <text:p text:style-name="P635">52.4</text:p>
          </table:table-cell>
        </table:table-row>
      </table:table>
      <text:p text:style-name="P636"/>
      <text:h text:style-name="P637" text:outline-level="2">De Mauro lexical percentage indexes</text:h>
      <text:p text:style-name="P638">A popular lexical sophistication measure for Italian is to calculate the percentage of words of a text that are listed in the De Mauro Basic dictionary. The De Mauro Basic dictionary contains a little bit more than 7000 most frequently used, common and well-known Italian words. For the current<text:s/><text:soft-page-break/>CTAP implementation I used the dictionary published on-line on the site of<text:s/><text:span text:style-name="T639">Internazionale</text:span>:<text:s/><text:span text:style-name="T640">Il</text:span><text:span text:style-name="T641"><text:s/></text:span><text:span text:style-name="T642">Nuovo</text:span><text:span text:style-name="T643"><text:s/></text:span><text:span text:style-name="T644">vocabolario</text:span><text:span text:style-name="T645"><text:s/></text:span><text:span text:style-name="T646">di</text:span><text:span text:style-name="T647"><text:s/>base<text:s/></text:span><text:span text:style-name="T648">della</text:span><text:span text:style-name="T649"><text:s/></text:span><text:span text:style-name="T650">lingua</text:span><text:span text:style-name="T651"><text:s/></text:span><text:span text:style-name="T652">italiana</text:span><text:span text:style-name="T653">.<text:s/></text:span><text:span text:style-name="T654">A<text:s/></text:span><text:span text:style-name="T655">cura</text:span><text:span text:style-name="T656"><text:s/></text:span><text:span text:style-name="T657">di</text:span><text:span text:style-name="T658"><text:s/></text:span><text:span text:style-name="T659">Tullio</text:span><text:span text:style-name="T660"><text:s/></text:span><text:span text:style-name="T661">De</text:span><text:span text:style-name="T662"><text:s/></text:span><text:span text:style-name="T663">Mauro</text:span><text:span text:style-name="T664">. 23<text:s/></text:span><text:span text:style-name="T665">dicembre</text:span><text:span text:style-name="T666"><text:s/>2016.<text:s/></text:span><text:a xlink:href="https://dizionario.internazionale.it/nuovovocabolariodibase" office:target-frame-name="_top" xlink:show="replace"><text:span text:style-name="T667">https://dizionario.internazionale.it/nuovovocabolariodibase</text:span></text:a><text:span text:style-name="T668"><text:s/>It contains 7220 lemmas.</text:span></text:p>
      <text:p text:style-name="P669"><text:span text:style-name="T670">I added 2 complexity indexes to CTAP: for all lemmas and for unique lemmas. The All Lemmas index counts all the lemmas of a text and counts how many of them are listed in the<text:s/></text:span><text:span text:style-name="T671">De Mauro</text:span><text:span text:style-name="T672"><text:s/>dictionary, then gives a percentage. The Unique Lemmas index gives the percentage of unique lemmas listed in the<text:s/></text:span><text:span text:style-name="T673">De Mauro</text:span><text:span text:style-name="T674"><text:s/>dictionary among all the unique lemmas of the text.</text:span></text:p>
      <table:table table:style-name="Table675">
        <table:table-columns>
          <table:table-column table:style-name="TableColumn676"/>
          <table:table-column table:style-name="TableColumn677"/>
          <table:table-column table:style-name="TableColumn678"/>
        </table:table-columns>
        <table:table-row table:style-name="TableRow679">
          <table:table-cell table:style-name="TableCell680">
            <text:p text:style-name="P681">indice</text:p>
          </table:table-cell>
          <table:table-cell table:style-name="TableCell682">
            <text:p text:style-name="P683">CTAP</text:p>
          </table:table-cell>
          <table:table-cell table:style-name="TableCell684">
            <text:p text:style-name="P685">READ-IT</text:p>
          </table:table-cell>
        </table:table-row>
        <table:table-row table:style-name="TableRow686">
          <table:table-cell table:style-name="TableCell687">
            <text:p text:style-name="P688">% of lemmas belonging to the basic vocabulary</text:p>
          </table:table-cell>
          <table:table-cell table:style-name="TableCell689">
            <text:p text:style-name="P690">66% with Tint lemmatiser (had been 76% with TreeTagger)</text:p>
          </table:table-cell>
          <table:table-cell table:style-name="TableCell691">
            <text:p text:style-name="P692">78%</text:p>
          </table:table-cell>
        </table:table-row>
      </table:table>
      <text:p text:style-name="P693"/>
      <text:h text:style-name="P694" text:outline-level="2">Connectives and Cohesion Complexity</text:h>
      <text:p text:style-name="P695">Lists of connectives for Italian were created by Lorenzo Zanasi and Nadezda Okinina on purpose to be used in CTAP. There are 14 lists:</text:p>
      <text:list text:style-name="LFO31" text:continue-numbering="true">
        <text:list-item>
          <text:p text:style-name="P696">all connectives: all the lists put together</text:p>
        </text:list-item>
        <text:list-item>
          <text:p text:style-name="P697">additive</text:p>
        </text:list-item>
        <text:list-item>
          <text:p text:style-name="P698">adversative</text:p>
        </text:list-item>
        <text:list-item>
          <text:p text:style-name="P699">adversative and concessive: 2 lists put together</text:p>
        </text:list-item>
        <text:list-item>
          <text:p text:style-name="P700">argumentative</text:p>
        </text:list-item>
        <text:list-item>
          <text:p text:style-name="P701">causal</text:p>
        </text:list-item>
        <text:list-item>
          <text:p text:style-name="P702">concessive</text:p>
        </text:list-item>
        <text:list-item>
          <text:p text:style-name="P703">consequence</text:p>
        </text:list-item>
        <text:list-item>
          <text:p text:style-name="P704">explicative</text:p>
        </text:list-item>
        <text:list-item>
          <text:p text:style-name="P705">hierarchy</text:p>
        </text:list-item>
        <text:list-item>
          <text:p text:style-name="P706">hypothetical and conditional</text:p>
        </text:list-item>
        <text:list-item>
          <text:p text:style-name="P707">multifunctional</text:p>
        </text:list-item>
        <text:list-item>
          <text:p text:style-name="P708">purpose</text:p>
        </text:list-item>
        <text:list-item>
          <text:p text:style-name="P709">temporal</text:p>
        </text:list-item>
      </text:list>
      <text:p text:style-name="P710"/>
      <text:p text:style-name="P711">Here is the content of these lists:</text:p>
      <text:p text:style-name="P712">Additive</text:p>
      <text:section text:name="Sect1" text:style-name="S1">
        <text:p text:style-name="P713">anche</text:p>
        <text:p text:style-name="P714">ancora</text:p>
        <text:p text:style-name="P715">e</text:p>
        <text:p text:style-name="P716">ed</text:p>
        <text:p text:style-name="P717">in aggiunta</text:p>
        <text:p text:style-name="P718">in oltre</text:p>
        <text:p text:style-name="P719">in più</text:p>
        <text:p text:style-name="P720">inoltre</text:p>
        <text:p text:style-name="P721">oltre a ciò</text:p>
        <text:p text:style-name="P722">per di più</text:p>
        <text:p text:style-name="P723">per giunta</text:p>
        <text:p text:style-name="P724">per sopraggiunta</text:p>
        <text:p text:style-name="P725">per soprammercato</text:p>
        <text:p text:style-name="P726">per soprappaga</text:p>
        <text:p text:style-name="P727">perdipiù</text:p>
        <text:p text:style-name="P728">tra l'altro</text:p>
        <text:p text:style-name="P729">ulteriormente</text:p>
      </text:section>
      <text:section text:name="Sect2" text:style-name="S2">
        <text:p text:style-name="P730"/>
        <text:p text:style-name="P731">Adversative</text:p>
      </text:section>
      <text:section text:name="Sect3" text:style-name="S3">
        <text:p text:style-name="P732">al contrario</text:p>
        <text:p text:style-name="P733">all'inverso</text:p>
        <text:p text:style-name="P734">all'opposto</text:p>
        <text:p text:style-name="P735">anzi</text:p>
        <text:p text:style-name="P736">anziché</text:p>
        <text:p text:style-name="P737">cionondimeno</text:p>
        <text:p text:style-name="P738">ciononostante</text:p>
        <text:p text:style-name="P739">ciò nonostante</text:p>
        <text:p text:style-name="P740">contrariamente</text:p>
        <text:p text:style-name="P741">d'altra parte</text:p>
        <text:p text:style-name="P742">d'altro canto</text:p>
        <text:p text:style-name="P743">d'altronde</text:p>
        <text:p text:style-name="P744">del resto</text:p>
        <text:p text:style-name="P745">differentemente</text:p>
        <text:p text:style-name="P746">diversamente</text:p>
        <text:p text:style-name="P747">eppure</text:p>
        <text:p text:style-name="P748">invece</text:p>
        <text:p text:style-name="P749">laddove</text:p>
        <text:p text:style-name="P750">ma</text:p>
        <text:p text:style-name="P751">mentre</text:p>
        <text:p text:style-name="P752">nondimeno</text:p>
        <text:soft-page-break/>
        <text:p text:style-name="P753">per converso</text:p>
        <text:p text:style-name="P754">per il resto</text:p>
        <text:p text:style-name="P755">peraltro</text:p>
        <text:p text:style-name="P756">però</text:p>
        <text:p text:style-name="P757">piuttosto che</text:p>
        <text:p text:style-name="P758">pure</text:p>
        <text:p text:style-name="P759">tuttafiata</text:p>
        <text:p text:style-name="P760">tuttavia</text:p>
        <text:p text:style-name="P761">tuttavolta</text:p>
        <text:p text:style-name="P762">viceversa</text:p>
      </text:section>
      <text:section text:name="Sect4" text:style-name="S4">
        <text:p text:style-name="P763"/>
        <text:p text:style-name="P764">Argumentative</text:p>
      </text:section>
      <text:section text:name="Sect5" text:style-name="S5">
        <text:p text:style-name="P765">a proposito di</text:p>
        <text:p text:style-name="P766">in relazione a</text:p>
        <text:p text:style-name="P767">per quanto riguarda</text:p>
        <text:p text:style-name="P768">relativamente a</text:p>
        <text:p text:style-name="P769">riguardo a</text:p>
      </text:section>
      <text:section text:name="Sect6" text:style-name="S6">
        <text:p text:style-name="P770"/>
        <text:p text:style-name="P771">Causal</text:p>
      </text:section>
      <text:section text:name="Sect7" text:style-name="S7">
        <text:p text:style-name="P772">ché</text:p>
        <text:p text:style-name="P773">considerato che</text:p>
        <text:p text:style-name="P774">dacché</text:p>
        <text:p text:style-name="P775">dal momento che</text:p>
        <text:p text:style-name="P776">dappoiché</text:p>
        <text:p text:style-name="P777">dato che</text:p>
        <text:p text:style-name="P778">essendoché</text:p>
        <text:p text:style-name="P779">giacché</text:p>
        <text:p text:style-name="P780">per il fatto che</text:p>
        <text:p text:style-name="P781">per la ragione che</text:p>
        <text:p text:style-name="P782">perché</text:p>
        <text:p text:style-name="P783">perciocché</text:p>
        <text:p text:style-name="P784">poiché</text:p>
        <text:p text:style-name="P785">siccome</text:p>
        <text:p text:style-name="P786">stante che</text:p>
      </text:section>
      <text:section text:name="Sect8" text:style-name="S8">
        <text:p text:style-name="P787">visto che</text:p>
        <text:p text:style-name="P788"/>
        <text:p text:style-name="P789">Concessive</text:p>
      </text:section>
      <text:section text:name="Sect9" text:style-name="S9">
        <text:p text:style-name="P790">ancorché</text:p>
        <text:p text:style-name="P791">ancorquando</text:p>
        <text:p text:style-name="P792">benché</text:p>
        <text:p text:style-name="P793">malgrado</text:p>
        <text:p text:style-name="P794">quantunque</text:p>
        <text:p text:style-name="P795">sebbene</text:p>
        <text:p text:style-name="P796">seppure</text:p>
      </text:section>
      <text:section text:name="Sect10" text:style-name="S10">
        <text:p text:style-name="P797"/>
        <text:p text:style-name="P798">Consequence</text:p>
      </text:section>
      <text:section text:name="Sect11" text:style-name="S11">
        <text:p text:style-name="P799">conseguentemente</text:p>
        <text:p text:style-name="P800">così che</text:p>
        <text:p text:style-name="P801">da ciò si deduce che</text:p>
        <text:p text:style-name="P802">da questo si deduce che</text:p>
        <text:p text:style-name="P803">di conseguenza</text:p>
        <text:p text:style-name="P804">dunque</text:p>
        <text:p text:style-name="P805">motivo per cui</text:p>
        <text:p text:style-name="P806">ne deriva che</text:p>
        <text:p text:style-name="P807">per cui</text:p>
        <text:p text:style-name="P808">perciò</text:p>
        <text:p text:style-name="P809">pertanto</text:p>
        <text:p text:style-name="P810">quindi</text:p>
        <text:p text:style-name="P811">ragion per cui</text:p>
        <text:p text:style-name="P812">sicché</text:p>
      </text:section>
      <text:section text:name="Sect12" text:style-name="S12">
        <text:p text:style-name="P813"/>
        <text:p text:style-name="P814">Explicative</text:p>
      </text:section>
      <text:section text:name="Sect13" text:style-name="S13">
        <text:p text:style-name="P815">ad esempio</text:p>
        <text:p text:style-name="P816">appunto</text:p>
        <text:p text:style-name="P817">cioè</text:p>
        <text:p text:style-name="P818">come</text:p>
        <text:p text:style-name="P819">concretamente</text:p>
        <text:p text:style-name="P820">davvero</text:p>
        <text:p text:style-name="P821">di fatto</text:p>
        <text:p text:style-name="P822">difatti</text:p>
        <text:p text:style-name="P823">effettivamente</text:p>
        <text:p text:style-name="P824">esattamente</text:p>
        <text:p text:style-name="P825">in altre parole</text:p>
        <text:p text:style-name="P826">in altri termini</text:p>
        <text:p text:style-name="P827">in concreto</text:p>
        <text:p text:style-name="P828">in questo modo</text:p>
        <text:p text:style-name="P829">in realtà</text:p>
        <text:p text:style-name="P830">in sintesi</text:p>
        <text:p text:style-name="P831">in verità</text:p>
        <text:p text:style-name="P832">infatti</text:p>
        <text:p text:style-name="P833">invero</text:p>
        <text:p text:style-name="P834">ossia</text:p>
        <text:p text:style-name="P835">ovvero</text:p>
        <text:p text:style-name="P836">ovverosia</text:p>
        <text:p text:style-name="P837">per così dire</text:p>
        <text:p text:style-name="P838">per esempio</text:p>
        <text:p text:style-name="P839">precisamente</text:p>
        <text:p text:style-name="P840">proprio</text:p>
        <text:p text:style-name="P841">realmente</text:p>
        <text:p text:style-name="P842">tanto è vero</text:p>
        <text:p text:style-name="P843">vale a dire</text:p>
        <text:p text:style-name="P844">veramente</text:p>
      </text:section>
      <text:section text:name="Sect14" text:style-name="S14">
        <text:p text:style-name="P845"/>
        <text:p text:style-name="P846">Hierarchy</text:p>
      </text:section>
      <text:section text:name="Sect15" text:style-name="S15">
        <text:p text:style-name="P847">a questo punto</text:p>
        <text:p text:style-name="P848">all'inizio</text:p>
        <text:p text:style-name="P849">anche</text:p>
        <text:p text:style-name="P850">anteriormente</text:p>
        <text:p text:style-name="P851">anzitutto</text:p>
        <text:p text:style-name="P852">appresso</text:p>
        <text:p text:style-name="P853">come</text:p>
        <text:p text:style-name="P854">di seguito</text:p>
        <text:p text:style-name="P855">dopo</text:p>
        <text:p text:style-name="P856">in aggiunta</text:p>
        <text:p text:style-name="P857">in conclusione</text:p>
        <text:p text:style-name="P858">in più</text:p>
        <text:p text:style-name="P859">in primo luogo</text:p>
        <text:p text:style-name="P860">in seguito</text:p>
        <text:p text:style-name="P861">indi</text:p>
        <text:soft-page-break/>
        <text:p text:style-name="P862">infine</text:p>
        <text:p text:style-name="P863">inizialmente</text:p>
        <text:p text:style-name="P864">innanzitutto</text:p>
        <text:p text:style-name="P865">inoltre</text:p>
        <text:p text:style-name="P866">insomma</text:p>
        <text:p text:style-name="P867">nello stesso modo</text:p>
        <text:p text:style-name="P868">non ci resta che</text:p>
        <text:p text:style-name="P869">oltre a ciò</text:p>
        <text:p text:style-name="P870">oltre a quanto è stato detto</text:p>
        <text:p text:style-name="P871">oltre a questo</text:p>
        <text:p text:style-name="P872">per di più</text:p>
        <text:p text:style-name="P873">per giunta</text:p>
        <text:p text:style-name="P874">per prima cosa</text:p>
        <text:p text:style-name="P875">poi</text:p>
        <text:p text:style-name="P876">posteriormente</text:p>
        <text:p text:style-name="P877">preliminarmente</text:p>
        <text:p text:style-name="P878">prima di tutto</text:p>
        <text:p text:style-name="P879">quindi</text:p>
        <text:p text:style-name="P880">si aggiunga il fatto che</text:p>
        <text:p text:style-name="P881">successivamente</text:p>
        <text:p text:style-name="P882">ulteriormente</text:p>
      </text:section>
      <text:section text:name="Sect16" text:style-name="S16">
        <text:p text:style-name="P883"/>
        <text:p text:style-name="P884">Hypothetical and conditional</text:p>
      </text:section>
      <text:section text:name="Sect17" text:style-name="S17">
        <text:p text:style-name="P885">ammettendo che</text:p>
        <text:p text:style-name="P886">nel caso in cui</text:p>
        <text:p text:style-name="P887">nel caso che</text:p>
        <text:p text:style-name="P888">partendo dal presupposto che</text:p>
        <text:p text:style-name="P889">poniamo il caso che</text:p>
        <text:p text:style-name="P890">supposto che</text:p>
        <text:p text:style-name="P891">purché</text:p>
        <text:p text:style-name="P892">qualora</text:p>
        <text:p text:style-name="P893">a condizione che</text:p>
        <text:p text:style-name="P894">a patto che</text:p>
        <text:p text:style-name="P895">nell'ipotesi in cui</text:p>
        <text:p text:style-name="P896">nell'eventualità che</text:p>
        <text:p text:style-name="P897">sempre che</text:p>
        <text:p text:style-name="P898">mettiamo il caso che</text:p>
        <text:p text:style-name="P899">putacaso</text:p>
        <text:p text:style-name="P900">se</text:p>
        <text:p text:style-name="P901">semmai</text:p>
        <text:p text:style-name="P902">posto che</text:p>
        <text:p text:style-name="P903">ove</text:p>
        <text:p text:style-name="P904">laddove</text:p>
      </text:section>
      <text:section text:name="Sect18" text:style-name="S18">
        <text:p text:style-name="P905"/>
        <text:p text:style-name="P906">Multifunctional</text:p>
      </text:section>
      <text:section text:name="Sect19" text:style-name="S19">
        <text:p text:style-name="P907">allora</text:p>
        <text:p text:style-name="P908">anche</text:p>
        <text:p text:style-name="P909">anteriormente</text:p>
        <text:p text:style-name="P910">come</text:p>
        <text:p text:style-name="P911">dacché</text:p>
        <text:p text:style-name="P912">dopo</text:p>
        <text:p text:style-name="P913">in aggiunta</text:p>
        <text:p text:style-name="P914">in più</text:p>
        <text:p text:style-name="P915">in primo luogo</text:p>
        <text:p text:style-name="P916">in seguito</text:p>
        <text:p text:style-name="P917">infine</text:p>
        <text:p text:style-name="P918">inizialmente</text:p>
        <text:p text:style-name="P919">innanzitutto</text:p>
        <text:p text:style-name="P920">mentre</text:p>
        <text:p text:style-name="P921">nondimeno</text:p>
        <text:p text:style-name="P922">oltre a ciò</text:p>
        <text:p text:style-name="P923">per di più</text:p>
        <text:p text:style-name="P924">per giunta</text:p>
        <text:p text:style-name="P925">poi</text:p>
        <text:p text:style-name="P926">posteriormente</text:p>
        <text:p text:style-name="P927">quindi</text:p>
        <text:p text:style-name="P928">successivamente</text:p>
        <text:p text:style-name="P929">tempo fa</text:p>
      </text:section>
      <text:section text:name="Sect20" text:style-name="S20">
        <text:p text:style-name="P930"/>
        <text:p text:style-name="P931">Purpose</text:p>
      </text:section>
      <text:section text:name="Sect21" text:style-name="S21">
        <text:p text:style-name="P932">acciocché</text:p>
        <text:p text:style-name="P933">affinché</text:p>
        <text:p text:style-name="P934">al fine di</text:p>
        <text:p text:style-name="P935">allo scopo che</text:p>
        <text:p text:style-name="P936">allo scopo di</text:p>
        <text:p text:style-name="P937">onde</text:p>
      </text:section>
      <text:section text:name="Sect22" text:style-name="S22">
        <text:p text:style-name="P938"/>
        <text:p text:style-name="P939">Temporal</text:p>
      </text:section>
      <text:section text:name="Sect23" text:style-name="S23">
        <text:p text:style-name="P940">a quei tempi</text:p>
        <text:p text:style-name="P941">a questo punto</text:p>
        <text:p text:style-name="P942">adesso</text:p>
        <text:p text:style-name="P943">alla fine</text:p>
        <text:p text:style-name="P944">allora</text:p>
        <text:p text:style-name="P945">allorché</text:p>
        <text:p text:style-name="P946">allorquando</text:p>
        <text:p text:style-name="P947">anni fa</text:p>
        <text:p text:style-name="P948">antecedente a</text:p>
        <text:p text:style-name="P949">anteriormente</text:p>
        <text:p text:style-name="P950">anticamente</text:p>
        <text:p text:style-name="P951">anzitutto</text:p>
        <text:p text:style-name="P952">dapprima</text:p>
        <text:p text:style-name="P953">dapprincipio</text:p>
        <text:p text:style-name="P954">dopo</text:p>
        <text:p text:style-name="P955">dopodiché</text:p>
        <text:p text:style-name="P956">giorni fa</text:p>
        <text:p text:style-name="P957">in anticipo</text:p>
        <text:p text:style-name="P958">in passato</text:p>
        <text:p text:style-name="P959">in precedenza</text:p>
        <text:p text:style-name="P960">in primo luogo</text:p>
        <text:p text:style-name="P961">in quel momento</text:p>
        <text:p text:style-name="P962">in quell'istante</text:p>
        <text:p text:style-name="P963">in questo istante</text:p>
        <text:p text:style-name="P964">in questo momento</text:p>
        <text:p text:style-name="P965">in seguito</text:p>
        <text:p text:style-name="P966">infine</text:p>
        <text:p text:style-name="P967">inizialmente</text:p>
        <text:p text:style-name="P968">innanzi</text:p>
        <text:p text:style-name="P969">innanzitutto</text:p>
        <text:p text:style-name="P970">intanto che</text:p>
        <text:p text:style-name="P971">laddove</text:p>
        <text:p text:style-name="P972">mentre</text:p>
        <text:p text:style-name="P973">mesi fa</text:p>
        <text:p text:style-name="P974">nel frattempo</text:p>
        <text:p text:style-name="P975">or ora</text:p>
        <text:p text:style-name="P976">ora</text:p>
        <text:p text:style-name="P977">oramai</text:p>
        <text:p text:style-name="P978">ormai</text:p>
        <text:p text:style-name="P979">piú tardi</text:p>
        <text:p text:style-name="P980">poco fa</text:p>
        <text:p text:style-name="P981">poi</text:p>
        <text:p text:style-name="P982">posteriormente</text:p>
        <text:p text:style-name="P983">precedentemente</text:p>
        <text:p text:style-name="P984">qualche anno fa</text:p>
        <text:p text:style-name="P985">qualche giorno fa</text:p>
        <text:p text:style-name="P986">qualche mese fa</text:p>
        <text:p text:style-name="P987">qualche settimana fa</text:p>
        <text:p text:style-name="P988">qualche tempo fa</text:p>
        <text:p text:style-name="P989">quando</text:p>
        <text:p text:style-name="P990">settimane fa</text:p>
        <text:soft-page-break/>
        <text:p text:style-name="P991">successivamente</text:p>
        <text:p text:style-name="P992">tempo addietro</text:p>
        <text:p text:style-name="P993">tempo fa</text:p>
        <text:p text:style-name="P994">una volta</text:p>
      </text:section>
      <text:section text:name="Sect24" text:style-name="S24">
        <text:p text:style-name="P995"/>
        <text:p text:style-name="P996"/>
        <text:h text:style-name="P997" text:outline-level="2">CTAP syntactic relationship detection for Italian</text:h>
        <text:p text:style-name="P998">Syntactic relationships between pairs of Italian words (UD dependencies) in CTAP are produced by Tint (<text:span text:style-name="T999">http://tint.fbk.eu/parsing.html</text:span>). Tint was trained on ISTD (Italian Stanford Dependency Treebank) and is reported to give 84.67 (LAS: labeled attachment score) and 87.05 (UAS: unlabeled attachment score) on the Universal Dependencies test set.</text:p>
        <text:p text:style-name="P1000">In order to check that CTAP does not introduce errors to the output of Tint, I tested CTAP on ISTD downloadable at<text:s/><text:a xlink:href="https://github.com/UniversalDependencies/UD_Italian-ISDT.git" office:target-frame-name="_top" xlink:show="replace">https://github.com/UniversalDependencies/UD_Italian-ISDT.git</text:a>. I calculated the SMAPE2: symmetric mean absolute percentage error (https://en.wikipedia.org/wiki/Symmetric_mean_absolute_percentage_error). I obtained the SMAPE2 value of 15.9%, which corresponds to the LAS value reported for Tint performance (15.9 + 84.67 = 100,57, almost 100%). It means that CTAP does not lose any of Tint syntactic relationship detection performances.</text:p>
        <text:p text:style-name="P1001"/>
        <text:h text:style-name="P1002" text:outline-level="2">CTAP POS detection for Italian</text:h>
        <text:p text:style-name="P1003">Part of speech (POS) tagging in CTAP is performed by the OpenNLP Maxent POS tagger downloadable at<text:s/><text:a xlink:href="https://github.com/aciapetti/opennlp-italian-models" office:target-frame-name="_top" xlink:show="replace">https://github.com/aciapetti/opennlp-italian-models</text:a>. Its reported accuracy on the Italian version of Wikipedia is 97.56%.</text:p>
        <text:p text:style-name="P1004">I tested CTAP POS tagging performance on ISDT/DPIE downloadable at <text:s/><text:a xlink:href="http://medialab.di.unipi.it/Evalita2014/resources/DPIE/DPIE_Development_DS_1.tgz" office:target-frame-name="_top" xlink:show="replace">http://medialab.di.unipi.it/Evalita2014/resources/DPIE/DPIE_Development_DS_1.tgz</text:a><text:s/>(after free registration on the site). I calculated the SMAPE2: symmetric mean absolute percentage error (<text:a xlink:href="https://en.wikipedia.org/wiki/Symmetric_mean_absolute_percentage_error" office:target-frame-name="_top" xlink:show="replace">https://en.wikipedia.org/wiki/Symmetric_mean_absolute_percentage_error</text:a>). I obtained the SMAPE2 value of 11.42% which does not correspond to the reported accuracy of the Open NLP POS tagger. The SMAPE2 I obtained indicates a performance inferior by around 8% to the reported performance.</text:p>
        <text:p text:style-name="P1005">I also compared the performance of OpenNLP Maxent POS tagger on original learner texts containing orthographic errors and their corrected versions.</text:p>
        <text:p text:style-name="P1006">I took 4 learner texts of the SMS collection, written by students from Italian schools who have a rather good mastery of the written Italian. These 4 texts contain in total 600 tokens, punctuation included. 30 orthographic errors were found in these texts, errors with capital letters (4 in total) and errors with accents (7 in total) included.</text:p>
        <text:p text:style-name="P1007"><text:span text:style-name="T1008">Examples:</text:span></text:p>
        <text:p text:style-name="Standard"><text:span text:style-name="T1009">- alto adige<text:s/></text:span>instead of<text:span text:style-name="T1010"><text:s/>Alto Adige</text:span></text:p>
        <text:p text:style-name="Standard"><text:span text:style-name="T1011">- possibilita</text:span><text:s/>instead of<text:s/><text:span text:style-name="T1012">possibilità</text:span>,<text:s/><text:span text:style-name="T1013">perchè<text:s/></text:span>instead of<text:span text:style-name="T1014"><text:s/>perché</text:span>.</text:p>
        <text:p text:style-name="Standard"/>
        <text:p text:style-name="P1015">Between the original and corrected versions of these 4 texts, 3.8% of POS tags resulted different: 23 tags in total. 15 out of these 23 tags reported different parts of speech, while 8 tags reported the same part of speech, but with different further characteristics (<text:span text:style-name="T1016">Ss</text:span><text:s/>instead of<text:s/><text:span text:style-name="T1017">SP</text:span>, when<text:s/><text:span text:style-name="T1018">Germania</text:span><text:s/>was written with a small initial letter:<text:s/><text:span text:style-name="T1019">germania</text:span>).</text:p>
        <text:p text:style-name="P1020">In Italian, errors with accents are not considered important. However, they are crucial for the POS tagger. For example, a lot of pupils wrote the word<text:s/><text:span text:style-name="T1021">perché</text:span><text:s/>as<text:s/><text:span text:style-name="T1022">perchè</text:span><text:s/>and therefore it was erroneously tagged as<text:s/><text:span text:style-name="T1023">SP</text:span><text:s/>instead of<text:s/><text:span text:style-name="T1024">CS</text:span>.</text:p>
        <text:soft-page-break/>
        <text:p text:style-name="P1025">However, not all orthographic errors induce erroneous POS tags: 7 orthographic errors had no incidence on the POS tags. It means that around 25% of orthographic errors do not result in erroneous POS tags.</text:p>
        <text:p text:style-name="P1026">Apart from “normal” SMS texts from Italian schools, I also analysed the performance of the OpenNLP Maxent POS tagger on a text from a disgraphical student. It consists of 134 tokens, punctuation included, and includes 27 orthographic errors. 11.9% of POS tags resulted different compared to the corrected version: 16 in total, among them 14 with different POS categories and 2 with different details about the POS category. 11 orthographic errors had no incidence on the POS tag.</text:p>
        <text:p text:style-name="P1027">Here is the POS tag set used by the OpenNLP Maxent POS tagger:</text:p>
        <text:p text:style-name="P1028">B<text:tab/>adverb</text:p>
        <text:p text:style-name="P1029">BN<text:tab/>negation adverb</text:p>
        <text:p text:style-name="P1030">CC<text:tab/>coordinate conjunction</text:p>
        <text:p text:style-name="P1031">CS<text:tab/>subordinate conjunction</text:p>
        <text:p text:style-name="P1032">DD<text:tab/>demonstrative determiner</text:p>
        <text:p text:style-name="P1033">DE<text:tab/>exclamative determiner</text:p>
        <text:p text:style-name="P1034">DI<text:tab/>indefinite determiner</text:p>
        <text:p text:style-name="P1035">DQ<text:tab/>interrogative determiner</text:p>
        <text:p text:style-name="P1036">DR<text:tab/>relative determiner</text:p>
        <text:p text:style-name="P1037">E<text:tab/><text:s text:c="2"/>preposition</text:p>
        <text:p text:style-name="P1038">EA<text:tab/>articulated preposition</text:p>
        <text:p text:style-name="P1039">FB<text:tab/>balanced punctuation (round brackets, double quotes, etc.)</text:p>
        <text:p text:style-name="P1040">FC<text:tab/>clause boundary punctuation (. - : ;)</text:p>
        <text:p text:style-name="P1041">FF<text:tab/>comma, dash, omissis (, ... -)</text:p>
        <text:p text:style-name="P1042">FS<text:tab/>sentence boundary punctuation (. ? ! ...)</text:p>
        <text:p text:style-name="P1043">I<text:tab/><text:s text:c="2"/>interjection</text:p>
        <text:p text:style-name="P1044">N<text:tab/><text:s text:c="2"/>cardinal number</text:p>
        <text:p text:style-name="P1045">PC<text:tab/>clitic pronoun</text:p>
        <text:p text:style-name="P1046">PD<text:tab/>demonstrative pronoun</text:p>
        <text:p text:style-name="P1047">PE<text:s/><text:tab/>personal pronoun</text:p>
        <text:p text:style-name="P1048">PI<text:tab/>indefinite pronoun</text:p>
        <text:p text:style-name="P1049">PP<text:tab/>possessive pronoun</text:p>
        <text:p text:style-name="P1050">PQ<text:tab/>interrogative pronoun</text:p>
        <text:p text:style-name="P1051">PR<text:tab/>relative pronoun</text:p>
        <text:p text:style-name="P1052">RD<text:tab/>determinative article</text:p>
        <text:p text:style-name="P1053">RI<text:tab/>indeterminative article</text:p>
        <text:p text:style-name="P1054">T<text:s/><text:tab/>predeterminer</text:p>
        <text:p text:style-name="P1055">SA<text:tab/>abbreviation</text:p>
        <text:p text:style-name="P1056">SP<text:tab/>proper noun</text:p>
        <text:p text:style-name="P1057">XH<text:tab/>hashtag twitter (#nlp)</text:p>
        <text:p text:style-name="P1058">XM<text:tab/>twitter mentions (@obama)</text:p>
        <text:p text:style-name="P1059">XE<text:tab/>Emoticon (smiley :-))</text:p>
        <text:p text:style-name="P1060">XX<text:tab/>Others (formula, , not classified words, other alphabetic symbols, etc.)</text:p>
        <text:p text:style-name="P1061"/>
        <text:p text:style-name="P1062">Ss<text:tab/>S num=s<text:tab/><text:tab/>singular noun</text:p>
        <text:soft-page-break/>
        <text:p text:style-name="P1063">Sp<text:tab/>S num=p<text:tab/><text:tab/>plural noun</text:p>
        <text:p text:style-name="P1064">Sn<text:tab/>S num=n<text:tab/><text:tab/>underspecified noun</text:p>
        <text:p text:style-name="P1065">As<text:tab/>A num=s<text:tab/><text:tab/>singular <text:s/>adjective</text:p>
        <text:p text:style-name="P1066">Ap<text:tab/>A num=p<text:tab/><text:tab/>plural adjective</text:p>
        <text:p text:style-name="P1067">An<text:tab/>A num=n<text:tab/><text:tab/>underspecified adjective</text:p>
        <text:p text:style-name="P1068">APs<text:tab/>AP num=s<text:tab/>singular possessive adjective</text:p>
        <text:p text:style-name="P1069">APp<text:tab/>AP num=p<text:tab/>plural possessive adjective</text:p>
        <text:p text:style-name="P1070">APn<text:tab/>AP num=n<text:tab/>underspecified possessive adjective</text:p>
        <text:p text:style-name="P1071">NOs<text:tab/>NO num=s<text:tab/>singular ordinal number</text:p>
        <text:p text:style-name="P1072">NOp<text:tab/>NO num=p<text:tab/>plural ordinal number</text:p>
        <text:p text:style-name="P1073">NOn<text:tab/>NO num=n<text:tab/>underspecified ordinal number</text:p>
        <text:p text:style-name="P1074">SWs<text:tab/>SW num=s<text:tab/>singular foreign name</text:p>
        <text:p text:style-name="P1075">SWp<text:tab/>SW num=p<text:tab/>plural foreign name</text:p>
        <text:p text:style-name="P1076">SWn<text:tab/>SW num=n<text:tab/>underspecified foreign name</text:p>
        <text:p text:style-name="P1077"/>
        <text:p text:style-name="P1078"/>
        <text:p text:style-name="P1079">Vip<text:s/><text:tab/>V mod=i ten=p per!=3<text:tab/><text:s/><text:tab/>main verb indicative present, other than 3° person</text:p>
        <text:p text:style-name="P1080">Vip3<text:tab/>V mod=i ten=p per=3<text:tab/><text:tab/><text:s text:c="2"/>main verb indicative present, 3° person</text:p>
        <text:p text:style-name="P1081">Vii<text:tab/><text:s text:c="2"/>V mod=i ten=i per!=3<text:tab/><text:tab/>main verb indicative imperfect, other than 3° person</text:p>
        <text:p text:style-name="P1082">Vii3<text:tab/>V mod=i ten=i per=3<text:tab/><text:s text:c="2"/><text:tab/>main verb indicative imperfect, 3° person</text:p>
        <text:p text:style-name="P1083">Vis<text:tab/><text:s text:c="2"/>V mod=i ten=s per!=3<text:tab/><text:tab/>main verb indicative past, other than 3° person</text:p>
        <text:p text:style-name="P1084">Vis3<text:tab/>V mod=i ten=s per=3<text:tab/><text:s text:c="2"/><text:tab/>main verb indicative past, 3° person</text:p>
        <text:p text:style-name="P1085">Vif<text:tab/><text:s text:c="2"/>V mod=i ten=f per!=3<text:tab/><text:tab/>main verb indicative future, other than 3° person</text:p>
        <text:p text:style-name="P1086">Vif3<text:tab/>V mod=i ten=f per=3<text:tab/><text:tab/><text:s text:c="2"/>main verb indicative future, 3° person</text:p>
        <text:p text:style-name="P1087">Vcp<text:tab/><text:s text:c="2"/>V mod=c ten=p per!=3<text:tab/><text:tab/>main verb conjunctive present, other than 3° person</text:p>
        <text:p text:style-name="P1088">Vcp3<text:tab/>V mod=c ten=p per=3<text:tab/><text:s text:c="2"/><text:tab/>main verb conjunctive present, 3° person</text:p>
        <text:p text:style-name="P1089">Vci<text:s/><text:tab/>V mod=c ten=i per!=3<text:s/><text:tab/><text:tab/>main verb conjunctive imperfect, other than 3° person</text:p>
        <text:p text:style-name="P1090">Vci3<text:tab/>V mod=c ten=i per=3<text:tab/><text:tab/><text:s text:c="2"/>main verb conjunctive imperfect, 3° person</text:p>
        <text:p text:style-name="P1091">Vdp<text:s/><text:tab/>V mod=d ten=p per!=3<text:tab/><text:tab/>main verb conditional present, other than 3° person</text:p>
        <text:p text:style-name="P1092">Vdp3<text:tab/>V mod=d ten=p per=3<text:tab/><text:s text:c="2"/><text:tab/>main verb conditional present, 3° person</text:p>
        <text:p text:style-name="P1093">Vg <text:s/><text:tab/>V mod=g<text:tab/><text:tab/><text:tab/><text:s text:c="10"/><text:tab/>main verb gerundive</text:p>
        <text:p text:style-name="P1094">Vp<text:tab/><text:s text:c="2"/>V mod=p<text:s/><text:tab/><text:tab/><text:s text:c="10"/><text:tab/>main verb participle</text:p>
        <text:p text:style-name="P1095">Vf<text:tab/><text:s text:c="2"/>V mod=f<text:s/><text:tab/><text:tab/><text:s text:c="10"/><text:tab/>main verb infinite</text:p>
        <text:p text:style-name="P1096">Vm<text:tab/><text:s text:c="2"/>V mod=m<text:tab/><text:tab/><text:tab/><text:s text:c="10"/><text:tab/>main verb imperative</text:p>
        <text:p text:style-name="P1097"/>
        <text:p text:style-name="P1098">VAip<text:tab/>VA mod=i ten=p per!=3<text:tab/><text:tab/>auxiliary verb indicative present, other than 3° person</text:p>
        <text:p text:style-name="P1099">VAip3<text:tab/>VA mod=i ten=p per=3<text:tab/><text:tab/>auxiliary verb indicative present, 3° person</text:p>
        <text:p text:style-name="P1100">VAii<text:tab/>VA mod=i ten=i per!=3<text:tab/><text:tab/>auxiliary verb indicative imperfect, other than 3° person</text:p>
        <text:p text:style-name="P1101">VAii3<text:tab/>VA mod=i ten=i per=3<text:tab/><text:tab/>auxiliary verb indicative imperfect, 3° person</text:p>
        <text:p text:style-name="P1102">VAis<text:tab/>VA mod=i ten=s per!=3<text:tab/><text:tab/>auxiliary verb indicative past, other than 3° person</text:p>
        <text:p text:style-name="P1103">Vis3<text:tab/>VA mod=i ten=s per=3<text:tab/><text:tab/>auxiliary verb indicative past, 3° person</text:p>
        <text:p text:style-name="P1104">VAif<text:tab/>VA mod=i ten=f per!=3<text:tab/><text:tab/>auxiliary verb indicative future, other than 3° person</text:p>
        <text:p text:style-name="P1105">VAif3<text:tab/>VA mod=i ten=f per=3<text:tab/><text:tab/>auxiliary verb indicative future, 3° person</text:p>
        <text:p text:style-name="P1106">VAcp<text:tab/>VA mod=c ten=p per!=3<text:tab/><text:tab/>auxiliary verb conjunctive present, other than 3° person</text:p>
        <text:soft-page-break/>
        <text:p text:style-name="P1107">VAcp3<text:tab/>VA mod=c ten=p per=3<text:tab/><text:tab/>auxiliary verb conjunctive present, 3° person</text:p>
        <text:p text:style-name="P1108">VAci<text:tab/>VA mod=c ten=i per!=3 <text:s/><text:tab/>auxiliary verb conjunctive imperfect, other than 3° person</text:p>
        <text:p text:style-name="P1109">VAci3<text:tab/>VA mod=c ten=i per=3<text:tab/><text:tab/>auxiliary verb conjunctive imperfect, 3° person</text:p>
        <text:p text:style-name="P1110">VAdp<text:tab/>VA mod=d ten=p per!=3<text:tab/><text:tab/>auxiliary verb conditional present, other than 3° person</text:p>
        <text:p text:style-name="P1111">VAdp3<text:tab/>VA mod=d ten=p per=3<text:tab/><text:tab/>auxiliary verb conditional present, 3° person</text:p>
        <text:p text:style-name="P1112">VAg<text:tab/>VA mod=g<text:tab/><text:tab/><text:tab/><text:s text:c="12"/>auxiliary verb gerundive</text:p>
        <text:p text:style-name="P1113">VAp<text:tab/>VA mod=p<text:s/><text:tab/><text:tab/><text:s text:c="12"/><text:tab/>auxiliary verb participle</text:p>
        <text:p text:style-name="P1114">VAf<text:tab/>VA mod=f<text:s/><text:tab/><text:tab/><text:s text:c="12"/><text:tab/>auxiliary verb infinite</text:p>
        <text:p text:style-name="P1115">VAm<text:tab/>VA mod=m<text:tab/><text:tab/><text:s text:c="12"/><text:tab/>auxiliary verb imperative</text:p>
        <text:p text:style-name="P1116"/>
        <text:p text:style-name="P1117"/>
        <text:p text:style-name="P1118">VMip<text:tab/>VM mod=i ten=p per!=3<text:tab/><text:tab/>modal verb indicative present, other than 3° person</text:p>
        <text:p text:style-name="P1119">VMip3<text:tab/>VM mod=i ten=p per=3<text:tab/><text:tab/>modal verb indicative present, 3° person</text:p>
        <text:p text:style-name="P1120">VMii<text:tab/>VM mod=i ten=i per!=3<text:tab/><text:tab/>modal verb indicative imperfect, other than 3° person</text:p>
        <text:p text:style-name="P1121">VMii3<text:tab/>VM mod=i ten=i per=3<text:tab/><text:tab/>modal verb indicative imperfect, 3° person</text:p>
        <text:p text:style-name="P1122">VMis<text:tab/>VM mod=i ten=s per!=3<text:tab/><text:tab/>modal verb indicative past, other than 3° person</text:p>
        <text:p text:style-name="P1123">VMis3<text:tab/>VM mod=i ten=s per=3<text:tab/><text:tab/>modal verb indicative past, 3° person</text:p>
        <text:p text:style-name="P1124">VMif<text:tab/>VM mod=i ten=f per!=3<text:tab/><text:tab/>modal verb indicative future, other than 3° person</text:p>
        <text:p text:style-name="P1125">VMif3<text:tab/>VM mod=i ten=f per=3<text:tab/><text:tab/>modal verb indicative future, 3° person</text:p>
        <text:p text:style-name="P1126">VMcp<text:tab/>VM mod=c ten=p per!=3<text:tab/><text:tab/>modal verb conjunctive present, other than 3° person</text:p>
        <text:p text:style-name="P1127">VMcp3<text:tab/>VM mod=c ten=p per=3<text:tab/><text:tab/>modal verb conjunctive present, 3° person</text:p>
        <text:p text:style-name="P1128">VMci<text:tab/>VM mod=c ten=i per!=3 <text:s/><text:tab/>modal verb conjunctive imperfect, other than 3° person</text:p>
        <text:p text:style-name="P1129">VMci3<text:tab/>VM mod=c ten=i per=3<text:tab/><text:tab/>modal verb conjunctive imperfect, 3° person</text:p>
        <text:p text:style-name="P1130">VMdp<text:tab/>VM mod=d ten=p per!=3<text:tab/><text:tab/>modal verb conditional present, other than 3° person</text:p>
        <text:p text:style-name="P1131">VMdp3<text:tab/>VM mod=d ten=p per=3<text:tab/><text:tab/>modal verb conditional present, 3° person</text:p>
        <text:p text:style-name="P1132">VMg<text:tab/>VM mod=g<text:tab/><text:tab/><text:s text:c="12"/><text:tab/>modal verb gerundive</text:p>
        <text:p text:style-name="P1133">VMp<text:tab/>VM mod=p<text:s/><text:tab/><text:tab/><text:s text:c="12"/><text:tab/>modal verb participle</text:p>
        <text:p text:style-name="P1134">VMf<text:tab/>VM mod=f<text:s/><text:tab/><text:tab/><text:s text:c="12"/><text:tab/>modal verb infinite</text:p>
        <text:p text:style-name="P1135">VMm<text:tab/>VM mod=m<text:tab/><text:tab/><text:s text:c="12"/><text:tab/>modal verb imperative</text:p>
        <text:p text:style-name="P1136">Here is the grouping I made in the file ctap-feature/src/main/java/com/ctapweb/feature/util/ItalianWordCategories.java.</text:p>
        <text:p text:style-name="P1137">I made the choice of not including modal verbs into the lexical parts of speech. In reality they can be both lexical and functional, depending on the use.</text:p>
        <text:p text:style-name="P1138">Lexical<text:span text:style-name="T1139">=</text:span><text:span text:style-name="T1140">"As"</text:span><text:span text:style-name="T1141">,</text:span><text:span text:style-name="T1142">"Ap"</text:span><text:span text:style-name="T1143">,</text:span><text:span text:style-name="T1144">"An"</text:span><text:span text:style-name="T1145">,</text:span><text:span text:style-name="T1146">"SA"</text:span><text:span text:style-name="T1147">,</text:span><text:span text:style-name="T1148">"SP"</text:span><text:span text:style-name="T1149">,</text:span><text:span text:style-name="T1150">"Ss"</text:span><text:span text:style-name="T1151">,</text:span><text:span text:style-name="T1152">"Sp"</text:span><text:span text:style-name="T1153">,</text:span><text:span text:style-name="T1154">"Sn"</text:span><text:span text:style-name="T1155">,<text:s/></text:span><text:span text:style-name="T1156">"SWs"</text:span><text:span text:style-name="T1157">,</text:span><text:span text:style-name="T1158">"SWp"</text:span><text:span text:style-name="T1159">,</text:span><text:span text:style-name="T1160">"SWn"</text:span><text:span text:style-name="T1161">,<text:s/></text:span><text:span text:style-name="T1162">"NOs"</text:span><text:span text:style-name="T1163">,<text:s/></text:span><text:span text:style-name="T1164">"NOp"</text:span><text:span text:style-name="T1165">,<text:s/></text:span><text:span text:style-name="T1166">"NOn"</text:span><text:span text:style-name="T1167">,</text:span><text:span text:style-name="T1168">"B"</text:span><text:span text:style-name="T1169">,</text:span><text:span text:style-name="T1170">"Vip"</text:span><text:span text:style-name="T1171">,</text:span><text:span text:style-name="T1172">"Vip3"</text:span><text:span text:style-name="T1173">,</text:span><text:span text:style-name="T1174">"Vii"</text:span><text:span text:style-name="T1175">,</text:span><text:span text:style-name="T1176">"Vii3"</text:span><text:span text:style-name="T1177">,</text:span><text:span text:style-name="T1178">"Vis"</text:span><text:span text:style-name="T1179">,</text:span><text:span text:style-name="T1180">"Vis3"</text:span><text:span text:style-name="T1181">,</text:span><text:span text:style-name="T1182">"Vif"</text:span><text:span text:style-name="T1183">,</text:span><text:span text:style-name="T1184">"Vif3"</text:span><text:span text:style-name="T1185">,</text:span><text:span text:style-name="T1186">"Vcp"</text:span><text:span text:style-name="T1187">,</text:span><text:span text:style-name="T1188">"Vcp3"</text:span><text:span text:style-name="T1189">,</text:span><text:span text:style-name="T1190">"Vci"</text:span><text:span text:style-name="T1191">,</text:span><text:span text:style-name="T1192">"Vci3"</text:span><text:span text:style-name="T1193">,</text:span><text:span text:style-name="T1194">"Vdp"</text:span><text:span text:style-name="T1195">,</text:span><text:span text:style-name="T1196">"Vdp3"</text:span><text:span text:style-name="T1197">,</text:span><text:span text:style-name="T1198">"Vg"</text:span><text:span text:style-name="T1199">,</text:span><text:span text:style-name="T1200">"Vp"</text:span><text:span text:style-name="T1201">,</text:span><text:span text:style-name="T1202">"Vf"</text:span><text:span text:style-name="T1203">,</text:span><text:span text:style-name="T1204">"Vm"</text:span></text:p>
        <text:p text:style-name="P1205">adjective<text:span text:style-name="T1206">=</text:span><text:span text:style-name="T1207">"As"</text:span><text:span text:style-name="T1208">,</text:span><text:span text:style-name="T1209">"Ap"</text:span><text:span text:style-name="T1210">,</text:span><text:span text:style-name="T1211">"An"</text:span><text:span text:style-name="T1212">,</text:span><text:span text:style-name="T1213">"APs"</text:span><text:span text:style-name="T1214">,</text:span><text:span text:style-name="T1215">"APp"</text:span><text:span text:style-name="T1216">,</text:span><text:span text:style-name="T1217">"APn"</text:span></text:p>
        <text:p text:style-name="P1218">article<text:span text:style-name="T1219">=</text:span><text:span text:style-name="T1220">"RD"</text:span><text:span text:style-name="T1221">,<text:s/></text:span><text:span text:style-name="T1222">"RI"</text:span></text:p>
        <text:p text:style-name="P1223">noun<text:span text:style-name="T1224">=</text:span><text:span text:style-name="T1225">"SP"</text:span><text:span text:style-name="T1226">,</text:span><text:span text:style-name="T1227">"Ss"</text:span><text:span text:style-name="T1228">,</text:span><text:span text:style-name="T1229">"Sp"</text:span><text:span text:style-name="T1230">,</text:span><text:span text:style-name="T1231">"Sn"</text:span><text:span text:style-name="T1232">,</text:span><text:span text:style-name="T1233">"SWs"</text:span><text:span text:style-name="T1234">,</text:span><text:span text:style-name="T1235">"SWp"</text:span><text:span text:style-name="T1236">,</text:span><text:span text:style-name="T1237">"SWn"</text:span></text:p>
        <text:p text:style-name="P1238">adverb<text:span text:style-name="T1239">=</text:span><text:span text:style-name="T1240">"B"</text:span><text:span text:style-name="T1241">,</text:span><text:span text:style-name="T1242">"BN"</text:span></text:p>
        <text:p text:style-name="P1243">verb<text:span text:style-name="T1244">=</text:span><text:span text:style-name="T1245">"Vip"</text:span><text:span text:style-name="T1246">,</text:span><text:span text:style-name="T1247">"Vip3"</text:span><text:span text:style-name="T1248">,</text:span><text:span text:style-name="T1249">"Vii"</text:span><text:span text:style-name="T1250">,</text:span><text:span text:style-name="T1251">"Vii3"</text:span><text:span text:style-name="T1252">,</text:span><text:span text:style-name="T1253">"Vis"</text:span><text:span text:style-name="T1254">,</text:span><text:span text:style-name="T1255">"Vis3"</text:span><text:span text:style-name="T1256">,</text:span><text:span text:style-name="T1257">"Vif"</text:span><text:span text:style-name="T1258">,</text:span><text:span text:style-name="T1259">"Vif3"</text:span><text:span text:style-name="T1260">,</text:span><text:span text:style-name="T1261">"Vcp"</text:span><text:span text:style-name="T1262">,</text:span><text:span text:style-name="T1263">"Vcp3"</text:span><text:span text:style-name="T1264">,</text:span><text:span text:style-name="T1265">"Vci"</text:span><text:span text:style-name="T1266">,</text:span><text:span text:style-name="T1267">"Vci3"</text:span><text:span text:style-name="T1268">,</text:span><text:span text:style-name="T1269">"Vdp"</text:span><text:span text:style-name="T1270">,</text:span><text:span text:style-name="T1271">"Vdp3"</text:span><text:span text:style-name="T1272">,</text:span><text:span text:style-name="T1273">"Vg"</text:span><text:span text:style-name="T1274">,</text:span><text:span text:style-name="T1275">"Vp"</text:span><text:span text:style-name="T1276">,</text:span><text:span text:style-name="T1277">"Vf"</text:span><text:span text:style-name="T1278">,</text:span><text:span text:style-name="T1279">"Vm"</text:span><text:span text:style-name="T1280">,</text:span><text:span text:style-name="T1281">"VMip"</text:span><text:span text:style-name="T1282">,</text:span><text:span text:style-name="T1283">"VMip3"</text:span><text:span text:style-name="T1284">,</text:span><text:span text:style-name="T1285">"VMii"</text:span><text:span text:style-name="T1286">,</text:span><text:span text:style-name="T1287">"VMii3"</text:span><text:span text:style-name="T1288">,</text:span><text:span text:style-name="T1289">"VMis"</text:span><text:span text:style-name="T1290">,</text:span><text:span text:style-name="T1291">"VMis3"</text:span><text:span text:style-name="T1292">,</text:span><text:span text:style-name="T1293">"VMif"</text:span><text:span text:style-name="T1294">,</text:span><text:span text:style-name="T1295">"VMif3"</text:span><text:span text:style-name="T1296">,</text:span><text:span text:style-name="T1297">"VMcp"</text:span><text:span text:style-name="T1298">,</text:span><text:span text:style-name="T1299">"VMcp3"</text:span><text:span text:style-name="T1300">,</text:span><text:span text:style-name="T1301">"VMci"</text:span><text:span text:style-name="T1302">,</text:span><text:span text:style-name="T1303">"VMci3"</text:span><text:span text:style-name="T1304">,</text:span><text:span text:style-name="T1305">"VMdp"</text:span><text:span text:style-name="T1306">,</text:span><text:span text:style-name="T1307">"VMdp3"</text:span><text:span text:style-name="T1308">,</text:span><text:span text:style-name="T1309">"VMg"</text:span><text:span text:style-name="T1310">,</text:span><text:span text:style-name="T1311">"VMp"</text:span><text:span text:style-name="T1312">,</text:span><text:span text:style-name="T1313">"VMf"</text:span><text:span text:style-name="T1314">,</text:span><text:span text:style-name="T1315">"VMm"</text:span><text:span text:style-name="T1316">,<text:s/></text:span><text:soft-page-break/><text:span text:style-name="T1317">"VAip"</text:span><text:span text:style-name="T1318">,</text:span><text:span text:style-name="T1319">"VA"</text:span><text:span text:style-name="T1320">,</text:span><text:span text:style-name="T1321">"VAip3"</text:span><text:span text:style-name="T1322">,<text:s/></text:span><text:span text:style-name="T1323">"VAii"</text:span><text:span text:style-name="T1324">,<text:s/></text:span><text:span text:style-name="T1325">"VAii3"</text:span><text:span text:style-name="T1326">,<text:s/></text:span><text:span text:style-name="T1327">"VAis"</text:span><text:span text:style-name="T1328">,<text:s/></text:span><text:span text:style-name="T1329">"Vis3"</text:span><text:span text:style-name="T1330">,<text:s/></text:span><text:span text:style-name="T1331">"VAif"</text:span><text:span text:style-name="T1332">,<text:s/></text:span><text:span text:style-name="T1333">"VAif3"</text:span><text:span text:style-name="T1334">,<text:s/></text:span><text:span text:style-name="T1335">"VAcp"</text:span><text:span text:style-name="T1336">,<text:s/></text:span><text:span text:style-name="T1337">"VAcp3"</text:span><text:span text:style-name="T1338">,<text:s/></text:span><text:span text:style-name="T1339">"VAci"</text:span><text:span text:style-name="T1340">,<text:s/></text:span><text:span text:style-name="T1341">"VAci3"</text:span><text:span text:style-name="T1342">,<text:s/></text:span><text:span text:style-name="T1343">"VAdp"</text:span><text:span text:style-name="T1344">,<text:s/></text:span><text:span text:style-name="T1345">"VAdp3"</text:span><text:span text:style-name="T1346">,<text:s/></text:span><text:span text:style-name="T1347">"VAg"</text:span><text:span text:style-name="T1348">,<text:s/></text:span><text:span text:style-name="T1349">"VAp"</text:span><text:span text:style-name="T1350">,<text:s/></text:span><text:span text:style-name="T1351">"VAf"</text:span><text:span text:style-name="T1352">,<text:s/></text:span><text:span text:style-name="T1353">"VAm"</text:span></text:p>
        <text:p text:style-name="P1354">auxiliary<text:span text:style-name="T1355"><text:s/>=<text:s/></text:span><text:span text:style-name="T1356">"VAip"</text:span><text:span text:style-name="T1357">,</text:span><text:span text:style-name="T1358">"VAip3"</text:span><text:span text:style-name="T1359">,<text:s/></text:span><text:span text:style-name="T1360">"VAii"</text:span><text:span text:style-name="T1361">,<text:s/></text:span><text:span text:style-name="T1362">"VAii3"</text:span><text:span text:style-name="T1363">,<text:s/></text:span><text:span text:style-name="T1364">"VAis"</text:span><text:span text:style-name="T1365">,<text:s/></text:span><text:span text:style-name="T1366">"Vis3"</text:span><text:span text:style-name="T1367">,<text:s/></text:span><text:span text:style-name="T1368">"VAif"</text:span><text:span text:style-name="T1369">,<text:s/></text:span><text:span text:style-name="T1370">"VAif3"</text:span><text:span text:style-name="T1371">,<text:s/></text:span><text:span text:style-name="T1372">"VAcp"</text:span><text:span text:style-name="T1373">,<text:s/></text:span><text:span text:style-name="T1374">"VAcp3"</text:span><text:span text:style-name="T1375">,<text:s/></text:span><text:span text:style-name="T1376">"VAci"</text:span><text:span text:style-name="T1377">,<text:s/></text:span><text:span text:style-name="T1378">"VAci3"</text:span><text:span text:style-name="T1379">,<text:s/></text:span><text:span text:style-name="T1380">"VAdp"</text:span><text:span text:style-name="T1381">,<text:s/></text:span><text:span text:style-name="T1382">"VAdp3"</text:span><text:span text:style-name="T1383">,<text:s/></text:span><text:span text:style-name="T1384">"VAg"</text:span><text:span text:style-name="T1385">,<text:s/></text:span><text:span text:style-name="T1386">"VAp"</text:span><text:span text:style-name="T1387">,<text:s/></text:span><text:span text:style-name="T1388">"VAf"</text:span><text:span text:style-name="T1389">,<text:s/></text:span><text:span text:style-name="T1390">"VAm"</text:span></text:p>
        <text:p text:style-name="P1391">finVerb<text:span text:style-name="T1392">=</text:span><text:span text:style-name="T1393">"Vip"</text:span><text:span text:style-name="T1394">,</text:span><text:span text:style-name="T1395">"Vip3"</text:span><text:span text:style-name="T1396">,</text:span><text:span text:style-name="T1397">"Vii"</text:span><text:span text:style-name="T1398">,</text:span><text:span text:style-name="T1399">"Vii3"</text:span><text:span text:style-name="T1400">,</text:span><text:span text:style-name="T1401">"Vis"</text:span><text:span text:style-name="T1402">,</text:span><text:span text:style-name="T1403">"Vis3"</text:span><text:span text:style-name="T1404">,</text:span><text:span text:style-name="T1405">"Vif"</text:span><text:span text:style-name="T1406">,</text:span><text:span text:style-name="T1407">"Vif3"</text:span><text:span text:style-name="T1408">,</text:span><text:span text:style-name="T1409">"Vcp"</text:span><text:span text:style-name="T1410">,</text:span><text:span text:style-name="T1411">"Vcp3"</text:span><text:span text:style-name="T1412">,</text:span><text:span text:style-name="T1413">"Vci"</text:span><text:span text:style-name="T1414">,</text:span><text:span text:style-name="T1415">"Vci3"</text:span><text:span text:style-name="T1416">,</text:span><text:span text:style-name="T1417">"Vdp"</text:span><text:span text:style-name="T1418">,</text:span><text:span text:style-name="T1419">"Vdp3"</text:span><text:span text:style-name="T1420">,</text:span><text:span text:style-name="T1421">"VAip"</text:span><text:span text:style-name="T1422">,</text:span><text:span text:style-name="T1423">"VAip3"</text:span><text:span text:style-name="T1424">,</text:span><text:span text:style-name="T1425">"VAii"</text:span><text:span text:style-name="T1426">,</text:span><text:span text:style-name="T1427">"VAii3"</text:span><text:span text:style-name="T1428">,</text:span><text:span text:style-name="T1429">"VAis"</text:span><text:span text:style-name="T1430">,</text:span><text:span text:style-name="T1431">"VAis3"</text:span><text:span text:style-name="T1432">,</text:span><text:span text:style-name="T1433">"VAif"</text:span><text:span text:style-name="T1434">,</text:span><text:span text:style-name="T1435">"VAif3"</text:span><text:span text:style-name="T1436">,</text:span><text:span text:style-name="T1437">"VAcp"</text:span><text:span text:style-name="T1438">,</text:span><text:span text:style-name="T1439">"VAcp3"</text:span><text:span text:style-name="T1440">,</text:span><text:span text:style-name="T1441">"VAci"</text:span><text:span text:style-name="T1442">,</text:span><text:span text:style-name="T1443">"VAci3"</text:span><text:span text:style-name="T1444">,</text:span><text:span text:style-name="T1445">"VAdp"</text:span><text:span text:style-name="T1446">,</text:span><text:span text:style-name="T1447">"VAdp3"</text:span><text:span text:style-name="T1448">,</text:span><text:span text:style-name="T1449">"VMip"</text:span><text:span text:style-name="T1450">,</text:span><text:span text:style-name="T1451">"VMip3"</text:span><text:span text:style-name="T1452">,</text:span><text:span text:style-name="T1453">"VMii"</text:span><text:span text:style-name="T1454">,</text:span><text:span text:style-name="T1455">"VMii3"</text:span><text:span text:style-name="T1456">,</text:span><text:span text:style-name="T1457">"VMis"</text:span><text:span text:style-name="T1458">,</text:span><text:span text:style-name="T1459">"VMis3"</text:span><text:span text:style-name="T1460">,</text:span><text:span text:style-name="T1461">"VMif"</text:span><text:span text:style-name="T1462">,</text:span><text:span text:style-name="T1463">"VMif3"</text:span><text:span text:style-name="T1464">,</text:span><text:span text:style-name="T1465">"VMcp"</text:span><text:span text:style-name="T1466">,</text:span><text:span text:style-name="T1467">"VMcp3"</text:span><text:span text:style-name="T1468">,</text:span><text:span text:style-name="T1469">"VMci"</text:span><text:span text:style-name="T1470">,</text:span><text:span text:style-name="T1471">"VMci3"</text:span><text:span text:style-name="T1472">,</text:span><text:span text:style-name="T1473">"VMdp"</text:span><text:span text:style-name="T1474">,</text:span><text:span text:style-name="T1475">"VMdp3"</text:span></text:p>
        <text:p text:style-name="P1476">lexicalVerb<text:span text:style-name="T1477">=</text:span><text:span text:style-name="T1478">"Vip"</text:span><text:span text:style-name="T1479">,</text:span><text:span text:style-name="T1480">"Vip3"</text:span><text:span text:style-name="T1481">,</text:span><text:span text:style-name="T1482">"Vii"</text:span><text:span text:style-name="T1483">,</text:span><text:span text:style-name="T1484">"Vii3"</text:span><text:span text:style-name="T1485">,</text:span><text:span text:style-name="T1486">"Vis"</text:span><text:span text:style-name="T1487">,</text:span><text:span text:style-name="T1488">"Vis3"</text:span><text:span text:style-name="T1489">,</text:span><text:span text:style-name="T1490">"Vif"</text:span><text:span text:style-name="T1491">,</text:span><text:span text:style-name="T1492">"Vif3"</text:span><text:span text:style-name="T1493">,</text:span><text:span text:style-name="T1494">"Vcp"</text:span><text:span text:style-name="T1495">,</text:span><text:span text:style-name="T1496">"Vcp3"</text:span><text:span text:style-name="T1497">,</text:span><text:span text:style-name="T1498">"Vci"</text:span><text:span text:style-name="T1499">,</text:span><text:span text:style-name="T1500">"Vci3"</text:span><text:span text:style-name="T1501">,</text:span><text:span text:style-name="T1502">"Vdp"</text:span><text:span text:style-name="T1503">,</text:span><text:span text:style-name="T1504">"Vdp3"</text:span><text:span text:style-name="T1505">,</text:span><text:span text:style-name="T1506">"Vg"</text:span><text:span text:style-name="T1507">,</text:span><text:span text:style-name="T1508">"Vp"</text:span><text:span text:style-name="T1509">,</text:span><text:span text:style-name="T1510">"Vf"</text:span><text:span text:style-name="T1511">,</text:span><text:span text:style-name="T1512">"Vm"</text:span></text:p>
        <text:p text:style-name="P1513"><text:span text:style-name="T1514">functional</text:span><text:span text:style-name="T1515">=</text:span><text:span text:style-name="T1516">"BN"</text:span><text:span text:style-name="T1517">,</text:span><text:span text:style-name="T1518">"CC"</text:span><text:span text:style-name="T1519">,</text:span><text:span text:style-name="T1520">"CS"</text:span><text:span text:style-name="T1521">,</text:span><text:span text:style-name="T1522">"DD"</text:span><text:span text:style-name="T1523">,</text:span><text:span text:style-name="T1524">"DE"</text:span><text:span text:style-name="T1525">,</text:span><text:span text:style-name="T1526">"DI"</text:span><text:span text:style-name="T1527">,</text:span><text:span text:style-name="T1528">"DQ"</text:span><text:span text:style-name="T1529">,</text:span><text:span text:style-name="T1530">"DR"</text:span><text:span text:style-name="T1531">,</text:span><text:span text:style-name="T1532">"E"</text:span><text:span text:style-name="T1533">,</text:span><text:span text:style-name="T1534">"EA"</text:span><text:span text:style-name="T1535">,</text:span><text:span text:style-name="T1536">"RD"</text:span><text:span text:style-name="T1537">,</text:span><text:span text:style-name="T1538">"RI"</text:span><text:span text:style-name="T1539">,</text:span><text:span text:style-name="T1540">"I"</text:span><text:span text:style-name="T1541">,</text:span><text:span text:style-name="T1542">"N"</text:span><text:span text:style-name="T1543">,</text:span><text:span text:style-name="T1544">"PC"</text:span><text:span text:style-name="T1545">,</text:span><text:span text:style-name="T1546">"PD"</text:span><text:span text:style-name="T1547">,</text:span><text:span text:style-name="T1548">"PE"</text:span><text:span text:style-name="T1549">,</text:span><text:span text:style-name="T1550">"PI"</text:span><text:span text:style-name="T1551">,</text:span><text:span text:style-name="T1552">"PP"</text:span><text:span text:style-name="T1553">,</text:span><text:span text:style-name="T1554">"PQ"</text:span><text:span text:style-name="T1555">,</text:span><text:span text:style-name="T1556">"PR"</text:span><text:span text:style-name="T1557">,</text:span><text:span text:style-name="T1558">"T"</text:span><text:span text:style-name="T1559">,</text:span><text:span text:style-name="T1560">"APs"</text:span><text:span text:style-name="T1561">,</text:span><text:span text:style-name="T1562">"APp"</text:span><text:span text:style-name="T1563">,</text:span><text:span text:style-name="T1564">"APn"</text:span><text:span text:style-name="T1565">,</text:span><text:span text:style-name="T1566">"VAip"</text:span><text:span text:style-name="T1567">,</text:span><text:span text:style-name="T1568">"VAip3"</text:span><text:span text:style-name="T1569">,<text:s/></text:span><text:span text:style-name="T1570">"VAii"</text:span><text:span text:style-name="T1571">,<text:s/></text:span><text:span text:style-name="T1572">"VAii3"</text:span><text:span text:style-name="T1573">,<text:s/></text:span><text:span text:style-name="T1574">"VAis"</text:span><text:span text:style-name="T1575">,<text:s/></text:span><text:span text:style-name="T1576">"Vis3"</text:span><text:span text:style-name="T1577">,<text:s/></text:span><text:span text:style-name="T1578">"VAif"</text:span><text:span text:style-name="T1579">,<text:s/></text:span><text:span text:style-name="T1580">"VAif3"</text:span><text:span text:style-name="T1581">,<text:s/></text:span><text:span text:style-name="T1582">"VAcp"</text:span><text:span text:style-name="T1583">,<text:s/></text:span><text:span text:style-name="T1584">"VAcp3"</text:span><text:span text:style-name="T1585">,<text:s/></text:span><text:span text:style-name="T1586">"VAci"</text:span><text:span text:style-name="T1587">,<text:s/></text:span><text:span text:style-name="T1588">"VAci3"</text:span><text:span text:style-name="T1589">,<text:s/></text:span><text:span text:style-name="T1590">"VAdp"</text:span><text:span text:style-name="T1591">,<text:s/></text:span><text:span text:style-name="T1592">"VAdp3"</text:span><text:span text:style-name="T1593">,<text:s/></text:span><text:span text:style-name="T1594">"VAg"</text:span><text:span text:style-name="T1595">,<text:s/></text:span><text:span text:style-name="T1596">"VAp"</text:span><text:span text:style-name="T1597">,<text:s/></text:span><text:span text:style-name="T1598">"VAf"</text:span><text:span text:style-name="T1599">,<text:s/></text:span><text:span text:style-name="T1600">"VAm"</text:span><text:span text:style-name="T1601">,<text:s/></text:span><text:span text:style-name="T1602">"VMip"</text:span><text:span text:style-name="T1603">,<text:s/></text:span><text:span text:style-name="T1604">"VMip3"</text:span><text:span text:style-name="T1605">,<text:s/></text:span><text:span text:style-name="T1606">"VMii"</text:span><text:span text:style-name="T1607">,<text:s/></text:span><text:span text:style-name="T1608">"VMii3"</text:span><text:span text:style-name="T1609">,<text:s/></text:span><text:span text:style-name="T1610">"VMis"</text:span><text:span text:style-name="T1611">,<text:s/></text:span><text:span text:style-name="T1612">"VMis3"</text:span><text:span text:style-name="T1613">,<text:s/></text:span><text:span text:style-name="T1614">"VMif"</text:span><text:span text:style-name="T1615">,<text:s/></text:span><text:span text:style-name="T1616">"VMif3"</text:span><text:span text:style-name="T1617">,<text:s/></text:span><text:span text:style-name="T1618">"VMcp"</text:span><text:span text:style-name="T1619">,<text:s/></text:span><text:span text:style-name="T1620">"VMcp3"</text:span><text:span text:style-name="T1621">,<text:s/></text:span><text:span text:style-name="T1622">"VMci"</text:span><text:span text:style-name="T1623">,<text:s/></text:span><text:span text:style-name="T1624">"VMci3"</text:span><text:span text:style-name="T1625">,<text:s/></text:span><text:span text:style-name="T1626">"VMdp"</text:span><text:span text:style-name="T1627">,<text:s/></text:span><text:span text:style-name="T1628">"VMdp3"</text:span><text:span text:style-name="T1629">,<text:s/></text:span><text:span text:style-name="T1630">"VMg"</text:span><text:span text:style-name="T1631">,<text:s/></text:span><text:span text:style-name="T1632">"VMp"</text:span><text:span text:style-name="T1633">,<text:s/></text:span><text:span text:style-name="T1634">"VMf"</text:span><text:span text:style-name="T1635">,<text:s/></text:span><text:span text:style-name="T1636">"VMm"</text:span></text:p>
        <text:p text:style-name="P1637">pronouns<text:span text:style-name="T1638">=</text:span><text:span text:style-name="T1639">"PC"</text:span><text:span text:style-name="T1640">,</text:span><text:span text:style-name="T1641">"PD"</text:span><text:span text:style-name="T1642">,</text:span><text:span text:style-name="T1643">"PE"</text:span><text:span text:style-name="T1644">,</text:span><text:span text:style-name="T1645">"PI"</text:span><text:span text:style-name="T1646">,</text:span><text:span text:style-name="T1647">"PP"</text:span><text:span text:style-name="T1648">,</text:span><text:span text:style-name="T1649">"PQ"</text:span><text:span text:style-name="T1650">,</text:span><text:span text:style-name="T1651">"PR"</text:span></text:p>
        <text:p text:style-name="P1652">Other groupings were made directly in the XML feature descriptor files in ctap-feature/src/main/resources/descriptor/annotator/featureAE folder.</text:p>
        <text:p text:style-name="P1653">For example, the<text:s/><text:span text:style-name="T1654">infinite verb</text:span><text:s/>is defined with 3 tags: Vmf, VAf and Vf.</text:p>
        <text:p text:style-name="P1655">The<text:s/><text:span text:style-name="T1656">non</text:span><text:span text:style-name="T1657">-</text:span><text:span text:style-name="T1658">finite verb</text:span><text:s/>is defined with the following tags:<text:s/><text:span text:style-name="T1659">Vg</text:span><text:s/><text:span text:style-name="T1660">Vp</text:span><text:s/><text:span text:style-name="T1661">Vf</text:span><text:s/><text:span text:style-name="T1662">Vm</text:span><text:s/>VAg VAp VAf VAm VMg VMp VMf Vmm.</text:p>
        <text:p text:style-name="P1663"/>
        <text:h text:style-name="P1664" text:outline-level="2">Further details about certain measures</text:h>
        <text:p text:style-name="P1665">Number of tokens: punctuations are not counted as tokens, but numbers written as digits are.</text:p>
        <text:p text:style-name="P1666">Number of letters: punctuations are not counted as letters, but digits are.</text:p>
        <text:p text:style-name="P1667">Number of syntactic constituents and syntactic complexity (number of elements per sentence, clause or T-Unit)</text:p>
        <text:p text:style-name="P1668">The Italian Noun Phrase (sintagma nominale) cannot be recomposed from the Tint output. After talking to Lorenzo, I decided not to implement it.</text:p>
        <text:p text:style-name="P1669">The Italian concept of clause also appeared to be impossible to recompose from Tint output and was not implemented.</text:p>
        <text:p text:style-name="P1670">I did<text:s/>not implement the T-Unit either.</text:p>
        <text:p text:style-name="P1671">Among the syntactic complexity measures, only 2 were implemented for Italian: dependent clauses per sentence and coordinations per sentenc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Textbody" style:next-style-name="Normal"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Textbody" style:next-style-name="Normal" style:default-outline-level="2">
      <style:paragraph-properties style:line-height-at-least="0.1979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le" style:display-name="Title"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Heading1Char" style:display-name="Heading 1 Char" style:family="text" style:parent-style-name="DefaultParagraphFont">
      <style:text-properties fo:font-weight="bold" style:font-weight-asian="bold" style:font-weight-complex="bold" fo:font-size="18pt" style:font-size-asian="18pt" style:font-size-complex="18pt"/>
    </style:style>
    <style:style style:name="Heading2Char" style:display-name="Heading 2 Char"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style style:name="WW_CharLFO3LVL1" style:family="text">
      <style:text-properties style:font-name="Liberation Serif" style:font-name-asian="Noto Sans CJK SC Regular"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ans CJK SC Regular" style:font-name-complex="FreeSans" fo:font-size="11pt" style:font-size-asian="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1pt" style:font-size-asian="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size="11pt" style:font-size-asian="11pt"/>
    </style:style>
    <style:style style:name="WW_CharLFO8LVL2" style:family="text">
      <style:text-properties style:font-name="Wingdings"/>
    </style:style>
    <style:style style:name="WW_CharLFO8LVL3" style:family="text">
      <style:text-properties fo:font-size="11pt" style:font-size-asian="11pt"/>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Liberation Serif" style:font-name-asian="Noto Sans CJK SC Regular" style:font-name-complex="FreeSans" fo:font-size="11pt" style:font-size-asian="11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Liberation Serif" style:font-name-asian="Noto Sans CJK SC Regular" style:font-name-complex="FreeSans" fo:font-size="11pt" style:font-size-asian="11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Liberation Serif" style:font-name-asian="Noto Sans CJK SC Regular" style:font-name-complex="FreeSans" fo:font-size="11pt" style:font-size-asian="11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Liberation Serif" style:font-name-asian="Noto Sans CJK SC Regular" style:font-name-complex="FreeSans" fo:font-size="11pt" style:font-size-asian="11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Liberation Serif" style:font-name-asian="Noto Sans CJK SC Regular" style:font-name-complex="FreeSans" fo:font-size="11pt" style:font-size-asian="11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Liberation Serif" style:font-name-asian="Noto Sans CJK SC Regular" style:font-name-complex="FreeSans" fo:font-size="11pt" style:font-size-asian="11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Liberation Serif" style:font-name-asian="Noto Sans CJK SC Regular" style:font-name-complex="FreeSans" fo:font-size="11pt" style:font-size-asian="11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Liberation Serif" style:font-name-asian="Noto Sans CJK SC Regular" style:font-name-complex="FreeSans" fo:font-size="11pt" style:font-size-asian="11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Liberation Serif" style:font-name-asian="Noto Sans CJK SC Regular" style:font-name-complex="FreeSans" fo:font-size="11pt" style:font-size-asian="11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Liberation Serif" style:font-name-asian="Noto Sans CJK SC Regular" style:font-name-complex="FreeSans" fo:font-size="11pt" style:font-size-asian="11p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Liberation Serif" style:font-name-asian="Noto Sans CJK SC Regular" style:font-name-complex="FreeSans" fo:font-size="11pt" style:font-size-asian="11p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Liberation Serif" style:font-name-asian="Noto Sans CJK SC Regular" style:font-name-complex="FreeSans" fo:font-size="11pt" style:font-size-asian="11pt"/>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Liberation Serif" style:font-name-asian="Noto Sans CJK SC Regular" style:font-name-complex="FreeSans" fo:font-size="11pt" style:font-size-asian="11p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Liberation Serif" style:font-name-asian="Noto Sans CJK SC Regular" style:font-name-complex="FreeSans" fo:font-size="11pt" style:font-size-asian="11pt"/>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Liberation Serif" style:font-name-asian="Noto Sans CJK SC Regular" style:font-name-complex="FreeSans" fo:font-size="11pt" style:font-size-asian="11pt"/>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Liberation Serif" style:font-name-asian="Noto Sans CJK SC Regular" style:font-name-complex="FreeSans" fo:font-size="11pt" style:font-size-asian="11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Liberation Serif" style:font-name-asian="Noto Sans CJK SC Regular" style:font-name-complex="FreeSans" fo:font-size="11pt" style:font-size-asian="11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Liberation Serif" style:font-name-asian="Noto Sans CJK SC Regular" style:font-name-complex="FreeSans" fo:font-size="11pt" style:font-size-asian="11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Courier New" style:font-name-complex="Courier New"/>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Courier New" style:font-name-complex="Courier New"/>
    </style:style>
    <style:style style:name="WW_CharLFO32LVL1" style:family="text">
      <style:text-properties style:font-name="Courier New" style:font-name-complex="Courier New"/>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6LVL1" style:family="text">
      <style:text-properties style:font-name="Courier New" style:font-name-complex="Courier New"/>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Liberation Serif" style:font-name-asian="Noto Sans CJK SC Regular" style:font-name-complex="FreeSan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text:style-name="WW_CharLFO8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12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12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12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12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12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12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12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12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14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14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14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14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14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14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14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14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15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15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15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15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15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15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15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15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17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17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17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17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17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17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17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17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0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0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0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0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0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0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0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0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1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1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1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1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1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1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1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1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2">
      <text:list-level-style-bullet text:level="1" text:style-name="WW_CharLFO22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2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2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2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2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2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2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2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2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6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6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6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6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6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6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6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6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7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7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7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7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7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7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7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7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Liberation Serif"/>
      </text:list-level-style-bullet>
      <text:list-level-style-bullet text:level="2" text:style-name="WW_CharLFO28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8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8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8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8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8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8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8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29">
      <text:list-level-style-bullet text:level="1" text:style-name="WW_CharLFO29LVL1"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ey JenniferCarmen</meta:initial-creator>
    <dc:creator>Frey JenniferCarmen</dc:creator>
    <meta:creation-date>2020-06-11T13:42:00Z</meta:creation-date>
    <dc:date>2020-06-11T14:16:00Z</dc:date>
    <meta:template xlink:href="Normal" xlink:type="simple"/>
    <meta:editing-cycles>11</meta:editing-cycles>
    <meta:editing-duration>PT0S</meta:editing-duration>
    <meta:document-statistic meta:page-count="21" meta:paragraph-count="103" meta:word-count="7741" meta:character-count="51762" meta:row-count="367" meta:non-whitespace-character-count="44124"/>
  </office:meta>
</office:document-meta>
</file>